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63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Title_2c_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63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Title_2c_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Title_2c__20_Content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Title_2c_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63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Title_2c_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Title_2c__20_Content_5f_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4cm" fo:line-height="100%" fo:text-align="start" fo:text-indent="0cm"/>
    </style:style>
    <style:style style:name="P6" style:family="paragraph">
      <style:paragraph-properties fo:margin-left="1.2cm" fo:margin-right="0cm" fo:margin-top="0cm" fo:margin-bottom="0.374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.374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374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Times New Roman1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Times New Roman1" fo:font-size="33pt" fo:letter-spacing="normal" fo:font-style="normal" style:text-underline-style="none" fo:font-weight="normal" fo:background-color="transparent" style:font-size-asian="33pt" style:language-asian="zh" style:country-asian="CN" style:font-style-asian="normal" style:font-weight-asian="normal" style:font-size-complex="33pt" style:font-style-complex="normal" style:font-weight-complex="normal"/>
    </style:style>
    <style:style style:name="T4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Arial1" fo:font-size="24pt" fo:letter-spacing="normal" fo:font-style="normal" style:text-underline-style="none" fo:font-weight="normal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5050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50505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HSK Level 3.0 Vocabulary" draw:style-name="dp1" draw:master-page-name="Title_20_Slide" presentation:presentation-page-layout-name="AL1T1">
        <draw:frame draw:name="PlaceHolder 1" presentation:style-name="pr1" draw:text-style-name="P2" draw:layer="layout" svg:width="22.499cm" svg:height="2.599cm" svg:x="4.5cm" svg:y="0.6cm" presentation:class="title" presentation:user-transformed="true">
          <draw:text-box>
            <text:p text:style-name="P1"><text:span text:style-name="T1">HSK Level 3.0 Vocabulary</text:span></text:p>
          </draw:text-box>
        </draw:frame>
        <draw:frame draw:name="PlaceHolder 2" presentation:style-name="pr2" draw:text-style-name="P3" draw:layer="layout" svg:width="22.499cm" svg:height="9.133cm" svg:x="4.5cm" svg:y="3.8cm" presentation:class="subtitle" presentation:user-transformed="true">
          <draw:text-box>
            <text:p text:style-name="P1"><text:span text:style-name="T2">1071 wor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遵守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遵守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遵守 </text:span><text:span text:style-name="T5">(zūn shǒu)</text:span></text:p>
              </text:list-item>
              <text:list-item>
                <text:p text:style-name="P5"><text:span text:style-name="T5">To abide by; to comply with; to observe (rules, laws, etc.)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遵守规定是每个公民的责任。</text:span></text:p>
              </text:list-item>
              <text:list-item>
                <text:p text:style-name="P7"><text:span text:style-name="T5">Zūnshǒu guīdìng shì měi gè gōngmín de zérèn.</text:span></text:p>
              </text:list-item>
              <text:list-item>
                <text:p text:style-name="P7"><text:span text:style-name="T5">It is the responsibility of every citizen to abide by the regulati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尊重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尊重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尊重 </text:span><text:span text:style-name="T5">(zūn zhòng)</text:span></text:p>
              </text:list-item>
              <text:list-item>
                <text:p text:style-name="P5"><text:span text:style-name="T5">Respect; to respec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尊重他人意见是建立良好关系的重要因素。</text:span></text:p>
              </text:list-item>
              <text:list-item>
                <text:p text:style-name="P7"><text:span text:style-name="T5">Zūnzhòng tārén yìjiàn shì jiànlì liánghǎo guānxì de zhòngyào yīnsù.</text:span></text:p>
              </text:list-item>
              <text:list-item>
                <text:p text:style-name="P7"><text:span text:style-name="T5">Respecting the opinions of others is an important factor in building good relationship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尊敬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尊敬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尊敬 </text:span><text:span text:style-name="T5">(zūn jìng)</text:span></text:p>
              </text:list-item>
              <text:list-item>
                <text:p text:style-name="P5"><text:span text:style-name="T5">To respect; to hold in high esteem; to esteem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尊敬长辈是中华文化的传统美德。</text:span></text:p>
              </text:list-item>
              <text:list-item>
                <text:p text:style-name="P7"><text:span text:style-name="T5">Zūnjìng zhǎngbèi shì Zhōnghuá wénhuà de chuántǒng měidé.</text:span></text:p>
              </text:list-item>
              <text:list-item>
                <text:p text:style-name="P7"><text:span text:style-name="T5">Respecting elders is a traditional virtue in Chinese cultu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醉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醉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醉 </text:span><text:span text:style-name="T5">(zuì)</text:span></text:p>
              </text:list-item>
              <text:list-item>
                <text:p text:style-name="P5"><text:span text:style-name="T5">Drunk; to get drunk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昨晚喝得太多，完全醉了。</text:span></text:p>
              </text:list-item>
              <text:list-item>
                <text:p text:style-name="P7"><text:span text:style-name="T5">Tā zuó wǎn hē dé tài duō, wánquán zuì le.</text:span></text:p>
              </text:list-item>
              <text:list-item>
                <text:p text:style-name="P7"><text:span text:style-name="T5">He drank too much last night and was completely drunk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组织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组织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组织 </text:span><text:span text:style-name="T5">(zǔzhī)</text:span></text:p>
              </text:list-item>
              <text:list-item>
                <text:p text:style-name="P5"><text:span text:style-name="T5">Organize; organizat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我们需要组织一场会议讨论新计划。</text:span></text:p>
              </text:list-item>
              <text:list-item>
                <text:p text:style-name="P7"><text:span text:style-name="T5">Wǒmen xūyào zǔzhī yīchǎng huìyì tǎolùn xīn jìhuà.</text:span></text:p>
              </text:list-item>
              <text:list-item>
                <text:p text:style-name="P7"><text:span text:style-name="T5">We need to organize a meeting to discuss the new pla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阻碍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阻碍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阻碍 </text:span><text:span text:style-name="T5">(zǔ'ài)</text:span></text:p>
              </text:list-item>
              <text:list-item>
                <text:p text:style-name="P5"><text:span text:style-name="T5">Hinder; impede; obstruc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不要让困难阻碍你前进的步伐。</text:span></text:p>
              </text:list-item>
              <text:list-item>
                <text:p text:style-name="P7"><text:span text:style-name="T5">Bùyào ràng kùnnán zǔ'ài nǐ qiánjìn de bùfá.</text:span></text:p>
              </text:list-item>
              <text:list-item>
                <text:p text:style-name="P7"><text:span text:style-name="T5">Don't let difficulties hinder your progres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体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总体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总体 </text:span><text:span text:style-name="T5">(zǒngtǐ)</text:span></text:p>
              </text:list-item>
              <text:list-item>
                <text:p text:style-name="P5"><text:span text:style-name="T5">Overall; on the whole; genera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总体而言，这个项目取得了显著的进展。</text:span></text:p>
              </text:list-item>
              <text:list-item>
                <text:p text:style-name="P7"><text:span text:style-name="T5">Zǒngtǐ ér yán, zhège xiàngmù qǔdé le xiǎnzhù de jìnzhǎn.</text:span></text:p>
              </text:list-item>
              <text:list-item>
                <text:p text:style-name="P7"><text:span text:style-name="T5">Overall, this project has made significant progres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算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35cm" presentation:class="title" presentation:user-transformed="true">
          <draw:text-box>
            <text:p text:style-name="P1"><text:span text:style-name="T3">总算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总算 </text:span><text:span text:style-name="T5">(zǒngsuàn)</text:span></text:p>
              </text:list-item>
              <text:list-item>
                <text:p text:style-name="P5"><text:span text:style-name="T5">Finally; at long las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经过漫长的等待，他们总算回家了。</text:span></text:p>
              </text:list-item>
              <text:list-item>
                <text:p text:style-name="P7"><text:span text:style-name="T5">Jīngguò màncháng de děngdài, tāmen zǒngsuàn huí jiā le.</text:span></text:p>
              </text:list-item>
              <text:list-item>
                <text:p text:style-name="P7"><text:span text:style-name="T5">After a long wait, they finally returned hom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数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总数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总数 </text:span><text:span text:style-name="T5">(zǒngshù)</text:span></text:p>
              </text:list-item>
              <text:list-item>
                <text:p text:style-name="P5"><text:span text:style-name="T5">Total number; sum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请提供所有项目的总数和详细清单。</text:span></text:p>
              </text:list-item>
              <text:list-item>
                <text:p text:style-name="P7"><text:span text:style-name="T5">Qǐng tígōng suǒyǒu xiàngmù de zǒngshù hé xiángxi qīngdān.</text:span></text:p>
              </text:list-item>
              <text:list-item>
                <text:p text:style-name="P7"><text:span text:style-name="T5">Please provide the total number and detailed list of all item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裁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总裁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总裁 </text:span><text:span text:style-name="T5">(zǒngcái)</text:span></text:p>
              </text:list-item>
              <text:list-item>
                <text:p text:style-name="P5"><text:span text:style-name="T5">CEO; president (of a company)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公司的总裁正在制定新的发展战略。</text:span></text:p>
              </text:list-item>
              <text:list-item>
                <text:p text:style-name="P7"><text:span text:style-name="T5">Gōngsī de zǒngcái zhèngzài zhìdìng xīn de fāzhǎn zhànlüè.</text:span></text:p>
              </text:list-item>
              <text:list-item>
                <text:p text:style-name="P7"><text:span text:style-name="T5">The company's CEO is working on a new development strateg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自愿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自愿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自愿 </text:span><text:span text:style-name="T5">(zìyuàn)</text:span></text:p>
              </text:list-item>
              <text:list-item>
                <text:p text:style-name="P5"><text:span text:style-name="T5">Voluntary; willingl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参加这个项目是完全自愿的，没有强制要求。</text:span></text:p>
              </text:list-item>
              <text:list-item>
                <text:p text:style-name="P7"><text:span text:style-name="T5">Cānjiā zhège xiàngmù shì wánquán zìyuàn de, méiyǒu qiángzhì yāoqiú.</text:span></text:p>
              </text:list-item>
              <text:list-item>
                <text:p text:style-name="P7"><text:span text:style-name="T5">Participation in this project is entirely voluntary, with no mandatory requiremen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自杀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自杀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自杀 </text:span><text:span text:style-name="T5">(zìshā)</text:span></text:p>
              </text:list-item>
              <text:list-item>
                <text:p text:style-name="P5"><text:span text:style-name="T5">Suicid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预防自杀是社会的共同责任。</text:span></text:p>
              </text:list-item>
              <text:list-item>
                <text:p text:style-name="P7"><text:span text:style-name="T5">Yùfáng zìshā shì shèhuì de gòngtóng zérèn.</text:span></text:p>
              </text:list-item>
              <text:list-item>
                <text:p text:style-name="P7"><text:span text:style-name="T5">Preventing suicide is a shared responsibility of societ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自豪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自豪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自豪 </text:span><text:span text:style-name="T5">(zìháo)</text:span></text:p>
              </text:list-item>
              <text:list-item>
                <text:p text:style-name="P5"><text:span text:style-name="T5">Prid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为自己的成就感到自豪。</text:span></text:p>
              </text:list-item>
              <text:list-item>
                <text:p text:style-name="P7"><text:span text:style-name="T5">Tā wèi zìjǐ de chéngjiù gǎndào zìháo.</text:span></text:p>
              </text:list-item>
              <text:list-item>
                <text:p text:style-name="P7"><text:span text:style-name="T5">He takes pride in his accomplishmen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紫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紫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紫 </text:span><text:span text:style-name="T5">(zǐ)</text:span></text:p>
              </text:list-item>
              <text:list-item>
                <text:p text:style-name="P5"><text:span text:style-name="T5">Purpl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喜欢穿紫色的衣服。</text:span></text:p>
              </text:list-item>
              <text:list-item>
                <text:p text:style-name="P7"><text:span text:style-name="T5">Tā xǐhuān chuān zǐsè de yīfú.</text:span></text:p>
              </text:list-item>
              <text:list-item>
                <text:p text:style-name="P7"><text:span text:style-name="T5">She likes to wear purple cloth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仔细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仔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仔细 </text:span><text:span text:style-name="T5">(zǐxì)</text:span></text:p>
              </text:list-item>
              <text:list-item>
                <text:p text:style-name="P5"><text:span text:style-name="T5">Carefu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做实验时请要仔细操作。</text:span></text:p>
              </text:list-item>
              <text:list-item>
                <text:p text:style-name="P7"><text:span text:style-name="T5">Zài zuò shíyàn shí qǐng yào zǐxì cāozuò.</text:span></text:p>
              </text:list-item>
              <text:list-item>
                <text:p text:style-name="P7"><text:span text:style-name="T5">Be careful when conducting experimen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子弹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子弹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子弹 </text:span><text:span text:style-name="T5">(zǐdàn)</text:span></text:p>
              </text:list-item>
              <text:list-item>
                <text:p text:style-name="P5"><text:span text:style-name="T5">Bulle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尽量避免站在子弹飞过的地方。</text:span></text:p>
              </text:list-item>
              <text:list-item>
                <text:p text:style-name="P7"><text:span text:style-name="T5">Jìnliàng bìmiǎn zhàn zài zǐdàn fēi guò de dìfāng.</text:span></text:p>
              </text:list-item>
              <text:list-item>
                <text:p text:style-name="P7"><text:span text:style-name="T5">Try to avoid standing where bullets are fly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资助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资助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资助 </text:span><text:span text:style-name="T5">(zīzhù)</text:span></text:p>
              </text:list-item>
              <text:list-item>
                <text:p text:style-name="P5"><text:span text:style-name="T5">Financial Aid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学校为有需要的学生提供资助。</text:span></text:p>
              </text:list-item>
              <text:list-item>
                <text:p text:style-name="P7"><text:span text:style-name="T5">Xuéxiào wèi yǒu xūyào de xuéshēng tígōng zīzhù.</text:span></text:p>
              </text:list-item>
              <text:list-item>
                <text:p text:style-name="P7"><text:span text:style-name="T5">The school provides financial aid for students in nee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资产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资产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资产 </text:span><text:span text:style-name="T5">(zīchǎn)</text:span></text:p>
              </text:list-item>
              <text:list-item>
                <text:p text:style-name="P5"><text:span text:style-name="T5">Asset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公司正在评估其资产的价值。</text:span></text:p>
              </text:list-item>
              <text:list-item>
                <text:p text:style-name="P7"><text:span text:style-name="T5">Gōngsī zhèngzài pínggū qí zīchǎn de jiàzhí.</text:span></text:p>
              </text:list-item>
              <text:list-item>
                <text:p text:style-name="P7"><text:span text:style-name="T5">The company is assessing the value of its asse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资本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资本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资本 </text:span><text:span text:style-name="T5">(zīběn)</text:span></text:p>
              </text:list-item>
              <text:list-item>
                <text:p text:style-name="P5"><text:span text:style-name="T5">Capita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创业需要一定的资本支持。</text:span></text:p>
              </text:list-item>
              <text:list-item>
                <text:p text:style-name="P7"><text:span text:style-name="T5">Chuàngyè xūyào yīdìng de zīběn zhīchí.</text:span></text:p>
              </text:list-item>
              <text:list-item>
                <text:p text:style-name="P7"><text:span text:style-name="T5">Entrepreneurship requires a certain level of capital suppor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撞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撞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资本 </text:span><text:span text:style-name="T5">(zīběn)</text:span></text:p>
              </text:list-item>
              <text:list-item>
                <text:p text:style-name="P5"><text:span text:style-name="T5">Capita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创业需要一定的资本支持。</text:span></text:p>
              </text:list-item>
              <text:list-item>
                <text:p text:style-name="P7"><text:span text:style-name="T5">Chuàngyè xūyào yīdìng de zīběn zhīchí.</text:span></text:p>
              </text:list-item>
              <text:list-item>
                <text:p text:style-name="P7"><text:span text:style-name="T5">Entrepreneurship requires a certain level of capital suppor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装饰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装饰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装饰 </text:span><text:span text:style-name="T5">(zhuāngshì)</text:span></text:p>
              </text:list-item>
              <text:list-item>
                <text:p text:style-name="P5"><text:span text:style-name="T5">Decorat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喜欢用鲜花来装饰家里。</text:span></text:p>
              </text:list-item>
              <text:list-item>
                <text:p text:style-name="P7"><text:span text:style-name="T5">Tā xǐhuān yòng xiānhuā lái zhuāngshì jiālǐ.</text:span></text:p>
              </text:list-item>
              <text:list-item>
                <text:p text:style-name="P7"><text:span text:style-name="T5">She likes to decorate her home with fresh flowe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向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转向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转向 </text:span><text:span text:style-name="T5">(zhuǎnxiàng)</text:span></text:p>
              </text:list-item>
              <text:list-item>
                <text:p text:style-name="P5"><text:span text:style-name="T5">Tur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路口时，记得提前打灯转向。</text:span></text:p>
              </text:list-item>
              <text:list-item>
                <text:p text:style-name="P7"><text:span text:style-name="T5">Zài lùkǒu shí, jìde tíqián dǎdēng zhuǎnxiàng.</text:span></text:p>
              </text:list-item>
              <text:list-item>
                <text:p text:style-name="P7"><text:span text:style-name="T5">Remember to signal your turn with the indicator at the intersec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让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转让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转让 </text:span><text:span text:style-name="T5">(zhuǎnràng)</text:span></text:p>
              </text:list-item>
              <text:list-item>
                <text:p text:style-name="P5"><text:span text:style-name="T5">Transfe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决定将公司股份转让给新合作伙伴。</text:span></text:p>
              </text:list-item>
              <text:list-item>
                <text:p text:style-name="P7"><text:span text:style-name="T5">Tā juédìng jiāng gōngsī gǔfèn zhuǎnràng gěi xīn hézuòhuòbàn.</text:span></text:p>
              </text:list-item>
              <text:list-item>
                <text:p text:style-name="P7"><text:span text:style-name="T5">He decided to transfer his company shares to a new business partn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换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转换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转换 </text:span><text:span text:style-name="T5">(zhuǎnhuàn)</text:span></text:p>
              </text:list-item>
              <text:list-item>
                <text:p text:style-name="P5"><text:span text:style-name="T5">Conver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工具可以将文件格式转换成其他类型。</text:span></text:p>
              </text:list-item>
              <text:list-item>
                <text:p text:style-name="P7"><text:span text:style-name="T5">Zhège gōngjù kěyǐ jiāng wénjiàn géshì zhuǎnhuàn chéng qítā lèixíng.</text:span></text:p>
              </text:list-item>
              <text:list-item>
                <text:p text:style-name="P7"><text:span text:style-name="T5">This tool can convert file formats into other typ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化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转化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转化 </text:span><text:span text:style-name="T5">(zhuǎnhuà)</text:span></text:p>
              </text:list-item>
              <text:list-item>
                <text:p text:style-name="P5"><text:span text:style-name="T5">Transform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环保措施有助于将废物转化为资源。</text:span></text:p>
              </text:list-item>
              <text:list-item>
                <text:p text:style-name="P7"><text:span text:style-name="T5">Huánbǎo cuòshī yǒu zhù yú jiāng fèiwù zhuǎnhuà wéi zīyuán.</text:span></text:p>
              </text:list-item>
              <text:list-item>
                <text:p text:style-name="P7"><text:span text:style-name="T5">Environmental measures help transform waste into resourc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专利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专利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专利 </text:span><text:span text:style-name="T5">(zhuānlì)</text:span></text:p>
              </text:list-item>
              <text:list-item>
                <text:p text:style-name="P5"><text:span text:style-name="T5">Paten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项发明已经申请了专利。</text:span></text:p>
              </text:list-item>
              <text:list-item>
                <text:p text:style-name="P7"><text:span text:style-name="T5">Zhè xiàng fāmíng yǐjīng shēnqǐngle zhuānlì.</text:span></text:p>
              </text:list-item>
              <text:list-item>
                <text:p text:style-name="P7"><text:span text:style-name="T5">A patent has been filed for this inven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专辑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专辑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专辑 </text:span><text:span text:style-name="T5">(zhuānjí)</text:span></text:p>
              </text:list-item>
              <text:list-item>
                <text:p text:style-name="P5"><text:span text:style-name="T5">Album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位艺术家最新的专辑很受欢迎。</text:span></text:p>
              </text:list-item>
              <text:list-item>
                <text:p text:style-name="P7"><text:span text:style-name="T5">Zhè wèi yìshùjiā zuìxīn de zhuānjí hěn shòu huānyíng.</text:span></text:p>
              </text:list-item>
              <text:list-item>
                <text:p text:style-name="P7"><text:span text:style-name="T5">The latest album from this artist is very popula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祝贺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祝贺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祝贺 </text:span><text:span text:style-name="T5">(zhùhè)</text:span></text:p>
              </text:list-item>
              <text:list-item>
                <text:p text:style-name="P5"><text:span text:style-name="T5">Congratulation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祝贺你获得了博士学位！</text:span></text:p>
              </text:list-item>
              <text:list-item>
                <text:p text:style-name="P7"><text:span text:style-name="T5">Zhùhè nǐ huòdéle bóshì xuéwèi!</text:span></text:p>
              </text:list-item>
              <text:list-item>
                <text:p text:style-name="P7"><text:span text:style-name="T5">Congratulations on earning your Ph.D.!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重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注重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注重 </text:span><text:span text:style-name="T5">(zhùzhòng)</text:span></text:p>
              </text:list-item>
              <text:list-item>
                <text:p text:style-name="P5"><text:span text:style-name="T5">Emphasiz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公司中，我们注重团队合作。</text:span></text:p>
              </text:list-item>
              <text:list-item>
                <text:p text:style-name="P7"><text:span text:style-name="T5">Zài gōngsī zhōng, wǒmen zhùzhòng tuánduì hézuò.</text:span></text:p>
              </text:list-item>
              <text:list-item>
                <text:p text:style-name="P7"><text:span text:style-name="T5">In the company, we emphasize teamwork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视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注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注视 </text:span><text:span text:style-name="T5">(zhùshì)</text:span></text:p>
              </text:list-item>
              <text:list-item>
                <text:p text:style-name="P5"><text:span text:style-name="T5">Gaz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们默默地注视着星空。</text:span></text:p>
              </text:list-item>
              <text:list-item>
                <text:p text:style-name="P7"><text:span text:style-name="T5">Tāmen mòmò de zhùshìzhe xīngkōng.</text:span></text:p>
              </text:list-item>
              <text:list-item>
                <text:p text:style-name="P7"><text:span text:style-name="T5">They silently gaze at the sta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射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注射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注射 </text:span><text:span text:style-name="T5">(zhùshè)</text:span></text:p>
              </text:list-item>
              <text:list-item>
                <text:p text:style-name="P5"><text:span text:style-name="T5">Inject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医生给他进行了疫苗注射。</text:span></text:p>
              </text:list-item>
              <text:list-item>
                <text:p text:style-name="P7"><text:span text:style-name="T5">Yīshēng gěi tā jìnxíngle yìmiáo zhùshè.</text:span></text:p>
              </text:list-item>
              <text:list-item>
                <text:p text:style-name="P7"><text:span text:style-name="T5">The doctor administered a vaccine injection to him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册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注册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注册 </text:span><text:span text:style-name="T5">(zhùcè)</text:span></text:p>
              </text:list-item>
              <text:list-item>
                <text:p text:style-name="P5"><text:span text:style-name="T5">Registe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请在这里注册你的账户信息。</text:span></text:p>
              </text:list-item>
              <text:list-item>
                <text:p text:style-name="P7"><text:span text:style-name="T5">Qǐng zài zhèlǐ zhùcè nǐ de zhànghù xìnxī.</text:span></text:p>
              </text:list-item>
              <text:list-item>
                <text:p text:style-name="P7"><text:span text:style-name="T5">Please register your account information he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助手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助手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助手 </text:span><text:span text:style-name="T5">(zhùshǒu)</text:span></text:p>
              </text:list-item>
              <text:list-item>
                <text:p text:style-name="P5"><text:span text:style-name="T5">Assistan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款应用程序有一个智能助手功能。</text:span></text:p>
              </text:list-item>
              <text:list-item>
                <text:p text:style-name="P7"><text:span text:style-name="T5">Zhè kuǎn yìngyòng chéngxù yǒu yīgè zhìnéng zhùshǒu gōngnéng.</text:span></text:p>
              </text:list-item>
              <text:list-item>
                <text:p text:style-name="P7"><text:span text:style-name="T5">This app has a smart assistant featu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助理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助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助理 </text:span><text:span text:style-name="T5">(zhùlǐ)</text:span></text:p>
              </text:list-item>
              <text:list-item>
                <text:p text:style-name="P5"><text:span text:style-name="T5">Assistan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是公司总经理的助理。</text:span></text:p>
              </text:list-item>
              <text:list-item>
                <text:p text:style-name="P7"><text:span text:style-name="T5">Tā shì gōngsī zǒng jīnglǐ de zhùlǐ.</text:span></text:p>
              </text:list-item>
              <text:list-item>
                <text:p text:style-name="P7"><text:span text:style-name="T5">She is the assistant to the company's general manag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体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主体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体 </text:span><text:span text:style-name="T5">(zhǔtǐ)</text:span></text:p>
              </text:list-item>
              <text:list-item>
                <text:p text:style-name="P5"><text:span text:style-name="T5">Subjec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研究的主体是社会变迁。</text:span></text:p>
              </text:list-item>
              <text:list-item>
                <text:p text:style-name="P7"><text:span text:style-name="T5">Yánjiū de zhǔtǐ shì shèhuì biànqiān.</text:span></text:p>
              </text:list-item>
              <text:list-item>
                <text:p text:style-name="P7"><text:span text:style-name="T5">The subject of the study is social chang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管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主管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管 </text:span><text:span text:style-name="T5">(zhǔguǎn)</text:span></text:p>
              </text:list-item>
              <text:list-item>
                <text:p text:style-name="P5"><text:span text:style-name="T5">Superviso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是这个项目的主管，负责整个团队的工作。</text:span></text:p>
              </text:list-item>
              <text:list-item>
                <text:p text:style-name="P7"><text:span text:style-name="T5">Tā shì zhège xiàngmù de zhǔguǎn, fùzé zhěnggè tuánduì de gōngzuò.</text:span></text:p>
              </text:list-item>
              <text:list-item>
                <text:p text:style-name="P7"><text:span text:style-name="T5">He is the supervisor of this project, responsible for the entire team's work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观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主观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观 </text:span><text:span text:style-name="T5">(zhǔguān)</text:span></text:p>
              </text:list-item>
              <text:list-item>
                <text:p text:style-name="P5"><text:span text:style-name="T5">Subjectiv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评价应该尽量客观，而非过于主观。</text:span></text:p>
              </text:list-item>
              <text:list-item>
                <text:p text:style-name="P7"><text:span text:style-name="T5">Píngjià yīnggāi jìnliàng kèguān, ér fēi guòyú zhǔguān.</text:span></text:p>
              </text:list-item>
              <text:list-item>
                <text:p text:style-name="P7"><text:span text:style-name="T5">Evaluation should be as objective as possible, not overly subjectiv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导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主导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导 </text:span><text:span text:style-name="T5">(zhǔdǎo)</text:span></text:p>
              </text:list-item>
              <text:list-item>
                <text:p text:style-name="P5"><text:span text:style-name="T5">Dominat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国家在科技领域主导着全球市场。</text:span></text:p>
              </text:list-item>
              <text:list-item>
                <text:p text:style-name="P7"><text:span text:style-name="T5">Zhège guójiā zài kējì lǐngyù zhǔdǎozhe quánqiú shìchǎng.</text:span></text:p>
              </text:list-item>
              <text:list-item>
                <text:p text:style-name="P7"><text:span text:style-name="T5">This country dominates the global market in the field of technolog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办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主办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办 </text:span><text:span text:style-name="T5">(zhǔbàn)</text:span></text:p>
              </text:list-item>
              <text:list-item>
                <text:p text:style-name="P5"><text:span text:style-name="T5">Hos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活动是由我们学校主办的。</text:span></text:p>
              </text:list-item>
              <text:list-item>
                <text:p text:style-name="P7"><text:span text:style-name="T5">Zhège huódòng shì yóu wǒmen xuéxiào zhǔbàn de.</text:span></text:p>
              </text:list-item>
              <text:list-item>
                <text:p text:style-name="P7"><text:span text:style-name="T5">This event is hosted by our school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竹子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竹子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竹子 </text:span><text:span text:style-name="T5">(zhúzi)</text:span></text:p>
              </text:list-item>
              <text:list-item>
                <text:p text:style-name="P5"><text:span text:style-name="T5">Bamboo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中国，竹子被广泛用于建筑和手工艺品制作。</text:span></text:p>
              </text:list-item>
              <text:list-item>
                <text:p text:style-name="P7"><text:span text:style-name="T5">Zài Zhōngguó, zhúzi bèi guǎngfàn yòngyú jiànzhù hé shǒugōngyìpǐn zhìzuò.</text:span></text:p>
              </text:list-item>
              <text:list-item>
                <text:p text:style-name="P7"><text:span text:style-name="T5">In China, bamboo is widely used in construction and the crafting of handmade item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周期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周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周期 </text:span><text:span text:style-name="T5">(zhōuqī)</text:span></text:p>
              </text:list-item>
              <text:list-item>
                <text:p text:style-name="P5"><text:span text:style-name="T5">Cycl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生活中有许多循环的周期，如四季交替。</text:span></text:p>
              </text:list-item>
              <text:list-item>
                <text:p text:style-name="P7"><text:span text:style-name="T5">Shēnghuó zhōng yǒu xǔduō xúnhuán de zhōuqī, rú sìjì jiāotì.</text:span></text:p>
              </text:list-item>
              <text:list-item>
                <text:p text:style-name="P7"><text:span text:style-name="T5">Life has many cyclical periods, such as the changing of seas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众多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众多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众多 </text:span><text:span text:style-name="T5">(zhòngduō)</text:span></text:p>
              </text:list-item>
              <text:list-item>
                <text:p text:style-name="P5"><text:span text:style-name="T5">Numerou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城市有众多的历史古迹吸引着游客。</text:span></text:p>
              </text:list-item>
              <text:list-item>
                <text:p text:style-name="P7"><text:span text:style-name="T5">Zhège chéngshì yǒu zhòngduō de lìshǐ gǔjì xīyǐn zhe yóukè.</text:span></text:p>
              </text:list-item>
              <text:list-item>
                <text:p text:style-name="P7"><text:span text:style-name="T5">This city has numerous historical landmarks that attract touris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毒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中毒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毒 </text:span><text:span text:style-name="T5">(zhòngdú)</text:span></text:p>
              </text:list-item>
              <text:list-item>
                <text:p text:style-name="P5"><text:span text:style-name="T5">Poisoning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小狗可能中毒了，赶紧去看兽医吧！</text:span></text:p>
              </text:list-item>
              <text:list-item>
                <text:p text:style-name="P7"><text:span text:style-name="T5">Xiǎo gǒu kěnéng zhòngdú le, gǎnjǐn qù kàn shòuyī ba!</text:span></text:p>
              </text:list-item>
              <text:list-item>
                <text:p text:style-name="P7"><text:span text:style-name="T5">The puppy may be poisoned; hurry and take it to the vet!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终止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终止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终止 </text:span><text:span text:style-name="T5">(zhōngzhǐ)</text:span></text:p>
              </text:list-item>
              <text:list-item>
                <text:p text:style-name="P5"><text:span text:style-name="T5">Terminat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公司决定终止这个项目，因为资金短缺。</text:span></text:p>
              </text:list-item>
              <text:list-item>
                <text:p text:style-name="P7"><text:span text:style-name="T5">Gōngsī juédìng zhōngzhǐ zhè ge xiàngmù, yīnwèi zījīn duǎnquē.</text:span></text:p>
              </text:list-item>
              <text:list-item>
                <text:p text:style-name="P7"><text:span text:style-name="T5">The company decided to terminate this project due to a lack of fund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终身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终身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终身 </text:span><text:span text:style-name="T5">(zhōngshēn)</text:span></text:p>
              </text:list-item>
              <text:list-item>
                <text:p text:style-name="P5"><text:span text:style-name="T5">Lifelong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对这个事业有着终身的热爱。</text:span></text:p>
              </text:list-item>
              <text:list-item>
                <text:p text:style-name="P7"><text:span text:style-name="T5">Tā duì zhège shìyè yǒuzhe zhōngshēn de rè'ài.</text:span></text:p>
              </text:list-item>
              <text:list-item>
                <text:p text:style-name="P7"><text:span text:style-name="T5">He has a lifelong passion for this care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终点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终点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终点 </text:span><text:span text:style-name="T5">(zhōngdiǎn)</text:span></text:p>
              </text:list-item>
              <text:list-item>
                <text:p text:style-name="P5"><text:span text:style-name="T5">End Point / Finish Lin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们终于到达了比赛的终点。</text:span></text:p>
              </text:list-item>
              <text:list-item>
                <text:p text:style-name="P7"><text:span text:style-name="T5">Tāmen zhōngyú dàodále bǐsài de zhōngdiǎn.</text:span></text:p>
              </text:list-item>
              <text:list-item>
                <text:p text:style-name="P7"><text:span text:style-name="T5">They finally reached the finish line of the ra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药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中药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药 </text:span><text:span text:style-name="T5">(zhōngyào)</text:span></text:p>
              </text:list-item>
              <text:list-item>
                <text:p text:style-name="P5"><text:span text:style-name="T5">Traditional Chinese Medicine (TCM)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许多人选择使用中药来维护健康。</text:span></text:p>
              </text:list-item>
              <text:list-item>
                <text:p text:style-name="P7"><text:span text:style-name="T5">Xǔduō rén xuǎnzé shǐyòng zhōngyào lái wéihù jiànkāng.</text:span></text:p>
              </text:list-item>
              <text:list-item>
                <text:p text:style-name="P7"><text:span text:style-name="T5">Many people choose to use traditional Chinese medicine to maintain their heal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央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中央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央 </text:span><text:span text:style-name="T5">(zhōngyāng)</text:span></text:p>
              </text:list-item>
              <text:list-item>
                <text:p text:style-name="P5"><text:span text:style-name="T5">Centra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中央政府制定了新的经济政策。</text:span></text:p>
              </text:list-item>
              <text:list-item>
                <text:p text:style-name="P7"><text:span text:style-name="T5">Zhōngyāng zhèngfǔ zhìdìngle xīn de jīngjì zhèngcè.</text:span></text:p>
              </text:list-item>
              <text:list-item>
                <text:p text:style-name="P7"><text:span text:style-name="T5">The central government has formulated new economic polici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秋节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中秋节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秋节 </text:span><text:span text:style-name="T5">(Zhōngqiū Jié)</text:span></text:p>
              </text:list-item>
              <text:list-item>
                <text:p text:style-name="P5"><text:span text:style-name="T5">Mid-Autumn Festiva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中秋节是中国传统的重要节日之一。</text:span></text:p>
              </text:list-item>
              <text:list-item>
                <text:p text:style-name="P7"><text:span text:style-name="T5">Zhōngqiū Jié shì Zhōngguó chuántǒng de zhòngyào jiérì zhī yī.</text:span></text:p>
              </text:list-item>
              <text:list-item>
                <text:p text:style-name="P7"><text:span text:style-name="T5">The Mid-Autumn Festival is one of the traditional and important festivals in China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断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中断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断 </text:span><text:span text:style-name="T5">(zhōngduàn)</text:span></text:p>
              </text:list-item>
              <text:list-item>
                <text:p text:style-name="P5"><text:span text:style-name="T5">Interrup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由于网络问题，会议中断了。</text:span></text:p>
              </text:list-item>
              <text:list-item>
                <text:p text:style-name="P7"><text:span text:style-name="T5">Yóuyú wǎngluò wèntí, huìyì zhōngduànle.</text:span></text:p>
              </text:list-item>
              <text:list-item>
                <text:p text:style-name="P7"><text:span text:style-name="T5">Due to network issues, the meeting was interrupte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治理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治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治理 </text:span><text:span text:style-name="T5">(zhìlǐ)</text:span></text:p>
              </text:list-item>
              <text:list-item>
                <text:p text:style-name="P5"><text:span text:style-name="T5">Governanc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政府正在制定新的政策来治理环境问题。</text:span></text:p>
              </text:list-item>
              <text:list-item>
                <text:p text:style-name="P7"><text:span text:style-name="T5">Zhèngfǔ zhèngzài zhìdìng xīn de zhèngcè lái zhìlǐ huánjìng wèntí.</text:span></text:p>
              </text:list-item>
              <text:list-item>
                <text:p text:style-name="P7"><text:span text:style-name="T5">The government is formulating new policies to govern environmental issu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治安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治安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治安 </text:span><text:span text:style-name="T5">(zhì'ān)</text:span></text:p>
              </text:list-item>
              <text:list-item>
                <text:p text:style-name="P5"><text:span text:style-name="T5">Public Securit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城市的治安状况相对较好。</text:span></text:p>
              </text:list-item>
              <text:list-item>
                <text:p text:style-name="P7"><text:span text:style-name="T5">Zhège chéngshì de zhì'ān zhuàngkuàng xiāngduì jiào hǎo.</text:span></text:p>
              </text:list-item>
              <text:list-item>
                <text:p text:style-name="P7"><text:span text:style-name="T5">The public security situation in this city is relatively goo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制约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制约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制约 </text:span><text:span text:style-name="T5">(zhìyuē)</text:span></text:p>
              </text:list-item>
              <text:list-item>
                <text:p text:style-name="P5"><text:span text:style-name="T5">Constrain / Restric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法律制约了个人行为。</text:span></text:p>
              </text:list-item>
              <text:list-item>
                <text:p text:style-name="P7"><text:span text:style-name="T5">Fǎlǜ zhìyuēle gèrén xíngwéi.</text:span></text:p>
              </text:list-item>
              <text:list-item>
                <text:p text:style-name="P7"><text:span text:style-name="T5">The law constrains individual behavio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制成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制成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制成 </text:span><text:span text:style-name="T5">(zhìchéng)</text:span></text:p>
              </text:list-item>
              <text:list-item>
                <text:p text:style-name="P5"><text:span text:style-name="T5">Manufacture / Produc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产品是由优质材料制成的。</text:span></text:p>
              </text:list-item>
              <text:list-item>
                <text:p text:style-name="P7"><text:span text:style-name="T5">Zhège chǎnpǐn shì yóu yòu cáiliào zhìchéng de.</text:span></text:p>
              </text:list-item>
              <text:list-item>
                <text:p text:style-name="P7"><text:span text:style-name="T5">This product is made from high-quality material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至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至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制成 </text:span><text:span text:style-name="T5">(zhìchéng)</text:span></text:p>
              </text:list-item>
              <text:list-item>
                <text:p text:style-name="P5"><text:span text:style-name="T5">Manufacture / Produc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产品是由优质材料制成的。</text:span></text:p>
              </text:list-item>
              <text:list-item>
                <text:p text:style-name="P7"><text:span text:style-name="T5">Zhège chǎnpǐn shì yóu yòu cáiliào zhìchéng de.</text:span></text:p>
              </text:list-item>
              <text:list-item>
                <text:p text:style-name="P7"><text:span text:style-name="T5">This product is made from high-quality material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责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指责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指责 </text:span><text:span text:style-name="T5">(zhǐzé)</text:span></text:p>
              </text:list-item>
              <text:list-item>
                <text:p text:style-name="P5"><text:span text:style-name="T5">Blame / Accus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对团队的失败进行了公开的指责。</text:span></text:p>
              </text:list-item>
              <text:list-item>
                <text:p text:style-name="P7"><text:span text:style-name="T5">Tā duì tuánduì de shībài jìnxíngle gōngkāi de zhǐzé.</text:span></text:p>
              </text:list-item>
              <text:list-item>
                <text:p text:style-name="P7"><text:span text:style-name="T5">He publicly blamed the team for the failu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示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指示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指示 </text:span><text:span text:style-name="T5">(zhǐshì)</text:span></text:p>
              </text:list-item>
              <text:list-item>
                <text:p text:style-name="P5"><text:span text:style-name="T5">Instruct / Indicat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老板给了明确的指示，要求在一个月内完成项目。</text:span></text:p>
              </text:list-item>
              <text:list-item>
                <text:p text:style-name="P7"><text:span text:style-name="T5">Lǎobǎn gěile míngquè de zhǐshì, yāoqiú zài yī gè yuè nèi wánchéng xiàngmù.</text:span></text:p>
              </text:list-item>
              <text:list-item>
                <text:p text:style-name="P7"><text:span text:style-name="T5">The boss gave clear instructions to complete the project within one mon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甲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指甲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指甲 </text:span><text:span text:style-name="T5">(zhǐjiǎ)</text:span></text:p>
              </text:list-item>
              <text:list-item>
                <text:p text:style-name="P5"><text:span text:style-name="T5">Fingernai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喜欢涂漂亮的颜色在指甲上。</text:span></text:p>
              </text:list-item>
              <text:list-item>
                <text:p text:style-name="P7"><text:span text:style-name="T5">Tā xǐhuān tú piàoliang de yánsè zài zhǐjiǎ shàng.</text:span></text:p>
              </text:list-item>
              <text:list-item>
                <text:p text:style-name="P7"><text:span text:style-name="T5">She likes to paint pretty colors on her fingernail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标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指标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指标 </text:span><text:span text:style-name="T5">(zhǐbiāo)</text:span></text:p>
              </text:list-item>
              <text:list-item>
                <text:p text:style-name="P5"><text:span text:style-name="T5">Indicato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些数据是评估项目进展的重要指标。</text:span></text:p>
              </text:list-item>
              <text:list-item>
                <text:p text:style-name="P7"><text:span text:style-name="T5">Zhèxiē shùjù shì pínggū xiàngmù jìnzhǎn de zhòngyào zhǐbiāo.</text:span></text:p>
              </text:list-item>
              <text:list-item>
                <text:p text:style-name="P7"><text:span text:style-name="T5">These data are important indicators for evaluating the progress of the projec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只见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只见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只见 </text:span><text:span text:style-name="T5">(zhǐjiàn)</text:span></text:p>
              </text:list-item>
              <text:list-item>
                <text:p text:style-name="P5"><text:span text:style-name="T5">See Onl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只见他匆匆忙忙地离开了房间。</text:span></text:p>
              </text:list-item>
              <text:list-item>
                <text:p text:style-name="P7"><text:span text:style-name="T5">Zhǐjiàn tā cōngcōngmángmáng de líkāile fángjiān.</text:span></text:p>
              </text:list-item>
              <text:list-item>
                <text:p text:style-name="P7"><text:span text:style-name="T5">See only, he hurriedly left the room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只不过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只不过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只不过 </text:span><text:span text:style-name="T5">(zhǐbùguò)</text:span></text:p>
              </text:list-item>
              <text:list-item>
                <text:p text:style-name="P5"><text:span text:style-name="T5">Only, Merel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的批评只不过是为了帮助你进步。</text:span></text:p>
              </text:list-item>
              <text:list-item>
                <text:p text:style-name="P7"><text:span text:style-name="T5">Tā de pīpíng zhǐbùguò shì wèile bāngzhù nǐ jìnbù.</text:span></text:p>
              </text:list-item>
              <text:list-item>
                <text:p text:style-name="P7"><text:span text:style-name="T5">His criticism is only meant to help you improv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职务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职务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职务 </text:span><text:span text:style-name="T5">(zhíwù)</text:span></text:p>
              </text:list-item>
              <text:list-item>
                <text:p text:style-name="P5"><text:span text:style-name="T5">Position / Pos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担任公司的销售经理职务。</text:span></text:p>
              </text:list-item>
              <text:list-item>
                <text:p text:style-name="P7"><text:span text:style-name="T5">Tā dānrèn gōngsī de xiāoshòu jīnglǐ zhíwù.</text:span></text:p>
              </text:list-item>
              <text:list-item>
                <text:p text:style-name="P7"><text:span text:style-name="T5">He holds the position of sales manager in the compan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职位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职位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职位 </text:span><text:span text:style-name="T5">(zhíwèi)</text:span></text:p>
              </text:list-item>
              <text:list-item>
                <text:p text:style-name="P5"><text:span text:style-name="T5">Job Posit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申请了公司的市场营销职位。</text:span></text:p>
              </text:list-item>
              <text:list-item>
                <text:p text:style-name="P7"><text:span text:style-name="T5">Tā shēnqǐngle gōngsī de shìchǎng yíngxiāo zhíwèi.</text:span></text:p>
              </text:list-item>
              <text:list-item>
                <text:p text:style-name="P7"><text:span text:style-name="T5">She applied for the marketing position in the compan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职能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职能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职能 </text:span><text:span text:style-name="T5">(zhínéng)</text:span></text:p>
              </text:list-item>
              <text:list-item>
                <text:p text:style-name="P5"><text:span text:style-name="T5">Function / Rol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每个部门在公司中都有各自的职能。</text:span></text:p>
              </text:list-item>
              <text:list-item>
                <text:p text:style-name="P7"><text:span text:style-name="T5">Měi gè bùmén zài gōngsī zhōng dōu yǒu gèzì de zhínéng.</text:span></text:p>
              </text:list-item>
              <text:list-item>
                <text:p text:style-name="P7"><text:span text:style-name="T5">Each department in the company has its own functi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值班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值班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值班 </text:span><text:span text:style-name="T5">(zhíbān)</text:span></text:p>
              </text:list-item>
              <text:list-item>
                <text:p text:style-name="P5"><text:span text:style-name="T5">On Dut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医院的护士</text:span><text:span text:style-name="T5">24</text:span><text:span text:style-name="T5">小时都有人值班。</text:span></text:p>
              </text:list-item>
              <text:list-item>
                <text:p text:style-name="P7"><text:span text:style-name="T5">Yīyuàn de hùshi 24 xiǎoshí dōu yǒu rén zhíbān.</text:span></text:p>
              </text:list-item>
              <text:list-item>
                <text:p text:style-name="P7"><text:span text:style-name="T5">Nurses at the hospital are on duty 24 hours a da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直线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直线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直线 </text:span><text:span text:style-name="T5">(zhíxiàn)</text:span></text:p>
              </text:list-item>
              <text:list-item>
                <text:p text:style-name="P5"><text:span text:style-name="T5">Straight Lin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两点之间最短的路径是一条直线。</text:span></text:p>
              </text:list-item>
              <text:list-item>
                <text:p text:style-name="P7"><text:span text:style-name="T5">Liǎng diǎn zhījiān zuìduǎn de lùjìng shì yī tiáo zhíxiàn.</text:span></text:p>
              </text:list-item>
              <text:list-item>
                <text:p text:style-name="P7"><text:span text:style-name="T5">The shortest path between two points is a straight lin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执行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执行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执行 </text:span><text:span text:style-name="T5">(zhíxíng)</text:span></text:p>
              </text:list-item>
              <text:list-item>
                <text:p text:style-name="P5"><text:span text:style-name="T5">Execut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公司将严格执行新的安全政策。</text:span></text:p>
              </text:list-item>
              <text:list-item>
                <text:p text:style-name="P7"><text:span text:style-name="T5">Gōngsī jiāng yángé zhíxíng xīn de ānquán zhèngcè.</text:span></text:p>
              </text:list-item>
              <text:list-item>
                <text:p text:style-name="P7"><text:span text:style-name="T5">The company will rigorously execute the new safety polic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支配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支配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支配 </text:span><text:span text:style-name="T5">(zhīpèi)</text:span></text:p>
              </text:list-item>
              <text:list-item>
                <text:p text:style-name="P5"><text:span text:style-name="T5">Dominate / Contro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国家曾经被一位独裁者支配。</text:span></text:p>
              </text:list-item>
              <text:list-item>
                <text:p text:style-name="P7"><text:span text:style-name="T5">Zhège guójiā céngjīng bèi yī wèi dúcáizhě zhīpèi.</text:span></text:p>
              </text:list-item>
              <text:list-item>
                <text:p text:style-name="P7"><text:span text:style-name="T5">This country was once dominated by a dictato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支出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支出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支出 </text:span><text:span text:style-name="T5">(zhīchū)</text:span></text:p>
              </text:list-item>
              <text:list-item>
                <text:p text:style-name="P5"><text:span text:style-name="T5">Expenditure / Spending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我们需要合理控制家庭支出。</text:span></text:p>
              </text:list-item>
              <text:list-item>
                <text:p text:style-name="P7"><text:span text:style-name="T5">Wǒmen xūyào hélǐ kòngzhì jiātíng zhīchū.</text:span></text:p>
              </text:list-item>
              <text:list-item>
                <text:p text:style-name="P7"><text:span text:style-name="T5">We need to control our household expenditures reasonabl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中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之中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之中 </text:span><text:span text:style-name="T5">(zhīzhōng)</text:span></text:p>
              </text:list-item>
              <text:list-item>
                <text:p text:style-name="P5"><text:span text:style-name="T5">Among / In the midst of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座城市有许多美丽的公园，是游客流连忘返之中。</text:span></text:p>
              </text:list-item>
              <text:list-item>
                <text:p text:style-name="P7"><text:span text:style-name="T5">Zhè zuò chéngshì yǒu xǔduō měilì de gōngyuán, shì yóukè liúliánwàngfǎn zhīzhōng.</text:span></text:p>
              </text:list-item>
              <text:list-item>
                <text:p text:style-name="P7"><text:span text:style-name="T5">This city has many beautiful parks, among which tourists linger and forget to retur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7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下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之下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之下 </text:span><text:span text:style-name="T5">(zhīxià)</text:span></text:p>
              </text:list-item>
              <text:list-item>
                <text:p text:style-name="P5"><text:span text:style-name="T5">Under / Beneath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座山脉的脚下是一片宁静的村庄。</text:span></text:p>
              </text:list-item>
              <text:list-item>
                <text:p text:style-name="P7"><text:span text:style-name="T5">Zhè zuò shānmài de jiǎoxià shì yī piàn níngjìng de cūnzhuāng.</text:span></text:p>
              </text:list-item>
              <text:list-item>
                <text:p text:style-name="P7"><text:span text:style-name="T5">Beneath the foothills of this mountain range is a peaceful villag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外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之外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之外 </text:span><text:span text:style-name="T5">(zhīwài)</text:span></text:p>
              </text:list-item>
              <text:list-item>
                <text:p text:style-name="P5"><text:span text:style-name="T5">Outside / Beyond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我们公司有许多分支机构，不仅在国内，还在国外。</text:span></text:p>
              </text:list-item>
              <text:list-item>
                <text:p text:style-name="P7"><text:span text:style-name="T5">Wǒmen gōngsī yǒu xǔduō fēnzhī jīgòu, bù jǐn zài guónèi, hái zài guówài.</text:span></text:p>
              </text:list-item>
              <text:list-item>
                <text:p text:style-name="P7"><text:span text:style-name="T5">Our company has many branches, not only within the country but also beyond the borde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内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之内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之内 </text:span><text:span text:style-name="T5">(zhīnèi)</text:span></text:p>
              </text:list-item>
              <text:list-item>
                <text:p text:style-name="P5"><text:span text:style-name="T5">Within / Insid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请在两小时之内完成这项任务。</text:span></text:p>
              </text:list-item>
              <text:list-item>
                <text:p text:style-name="P7"><text:span text:style-name="T5">Qǐng zài liǎng xiǎoshí zhīnèi wánchéng zhè xiàng rènwu.</text:span></text:p>
              </text:list-item>
              <text:list-item>
                <text:p text:style-name="P7"><text:span text:style-name="T5">Please complete this task within two hou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挣钱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挣钱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挣钱 </text:span><text:span text:style-name="T5">(zhèngqián)</text:span></text:p>
              </text:list-item>
              <text:list-item>
                <text:p text:style-name="P5"><text:span text:style-name="T5">Earn Mone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通过创业挣钱养家。</text:span></text:p>
              </text:list-item>
              <text:list-item>
                <text:p text:style-name="P7"><text:span text:style-name="T5">Tā tōngguò chuàngyè zhèngqián yǎng jiā.</text:span></text:p>
              </text:list-item>
              <text:list-item>
                <text:p text:style-name="P7"><text:span text:style-name="T5">He earns money to support his family through entrepreneurship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挣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挣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挣 </text:span><text:span text:style-name="T5">(zhèng)</text:span></text:p>
              </text:list-item>
              <text:list-item>
                <text:p text:style-name="P5"><text:span text:style-name="T5">Earn / Make (money)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每天努力工作，为了挣更多的钱。</text:span></text:p>
              </text:list-item>
              <text:list-item>
                <text:p text:style-name="P7"><text:span text:style-name="T5">Tā měitiān nǔlì gōngzuò, wèile zhèng gèngduō de qián.</text:span></text:p>
              </text:list-item>
              <text:list-item>
                <text:p text:style-name="P7"><text:span text:style-name="T5">He works hard every day to earn more mone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证书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证书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证书 </text:span><text:span text:style-name="T5">(zhèngshū)</text:span></text:p>
              </text:list-item>
              <text:list-item>
                <text:p text:style-name="P5"><text:span text:style-name="T5">Certificat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获得了计算机编程的证书。</text:span></text:p>
              </text:list-item>
              <text:list-item>
                <text:p text:style-name="P7"><text:span text:style-name="T5">Tā huòdéle jìsuànjī biānchéng de zhèngshū.</text:span></text:p>
              </text:list-item>
              <text:list-item>
                <text:p text:style-name="P7"><text:span text:style-name="T5">He obtained a certificate in computer programmi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7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证实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证实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证实 </text:span><text:span text:style-name="T5">(zhèngshí)</text:span></text:p>
              </text:list-item>
              <text:list-item>
                <text:p text:style-name="P5"><text:span text:style-name="T5">Confirm / Verif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目击者的证词证实了事故的发生。</text:span></text:p>
              </text:list-item>
              <text:list-item>
                <text:p text:style-name="P7"><text:span text:style-name="T5">Mùjī zhě de zhèngcí zhèngshíle shìgù de fāshēng.</text:span></text:p>
              </text:list-item>
              <text:list-item>
                <text:p text:style-name="P7"><text:span text:style-name="T5">The testimony of the eyewitness confirmed the occurrence of the accide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义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正义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正义 </text:span><text:span text:style-name="T5">(zhèngyì)</text:span></text:p>
              </text:list-item>
              <text:list-item>
                <text:p text:style-name="P5"><text:span text:style-name="T5">Justic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我们应该追求和平与正义。</text:span></text:p>
              </text:list-item>
              <text:list-item>
                <text:p text:style-name="P7"><text:span text:style-name="T5">Wǒmen yīnggāi zhuīqiú hépíng yǔ zhèngyì.</text:span></text:p>
              </text:list-item>
              <text:list-item>
                <text:p text:style-name="P7"><text:span text:style-name="T5">We should pursue peace and justi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如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正如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正如 </text:span><text:span text:style-name="T5">(zhèngrú)</text:span></text:p>
              </text:list-item>
              <text:list-item>
                <text:p text:style-name="P5"><text:span text:style-name="T5">Just a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正如太阳升起一样，新的一天充满了希望。</text:span></text:p>
              </text:list-item>
              <text:list-item>
                <text:p text:style-name="P7"><text:span text:style-name="T5">Zhèngrú tàiyáng shēngqǐ yīyàng, xīn de yītiān chōngmǎnle xīwàng.</text:span></text:p>
              </text:list-item>
              <text:list-item>
                <text:p text:style-name="P7"><text:span text:style-name="T5">Just as the sun rises, a new day is filled with hop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规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正规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正规 </text:span><text:span text:style-name="T5">(zhèngguī)</text:span></text:p>
              </text:list-item>
              <text:list-item>
                <text:p text:style-name="P5"><text:span text:style-name="T5">Regular / Standard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请确保你选择的医院是正规的。</text:span></text:p>
              </text:list-item>
              <text:list-item>
                <text:p text:style-name="P7"><text:span text:style-name="T5">Qǐng quèbǎo nǐ xuǎnzé de yīyuàn shì zhèngguī de.</text:span></text:p>
              </text:list-item>
              <text:list-item>
                <text:p text:style-name="P7"><text:span text:style-name="T5">Please make sure the hospital you choose is a regular on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版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正版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正版 </text:span><text:span text:style-name="T5">(zhèngbǎn)</text:span></text:p>
              </text:list-item>
              <text:list-item>
                <text:p text:style-name="P5"><text:span text:style-name="T5">Genuine / Legitimate Vers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请购买正版软件以确保安全性。</text:span></text:p>
              </text:list-item>
              <text:list-item>
                <text:p text:style-name="P7"><text:span text:style-name="T5">Qǐng gòumǎi zhèngbǎn ruǎnjiàn yǐ quèbǎo ānquán xìng.</text:span></text:p>
              </text:list-item>
              <text:list-item>
                <text:p text:style-name="P7"><text:span text:style-name="T5">Please buy the legitimate version of the software to ensure securit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争议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争议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争议 </text:span><text:span text:style-name="T5">(zhēngyì)</text:span></text:p>
              </text:list-item>
              <text:list-item>
                <text:p text:style-name="P5"><text:span text:style-name="T5">Controversy / Disput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决定引起了很大的争议。</text:span></text:p>
              </text:list-item>
              <text:list-item>
                <text:p text:style-name="P7"><text:span text:style-name="T5">Zhège juédìng yǐnqǐle hěn dà de zhēngyì.</text:span></text:p>
              </text:list-item>
              <text:list-item>
                <text:p text:style-name="P7"><text:span text:style-name="T5">This decision has sparked significant controvers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震惊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震惊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震惊 </text:span><text:span text:style-name="T5">(zhènjīng)</text:span></text:p>
              </text:list-item>
              <text:list-item>
                <text:p text:style-name="P5"><text:span text:style-name="T5">Shock / Astonish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消息令人震惊，大家都不敢相信。</text:span></text:p>
              </text:list-item>
              <text:list-item>
                <text:p text:style-name="P7"><text:span text:style-name="T5">Zhège xiāoxī lìng rén zhènjīng, dàjiā dōu bù gǎn xiāngxìn.</text:span></text:p>
              </text:list-item>
              <text:list-item>
                <text:p text:style-name="P7"><text:span text:style-name="T5">The news is shocking; everyone can't believe i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振动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振动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振动 </text:span><text:span text:style-name="T5">(zhèndòng)</text:span></text:p>
              </text:list-item>
              <text:list-item>
                <text:p text:style-name="P5"><text:span text:style-name="T5">Vibrat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地震时，会产生强烈的振动。</text:span></text:p>
              </text:list-item>
              <text:list-item>
                <text:p text:style-name="P7"><text:span text:style-name="T5">Dìzhèn shí, huì chǎnshēng qiángliè de zhèndòng.</text:span></text:p>
              </text:list-item>
              <text:list-item>
                <text:p text:style-name="P7"><text:span text:style-name="T5">During an earthquake, strong vibrations occu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诊断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诊断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诊断 </text:span><text:span text:style-name="T5">(zhěnduàn)</text:span></text:p>
              </text:list-item>
              <text:list-item>
                <text:p text:style-name="P5"><text:span text:style-name="T5">Diagnosi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医生进行了一系列检查，最终做出了正确的诊断。</text:span></text:p>
              </text:list-item>
              <text:list-item>
                <text:p text:style-name="P7"><text:span text:style-name="T5">Yīshēng jìnxíngle yī xìliè jiǎnchá, zuìzhōng zuòchūle zhèngquè de zhěnduàn.</text:span></text:p>
              </text:list-item>
              <text:list-item>
                <text:p text:style-name="P7"><text:span text:style-name="T5">After a series of examinations, the doctor made the correct diagnosi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真相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真相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真相 </text:span><text:span text:style-name="T5">(zhēnxiàng)</text:span></text:p>
              </text:list-item>
              <text:list-item>
                <text:p text:style-name="P5"><text:span text:style-name="T5">Truth / The Real Situat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揭露真相是新闻报道的责任之一。</text:span></text:p>
              </text:list-item>
              <text:list-item>
                <text:p text:style-name="P7"><text:span text:style-name="T5">Jiēlù zhēnxiàng shì xīnwén bàodào de zérèn zhī yī.</text:span></text:p>
              </text:list-item>
              <text:list-item>
                <text:p text:style-name="P7"><text:span text:style-name="T5">Revealing the truth is one of the responsibilities of news report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真理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真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真理 </text:span><text:span text:style-name="T5">(zhēnlǐ)</text:span></text:p>
              </text:list-item>
              <text:list-item>
                <text:p text:style-name="P5"><text:span text:style-name="T5">Truth / Truthfulnes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追求真理是科学研究的核心目标。</text:span></text:p>
              </text:list-item>
              <text:list-item>
                <text:p text:style-name="P7"><text:span text:style-name="T5">Zhuīqiú zhēnlǐ shì kēxué yánjiū de héxīn mùbiāo.</text:span></text:p>
              </text:list-item>
              <text:list-item>
                <text:p text:style-name="P7"><text:span text:style-name="T5">The pursuit of truth is the core goal of scientific researc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真诚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真诚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真诚 </text:span><text:span text:style-name="T5">(zhēnchéng)</text:span></text:p>
              </text:list-item>
              <text:list-item>
                <text:p text:style-name="P5"><text:span text:style-name="T5">Sincer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发自内心地表达了对你的真诚感激之情。</text:span></text:p>
              </text:list-item>
              <text:list-item>
                <text:p text:style-name="P7"><text:span text:style-name="T5">Tā fāzì nèixīn de biǎodále duì nǐ de zhēnchéng gǎnjī zhīqíng.</text:span></text:p>
              </text:list-item>
              <text:list-item>
                <text:p text:style-name="P7"><text:span text:style-name="T5">He sincerely expressed his gratitude to you from the bottom of his hear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珍珠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珍珠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珍珠 </text:span><text:span text:style-name="T5">(zhēnzhū)</text:span></text:p>
              </text:list-item>
              <text:list-item>
                <text:p text:style-name="P5"><text:span text:style-name="T5">Pear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戴着一串美丽的珍珠项链。</text:span></text:p>
              </text:list-item>
              <text:list-item>
                <text:p text:style-name="P7"><text:span text:style-name="T5">Tā dài zhe yī chuàn měilì de zhēnzhū xiàngliàn.</text:span></text:p>
              </text:list-item>
              <text:list-item>
                <text:p text:style-name="P7"><text:span text:style-name="T5">She is wearing a beautiful pearl neckla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珍惜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珍惜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珍珠 </text:span><text:span text:style-name="T5">(zhēnzhū)</text:span></text:p>
              </text:list-item>
              <text:list-item>
                <text:p text:style-name="P5"><text:span text:style-name="T5">Pear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戴着一串美丽的珍珠项链。</text:span></text:p>
              </text:list-item>
              <text:list-item>
                <text:p text:style-name="P7"><text:span text:style-name="T5">Tā dài zhe yī chuàn měilì de zhēnzhū xiàngliàn.</text:span></text:p>
              </text:list-item>
              <text:list-item>
                <text:p text:style-name="P7"><text:span text:style-name="T5">She is wearing a beautiful pearl neckla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珍贵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珍贵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珍贵 </text:span><text:span text:style-name="T5">(zhēnguì)</text:span></text:p>
              </text:list-item>
              <text:list-item>
                <text:p text:style-name="P5"><text:span text:style-name="T5">Preciou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是一本珍贵的手抄古籍。</text:span></text:p>
              </text:list-item>
              <text:list-item>
                <text:p text:style-name="P7"><text:span text:style-name="T5">Zhè shì yī běn zhēnguì de shǒuchāo gǔjí.</text:span></text:p>
              </text:list-item>
              <text:list-item>
                <text:p text:style-name="P7"><text:span text:style-name="T5">This is a precious hand-copied ancient book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招手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招手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招手 </text:span><text:span text:style-name="T5">(zhāo shǒu)</text:span></text:p>
              </text:list-item>
              <text:list-item>
                <text:p text:style-name="P5"><text:span text:style-name="T5">Wav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站在远处，向我们招手致意。</text:span></text:p>
              </text:list-item>
              <text:list-item>
                <text:p text:style-name="P7"><text:span text:style-name="T5">Tā zhàn zài yuǎnchù, xiàng wǒmen zhāo shǒu zhìyì.</text:span></text:p>
              </text:list-item>
              <text:list-item>
                <text:p text:style-name="P7"><text:span text:style-name="T5">He stood far away, waving to greet u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招生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招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招生 </text:span><text:span text:style-name="T5">(zhāoshēng)</text:span></text:p>
              </text:list-item>
              <text:list-item>
                <text:p text:style-name="P5"><text:span text:style-name="T5">Recruitment / Enrollmen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学校正在进行新一轮的招生工作。</text:span></text:p>
              </text:list-item>
              <text:list-item>
                <text:p text:style-name="P7"><text:span text:style-name="T5">Xuéxiào zhèngzài jìnxíng xīn yī luò de zhāoshēng gōngzuò.</text:span></text:p>
              </text:list-item>
              <text:list-item>
                <text:p text:style-name="P7"><text:span text:style-name="T5">The school is conducting a new round of enrollme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掌握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掌握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掌握 </text:span><text:span text:style-name="T5">(zhǎngwò)</text:span></text:p>
              </text:list-item>
              <text:list-item>
                <text:p text:style-name="P5"><text:span text:style-name="T5">Master / Grasp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学生需要掌握基本的数学知识。</text:span></text:p>
              </text:list-item>
              <text:list-item>
                <text:p text:style-name="P7"><text:span text:style-name="T5">Xuéshēng xūyào zhǎngwò jīběn de shùxué zhīshì.</text:span></text:p>
              </text:list-item>
              <text:list-item>
                <text:p text:style-name="P7"><text:span text:style-name="T5">Students need to master basic mathematical knowledg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涨价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涨价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涨价 </text:span><text:span text:style-name="T5">(zhǎngjià)</text:span></text:p>
              </text:list-item>
              <text:list-item>
                <text:p text:style-name="P5"><text:span text:style-name="T5">Price Increase / Raise Price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由于成本上升，公司决定涨价。</text:span></text:p>
              </text:list-item>
              <text:list-item>
                <text:p text:style-name="P7"><text:span text:style-name="T5">Yóuyú chéngběn shàngshēng, gōngsī juédìng zhǎngjià.</text:span></text:p>
              </text:list-item>
              <text:list-item>
                <text:p text:style-name="P7"><text:span text:style-name="T5">Due to the increase in costs, the company has decided to raise pric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涨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涨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涨 </text:span><text:span text:style-name="T5">(zhǎng)</text:span></text:p>
              </text:list-item>
              <text:list-item>
                <text:p text:style-name="P5"><text:span text:style-name="T5">Rise / Increas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物价涨了，生活成本也随之增加。</text:span></text:p>
              </text:list-item>
              <text:list-item>
                <text:p text:style-name="P7"><text:span text:style-name="T5">Wùjià zhǎngle, shēnghuó chéngběn yě suízhī zēngjiā.</text:span></text:p>
              </text:list-item>
              <text:list-item>
                <text:p text:style-name="P7"><text:span text:style-name="T5">Prices have risen, and the cost of living has increased accordingl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占有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占有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占有 </text:span><text:span text:style-name="T5">(zhànyǒu)</text:span></text:p>
              </text:list-item>
              <text:list-item>
                <text:p text:style-name="P5"><text:span text:style-name="T5">Possess / Occup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希望占有更多的市场份额。</text:span></text:p>
              </text:list-item>
              <text:list-item>
                <text:p text:style-name="P7"><text:span text:style-name="T5">Tā xīwàng zhànyǒu gèng duō de shìchǎng fèn'é.</text:span></text:p>
              </text:list-item>
              <text:list-item>
                <text:p text:style-name="P7"><text:span text:style-name="T5">He hopes to possess a larger market sha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占领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占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占领 </text:span><text:span text:style-name="T5">(zhànlǐng)</text:span></text:p>
              </text:list-item>
              <text:list-item>
                <text:p text:style-name="P5"><text:span text:style-name="T5">Occupy / Captur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军队成功占领了敌方的要塞。</text:span></text:p>
              </text:list-item>
              <text:list-item>
                <text:p text:style-name="P7"><text:span text:style-name="T5">Jūnduì chénggōng zhànlǐngle dífāng de yàosài.</text:span></text:p>
              </text:list-item>
              <text:list-item>
                <text:p text:style-name="P7"><text:span text:style-name="T5">The army successfully occupied the enemy's fortres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展现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展现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展现 </text:span><text:span text:style-name="T5">(zhǎnxiàn)</text:span></text:p>
              </text:list-item>
              <text:list-item>
                <text:p text:style-name="P5"><text:span text:style-name="T5">Present / Displa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的演讲展现了他对这个问题的深刻理解。</text:span></text:p>
              </text:list-item>
              <text:list-item>
                <text:p text:style-name="P7"><text:span text:style-name="T5">Tā de yǎnjiǎng zhǎnxiànle tā duì zhège wèntí de shēnkè lǐjiě.</text:span></text:p>
              </text:list-item>
              <text:list-item>
                <text:p text:style-name="P7"><text:span text:style-name="T5">His speech presented his profound understanding of the issu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展示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展示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展示 </text:span><text:span text:style-name="T5">(zhǎnshì)</text:span></text:p>
              </text:list-item>
              <text:list-item>
                <text:p text:style-name="P5"><text:span text:style-name="T5">Exhibit / Displa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展示厅展示了许多艺术品和文物。</text:span></text:p>
              </text:list-item>
              <text:list-item>
                <text:p text:style-name="P7"><text:span text:style-name="T5">Zhège zhǎnshìtīng zhǎnshìle xǔduō yìshùpǐn hé wénwù.</text:span></text:p>
              </text:list-item>
              <text:list-item>
                <text:p text:style-name="P7"><text:span text:style-name="T5">The exhibition hall displays many artworks and cultural relic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展览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展览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展览 </text:span><text:span text:style-name="T5">(zhǎnlǎn)</text:span></text:p>
              </text:list-item>
              <text:list-item>
                <text:p text:style-name="P5"><text:span text:style-name="T5">Exhibit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明天将举办一场艺术展览，欢迎参观。</text:span></text:p>
              </text:list-item>
              <text:list-item>
                <text:p text:style-name="P7"><text:span text:style-name="T5">Míngtiān jiāng jǔbàn yī chǎng yìshù zhǎnlǎn, huānyíng cānguān.</text:span></text:p>
              </text:list-item>
              <text:list-item>
                <text:p text:style-name="P7"><text:span text:style-name="T5">Tomorrow, there will be an art exhibition. Everyone is welcome to atten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摘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摘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摘 </text:span><text:span text:style-name="T5">(zhāi)</text:span></text:p>
              </text:list-item>
              <text:list-item>
                <text:p text:style-name="P5"><text:span text:style-name="T5">Pick / Pluck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轻轻摘下树上的一朵花。</text:span></text:p>
              </text:list-item>
              <text:list-item>
                <text:p text:style-name="P7"><text:span text:style-name="T5">Tā qīngqīng zhāi xià shù shàng de yī duǒ huā.</text:span></text:p>
              </text:list-item>
              <text:list-item>
                <text:p text:style-name="P7"><text:span text:style-name="T5">She gently picked a flower from the tre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赠送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赠送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赠送 </text:span><text:span text:style-name="T5">(zèngsòng)</text:span></text:p>
              </text:list-item>
              <text:list-item>
                <text:p text:style-name="P5"><text:span text:style-name="T5">Give as a Gift / Presen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们赠送了一本精美的画册作为礼物。</text:span></text:p>
              </text:list-item>
              <text:list-item>
                <text:p text:style-name="P7"><text:span text:style-name="T5">Tāmen zèngsòngle yī běn jīngměi de huàcè zuòwéi lǐwù.</text:span></text:p>
              </text:list-item>
              <text:list-item>
                <text:p text:style-name="P7"><text:span text:style-name="T5">They gave a beautifully crafted picture album as a gif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赠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赠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赠 </text:span><text:span text:style-name="T5">(zèng)</text:span></text:p>
              </text:list-item>
              <text:list-item>
                <text:p text:style-name="P5"><text:span text:style-name="T5">Donate / Contribut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慷慨赠款支持慈善事业。</text:span></text:p>
              </text:list-item>
              <text:list-item>
                <text:p text:style-name="P7"><text:span text:style-name="T5">Tā kāngkǎi zèngkuǎn zhīchí císhàn shìyè.</text:span></text:p>
              </text:list-item>
              <text:list-item>
                <text:p text:style-name="P7"><text:span text:style-name="T5">He generously donated funds to support charitable caus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强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增强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强 </text:span><text:span text:style-name="T5">(zēngqiáng)</text:span></text:p>
              </text:list-item>
              <text:list-item>
                <text:p text:style-name="P5"><text:span text:style-name="T5">Strengthen / Enhance</text:span></text:p>
              </text:list-item>
            </text:list>
            <text:p text:style-name="P6"><text:span text:style-name="T5"><text:s/></text:span></text:p>
            <text:list text:continue-numbering="true" text:style-name="L3">
              <text:list-item>
                <text:p text:style-name="P7"><text:span text:style-name="T5">锻炼可以增强身体的抵抗力。</text:span></text:p>
              </text:list-item>
              <text:list-item>
                <text:p text:style-name="P7"><text:span text:style-name="T5">Duànliàn kěyǐ zēngqiáng shēntǐ de dǐkànglì.</text:span></text:p>
              </text:list-item>
              <text:list-item>
                <text:p text:style-name="P7"><text:span text:style-name="T5">Exercise can enhance the body's resistan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多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增多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多 </text:span><text:span text:style-name="T5">(zēngduō)</text:span></text:p>
              </text:list-item>
              <text:list-item>
                <text:p text:style-name="P5"><text:span text:style-name="T5">Increase / Grow in Numbe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随着需求的增多，公司扩大了生产规模。</text:span></text:p>
              </text:list-item>
              <text:list-item>
                <text:p text:style-name="P7"><text:span text:style-name="T5">Suízhe xūqiú de zēngduō, gōngsī kuòdàle shēngchǎn guīmó.</text:span></text:p>
              </text:list-item>
              <text:list-item>
                <text:p text:style-name="P7"><text:span text:style-name="T5">With the increase in demand, the company expanded its production scal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大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35cm" presentation:class="title" presentation:user-transformed="true">
          <draw:text-box>
            <text:p text:style-name="P1"><text:span text:style-name="T3">增大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大 </text:span><text:span text:style-name="T5">(zēngdà)</text:span></text:p>
              </text:list-item>
              <text:list-item>
                <text:p text:style-name="P5"><text:span text:style-name="T5">Enlarge / Increase in Siz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们计划通过技术改进来增大产量。</text:span></text:p>
              </text:list-item>
              <text:list-item>
                <text:p text:style-name="P7"><text:span text:style-name="T5">Tāmen jìhuà tōngguò jìshù gǎijìn lái zēngdà chǎnliàng.</text:span></text:p>
              </text:list-item>
              <text:list-item>
                <text:p text:style-name="P7"><text:span text:style-name="T5">They plan to increase production by improving technolog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产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增产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产 </text:span><text:span text:style-name="T5">(zēngchǎn)</text:span></text:p>
              </text:list-item>
              <text:list-item>
                <text:p text:style-name="P5"><text:span text:style-name="T5">Increase Product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为了满足市场需求，工厂决定增产。</text:span></text:p>
              </text:list-item>
              <text:list-item>
                <text:p text:style-name="P7"><text:span text:style-name="T5">Wèile mǎnzú shìchǎng xūqiú, gōngchǎng juédìng zēngchǎn.</text:span></text:p>
              </text:list-item>
              <text:list-item>
                <text:p text:style-name="P7"><text:span text:style-name="T5">To meet market demand, the factory decided to increase productio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增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 </text:span><text:span text:style-name="T5">(zēng)</text:span></text:p>
              </text:list-item>
              <text:list-item>
                <text:p text:style-name="P5"><text:span text:style-name="T5">Increas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项目有望带来经济的增长。</text:span></text:p>
              </text:list-item>
              <text:list-item>
                <text:p text:style-name="P7"><text:span text:style-name="T5">Zhège xiàngmù yǒuwàng dàilái jīngjì de zēngzhǎng.</text:span></text:p>
              </text:list-item>
              <text:list-item>
                <text:p text:style-name="P7"><text:span text:style-name="T5">This project is expected to bring economic growt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早期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早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早期 </text:span><text:span text:style-name="T5">(zǎoqī)</text:span></text:p>
              </text:list-item>
              <text:list-item>
                <text:p text:style-name="P5"><text:span text:style-name="T5">Early Stag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早期阶段，公司主要注重产品研发。</text:span></text:p>
              </text:list-item>
              <text:list-item>
                <text:p text:style-name="P7"><text:span text:style-name="T5">Zài zǎoqī jiēduàn, gōngsī zhǔyào zhùzhòng chǎnpǐn yánfā.</text:span></text:p>
              </text:list-item>
              <text:list-item>
                <text:p text:style-name="P7"><text:span text:style-name="T5">In the early stage, the company focuses on product research and developme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糟糕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糟糕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糟糕 </text:span><text:span text:style-name="T5">(zāogāo)</text:span></text:p>
              </text:list-item>
              <text:list-item>
                <text:p text:style-name="P5"><text:span text:style-name="T5">Awful / Terribl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糟糕！我把文件弄丢了。</text:span></text:p>
              </text:list-item>
              <text:list-item>
                <text:p text:style-name="P7"><text:span text:style-name="T5">Zāogāo! Wǒ bǎ wénjiàn nòng diūle.</text:span></text:p>
              </text:list-item>
              <text:list-item>
                <text:p text:style-name="P7"><text:span text:style-name="T5">Oh no! I lost the document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糟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糟 </text:span><text:span text:style-name="T5">(zāo)</text:span></text:p>
              </text:list-item>
              <text:list-item>
                <text:p text:style-name="P5"><text:span text:style-name="T5">Bad / Messed Up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糟糕！我忘记带钥匙了。</text:span></text:p>
              </text:list-item>
              <text:list-item>
                <text:p text:style-name="P7"><text:span text:style-name="T5">Zāogāo! Wǒ wàngjì dài yàoshi le.</text:span></text:p>
              </text:list-item>
              <text:list-item>
                <text:p text:style-name="P7"><text:span text:style-name="T5">Oh no! I forgot to bring the key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暂停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暂停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暂停 </text:span><text:span text:style-name="T5">(zántíng)</text:span></text:p>
              </text:list-item>
              <text:list-item>
                <text:p text:style-name="P5"><text:span text:style-name="T5">Pause / Suspend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比赛因恶劣天气暂停了。</text:span></text:p>
              </text:list-item>
              <text:list-item>
                <text:p text:style-name="P7"><text:span text:style-name="T5">Bǐsài yīn èliè tiānqì zántíngle.</text:span></text:p>
              </text:list-item>
              <text:list-item>
                <text:p text:style-name="P7"><text:span text:style-name="T5">The match was suspended due to severe weathe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暂时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暂时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暂时 </text:span><text:span text:style-name="T5">(zànshí)</text:span></text:p>
              </text:list-item>
              <text:list-item>
                <text:p text:style-name="P5"><text:span text:style-name="T5">Temporary / For the Time Being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由于技术故障，飞机将暂时停飞。</text:span></text:p>
              </text:list-item>
              <text:list-item>
                <text:p text:style-name="P7"><text:span text:style-name="T5">Yóuyú jìshù gùzhàng, fēijī jiāng zànshí tíng fēi.</text:span></text:p>
              </text:list-item>
              <text:list-item>
                <text:p text:style-name="P7"><text:span text:style-name="T5">Due to technical issues, the aircraft will be temporarily grounde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在内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在内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在内 </text:span><text:span text:style-name="T5">(zàinèi)</text:span></text:p>
              </text:list-item>
              <text:list-item>
                <text:p text:style-name="P5"><text:span text:style-name="T5">Including / Insid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份报告包括了所有相关的信息在内。</text:span></text:p>
              </text:list-item>
              <text:list-item>
                <text:p text:style-name="P7"><text:span text:style-name="T5">Zhè fèn bàogào bāokuòle suǒyǒu xiāngguān de xìnxī zàinèi.</text:span></text:p>
              </text:list-item>
              <text:list-item>
                <text:p text:style-name="P7"><text:span text:style-name="T5">This report includes all relevant information, including the inside detail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在场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在场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在场 </text:span><text:span text:style-name="T5">(zàichǎng)</text:span></text:p>
              </text:list-item>
              <text:list-item>
                <text:p text:style-name="P5"><text:span text:style-name="T5">Present / On the Scen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们都在场，见证了这一历史时刻。</text:span></text:p>
              </text:list-item>
              <text:list-item>
                <text:p text:style-name="P7"><text:span text:style-name="T5">Tāmen dōu zàichǎng, jiànzhèngle zhè yī lìshǐ shíkè.</text:span></text:p>
              </text:list-item>
              <text:list-item>
                <text:p text:style-name="P7"><text:span text:style-name="T5">They were all present, witnessing this historic mome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再也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再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再也 </text:span><text:span text:style-name="T5">(zàiyě)</text:span></text:p>
              </text:list-item>
              <text:list-item>
                <text:p text:style-name="P5"><text:span text:style-name="T5">No Longer / Never Agai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我再也不会犯同样的错误了。</text:span></text:p>
              </text:list-item>
              <text:list-item>
                <text:p text:style-name="P7"><text:span text:style-name="T5">Wǒ zàiyě bù huì fàn tóngyàng de cuòwùle.</text:span></text:p>
              </text:list-item>
              <text:list-item>
                <text:p text:style-name="P7"><text:span text:style-name="T5">I will never make the same mistake agai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再次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再次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区 </text:span><text:span text:style-name="T5">(zāiqū)</text:span></text:p>
              </text:list-item>
              <text:list-item>
                <text:p text:style-name="P5"><text:span text:style-name="T5">Disaster Area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救援人员正在向灾区运送急需的物资。</text:span></text:p>
              </text:list-item>
              <text:list-item>
                <text:p text:style-name="P7"><text:span text:style-name="T5">Jiùyuán rényuán zhèngzài xiàng zāiqū yùnsòng jíxū de wùzī.</text:span></text:p>
              </text:list-item>
              <text:list-item>
                <text:p text:style-name="P7"><text:span text:style-name="T5">Rescue personnel are transporting urgently needed supplies to the disaster area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区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灾区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难 </text:span><text:span text:style-name="T5">(zāinàn)</text:span></text:p>
              </text:list-item>
              <text:list-item>
                <text:p text:style-name="P5"><text:span text:style-name="T5">Calamity / Catastroph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场火灾是一场巨大的灾难。</text:span></text:p>
              </text:list-item>
              <text:list-item>
                <text:p text:style-name="P7"><text:span text:style-name="T5">Zhè chǎng huǒzāi shì yī chǎng jùdà de zāinàn.</text:span></text:p>
              </text:list-item>
              <text:list-item>
                <text:p text:style-name="P7"><text:span text:style-name="T5">The fire was a massive catastroph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难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灾难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害 </text:span><text:span text:style-name="T5">(zāihài)</text:span></text:p>
              </text:list-item>
              <text:list-item>
                <text:p text:style-name="P5"><text:span text:style-name="T5">Natural Disaste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防范灾害需要采取有效的措施。</text:span></text:p>
              </text:list-item>
              <text:list-item>
                <text:p text:style-name="P7"><text:span text:style-name="T5">Fángfàn zāihài xūyào cǎiqǔ yǒuxiào de cuòshī.</text:span></text:p>
              </text:list-item>
              <text:list-item>
                <text:p text:style-name="P7"><text:span text:style-name="T5">Preventing natural disasters requires effective measur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害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灾害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害 </text:span><text:span text:style-name="T5">(zāihài)</text:span></text:p>
              </text:list-item>
              <text:list-item>
                <text:p text:style-name="P5"><text:span text:style-name="T5">Natural Disaste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防范灾害需要采取有效的措施。</text:span></text:p>
              </text:list-item>
              <text:list-item>
                <text:p text:style-name="P7"><text:span text:style-name="T5">Fángfàn zāihài xūyào cǎiqǔ yǒuxiào de cuòshī.</text:span></text:p>
              </text:list-item>
              <text:list-item>
                <text:p text:style-name="P7"><text:span text:style-name="T5">Preventing natural disasters requires effective measur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灾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 </text:span><text:span text:style-name="T5">(zāi)</text:span></text:p>
              </text:list-item>
              <text:list-item>
                <text:p text:style-name="P5"><text:span text:style-name="T5">Disaster / Catastroph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地震是一种自然灾害。</text:span></text:p>
              </text:list-item>
              <text:list-item>
                <text:p text:style-name="P7"><text:span text:style-name="T5">Dìzhèn shì yī zhǒng zìrán zāihài.</text:span></text:p>
              </text:list-item>
              <text:list-item>
                <text:p text:style-name="P7"><text:span text:style-name="T5">An earthquake is a natural disaste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运行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运行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运行 </text:span><text:span text:style-name="T5">(yùnxíng)</text:span></text:p>
              </text:list-item>
              <text:list-item>
                <text:p text:style-name="P5"><text:span text:style-name="T5">Operate / Ru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电脑程序正在正常运行。</text:span></text:p>
              </text:list-item>
              <text:list-item>
                <text:p text:style-name="P7"><text:span text:style-name="T5">Diànnǎo chéngxù zhèngzài zhèngcháng yùnxíng.</text:span></text:p>
              </text:list-item>
              <text:list-item>
                <text:p text:style-name="P7"><text:span text:style-name="T5">The computer program is running normall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运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9"><text:span text:style-name="T3">运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运 </text:span><text:span text:style-name="T5">(yùn)</text:span></text:p>
              </text:list-item>
              <text:list-item>
                <text:p text:style-name="P5"><text:span text:style-name="T5">Transport / Movemen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公共交通是城市中运输的重要组成部分。</text:span></text:p>
              </text:list-item>
              <text:list-item>
                <text:p text:style-name="P7"><text:span text:style-name="T5">Gōnggòng jiāotōng shì chéngshì zhōng yùnshū de zhòngyào zǔchéng bùfèn.</text:span></text:p>
              </text:list-item>
              <text:list-item>
                <text:p text:style-name="P7"><text:span text:style-name="T5">Public transportation is an essential component of urban moveme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阅览室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阅览室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阅览室 </text:span><text:span text:style-name="T5">(yuèlǎnshì)</text:span></text:p>
              </text:list-item>
              <text:list-item>
                <text:p text:style-name="P5"><text:span text:style-name="T5">Reading Room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图书馆的阅览室提供安静的学习环境。</text:span></text:p>
              </text:list-item>
              <text:list-item>
                <text:p text:style-name="P7"><text:span text:style-name="T5">Túshūguǎn de yuèlǎnshì tígōng ānjìng de xuéxí huánjìng.</text:span></text:p>
              </text:list-item>
              <text:list-item>
                <text:p text:style-name="P7"><text:span text:style-name="T5">The library's reading room provides a quiet study environme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月球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月球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月球 </text:span><text:span text:style-name="T5">(yuèqiú)</text:span></text:p>
              </text:list-item>
              <text:list-item>
                <text:p text:style-name="P5"><text:span text:style-name="T5">Mo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人类已经成功登陆过月球。</text:span></text:p>
              </text:list-item>
              <text:list-item>
                <text:p text:style-name="P7"><text:span text:style-name="T5">Rénlèi yǐjīng chénggōng dēnglùguò yuèqiú.</text:span></text:p>
              </text:list-item>
              <text:list-item>
                <text:p text:style-name="P7"><text:span text:style-name="T5">Humans have successfully landed on the mo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月饼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月饼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月饼 </text:span><text:span text:style-name="T5">(yuèbǐng)</text:span></text:p>
              </text:list-item>
              <text:list-item>
                <text:p text:style-name="P5"><text:span text:style-name="T5">Mooncak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中秋节时，人们喜欢吃月饼。</text:span></text:p>
              </text:list-item>
              <text:list-item>
                <text:p text:style-name="P7"><text:span text:style-name="T5">Zhōngqiū Jié shí, rénmen xǐhuān chī yuèbǐng.</text:span></text:p>
              </text:list-item>
              <text:list-item>
                <text:p text:style-name="P7"><text:span text:style-name="T5">During the Mid-Autumn Festival, people enjoy eating mooncak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约束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约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约束 </text:span><text:span text:style-name="T5">(yuēshù)</text:span></text:p>
              </text:list-item>
              <text:list-item>
                <text:p text:style-name="P5"><text:span text:style-name="T5">Restraint / Constrain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法律是对个人行为的一种约束。</text:span></text:p>
              </text:list-item>
              <text:list-item>
                <text:p text:style-name="P7"><text:span text:style-name="T5">Fǎlǜ shì duì gèrén xíngwéi de yī zhǒng yuēshù.</text:span></text:p>
              </text:list-item>
              <text:list-item>
                <text:p text:style-name="P7"><text:span text:style-name="T5">The law is a form of restraint on individual behavio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愿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愿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愿 </text:span><text:span text:style-name="T5">(yuàn)</text:span></text:p>
              </text:list-item>
              <text:list-item>
                <text:p text:style-name="P5"><text:span text:style-name="T5">Wish; desir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表达了对和平的愿望。</text:span></text:p>
              </text:list-item>
              <text:list-item>
                <text:p text:style-name="P7"><text:span text:style-name="T5">Tā biǎodá le duì hépíng de yuànwàng.</text:span></text:p>
              </text:list-item>
              <text:list-item>
                <text:p text:style-name="P7"><text:span text:style-name="T5">She expressed a wish for pea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怨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怨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怨 </text:span><text:span text:style-name="T5">(yuàn)</text:span></text:p>
              </text:list-item>
              <text:list-item>
                <text:p text:style-name="P5"><text:span text:style-name="T5">Resentment; blam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没有任何怨恨，只是默默离开了。</text:span></text:p>
              </text:list-item>
              <text:list-item>
                <text:p text:style-name="P7"><text:span text:style-name="T5">Tā méiyǒu rènhé yuàn'hèn, zhǐshì mòmò líkāi le.</text:span></text:p>
              </text:list-item>
              <text:list-item>
                <text:p text:style-name="P7"><text:span text:style-name="T5">She harbored no resentment; she just quietly lef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远处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远处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远处 </text:span><text:span text:style-name="T5">(yuǎn chù)</text:span></text:p>
              </text:list-item>
              <text:list-item>
                <text:p text:style-name="P5"><text:span text:style-name="T5">In the distance; far awa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山的远处，我们看到了日出的美丽景色。</text:span></text:p>
              </text:list-item>
              <text:list-item>
                <text:p text:style-name="P7"><text:span text:style-name="T5">Zài shān de yuǎn chù, wǒmen kàn dào le rìchū de měilì jǐngsè.</text:span></text:p>
              </text:list-item>
              <text:list-item>
                <text:p text:style-name="P7"><text:span text:style-name="T5">In the distance of the mountains, we saw the beautiful sunris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有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原有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原有 </text:span><text:span text:style-name="T5">(yuányǒu)</text:span></text:p>
              </text:list-item>
              <text:list-item>
                <text:p text:style-name="P5"><text:span text:style-name="T5">Original; pre-existing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项目基于原有的研究成果进行扩展。</text:span></text:p>
              </text:list-item>
              <text:list-item>
                <text:p text:style-name="P7"><text:span text:style-name="T5">Zhège xiàngmù jīyú yuányǒu de yánjiū chéngguǒ jìnxíng kuòzhǎn.</text:span></text:p>
              </text:list-item>
              <text:list-item>
                <text:p text:style-name="P7"><text:span text:style-name="T5">This project is an extension based on the original research finding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先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原先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原先 </text:span><text:span text:style-name="T5">(yuánxiān)</text:span></text:p>
              </text:list-item>
              <text:list-item>
                <text:p text:style-name="P5"><text:span text:style-name="T5">Originally; at firs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原先的计划由于各种原因被取消了。</text:span></text:p>
              </text:list-item>
              <text:list-item>
                <text:p text:style-name="P7"><text:span text:style-name="T5">Yuánxiān de jìhuà yóuyú gè zhǒng yuányīn bèi qǔxiāole.</text:span></text:p>
              </text:list-item>
              <text:list-item>
                <text:p text:style-name="P7"><text:span text:style-name="T5">The original plan was canceled due to various reas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始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原始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原始 </text:span><text:span text:style-name="T5">(yuánshǐ)</text:span></text:p>
              </text:list-item>
              <text:list-item>
                <text:p text:style-name="P5"><text:span text:style-name="T5">Primitive; origina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文化遗址展示了人类的原始生活方式。</text:span></text:p>
              </text:list-item>
              <text:list-item>
                <text:p text:style-name="P7"><text:span text:style-name="T5">Zhège wénhuà yízhǐ zhǎnshìle rénleì de yuánshǐ shēnghuó fāngshì.</text:span></text:p>
              </text:list-item>
              <text:list-item>
                <text:p text:style-name="P7"><text:span text:style-name="T5">This cultural site showcases the primitive way of life of huma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理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原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原理 </text:span><text:span text:style-name="T5">(yuánlǐ)</text:span></text:p>
              </text:list-item>
              <text:list-item>
                <text:p text:style-name="P5"><text:span text:style-name="T5">Principle; theor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了解电子原理对工程师非常重要。</text:span></text:p>
              </text:list-item>
              <text:list-item>
                <text:p text:style-name="P7"><text:span text:style-name="T5">Liǎojiě diànzǐ yuánlǐ duì gōngchéngshī fēicháng zhòngyào.</text:span></text:p>
              </text:list-item>
              <text:list-item>
                <text:p text:style-name="P7"><text:span text:style-name="T5">Understanding the principles of electronics is crucial for enginee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园林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园林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园林 </text:span><text:span text:style-name="T5">(yuánlín)</text:span></text:p>
              </text:list-item>
              <text:list-item>
                <text:p text:style-name="P5"><text:span text:style-name="T5">Garden; landscap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座城市有许多美丽的园林和公园。</text:span></text:p>
              </text:list-item>
              <text:list-item>
                <text:p text:style-name="P7"><text:span text:style-name="T5">Zhè zuò chéngshì yǒu xǔduō měilì de yuánlín hé gōngyuán.</text:span></text:p>
              </text:list-item>
              <text:list-item>
                <text:p text:style-name="P7"><text:span text:style-name="T5">This city has many beautiful gardens and park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元旦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元旦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元旦 </text:span><text:span text:style-name="T5">(yuándàn)</text:span></text:p>
              </text:list-item>
              <text:list-item>
                <text:p text:style-name="P5"><text:span text:style-name="T5">New Year's Da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元旦是一年的开始，人们通常会庆祝这一特殊的日子。</text:span></text:p>
              </text:list-item>
              <text:list-item>
                <text:p text:style-name="P7"><text:span text:style-name="T5">Yuándàn shì yī nián de kāishǐ, rénmen tōngcháng huì qìngzhù zhè yī tèshū de rìzi.</text:span></text:p>
              </text:list-item>
              <text:list-item>
                <text:p text:style-name="P7"><text:span text:style-name="T5">New Year's Day marks the beginning of the year, and people usually celebrate this special da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预期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预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预期 </text:span><text:span text:style-name="T5">(yùqī)</text:span></text:p>
              </text:list-item>
              <text:list-item>
                <text:p text:style-name="P5"><text:span text:style-name="T5">Expectation; anticipat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对未来充满了希望和预期。</text:span></text:p>
              </text:list-item>
              <text:list-item>
                <text:p text:style-name="P7"><text:span text:style-name="T5">Tā duì wèilái chōngmǎn le xīwàng hé yùqī.</text:span></text:p>
              </text:list-item>
              <text:list-item>
                <text:p text:style-name="P7"><text:span text:style-name="T5">He is filled with hope and anticipation for the futu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预备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预备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预备 </text:span><text:span text:style-name="T5">(yùbèi)</text:span></text:p>
              </text:list-item>
              <text:list-item>
                <text:p text:style-name="P5"><text:span text:style-name="T5">Prepare; get read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比赛开始前，请做好预备工作。</text:span></text:p>
              </text:list-item>
              <text:list-item>
                <text:p text:style-name="P7"><text:span text:style-name="T5">Zài bǐsài kāishǐ qián, qǐng zuòhǎo yùbèi gōngzuò.</text:span></text:p>
              </text:list-item>
              <text:list-item>
                <text:p text:style-name="P7"><text:span text:style-name="T5">Please get ready before the start of the competi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雨水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雨水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雨水 </text:span><text:span text:style-name="T5">(yǔshuǐ)</text:span></text:p>
              </text:list-item>
              <text:list-item>
                <text:p text:style-name="P5"><text:span text:style-name="T5">Rainwate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春天是雨水多的季节。</text:span></text:p>
              </text:list-item>
              <text:list-item>
                <text:p text:style-name="P7"><text:span text:style-name="T5">Chūntiān shì yǔshuǐ duō de jìjié.</text:span></text:p>
              </text:list-item>
              <text:list-item>
                <text:p text:style-name="P7"><text:span text:style-name="T5">Spring is the season with a lot of rainwat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羽绒服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羽绒服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羽绒服 </text:span><text:span text:style-name="T5">(yǔróngfú)</text:span></text:p>
              </text:list-item>
              <text:list-item>
                <text:p text:style-name="P5"><text:span text:style-name="T5">Down jacke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寒冷的冬天，穿羽绒服可以很好地保暖。</text:span></text:p>
              </text:list-item>
              <text:list-item>
                <text:p text:style-name="P7"><text:span text:style-name="T5">Zài hánlěng de dōngtiān, chuān yǔróngfú kěyǐ hěn hǎo de bǎonuǎn.</text:span></text:p>
              </text:list-item>
              <text:list-item>
                <text:p text:style-name="P7"><text:span text:style-name="T5">In the cold winter, wearing a down jacket can keep you warm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羽毛球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羽毛球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羽毛球 </text:span><text:span text:style-name="T5">(yǔmáoqiú)</text:span></text:p>
              </text:list-item>
              <text:list-item>
                <text:p text:style-name="P5"><text:span text:style-name="T5">Badmint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周末我们经常一起打羽毛球锻炼身体。</text:span></text:p>
              </text:list-item>
              <text:list-item>
                <text:p text:style-name="P7"><text:span text:style-name="T5">Zhōumò wǒmen jīngcháng yīqǐ dǎ yǔmáoqiú duànliàn shēntǐ.</text:span></text:p>
              </text:list-item>
              <text:list-item>
                <text:p text:style-name="P7"><text:span text:style-name="T5">We often play badminton together on weekends to exercise and stay fi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着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有着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着 </text:span><text:span text:style-name="T5">(yǒuzhe)</text:span></text:p>
              </text:list-item>
              <text:list-item>
                <text:p text:style-name="P5"><text:span text:style-name="T5">Possessing; having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城市有着丰富的历史和文化遗产。</text:span></text:p>
              </text:list-item>
              <text:list-item>
                <text:p text:style-name="P7"><text:span text:style-name="T5">Zhège chéngshì yǒuzhe fēngfù de lìshǐ hé wénhuà yíchǎn.</text:span></text:p>
              </text:list-item>
              <text:list-item>
                <text:p text:style-name="P7"><text:span text:style-name="T5">This city possesses rich history and cultural heritag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利于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有利于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利于 </text:span><text:span text:style-name="T5">(yǒulì yú)</text:span></text:p>
              </text:list-item>
              <text:list-item>
                <text:p text:style-name="P5"><text:span text:style-name="T5">Beneficial to; advantageous fo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锻炼身体有利于维持健康。</text:span></text:p>
              </text:list-item>
              <text:list-item>
                <text:p text:style-name="P7"><text:span text:style-name="T5">Duànliàn shēntǐ yǒulì yú wéichí jiànkāng.</text:span></text:p>
              </text:list-item>
              <text:list-item>
                <text:p text:style-name="P7"><text:span text:style-name="T5">Exercising is beneficial for maintaining good heal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力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有力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力 </text:span><text:span text:style-name="T5">(yǒulì)</text:span></text:p>
              </text:list-item>
              <text:list-item>
                <text:p text:style-name="P5"><text:span text:style-name="T5">Powerful; forcefu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的演讲很有力，打动了许多听众。</text:span></text:p>
              </text:list-item>
              <text:list-item>
                <text:p text:style-name="P7"><text:span text:style-name="T5">Tā de yǎnjiǎng hěn yǒulì, dǎdòng le xǔduō tīngzhòng.</text:span></text:p>
              </text:list-item>
              <text:list-item>
                <text:p text:style-name="P7"><text:span text:style-name="T5">His speech was powerful and moved many listene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害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有害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害 </text:span><text:span text:style-name="T5">(yǒuhài)</text:span></text:p>
              </text:list-item>
              <text:list-item>
                <text:p text:style-name="P5"><text:span text:style-name="T5">Harmfu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抽烟对健康有害。</text:span></text:p>
              </text:list-item>
              <text:list-item>
                <text:p text:style-name="P7"><text:span text:style-name="T5">Chōuyān duì jiànkāng yǒuhài.</text:span></text:p>
              </text:list-item>
              <text:list-item>
                <text:p text:style-name="P7"><text:span text:style-name="T5">Smoking is harmful to heal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毒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有毒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毒 </text:span><text:span text:style-name="T5">(yǒudú)</text:span></text:p>
              </text:list-item>
              <text:list-item>
                <text:p text:style-name="P5"><text:span text:style-name="T5">Poisonous; toxic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种植物有毒，不要触摸它。</text:span></text:p>
              </text:list-item>
              <text:list-item>
                <text:p text:style-name="P7"><text:span text:style-name="T5">Zhè zhǒng zhíwù yǒudú, bùyào chùmō tā.</text:span></text:p>
              </text:list-item>
              <text:list-item>
                <text:p text:style-name="P7"><text:span text:style-name="T5">This plant is toxic, do not touch i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友谊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友谊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友谊 </text:span><text:span text:style-name="T5">(yǒuyì)</text:span></text:p>
              </text:list-item>
              <text:list-item>
                <text:p text:style-name="P5"><text:span text:style-name="T5">Friendship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真正的友谊是经得起时间考验的。</text:span></text:p>
              </text:list-item>
              <text:list-item>
                <text:p text:style-name="P7"><text:span text:style-name="T5">Zhēnzhèng de yǒuyì shì jīng dé qǐ shíjiān kǎoyàn de.</text:span></text:p>
              </text:list-item>
              <text:list-item>
                <text:p text:style-name="P7"><text:span text:style-name="T5">True friendship withstands the test of tim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游泳池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游泳池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游泳池 </text:span><text:span text:style-name="T5">(yóuyǒngchí)</text:span></text:p>
              </text:list-item>
              <text:list-item>
                <text:p text:style-name="P5"><text:span text:style-name="T5">Swimming poo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夏天，我们经常去游泳池游泳消暑。</text:span></text:p>
              </text:list-item>
              <text:list-item>
                <text:p text:style-name="P7"><text:span text:style-name="T5">Xiàtiān, wǒmen jīngcháng qù yóuyǒngchí yóuyǒng xiāoshǔ.</text:span></text:p>
              </text:list-item>
              <text:list-item>
                <text:p text:style-name="P7"><text:span text:style-name="T5">In the summer, we often go to the swimming pool to swim and cool off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犹豫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犹豫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犹豫 </text:span><text:span text:style-name="T5">(yóuyù)</text:span></text:p>
              </text:list-item>
              <text:list-item>
                <text:p text:style-name="P5"><text:span text:style-name="T5">Hesitate; indecisiv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做重要决定时，他常常会犹豫不决。</text:span></text:p>
              </text:list-item>
              <text:list-item>
                <text:p text:style-name="P7"><text:span text:style-name="T5">Zài zuò zhòngyào juédìng shí, tā chángcháng huì yóuyù bùjué.</text:span></text:p>
              </text:list-item>
              <text:list-item>
                <text:p text:style-name="P7"><text:span text:style-name="T5">When making important decisions, he often hesitates and is indecisiv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由此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由此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由此 </text:span><text:span text:style-name="T5">(yóucǐ)</text:span></text:p>
              </text:list-item>
              <text:list-item>
                <text:p text:style-name="P5"><text:span text:style-name="T5">Thus; therefore; from thi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问题的解决方案将由此展开讨论。</text:span></text:p>
              </text:list-item>
              <text:list-item>
                <text:p text:style-name="P7"><text:span text:style-name="T5">Zhège wèntí de jiějué fāng'àn jiāng yóucǐ zhǎnkāi tǎolùn.</text:span></text:p>
              </text:list-item>
              <text:list-item>
                <text:p text:style-name="P7"><text:span text:style-name="T5">The solution to this problem will be discussed from this poi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尤其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尤其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严厉 </text:span><text:span text:style-name="T5">(yánlì)</text:span></text:p>
              </text:list-item>
              <text:list-item>
                <text:p text:style-name="P5"><text:span text:style-name="T5">Stern; severe; stric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学校对违纪行为采取严厉的处罚措施。</text:span></text:p>
              </text:list-item>
              <text:list-item>
                <text:p text:style-name="P7"><text:span text:style-name="T5">Xuéxiào duì wéijì xíngwéi cǎiqǔ yánlì de chǔfá cuòshī.</text:span></text:p>
              </text:list-item>
              <text:list-item>
                <text:p text:style-name="P7"><text:span text:style-name="T5">The school takes strict disciplinary measures against violations of rul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幽默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幽默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幽默 </text:span><text:span text:style-name="T5">(yōumò)</text:span></text:p>
              </text:list-item>
              <text:list-item>
                <text:p text:style-name="P5"><text:span text:style-name="T5">Humorous; humo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的幽默感总能给人带来快乐。</text:span></text:p>
              </text:list-item>
              <text:list-item>
                <text:p text:style-name="P7"><text:span text:style-name="T5">Tā de yōumò gǎn zǒng néng gěi rén dài lái kuàilè.</text:span></text:p>
              </text:list-item>
              <text:list-item>
                <text:p text:style-name="P7"><text:span text:style-name="T5">His sense of humor always brings joy to peopl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优先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优先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优先 </text:span><text:span text:style-name="T5">(yōuxiān)</text:span></text:p>
              </text:list-item>
              <text:list-item>
                <text:p text:style-name="P5"><text:span text:style-name="T5">Priority; give priority to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紧急情况下，请给予这些任务优先处理。</text:span></text:p>
              </text:list-item>
              <text:list-item>
                <text:p text:style-name="P7"><text:span text:style-name="T5">Zài jǐnjí qíngkuàng xià, qǐng gěi yǔ zhèxiē rènwù yōuxiān chǔlǐ.</text:span></text:p>
              </text:list-item>
              <text:list-item>
                <text:p text:style-name="P7"><text:span text:style-name="T5">In emergency situations, please give priority to handling these task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优惠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优惠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优惠 </text:span><text:span text:style-name="T5">(yōuhuì)</text:span></text:p>
              </text:list-item>
              <text:list-item>
                <text:p text:style-name="P5"><text:span text:style-name="T5">Preferential; favorabl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购物时请留意店家的优惠活动，可以省下一些费用。</text:span></text:p>
              </text:list-item>
              <text:list-item>
                <text:p text:style-name="P7"><text:span text:style-name="T5">Gòuwù shí qǐng liúyì diànjiā de yōuhuì huódòng, kěyǐ shěng xià yīxiē fèiyòng.</text:span></text:p>
              </text:list-item>
              <text:list-item>
                <text:p text:style-name="P7"><text:span text:style-name="T5">When shopping, pay attention to the preferential activities offered by the stores; it can save you some expens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于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用于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用于 </text:span><text:span text:style-name="T5">(yòngyú)</text:span></text:p>
              </text:list-item>
              <text:list-item>
                <text:p text:style-name="P5"><text:span text:style-name="T5">Used for; utilized fo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种药物主要是用于治疗感冒的症状。</text:span></text:p>
              </text:list-item>
              <text:list-item>
                <text:p text:style-name="P7"><text:span text:style-name="T5">Zhè zhǒng yàowù zhǔyào shì yòngyú zhìliáo gǎnmào de zhèngzhuàng.</text:span></text:p>
              </text:list-item>
              <text:list-item>
                <text:p text:style-name="P7"><text:span text:style-name="T5">This medication is primarily used for treating symptoms of the common col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来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用来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用来 </text:span><text:span text:style-name="T5">(yòng lái)</text:span></text:p>
              </text:list-item>
              <text:list-item>
                <text:p text:style-name="P5"><text:span text:style-name="T5">Used for; used to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把刀是用来切蔬菜的。</text:span></text:p>
              </text:list-item>
              <text:list-item>
                <text:p text:style-name="P7"><text:span text:style-name="T5">Zhè bǎ dāo shì yòng lái qiē shūcài de.</text:span></text:p>
              </text:list-item>
              <text:list-item>
                <text:p text:style-name="P7"><text:span text:style-name="T5">This knife is used for cutting vegetabl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户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用户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用户 </text:span><text:span text:style-name="T5">(yònghù)</text:span></text:p>
              </text:list-item>
              <text:list-item>
                <text:p text:style-name="P5"><text:span text:style-name="T5">Use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软件有数百万用户在全球使用。</text:span></text:p>
              </text:list-item>
              <text:list-item>
                <text:p text:style-name="P7"><text:span text:style-name="T5">Zhège ruǎnjiàn yǒu shùbǎi wàn yònghù zài quánqiú shǐyòng.</text:span></text:p>
              </text:list-item>
              <text:list-item>
                <text:p text:style-name="P7"><text:span text:style-name="T5">This software has millions of users worldwid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不着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用不着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用不着 </text:span><text:span text:style-name="T5">(yòng bù zháo)</text:span></text:p>
              </text:list-item>
              <text:list-item>
                <text:p text:style-name="P5"><text:span text:style-name="T5">Not need; unnecessar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工具你用不着，我来帮你。</text:span></text:p>
              </text:list-item>
              <text:list-item>
                <text:p text:style-name="P7"><text:span text:style-name="T5">Zhège gōngjù nǐ yòng bù zháo, wǒ lái bāng nǐ.</text:span></text:p>
              </text:list-item>
              <text:list-item>
                <text:p text:style-name="P7"><text:span text:style-name="T5">You don't need this tool; I'll help you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拥有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拥有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拥有 </text:span><text:span text:style-name="T5">(yōngyǒu)</text:span></text:p>
              </text:list-item>
              <text:list-item>
                <text:p text:style-name="P5"><text:span text:style-name="T5">Possess; own; hav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拥有一双美丽的大眼睛。</text:span></text:p>
              </text:list-item>
              <text:list-item>
                <text:p text:style-name="P7"><text:span text:style-name="T5">Tā yōngyǒu yī shuāng měilì de dà yǎnjīng.</text:span></text:p>
              </text:list-item>
              <text:list-item>
                <text:p text:style-name="P7"><text:span text:style-name="T5">She has a pair of beautiful big ey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拥抱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拥抱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拥抱 </text:span><text:span text:style-name="T5">(yōngbào)</text:span></text:p>
              </text:list-item>
              <text:list-item>
                <text:p text:style-name="P5"><text:span text:style-name="T5">Embrace; hug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困难时刻，一个温暖的拥抱可以带来安慰。</text:span></text:p>
              </text:list-item>
              <text:list-item>
                <text:p text:style-name="P7"><text:span text:style-name="T5">Zài kùnnán shíkè, yī gè wēnnuǎn de yōngbào kěyǐ dài lái ānwèi.</text:span></text:p>
              </text:list-item>
              <text:list-item>
                <text:p text:style-name="P7"><text:span text:style-name="T5">In difficult times, a warm embrace can bring comfor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硬件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硬件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硬件 </text:span><text:span text:style-name="T5">(yìngjiàn)</text:span></text:p>
              </text:list-item>
              <text:list-item>
                <text:p text:style-name="P5"><text:span text:style-name="T5">Hardwar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台电脑的硬件配置非常强大。</text:span></text:p>
              </text:list-item>
              <text:list-item>
                <text:p text:style-name="P7"><text:span text:style-name="T5">Zhè tái diànnǎo de yìngjiàn pèizhì fēicháng qiángdà.</text:span></text:p>
              </text:list-item>
              <text:list-item>
                <text:p text:style-name="P7"><text:span text:style-name="T5">The hardware configuration of this computer is very powerful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硬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硬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硬 </text:span><text:span text:style-name="T5">(yìng)</text:span></text:p>
              </text:list-item>
              <text:list-item>
                <text:p text:style-name="P5"><text:span text:style-name="T5">Hard; firm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枕头太硬，我不太舒服。</text:span></text:p>
              </text:list-item>
              <text:list-item>
                <text:p text:style-name="P7"><text:span text:style-name="T5">Zhège zhěntou tài yìng, wǒ bù tài shūfu.</text:span></text:p>
              </text:list-item>
              <text:list-item>
                <text:p text:style-name="P7"><text:span text:style-name="T5">This pillow is too hard; it's not very comfortable for m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应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应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应 </text:span><text:span text:style-name="T5">(yīng)</text:span></text:p>
              </text:list-item>
              <text:list-item>
                <text:p text:style-name="P5"><text:span text:style-name="T5">Should; ought to; mus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你应该尽快完成这项任务。</text:span></text:p>
              </text:list-item>
              <text:list-item>
                <text:p text:style-name="P7"><text:span text:style-name="T5">Nǐ yīnggāi jìnkuài wánchéng zhè xiàng rènwù.</text:span></text:p>
              </text:list-item>
              <text:list-item>
                <text:p text:style-name="P7"><text:span text:style-name="T5">You should complete this task as soon as possibl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印刷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印刷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印刷 </text:span><text:span text:style-name="T5">(yìnshuā)</text:span></text:p>
              </text:list-item>
              <text:list-item>
                <text:p text:style-name="P5"><text:span text:style-name="T5">Print; printing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份文件需要进行印刷，以备将来参考。</text:span></text:p>
              </text:list-item>
              <text:list-item>
                <text:p text:style-name="P7"><text:span text:style-name="T5">Zhè fèn wénjiàn xūyào jìnxíng yìnshuā, yǐ bèi jiānglái cānkǎo.</text:span></text:p>
              </text:list-item>
              <text:list-item>
                <text:p text:style-name="P7"><text:span text:style-name="T5">This document needs to be printed for future referen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饮食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饮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饮食 </text:span><text:span text:style-name="T5">(yǐnshí)</text:span></text:p>
              </text:list-item>
              <text:list-item>
                <text:p text:style-name="P5"><text:span text:style-name="T5">Diet; food and drink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健康的饮食是保持身体健康的重要因素。</text:span></text:p>
              </text:list-item>
              <text:list-item>
                <text:p text:style-name="P7"><text:span text:style-name="T5">Jiànkāng de yǐnshí shì bǎochí shēntǐ jiànkāng de zhòngyào yīnsù.</text:span></text:p>
              </text:list-item>
              <text:list-item>
                <text:p text:style-name="P7"><text:span text:style-name="T5">A healthy diet is an important factor in maintaining good heal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饮料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饮料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饮料 </text:span><text:span text:style-name="T5">(yǐnliào)</text:span></text:p>
              </text:list-item>
              <text:list-item>
                <text:p text:style-name="P5"><text:span text:style-name="T5">Beverage; drink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夏天喝一些清凉的饮料是非常愉快的事情。</text:span></text:p>
              </text:list-item>
              <text:list-item>
                <text:p text:style-name="P7"><text:span text:style-name="T5">Xiàtiān hē yīxiē qīngliáng de yǐnliào shì fēicháng yúkuài de shìqíng.</text:span></text:p>
              </text:list-item>
              <text:list-item>
                <text:p text:style-name="P7"><text:span text:style-name="T5">Drinking some refreshing beverages in the summer is a very pleasant th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因而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因而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因而 </text:span><text:span text:style-name="T5">(yīn'ér)</text:span></text:p>
              </text:list-item>
              <text:list-item>
                <text:p text:style-name="P5"><text:span text:style-name="T5">Therefore; thu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努力学习，因而取得了好成绩。</text:span></text:p>
              </text:list-item>
              <text:list-item>
                <text:p text:style-name="P7"><text:span text:style-name="T5">Tā nǔlì xuéxí, yīn'ér qǔdé le hǎo chéngjī.</text:span></text:p>
              </text:list-item>
              <text:list-item>
                <text:p text:style-name="P7"><text:span text:style-name="T5">He studied hard, and thus achieved good resul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意志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意志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意志 </text:span><text:span text:style-name="T5">(yìzhì)</text:span></text:p>
              </text:list-item>
              <text:list-item>
                <text:p text:style-name="P5"><text:span text:style-name="T5">Will; determinat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只要有坚定的意志，就能克服困难。</text:span></text:p>
              </text:list-item>
              <text:list-item>
                <text:p text:style-name="P7"><text:span text:style-name="T5">Zhǐyào yǒu jiāndìng de yìzhì, jiù néng kèfú kùnnán.</text:span></text:p>
              </text:list-item>
              <text:list-item>
                <text:p text:style-name="P7"><text:span text:style-name="T5">With a strong will, one can overcome difficulti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意味着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意味着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意味着 </text:span><text:span text:style-name="T5">(yìwèi zhe)</text:span></text:p>
              </text:list-item>
              <text:list-item>
                <text:p text:style-name="P5"><text:span text:style-name="T5">Mean; signif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的微笑意味着她对这个消息感到高兴。</text:span></text:p>
              </text:list-item>
              <text:list-item>
                <text:p text:style-name="P7"><text:span text:style-name="T5">Tā de wēixiào yìwèi zhe tā duì zhège xiāoxī gǎndào gāoxìng.</text:span></text:p>
              </text:list-item>
              <text:list-item>
                <text:p text:style-name="P7"><text:span text:style-name="T5">Her smile signifies that she is happy about the new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意识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意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意识 </text:span><text:span text:style-name="T5">(yìshí)</text:span></text:p>
              </text:list-item>
              <text:list-item>
                <text:p text:style-name="P5"><text:span text:style-name="T5">Consciousness; awarenes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保持交通安全意识是每个司机的责任。</text:span></text:p>
              </text:list-item>
              <text:list-item>
                <text:p text:style-name="P7"><text:span text:style-name="T5">Bǎochí jiāotōng ānquán yìshí shì měi gè sījī de zérèn.</text:span></text:p>
              </text:list-item>
              <text:list-item>
                <text:p text:style-name="P7"><text:span text:style-name="T5">Maintaining awareness of traffic safety is the responsibility of every driv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身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身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身 </text:span><text:span text:style-name="T5">(yīshēn)</text:span></text:p>
              </text:list-item>
              <text:list-item>
                <text:p text:style-name="P5"><text:span text:style-name="T5">All over; all over one's body; all-in-on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穿着一身黑色的西装显得非常帅气。</text:span></text:p>
              </text:list-item>
              <text:list-item>
                <text:p text:style-name="P7"><text:span text:style-name="T5">Tā chuānzhuó yīshēn hēisè de xīzhuāng xiǎnde fēicháng shuàiqì.</text:span></text:p>
              </text:list-item>
              <text:list-item>
                <text:p text:style-name="P7"><text:span text:style-name="T5">He looks very handsome in an all-black sui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口气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口气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口气 </text:span><text:span text:style-name="T5">(yī kǒu qì)</text:span></text:p>
              </text:list-item>
              <text:list-item>
                <text:p text:style-name="P5"><text:span text:style-name="T5">In one breath; without a break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跑了十公里，一口气没停。</text:span></text:p>
              </text:list-item>
              <text:list-item>
                <text:p text:style-name="P7"><text:span text:style-name="T5">Tā pǎo le shí gōnglǐ, yī kǒu qì méi tíng.</text:span></text:p>
              </text:list-item>
              <text:list-item>
                <text:p text:style-name="P7"><text:span text:style-name="T5">He ran ten kilometers without stopping, all in one brea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以往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以往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以往 </text:span><text:span text:style-name="T5">(yǐwǎng)</text:span></text:p>
              </text:list-item>
              <text:list-item>
                <text:p text:style-name="P5"><text:span text:style-name="T5">In the past; formerl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以往的经验对解决问题很有帮助。</text:span></text:p>
              </text:list-item>
              <text:list-item>
                <text:p text:style-name="P7"><text:span text:style-name="T5">Yǐwǎng de jīngyàn duì jiějué wèntí hěn yǒu bāngzhù.</text:span></text:p>
              </text:list-item>
              <text:list-item>
                <text:p text:style-name="P7"><text:span text:style-name="T5">Past experiences are very helpful in problem-solv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以便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以便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以便 </text:span><text:span text:style-name="T5">(yǐbiàn)</text:span></text:p>
              </text:list-item>
              <text:list-item>
                <text:p text:style-name="P5"><text:span text:style-name="T5">In order to; so tha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请提前准备好材料，以便顺利进行会议。</text:span></text:p>
              </text:list-item>
              <text:list-item>
                <text:p text:style-name="P7"><text:span text:style-name="T5">Qǐng tíqián zhǔnbèi hǎo cáiliào, yǐbiàn shùnlì jìnxíng huìyì.</text:span></text:p>
              </text:list-item>
              <text:list-item>
                <text:p text:style-name="P7"><text:span text:style-name="T5">Please prepare the materials in advance so that the meeting can proceed smoothl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乙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乙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乙 </text:span><text:span text:style-name="T5">(yǐ)</text:span></text:p>
              </text:list-item>
              <text:list-item>
                <text:p text:style-name="P5"><text:span text:style-name="T5">Second (in a sequence); the second heavenly stem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考试分为甲乙两部分。</text:span></text:p>
              </text:list-item>
              <text:list-item>
                <text:p text:style-name="P7"><text:span text:style-name="T5">Zhège kǎoshì fēnwéi jiǎ yǐ liǎng bùfen.</text:span></text:p>
              </text:list-item>
              <text:list-item>
                <text:p text:style-name="P7"><text:span text:style-name="T5">This exam is divided into two parts, A and B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向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向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向 </text:span><text:span text:style-name="T5">(yīxiàng)</text:span></text:p>
              </text:list-item>
              <text:list-item>
                <text:p text:style-name="P5"><text:span text:style-name="T5">Always; all along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一向都很守时，从不迟到。</text:span></text:p>
              </text:list-item>
              <text:list-item>
                <text:p text:style-name="P7"><text:span text:style-name="T5">Tā yīxiàng dōu hěn shǒushí, cóng bù chídào.</text:span></text:p>
              </text:list-item>
              <text:list-item>
                <text:p text:style-name="P7"><text:span text:style-name="T5">He has always been punctual and never arrives lat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下子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下子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下子 </text:span><text:span text:style-name="T5">(yīxiàzi)</text:span></text:p>
              </text:list-item>
              <text:list-item>
                <text:p text:style-name="P5"><text:span text:style-name="T5">In a moment; all at onc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们一下子解决了所有的问题。</text:span></text:p>
              </text:list-item>
              <text:list-item>
                <text:p text:style-name="P7"><text:span text:style-name="T5">Tāmen yīxiàzi jiějué le suǒyǒu de wèntí.</text:span></text:p>
              </text:list-item>
              <text:list-item>
                <text:p text:style-name="P7"><text:span text:style-name="T5">They solved all the problems in a mome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下儿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下儿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下儿 </text:span><text:span text:style-name="T5">(yīxiàr)</text:span></text:p>
              </text:list-item>
              <text:list-item>
                <text:p text:style-name="P5"><text:span text:style-name="T5">For a while; a short momen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一下儿停顿了，然后继续说下去。</text:span></text:p>
              </text:list-item>
              <text:list-item>
                <text:p text:style-name="P7"><text:span text:style-name="T5">Tā yīxiàr tíngdùn le, ránhòu jìxù shuō xiàqù.</text:span></text:p>
              </text:list-item>
              <text:list-item>
                <text:p text:style-name="P7"><text:span text:style-name="T5">He paused for a while and then continued speak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路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路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路 </text:span><text:span text:style-name="T5">(yīlù)</text:span></text:p>
              </text:list-item>
              <text:list-item>
                <text:p text:style-name="P5"><text:span text:style-name="T5">All the way; along the wa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我们一路走来，共同经历了许多困难和欢乐。</text:span></text:p>
              </text:list-item>
              <text:list-item>
                <text:p text:style-name="P7"><text:span text:style-name="T5">Wǒmen yīlù zǒu lái, gòngtóng jīnglìle xǔduō kùnnán hé huānlè.</text:span></text:p>
              </text:list-item>
              <text:list-item>
                <text:p text:style-name="P7"><text:span text:style-name="T5">We've come a long way, experiencing many challenges and joys togeth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句话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句话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句话 </text:span><text:span text:style-name="T5">(yījùhuà)</text:span></text:p>
              </text:list-item>
              <text:list-item>
                <text:p text:style-name="P5"><text:span text:style-name="T5">In a word; in a nutshel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问题很复杂，不能简单用一句话来解释。</text:span></text:p>
              </text:list-item>
              <text:list-item>
                <text:p text:style-name="P7"><text:span text:style-name="T5">Zhège wèntí hěn fùzá, bùnéng jiǎndān yòng yījùhuà lái jiěshì.</text:span></text:p>
              </text:list-item>
              <text:list-item>
                <text:p text:style-name="P7"><text:span text:style-name="T5">This issue is complex and cannot be explained in a single senten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旦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旦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旦 </text:span><text:span text:style-name="T5">(yīdàn)</text:span></text:p>
              </text:list-item>
              <text:list-item>
                <text:p text:style-name="P5"><text:span text:style-name="T5">Once; in cas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一旦发生紧急情况，请立即报警。</text:span></text:p>
              </text:list-item>
              <text:list-item>
                <text:p text:style-name="P7"><text:span text:style-name="T5">Yīdàn fāshēng jǐnjí qíngkuàng, qǐng lìjí bàojǐng.</text:span></text:p>
              </text:list-item>
              <text:list-item>
                <text:p text:style-name="P7"><text:span text:style-name="T5">In case of an emergency, please call the police immediatel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带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带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带 </text:span><text:span text:style-name="T5">(yīdài)</text:span></text:p>
              </text:list-item>
              <text:list-item>
                <text:p text:style-name="P5"><text:span text:style-name="T5">Area; reg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城市的一带风景优美，吸引了很多游客。</text:span></text:p>
              </text:list-item>
              <text:list-item>
                <text:p text:style-name="P7"><text:span text:style-name="T5">Zhège chéngshì de yīdài fēngjǐng yōuměi, xīyǐnle hěnduō yóukè.</text:span></text:p>
              </text:list-item>
              <text:list-item>
                <text:p text:style-name="P7"><text:span text:style-name="T5">The area around this city has beautiful scenery, attracting many touris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辈子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辈子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辈子 </text:span><text:span text:style-name="T5">(yībèizi)</text:span></text:p>
              </text:list-item>
              <text:list-item>
                <text:p text:style-name="P5"><text:span text:style-name="T5">A lifetime; all one's lif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我们可以一辈子都在一起。</text:span></text:p>
              </text:list-item>
              <text:list-item>
                <text:p text:style-name="P7"><text:span text:style-name="T5">Wǒmen kěyǐ yībèizi dōu zài yīqǐ.</text:span></text:p>
              </text:list-item>
              <text:list-item>
                <text:p text:style-name="P7"><text:span text:style-name="T5">We can be together for a lifetim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照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依照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依照 </text:span><text:span text:style-name="T5">(yīzhào)</text:span></text:p>
              </text:list-item>
              <text:list-item>
                <text:p text:style-name="P5"><text:span text:style-name="T5">According to; in accordance with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请依照说明书的指导正确使用这个产品。</text:span></text:p>
              </text:list-item>
              <text:list-item>
                <text:p text:style-name="P7"><text:span text:style-name="T5">Qǐng yīzhào shuōmíngshū de zhǐdǎo zhèngquè shǐyòng zhège chǎnpǐn.</text:span></text:p>
              </text:list-item>
              <text:list-item>
                <text:p text:style-name="P7"><text:span text:style-name="T5">Please use this product correctly according to the instructi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据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依据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依据 </text:span><text:span text:style-name="T5">(yījù)</text:span></text:p>
              </text:list-item>
              <text:list-item>
                <text:p text:style-name="P5"><text:span text:style-name="T5">Basis; according to; in light of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决策应该是科学依据和实际情况综合考虑的结果。</text:span></text:p>
              </text:list-item>
              <text:list-item>
                <text:p text:style-name="P7"><text:span text:style-name="T5">Juécè yīnggāi shì kēxué yījù hé shíjì qíngkuàng zōnghé kǎolǜ de jiéguǒ.</text:span></text:p>
              </text:list-item>
              <text:list-item>
                <text:p text:style-name="P7"><text:span text:style-name="T5">Decision-making should be the result of a comprehensive consideration of scientific basis and practical situati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旧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依旧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依旧 </text:span><text:span text:style-name="T5">(yījiù)</text:span></text:p>
              </text:list-item>
              <text:list-item>
                <text:p text:style-name="P5"><text:span text:style-name="T5">As before; stil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多年过去了，这里的风景依旧美丽。</text:span></text:p>
              </text:list-item>
              <text:list-item>
                <text:p text:style-name="P7"><text:span text:style-name="T5">Duō nián guòqù le, zhèlǐ de fēngjǐng yījiù měilì.</text:span></text:p>
              </text:list-item>
              <text:list-item>
                <text:p text:style-name="P7"><text:span text:style-name="T5">Many years have passed, and the scenery here is still beautiful as befo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法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依法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依法 </text:span><text:span text:style-name="T5">(yīfǎ)</text:span></text:p>
              </text:list-item>
              <text:list-item>
                <text:p text:style-name="P5"><text:span text:style-name="T5">According to the law; in accordance with the law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所有公民都有依法享有的权利和义务。</text:span></text:p>
              </text:list-item>
              <text:list-item>
                <text:p text:style-name="P7"><text:span text:style-name="T5">Suǒyǒu gōngmín dōu yǒu yīfǎ xiǎngyǒu de quánlì hé yìwù.</text:span></text:p>
              </text:list-item>
              <text:list-item>
                <text:p text:style-name="P7"><text:span text:style-name="T5">All citizens have rights and duties according to the law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流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流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流 </text:span><text:span text:style-name="T5">(yīliú)</text:span></text:p>
              </text:list-item>
              <text:list-item>
                <text:p text:style-name="P5"><text:span text:style-name="T5">First-rate; top-notch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家餐厅提供一流的服务和美味的菜肴。</text:span></text:p>
              </text:list-item>
              <text:list-item>
                <text:p text:style-name="P7"><text:span text:style-name="T5">Zhè jiā cāntīng tígōng yīliú de fúwù hé měiwèi de càiyáo.</text:span></text:p>
              </text:list-item>
              <text:list-item>
                <text:p text:style-name="P7"><text:span text:style-name="T5">This restaurant provides first-rate service and delicious dish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夜间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夜间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夜间 </text:span><text:span text:style-name="T5">(yèjiān)</text:span></text:p>
              </text:list-item>
              <text:list-item>
                <text:p text:style-name="P5"><text:span text:style-name="T5">At night; during the nigh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夜间行驶时，请注意安全驾驶。</text:span></text:p>
              </text:list-item>
              <text:list-item>
                <text:p text:style-name="P7"><text:span text:style-name="T5">Yèjiān xíngshǐ shí, qǐng zhùyì ānquán jiàshǐ.</text:span></text:p>
              </text:list-item>
              <text:list-item>
                <text:p text:style-name="P7"><text:span text:style-name="T5">Please drive safely at nigh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业务" draw:style-name="dp1" draw:master-page-name="Title_2c__20_Content" presentation:presentation-page-layout-name="AL2T11">
        <draw:frame draw:name="PlaceHolder 3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业务</text:span></text:p>
          </draw:text-box>
        </draw:frame>
        <draw:frame draw:name="PlaceHolder 4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业务 </text:span><text:span text:style-name="T5">(yèwù)</text:span></text:p>
              </text:list-item>
              <text:list-item>
                <text:p text:style-name="P5"><text:span text:style-name="T5">Business; operat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负责公司的营销业务。</text:span></text:p>
              </text:list-item>
              <text:list-item>
                <text:p text:style-name="P7"><text:span text:style-name="T5">Tā fùzé gōngsī de yíngxiāo yèwù.</text:span></text:p>
              </text:list-item>
              <text:list-item>
                <text:p text:style-name="P7"><text:span text:style-name="T5">He is in charge of the company's marketing busines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也好" draw:style-name="dp1" draw:master-page-name="Title_2c__20_Content" presentation:presentation-page-layout-name="AL2T11">
        <draw:frame draw:name="PlaceHolder 5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也好</text:span></text:p>
          </draw:text-box>
        </draw:frame>
        <draw:frame draw:name="PlaceHolder 6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也好 </text:span><text:span text:style-name="T5">(yě hǎo)</text:span></text:p>
              </text:list-item>
              <text:list-item>
                <text:p text:style-name="P5"><text:span text:style-name="T5">It's also fine; it's also good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你想吃中餐还是西餐，都可以，我都喜欢。也好。</text:span></text:p>
              </text:list-item>
              <text:list-item>
                <text:p text:style-name="P7"><text:span text:style-name="T5">Nǐ xiǎng chī zhōngcān háishì xīcān, dōu kěyǐ, wǒ dōu xǐhuān. Yě hǎo.</text:span></text:p>
              </text:list-item>
              <text:list-item>
                <text:p text:style-name="P7"><text:span text:style-name="T5">Whether you want to eat Chinese or Western food, it's fine with me. Either is goo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咬" draw:style-name="dp1" draw:master-page-name="Title_2c__20_Content" presentation:presentation-page-layout-name="AL2T11">
        <draw:frame draw:name="PlaceHolder 7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咬</text:span></text:p>
          </draw:text-box>
        </draw:frame>
        <draw:frame draw:name="PlaceHolder 8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咬 </text:span><text:span text:style-name="T5">(yǎo)</text:span></text:p>
              </text:list-item>
              <text:list-item>
                <text:p text:style-name="P5"><text:span text:style-name="T5">Bit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小狗很调皮，经常咬东西。</text:span></text:p>
              </text:list-item>
              <text:list-item>
                <text:p text:style-name="P7"><text:span text:style-name="T5">Xiǎo gǒu hěn tiáopí, jīngcháng yǎo dōngxi.</text:span></text:p>
              </text:list-item>
              <text:list-item>
                <text:p text:style-name="P7"><text:span text:style-name="T5">The puppy is very naughty and often bites thing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摇头" draw:style-name="dp1" draw:master-page-name="Title_2c__20_Content" presentation:presentation-page-layout-name="AL2T11">
        <draw:frame draw:name="PlaceHolder 9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摇头</text:span></text:p>
          </draw:text-box>
        </draw:frame>
        <draw:frame draw:name="PlaceHolder 10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摇头 </text:span><text:span text:style-name="T5">(yáotóu)</text:span></text:p>
              </text:list-item>
              <text:list-item>
                <text:p text:style-name="P5"><text:span text:style-name="T5">Shake head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听到这个消息时，不禁摇头感到惋惜。</text:span></text:p>
              </text:list-item>
              <text:list-item>
                <text:p text:style-name="P7"><text:span text:style-name="T5">Tā tīngdào zhège xiāoxī shí, bùjīn yáotóu gǎndào wǎnxī.</text:span></text:p>
              </text:list-item>
              <text:list-item>
                <text:p text:style-name="P7"><text:span text:style-name="T5">Upon hearing the news, he couldn't help but shake his head in regre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邀请" draw:style-name="dp1" draw:master-page-name="Title_2c__20_Content" presentation:presentation-page-layout-name="AL2T11">
        <draw:frame draw:name="PlaceHolder 1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邀请</text:span></text:p>
          </draw:text-box>
        </draw:frame>
        <draw:frame draw:name="PlaceHolder 1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邀请 </text:span><text:span text:style-name="T5">(yāoqǐng)</text:span></text:p>
              </text:list-item>
              <text:list-item>
                <text:p text:style-name="P5"><text:span text:style-name="T5">Invite; invitat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我收到了一份婚礼的邀请函。</text:span></text:p>
              </text:list-item>
              <text:list-item>
                <text:p text:style-name="P7"><text:span text:style-name="T5">Wǒ shōudào le yī fèn hūnlǐ de yāoqǐng hán.</text:span></text:p>
              </text:list-item>
              <text:list-item>
                <text:p text:style-name="P7"><text:span text:style-name="T5">I received an invitation to a wedd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眼光" draw:style-name="dp1" draw:master-page-name="Title_2c__20_Content" presentation:presentation-page-layout-name="AL2T11">
        <draw:frame draw:name="PlaceHolder 13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眼光</text:span></text:p>
          </draw:text-box>
        </draw:frame>
        <draw:frame draw:name="PlaceHolder 14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眼光 </text:span><text:span text:style-name="T5">(yǎnguāng)</text:span></text:p>
              </text:list-item>
              <text:list-item>
                <text:p text:style-name="P5"><text:span text:style-name="T5">Insight; vis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有远见的领导者具有敏锐的眼光，能看到未来的发展方向。</text:span></text:p>
              </text:list-item>
              <text:list-item>
                <text:p text:style-name="P7"><text:span text:style-name="T5">Yǒu yuǎnjiàn de lǐngdǎozhě jùyǒu mǐnruì de yǎnguāng, néng kàn dào wèilái de fāzhǎn fāngxiàng.</text:span></text:p>
              </text:list-item>
              <text:list-item>
                <text:p text:style-name="P7"><text:span text:style-name="T5">Visionary leaders have a keen insight and can see the future development direc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研究所" draw:style-name="dp1" draw:master-page-name="Title_2c__20_Content" presentation:presentation-page-layout-name="AL2T11">
        <draw:frame draw:name="PlaceHolder 15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研究所</text:span></text:p>
          </draw:text-box>
        </draw:frame>
        <draw:frame draw:name="PlaceHolder 16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研究所 </text:span><text:span text:style-name="T5">(yánjiūsuǒ)</text:span></text:p>
              </text:list-item>
              <text:list-item>
                <text:p text:style-name="P5"><text:span text:style-name="T5">Research institut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在一家著名的科研研究所工作。</text:span></text:p>
              </text:list-item>
              <text:list-item>
                <text:p text:style-name="P7"><text:span text:style-name="T5">Tā zài yī jiā zhùmíng de kēyán yánjiūsuǒ gōngzuò.</text:span></text:p>
              </text:list-item>
              <text:list-item>
                <text:p text:style-name="P7"><text:span text:style-name="T5">He works at a renowned scientific research institut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言语" draw:style-name="dp1" draw:master-page-name="Title_2c__20_Content" presentation:presentation-page-layout-name="AL2T11">
        <draw:frame draw:name="PlaceHolder 17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言语</text:span></text:p>
          </draw:text-box>
        </draw:frame>
        <draw:frame draw:name="PlaceHolder 18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言语 </text:span><text:span text:style-name="T5">(yányǔ)</text:span></text:p>
              </text:list-item>
              <text:list-item>
                <text:p text:style-name="P5"><text:span text:style-name="T5">Speech; word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的言语非常有说服力，能够打动人心。</text:span></text:p>
              </text:list-item>
              <text:list-item>
                <text:p text:style-name="P7"><text:span text:style-name="T5">Tā de yányǔ fēicháng yǒu shuōfúlì, nénggòu dǎdòng rénxīn.</text:span></text:p>
              </text:list-item>
              <text:list-item>
                <text:p text:style-name="P7"><text:span text:style-name="T5">His words are very persuasive and can move people's hear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严肃" draw:style-name="dp1" draw:master-page-name="Title_2c__20_Content" presentation:presentation-page-layout-name="AL2T11">
        <draw:frame draw:name="PlaceHolder 19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严肃</text:span></text:p>
          </draw:text-box>
        </draw:frame>
        <draw:frame draw:name="PlaceHolder 20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严肃 </text:span><text:span text:style-name="T5">(yánsù)</text:span></text:p>
              </text:list-item>
              <text:list-item>
                <text:p text:style-name="P5"><text:span text:style-name="T5">Solemn; seriou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庄重的场合，他总是显得很严肃。</text:span></text:p>
              </text:list-item>
              <text:list-item>
                <text:p text:style-name="P7"><text:span text:style-name="T5">Zài zhuāngzhòng de chǎnghé, tā zǒngshì xiǎnde hěn yánsù.</text:span></text:p>
              </text:list-item>
              <text:list-item>
                <text:p text:style-name="P7"><text:span text:style-name="T5">In formal occasions, he always appears very solem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严厉" draw:style-name="dp1" draw:master-page-name="Title_2c__20_Content" presentation:presentation-page-layout-name="AL2T11">
        <draw:frame draw:name="PlaceHolder 2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严厉</text:span></text:p>
          </draw:text-box>
        </draw:frame>
        <draw:frame draw:name="PlaceHolder 2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严厉 </text:span><text:span text:style-name="T5">(yánlì)</text:span></text:p>
              </text:list-item>
              <text:list-item>
                <text:p text:style-name="P5"><text:span text:style-name="T5">Severe; ster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对待违纪行为非常严厉。</text:span></text:p>
              </text:list-item>
              <text:list-item>
                <text:p text:style-name="P7"><text:span text:style-name="T5">Tā duìdài wéijì xíngwéi fēicháng yánlì.</text:span></text:p>
              </text:list-item>
              <text:list-item>
                <text:p text:style-name="P7"><text:span text:style-name="T5">He is very severe in dealing with disciplinary violati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2" draw:style-name="dp1" draw:master-page-name="Title_2c__20_Content_5f_" presentation:presentation-page-layout-name="AL2T11">
        <draw:frame draw:name="PlaceHolder 23" presentation:style-name="pr7" draw:text-style-name="P2" draw:layer="layout" svg:width="22.499cm" svg:height="2.599cm" svg:x="4.5cm" svg:y="0.6cm" presentation:class="title" presentation:user-transformed="true">
          <draw:text-box>
            <text:p>延伸</text:p>
          </draw:text-box>
        </draw:frame>
        <draw:frame draw:name="PlaceHolder 2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延伸 </text:span><text:span text:style-name="T5">(yánshēn)</text:span></text:p>
              </text:list-item>
              <text:list-item>
                <text:p text:style-name="P5"><text:span text:style-name="T5">Extend; stretch</text:span></text:p>
                <text:p text:style-name="P5"><text:span text:style-name="T5"/></text:p>
              </text:list-item>
              <text:list-item>
                <text:p text:style-name="P5"><text:span text:style-name="T5">这条道路将延伸到城市的边缘地区。</text:span></text:p>
              </text:list-item>
              <text:list-item>
                <text:p text:style-name="P5"><text:span text:style-name="T5">Zhè tiáo dàolù jiāng yánshēn dào chéngshì de biānyuán dìqū.</text:span></text:p>
              </text:list-item>
              <text:list-item>
                <text:p text:style-name="P5"><text:span text:style-name="T5">This road will extend to the outskirts of the city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3" draw:style-name="dp1" draw:master-page-name="Title_2c__20_Content_5f_" presentation:presentation-page-layout-name="AL2T11">
        <draw:frame draw:name="PlaceHolder 25" presentation:style-name="pr7" draw:text-style-name="P2" draw:layer="layout" svg:width="22.499cm" svg:height="2.599cm" svg:x="4.5cm" svg:y="0.6cm" presentation:class="title" presentation:user-transformed="true">
          <draw:text-box>
            <text:p>亚军</text:p>
          </draw:text-box>
        </draw:frame>
        <draw:frame draw:name="PlaceHolder 2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亚军 </text:span><text:span text:style-name="T5">(yàjūn)</text:span></text:p>
              </text:list-item>
              <text:list-item>
                <text:p text:style-name="P5"><text:span text:style-name="T5">Runner-up; second place</text:span></text:p>
                <text:p text:style-name="P5"><text:span text:style-name="T5"/></text:p>
              </text:list-item>
              <text:list-item>
                <text:p text:style-name="P5"><text:span text:style-name="T5">他在比赛中获得了亚军。</text:span></text:p>
              </text:list-item>
              <text:list-item>
                <text:p text:style-name="P5"><text:span text:style-name="T5">Tā zài bǐsài zhōng huòdé le yàjūn.</text:span></text:p>
              </text:list-item>
              <text:list-item>
                <text:p text:style-name="P5"><text:span text:style-name="T5">He won the runner-up in the competition.</text:span></text:p>
                <text:p text:style-name="P5"><text:span text:style-name="T5"/></text:p>
              </text:list-item>
            </text:list>
            <text:p text:style-name="P6"/>
          </draw:text-box>
        </draw:frame>
        <presentation:notes draw:style-name="dp3">
          <draw:page-thumbnail draw:style-name="gr1" draw:layer="layout" svg:width="18.623cm" svg:height="10.476cm" svg:x="1.483cm" svg:y="2.123cm" draw:page-number="2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4" draw:style-name="dp1" draw:master-page-name="Title_2c__20_Content_5f_" presentation:presentation-page-layout-name="AL2T11">
        <draw:frame draw:name="PlaceHolder 27" presentation:style-name="pr7" draw:text-style-name="P2" draw:layer="layout" svg:width="22.499cm" svg:height="2.599cm" svg:x="4.5cm" svg:y="0.6cm" presentation:class="title" presentation:user-transformed="true">
          <draw:text-box>
            <text:p>鸭子</text:p>
          </draw:text-box>
        </draw:frame>
        <draw:frame draw:name="PlaceHolder 2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鸭子 </text:span><text:span text:style-name="T5">(yāzi)</text:span></text:p>
              </text:list-item>
              <text:list-item>
                <text:p text:style-name="P5"><text:span text:style-name="T5">Duck</text:span></text:p>
                <text:p text:style-name="P5"><text:span text:style-name="T5"/></text:p>
              </text:list-item>
              <text:list-item>
                <text:p text:style-name="P5"><text:span text:style-name="T5">我喜欢吃烤鸭子，尤其是北京烤鸭。</text:span></text:p>
              </text:list-item>
              <text:list-item>
                <text:p text:style-name="P5"><text:span text:style-name="T5">Wǒ xǐhuān chī kǎo yāzi, yóuqí shì Běijīng kǎo yā.</text:span></text:p>
              </text:list-item>
              <text:list-item>
                <text:p text:style-name="P5"><text:span text:style-name="T5">I like to eat roast duck, especially Beijing roast duck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5" draw:style-name="dp1" draw:master-page-name="Title_2c__20_Content_5f_" presentation:presentation-page-layout-name="AL2T11">
        <draw:frame draw:name="PlaceHolder 29" presentation:style-name="pr7" draw:text-style-name="P2" draw:layer="layout" svg:width="22.499cm" svg:height="2.599cm" svg:x="4.5cm" svg:y="0.6cm" presentation:class="title" presentation:user-transformed="true">
          <draw:text-box>
            <text:p>押金</text:p>
          </draw:text-box>
        </draw:frame>
        <draw:frame draw:name="PlaceHolder 3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押金 </text:span><text:span text:style-name="T5">(yājīn)</text:span></text:p>
              </text:list-item>
              <text:list-item>
                <text:p text:style-name="P5"><text:span text:style-name="T5">Deposit</text:span></text:p>
                <text:p text:style-name="P5"><text:span text:style-name="T5"/></text:p>
              </text:list-item>
              <text:list-item>
                <text:p text:style-name="P5"><text:span text:style-name="T5">租房时通常需要交付一笔押金作为保证。</text:span></text:p>
              </text:list-item>
              <text:list-item>
                <text:p text:style-name="P5"><text:span text:style-name="T5">Zūfáng shí tōngcháng xūyào jiāofù yī bǐ yājīn zuòwéi bǎozhèng.</text:span></text:p>
              </text:list-item>
              <text:list-item>
                <text:p text:style-name="P5"><text:span text:style-name="T5">When renting a house, it is common to pay a deposit as security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6" draw:style-name="dp1" draw:master-page-name="Title_2c__20_Content_5f_" presentation:presentation-page-layout-name="AL2T11">
        <draw:frame draw:name="PlaceHolder 31" presentation:style-name="pr7" draw:text-style-name="P2" draw:layer="layout" svg:width="22.499cm" svg:height="2.599cm" svg:x="4.5cm" svg:y="0.6cm" presentation:class="title" presentation:user-transformed="true">
          <draw:text-box>
            <text:p>询问</text:p>
          </draw:text-box>
        </draw:frame>
        <draw:frame draw:name="PlaceHolder 3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询问 </text:span><text:span text:style-name="T5">(xúnwèn)</text:span></text:p>
              </text:list-item>
              <text:list-item>
                <text:p text:style-name="P5"><text:span text:style-name="T5">Inquire; ask</text:span></text:p>
                <text:p text:style-name="P5"><text:span text:style-name="T5"/></text:p>
              </text:list-item>
              <text:list-item>
                <text:p text:style-name="P5"><text:span text:style-name="T5">如果有任何问题，请随时询问。</text:span></text:p>
              </text:list-item>
              <text:list-item>
                <text:p text:style-name="P5"><text:span text:style-name="T5">Rúguǒ yǒu rènhé wèntí, qǐng suíshí xúnwèn.</text:span></text:p>
              </text:list-item>
              <text:list-item>
                <text:p text:style-name="P5"><text:span text:style-name="T5">If you have any questions, feel free to inquire at any tim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7" draw:style-name="dp1" draw:master-page-name="Title_2c__20_Content_5f_" presentation:presentation-page-layout-name="AL2T11">
        <draw:frame draw:name="PlaceHolder 33" presentation:style-name="pr7" draw:text-style-name="P2" draw:layer="layout" svg:width="22.499cm" svg:height="2.599cm" svg:x="4.5cm" svg:y="0.6cm" presentation:class="title" presentation:user-transformed="true">
          <draw:text-box>
            <text:p>寻求</text:p>
          </draw:text-box>
        </draw:frame>
        <draw:frame draw:name="PlaceHolder 3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寻求 </text:span><text:span text:style-name="T5">(xúnqiú)</text:span></text:p>
              </text:list-item>
              <text:list-item>
                <text:p text:style-name="P5"><text:span text:style-name="T5">Seek; look for</text:span></text:p>
                <text:p text:style-name="P5"><text:span text:style-name="T5"/></text:p>
              </text:list-item>
              <text:list-item>
                <text:p text:style-name="P5"><text:span text:style-name="T5">他一直在寻求更好的发展机会。</text:span></text:p>
              </text:list-item>
              <text:list-item>
                <text:p text:style-name="P5"><text:span text:style-name="T5">Tā yīzhí zài xúnqiú gèng hǎo de fāzhǎn jīhuì.</text:span></text:p>
              </text:list-item>
              <text:list-item>
                <text:p text:style-name="P5"><text:span text:style-name="T5">He has been seeking better career opportuniti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8" draw:style-name="dp1" draw:master-page-name="Title_2c__20_Content_5f_" presentation:presentation-page-layout-name="AL2T11">
        <draw:frame draw:name="PlaceHolder 35" presentation:style-name="pr7" draw:text-style-name="P2" draw:layer="layout" svg:width="22.499cm" svg:height="2.599cm" svg:x="4.5cm" svg:y="0.6cm" presentation:class="title" presentation:user-transformed="true">
          <draw:text-box>
            <text:p>学者</text:p>
          </draw:text-box>
        </draw:frame>
        <draw:frame draw:name="PlaceHolder 3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学者 </text:span><text:span text:style-name="T5">(xuézhě)</text:span></text:p>
              </text:list-item>
              <text:list-item>
                <text:p text:style-name="P5"><text:span text:style-name="T5">Scholar</text:span></text:p>
                <text:p text:style-name="P5"><text:span text:style-name="T5"/></text:p>
              </text:list-item>
              <text:list-item>
                <text:p text:style-name="P5"><text:span text:style-name="T5">这位学者在研究领域取得了重要的成就。</text:span></text:p>
              </text:list-item>
              <text:list-item>
                <text:p text:style-name="P5"><text:span text:style-name="T5">Zhè wèi xuézhě zài yánjiū lǐngyù qǔdé le zhòngyào de chéngjiù.</text:span></text:p>
              </text:list-item>
              <text:list-item>
                <text:p text:style-name="P5"><text:span text:style-name="T5">This scholar has achieved significant accomplishments in the research fiel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9" draw:style-name="dp1" draw:master-page-name="Title_2c__20_Content_5f_" presentation:presentation-page-layout-name="AL2T11">
        <draw:frame draw:name="PlaceHolder 37" presentation:style-name="pr7" draw:text-style-name="P2" draw:layer="layout" svg:width="22.499cm" svg:height="2.599cm" svg:x="4.5cm" svg:y="0.6cm" presentation:class="title" presentation:user-transformed="true">
          <draw:text-box>
            <text:p>学位</text:p>
          </draw:text-box>
        </draw:frame>
        <draw:frame draw:name="PlaceHolder 3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学位 </text:span><text:span text:style-name="T5">(xuéwèi)</text:span></text:p>
              </text:list-item>
              <text:list-item>
                <text:p text:style-name="P5"><text:span text:style-name="T5">Academic degree</text:span></text:p>
                <text:p text:style-name="P5"><text:span text:style-name="T5"/></text:p>
              </text:list-item>
              <text:list-item>
                <text:p text:style-name="P5"><text:span text:style-name="T5">他在大学获得了经济学学士学位。</text:span></text:p>
              </text:list-item>
              <text:list-item>
                <text:p text:style-name="P5"><text:span text:style-name="T5">Tā zài dàxué huòdé le jīngjì xué bǎchélár xuéwèi.</text:span></text:p>
              </text:list-item>
              <text:list-item>
                <text:p text:style-name="P5"><text:span text:style-name="T5">He earned a bachelor's degree in economics from the universit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0" draw:style-name="dp1" draw:master-page-name="Title_2c__20_Content_5f_" presentation:presentation-page-layout-name="AL2T11">
        <draw:frame draw:name="PlaceHolder 39" presentation:style-name="pr7" draw:text-style-name="P2" draw:layer="layout" svg:width="22.499cm" svg:height="2.599cm" svg:x="4.5cm" svg:y="0.6cm" presentation:class="title" presentation:user-transformed="true">
          <draw:text-box>
            <text:p>学科</text:p>
          </draw:text-box>
        </draw:frame>
        <draw:frame draw:name="PlaceHolder 4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学科 </text:span><text:span text:style-name="T5">(xuékē)</text:span></text:p>
              </text:list-item>
              <text:list-item>
                <text:p text:style-name="P5"><text:span text:style-name="T5">Academic discipline; subject</text:span></text:p>
                <text:p text:style-name="P5"><text:span text:style-name="T5"/></text:p>
              </text:list-item>
              <text:list-item>
                <text:p text:style-name="P5"><text:span text:style-name="T5">他在大学主修计算机科学这个学科。</text:span></text:p>
              </text:list-item>
              <text:list-item>
                <text:p text:style-name="P5"><text:span text:style-name="T5">Tā zài dàxué zhǔxiū jìsuànjī kēxué zhège xuékē.</text:span></text:p>
              </text:list-item>
              <text:list-item>
                <text:p text:style-name="P5"><text:span text:style-name="T5">He majored in computer science as his academic discipline in colleg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1" draw:style-name="dp1" draw:master-page-name="Title_2c__20_Content_5f_" presentation:presentation-page-layout-name="AL2T11">
        <draw:frame draw:name="PlaceHolder 41" presentation:style-name="pr7" draw:text-style-name="P2" draw:layer="layout" svg:width="22.499cm" svg:height="2.599cm" svg:x="4.5cm" svg:y="0.6cm" presentation:class="title" presentation:user-transformed="true">
          <draw:text-box>
            <text:p>选修</text:p>
          </draw:text-box>
        </draw:frame>
        <draw:frame draw:name="PlaceHolder 4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选修 </text:span><text:span text:style-name="T5">(xuǎnxiū)</text:span></text:p>
              </text:list-item>
              <text:list-item>
                <text:p text:style-name="P5"><text:span text:style-name="T5">Take as an elective</text:span></text:p>
                <text:p text:style-name="P5"><text:span text:style-name="T5"/></text:p>
              </text:list-item>
              <text:list-item>
                <text:p text:style-name="P5"><text:span text:style-name="T5">在大学，学生可以根据兴趣选修一些额外的课程。</text:span></text:p>
              </text:list-item>
              <text:list-item>
                <text:p text:style-name="P5"><text:span text:style-name="T5">Zài dàxué, xuéshēng kěyǐ gēnjù xìngqù xuǎnxiū yīxiē éwài de kèchéng.</text:span></text:p>
              </text:list-item>
              <text:list-item>
                <text:p text:style-name="P5"><text:span text:style-name="T5">In college, students can take some additional courses as electives based on their interes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2" draw:style-name="dp1" draw:master-page-name="Title_2c__20_Content_5f_" presentation:presentation-page-layout-name="AL2T11">
        <draw:frame draw:name="PlaceHolder 43" presentation:style-name="pr7" draw:text-style-name="P2" draw:layer="layout" svg:width="22.499cm" svg:height="2.599cm" svg:x="4.5cm" svg:y="0.6cm" presentation:class="title" presentation:user-transformed="true">
          <draw:text-box>
            <text:p>许可</text:p>
          </draw:text-box>
        </draw:frame>
        <draw:frame draw:name="PlaceHolder 4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许可 </text:span><text:span text:style-name="T5">(xǔkě)</text:span></text:p>
              </text:list-item>
              <text:list-item>
                <text:p text:style-name="P5"><text:span text:style-name="T5">Permission; permit</text:span></text:p>
                <text:p text:style-name="P5"><text:span text:style-name="T5"/></text:p>
              </text:list-item>
              <text:list-item>
                <text:p text:style-name="P5"><text:span text:style-name="T5">在进入这个区域之前，请获得许可。</text:span></text:p>
              </text:list-item>
              <text:list-item>
                <text:p text:style-name="P5"><text:span text:style-name="T5">Zài jìnrù zhège qūyù zhīqián, qǐng huòdé xǔkě.</text:span></text:p>
              </text:list-item>
              <text:list-item>
                <text:p text:style-name="P5"><text:span text:style-name="T5">Please obtain permission before entering this area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3" draw:style-name="dp1" draw:master-page-name="Title_2c__20_Content_5f_" presentation:presentation-page-layout-name="AL2T11">
        <draw:frame draw:name="PlaceHolder 45" presentation:style-name="pr7" draw:text-style-name="P2" draw:layer="layout" svg:width="22.499cm" svg:height="2.599cm" svg:x="4.5cm" svg:y="0.6cm" presentation:class="title" presentation:user-transformed="true">
          <draw:text-box>
            <text:p>虚心</text:p>
          </draw:text-box>
        </draw:frame>
        <draw:frame draw:name="PlaceHolder 4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虚心 </text:span><text:span text:style-name="T5">(xūxīn)</text:span></text:p>
              </text:list-item>
              <text:list-item>
                <text:p text:style-name="P5"><text:span text:style-name="T5">Modest; open-minded</text:span></text:p>
                <text:p text:style-name="P5"><text:span text:style-name="T5"/></text:p>
              </text:list-item>
              <text:list-item>
                <text:p text:style-name="P5"><text:span text:style-name="T5">学习的过程中要保持虚心，不断吸收新知识。</text:span></text:p>
              </text:list-item>
              <text:list-item>
                <text:p text:style-name="P5"><text:span text:style-name="T5">Xuéxí de guòchéng zhōng yào bǎochí xūxīn, bùduàn xīshōu xīn zhīshì.</text:span></text:p>
              </text:list-item>
              <text:list-item>
                <text:p text:style-name="P5"><text:span text:style-name="T5">In the process of learning, it's important to stay open-minded and continuously absorb new knowledg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4" draw:style-name="dp1" draw:master-page-name="Title_2c__20_Content_5f_" presentation:presentation-page-layout-name="AL2T11">
        <draw:frame draw:name="PlaceHolder 47" presentation:style-name="pr7" draw:text-style-name="P2" draw:layer="layout" svg:width="22.499cm" svg:height="2.599cm" svg:x="4.5cm" svg:y="0.6cm" presentation:class="title" presentation:user-transformed="true">
          <draw:text-box>
            <text:p>修养</text:p>
          </draw:text-box>
        </draw:frame>
        <draw:frame draw:name="PlaceHolder 4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修养 </text:span><text:span text:style-name="T5">(xiūyǎng)</text:span></text:p>
              </text:list-item>
              <text:list-item>
                <text:p text:style-name="P5"><text:span text:style-name="T5">Cultivation; self-cultivation</text:span></text:p>
                <text:p text:style-name="P5"><text:span text:style-name="T5"/></text:p>
              </text:list-item>
              <text:list-item>
                <text:p text:style-name="P5"><text:span text:style-name="T5">良好的修养是一个人素质的体现。</text:span></text:p>
              </text:list-item>
              <text:list-item>
                <text:p text:style-name="P5"><text:span text:style-name="T5">Liánghǎo de xiūyǎng shì yīgè rén sùzhì de tǐxiàn.</text:span></text:p>
              </text:list-item>
              <text:list-item>
                <text:p text:style-name="P5"><text:span text:style-name="T5">Good cultivation is a reflection of a person's qualit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5" draw:style-name="dp1" draw:master-page-name="Title_2c__20_Content_5f_" presentation:presentation-page-layout-name="AL2T11">
        <draw:frame draw:name="PlaceHolder 49" presentation:style-name="pr7" draw:text-style-name="P2" draw:layer="layout" svg:width="22.499cm" svg:height="2.599cm" svg:x="4.5cm" svg:y="0.6cm" presentation:class="title" presentation:user-transformed="true">
          <draw:text-box>
            <text:p>修建</text:p>
          </draw:text-box>
        </draw:frame>
        <draw:frame draw:name="PlaceHolder 5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修建 </text:span><text:span text:style-name="T5">(xiūjiàn)</text:span></text:p>
              </text:list-item>
              <text:list-item>
                <text:p text:style-name="P5"><text:span text:style-name="T5">Build; construct</text:span></text:p>
                <text:p text:style-name="P5"><text:span text:style-name="T5"/></text:p>
              </text:list-item>
              <text:list-item>
                <text:p text:style-name="P5"><text:span text:style-name="T5">政府投资修建了一座新的医院。</text:span></text:p>
              </text:list-item>
              <text:list-item>
                <text:p text:style-name="P5"><text:span text:style-name="T5">Zhèngfǔ tóuzī xiūjiàn le yī zuò xīn de yīyuàn.</text:span></text:p>
              </text:list-item>
              <text:list-item>
                <text:p text:style-name="P5"><text:span text:style-name="T5">The government invested in building a new hospital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6" draw:style-name="dp1" draw:master-page-name="Title_2c__20_Content_5f_" presentation:presentation-page-layout-name="AL2T11">
        <draw:frame draw:name="PlaceHolder 51" presentation:style-name="pr7" draw:text-style-name="P2" draw:layer="layout" svg:width="22.499cm" svg:height="2.599cm" svg:x="4.5cm" svg:y="0.6cm" presentation:class="title" presentation:user-transformed="true">
          <draw:text-box>
            <text:p>修复</text:p>
          </draw:text-box>
        </draw:frame>
        <draw:frame draw:name="PlaceHolder 5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修复 </text:span><text:span text:style-name="T5">(xiūfù)</text:span></text:p>
              </text:list-item>
              <text:list-item>
                <text:p text:style-name="P5"><text:span text:style-name="T5">Restore; repair</text:span></text:p>
                <text:p text:style-name="P5"><text:span text:style-name="T5"/></text:p>
              </text:list-item>
              <text:list-item>
                <text:p text:style-name="P5"><text:span text:style-name="T5">这座古老的建筑经过几年的修复，焕发出新的生机。</text:span></text:p>
              </text:list-item>
              <text:list-item>
                <text:p text:style-name="P5"><text:span text:style-name="T5">Zhè zuò gǔlǎo de jiànzhù jīngguò jǐ nián de xiūfù, huànfā chū xīn de shēngjī.</text:span></text:p>
              </text:list-item>
              <text:list-item>
                <text:p text:style-name="P5"><text:span text:style-name="T5">After several years of restoration, this ancient building is rejuvenated with new vitalit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7" draw:style-name="dp1" draw:master-page-name="Title_2c__20_Content_5f_" presentation:presentation-page-layout-name="AL2T11">
        <draw:frame draw:name="PlaceHolder 53" presentation:style-name="pr7" draw:text-style-name="P2" draw:layer="layout" svg:width="22.499cm" svg:height="2.599cm" svg:x="4.5cm" svg:y="0.6cm" presentation:class="title" presentation:user-transformed="true">
          <draw:text-box>
            <text:p>休闲</text:p>
          </draw:text-box>
        </draw:frame>
        <draw:frame draw:name="PlaceHolder 5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休闲 </text:span><text:span text:style-name="T5">(xiūxián)</text:span></text:p>
              </text:list-item>
              <text:list-item>
                <text:p text:style-name="P5"><text:span text:style-name="T5">Leisure; relaxation</text:span></text:p>
                <text:p text:style-name="P5"><text:span text:style-name="T5"/></text:p>
              </text:list-item>
              <text:list-item>
                <text:p text:style-name="P5"><text:span text:style-name="T5">周末是我休闲放松的时候。</text:span></text:p>
              </text:list-item>
              <text:list-item>
                <text:p text:style-name="P5"><text:span text:style-name="T5">Zhōumò shì wǒ xiūxián fàngsōng de shíhòu.</text:span></text:p>
              </text:list-item>
              <text:list-item>
                <text:p text:style-name="P5"><text:span text:style-name="T5">The weekend is my time for leisure and relaxa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8" draw:style-name="dp1" draw:master-page-name="Title_2c__20_Content_5f_" presentation:presentation-page-layout-name="AL2T11">
        <draw:frame draw:name="PlaceHolder 55" presentation:style-name="pr7" draw:text-style-name="P2" draw:layer="layout" svg:width="22.499cm" svg:height="2.599cm" svg:x="4.5cm" svg:y="0.6cm" presentation:class="title" presentation:user-transformed="true">
          <draw:text-box>
            <text:p>熊</text:p>
          </draw:text-box>
        </draw:frame>
        <draw:frame draw:name="PlaceHolder 5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熊 </text:span><text:span text:style-name="T5">(xióng)</text:span></text:p>
              </text:list-item>
              <text:list-item>
                <text:p text:style-name="P5"><text:span text:style-name="T5">Bear</text:span></text:p>
                <text:p text:style-name="P5"><text:span text:style-name="T5"/></text:p>
              </text:list-item>
              <text:list-item>
                <text:p text:style-name="P5"><text:span text:style-name="T5">在野外遇到熊时，要保持冷静，尽量避免惊吓它。</text:span></text:p>
              </text:list-item>
              <text:list-item>
                <text:p text:style-name="P5"><text:span text:style-name="T5">Zài yěwài yùdào xióng shí, yào bǎochí lěngjìng, jǐnliàng bìmiǎn jīngxià tā.</text:span></text:p>
              </text:list-item>
              <text:list-item>
                <text:p text:style-name="P5"><text:span text:style-name="T5">If you encounter a bear in the wild, stay calm and try to avoid startling it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9" draw:style-name="dp1" draw:master-page-name="Title_2c__20_Content_5f_" presentation:presentation-page-layout-name="AL2T11">
        <draw:frame draw:name="PlaceHolder 57" presentation:style-name="pr7" draw:text-style-name="P2" draw:layer="layout" svg:width="22.499cm" svg:height="2.599cm" svg:x="4.5cm" svg:y="0.6cm" presentation:class="title" presentation:user-transformed="true">
          <draw:text-box>
            <text:p>雄伟</text:p>
          </draw:text-box>
        </draw:frame>
        <draw:frame draw:name="PlaceHolder 5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雄伟 </text:span><text:span text:style-name="T5">(xióngwěi)</text:span></text:p>
              </text:list-item>
              <text:list-item>
                <text:p text:style-name="P5"><text:span text:style-name="T5">Majestic; grand</text:span></text:p>
                <text:p text:style-name="P5"><text:span text:style-name="T5"/></text:p>
              </text:list-item>
              <text:list-item>
                <text:p text:style-name="P5"><text:span text:style-name="T5">这座山脉的雄伟景色令人叹为观止。</text:span></text:p>
              </text:list-item>
              <text:list-item>
                <text:p text:style-name="P5"><text:span text:style-name="T5">Zhè zuò shānmài de xióngwěi jǐngsè lìngrén tàn wèi guānzhǐ.</text:span></text:p>
              </text:list-item>
              <text:list-item>
                <text:p text:style-name="P5"><text:span text:style-name="T5">The majestic scenery of this mountain range is breathtaking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0" draw:style-name="dp1" draw:master-page-name="Title_2c__20_Content_5f_" presentation:presentation-page-layout-name="AL2T11">
        <draw:frame draw:name="PlaceHolder 61" presentation:style-name="pr7" draw:text-style-name="P2" draw:layer="layout" svg:width="22.499cm" svg:height="2.599cm" svg:x="4.5cm" svg:y="0.6cm" presentation:class="title" presentation:user-transformed="true">
          <draw:text-box>
            <text:p>性能</text:p>
          </draw:text-box>
        </draw:frame>
        <draw:frame draw:name="PlaceHolder 6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性能 </text:span><text:span text:style-name="T5">(xìngnéng)</text:span></text:p>
              </text:list-item>
              <text:list-item>
                <text:p text:style-name="P5"><text:span text:style-name="T5">Performance; capability</text:span></text:p>
                <text:p text:style-name="P5"><text:span text:style-name="T5"/></text:p>
              </text:list-item>
              <text:list-item>
                <text:p text:style-name="P5"><text:span text:style-name="T5">这款电脑的性能非常出色，适合高性能应用。</text:span></text:p>
              </text:list-item>
              <text:list-item>
                <text:p text:style-name="P5"><text:span text:style-name="T5">Zhè kuǎng diànnǎo de xìngnéng fēicháng chūsè, shìhé gāo xìngnéng yìngyòng.</text:span></text:p>
              </text:list-item>
              <text:list-item>
                <text:p text:style-name="P5"><text:span text:style-name="T5">This computer has excellent performance and is suitable for high-performance application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1" draw:style-name="dp1" draw:master-page-name="Title_2c__20_Content_5f_" presentation:presentation-page-layout-name="AL2T11">
        <draw:frame draw:name="PlaceHolder 63" presentation:style-name="pr7" draw:text-style-name="P2" draw:layer="layout" svg:width="22.499cm" svg:height="2.599cm" svg:x="4.5cm" svg:y="0.6cm" presentation:class="title" presentation:user-transformed="true">
          <draw:text-box>
            <text:p>形态</text:p>
          </draw:text-box>
        </draw:frame>
        <draw:frame draw:name="PlaceHolder 6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形态 </text:span><text:span text:style-name="T5">(xíngtài)</text:span></text:p>
              </text:list-item>
              <text:list-item>
                <text:p text:style-name="P5"><text:span text:style-name="T5">Form; shape; morphology</text:span></text:p>
                <text:p text:style-name="P5"><text:span text:style-name="T5"/></text:p>
              </text:list-item>
              <text:list-item>
                <text:p text:style-name="P5"><text:span text:style-name="T5">这种动物具有独特的形态特征。</text:span></text:p>
              </text:list-item>
              <text:list-item>
                <text:p text:style-name="P5"><text:span text:style-name="T5">Zhè zhǒng dòngwù jùyǒu dútè de xíngtài tèzhēng.</text:span></text:p>
              </text:list-item>
              <text:list-item>
                <text:p text:style-name="P5"><text:span text:style-name="T5">This animal has unique morphological characteristic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2" draw:style-name="dp1" draw:master-page-name="Title_2c__20_Content_5f_" presentation:presentation-page-layout-name="AL2T11">
        <draw:frame draw:name="PlaceHolder 65" presentation:style-name="pr7" draw:text-style-name="P2" draw:layer="layout" svg:width="22.499cm" svg:height="2.599cm" svg:x="4.5cm" svg:y="0.6cm" presentation:class="title" presentation:user-transformed="true">
          <draw:text-box>
            <text:p>行驶</text:p>
          </draw:text-box>
        </draw:frame>
        <draw:frame draw:name="PlaceHolder 6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行驶 </text:span><text:span text:style-name="T5">(xíngshǐ)</text:span></text:p>
              </text:list-item>
              <text:list-item>
                <text:p text:style-name="P5"><text:span text:style-name="T5">Drive; travel</text:span></text:p>
                <text:p text:style-name="P5"><text:span text:style-name="T5"/></text:p>
              </text:list-item>
              <text:list-item>
                <text:p text:style-name="P5"><text:span text:style-name="T5">汽车正以匀速行驶在高速公路上。</text:span></text:p>
              </text:list-item>
              <text:list-item>
                <text:p text:style-name="P5"><text:span text:style-name="T5">Qìchē zhèng yǐ yúnsù xíngshǐ zài gāosù gōnglù shàng.</text:span></text:p>
              </text:list-item>
              <text:list-item>
                <text:p text:style-name="P5"><text:span text:style-name="T5">The car is driving at a constant speed on the highwa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3" draw:style-name="dp1" draw:master-page-name="Title_2c__20_Content_5f_" presentation:presentation-page-layout-name="AL2T11">
        <draw:frame draw:name="PlaceHolder 67" presentation:style-name="pr7" draw:text-style-name="P2" draw:layer="layout" svg:width="22.499cm" svg:height="2.599cm" svg:x="4.5cm" svg:y="0.6cm" presentation:class="title" presentation:user-transformed="true">
          <draw:text-box>
            <text:p>信箱</text:p>
          </draw:text-box>
        </draw:frame>
        <draw:frame draw:name="PlaceHolder 6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信箱 </text:span><text:span text:style-name="T5">(xìnxiāng)</text:span></text:p>
              </text:list-item>
              <text:list-item>
                <text:p text:style-name="P5"><text:span text:style-name="T5">Mailbox</text:span></text:p>
                <text:p text:style-name="P5"><text:span text:style-name="T5"/></text:p>
              </text:list-item>
              <text:list-item>
                <text:p text:style-name="P5"><text:span text:style-name="T5">我会把信放在你的信箱里。</text:span></text:p>
              </text:list-item>
              <text:list-item>
                <text:p text:style-name="P5"><text:span text:style-name="T5">Wǒ huì bǎ xìn fàng zài nǐ de xìnxiāng lǐ.</text:span></text:p>
              </text:list-item>
              <text:list-item>
                <text:p text:style-name="P5"><text:span text:style-name="T5">I will put the letter in your mailbox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4" draw:style-name="dp1" draw:master-page-name="Title_2c__20_Content_5f_" presentation:presentation-page-layout-name="AL2T11">
        <draw:frame draw:name="PlaceHolder 69" presentation:style-name="pr7" draw:text-style-name="P2" draw:layer="layout" svg:width="22.499cm" svg:height="2.599cm" svg:x="4.5cm" svg:y="0.6cm" presentation:class="title" presentation:user-transformed="true">
          <draw:text-box>
            <text:p>信念</text:p>
          </draw:text-box>
        </draw:frame>
        <draw:frame draw:name="PlaceHolder 7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信念 </text:span><text:span text:style-name="T5">(xìnniàn)</text:span></text:p>
              </text:list-item>
              <text:list-item>
                <text:p text:style-name="P5"><text:span text:style-name="T5">Belief; faith</text:span></text:p>
                <text:p text:style-name="P5"><text:span text:style-name="T5"/></text:p>
              </text:list-item>
              <text:list-item>
                <text:p text:style-name="P5"><text:span text:style-name="T5">坚定的信念能够支持我们克服困难。</text:span></text:p>
              </text:list-item>
              <text:list-item>
                <text:p text:style-name="P5"><text:span text:style-name="T5">Jiāndìng de xìnniàn nénggòu zhīchí wǒmen kèfú kùnnán.</text:span></text:p>
              </text:list-item>
              <text:list-item>
                <text:p text:style-name="P5"><text:span text:style-name="T5">Strong belief can support us in overcoming difficulti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5" draw:style-name="dp1" draw:master-page-name="Title_2c__20_Content_5f_" presentation:presentation-page-layout-name="AL2T11">
        <draw:frame draw:name="PlaceHolder 71" presentation:style-name="pr7" draw:text-style-name="P2" draw:layer="layout" svg:width="22.499cm" svg:height="2.599cm" svg:x="4.5cm" svg:y="0.6cm" presentation:class="title" presentation:user-transformed="true">
          <draw:text-box>
            <text:p>欣赏</text:p>
          </draw:text-box>
        </draw:frame>
        <draw:frame draw:name="PlaceHolder 7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欣赏 </text:span><text:span text:style-name="T5">(xīnshǎng)</text:span></text:p>
              </text:list-item>
              <text:list-item>
                <text:p text:style-name="P5"><text:span text:style-name="T5">Appreciate; enjoy</text:span></text:p>
                <text:p text:style-name="P5"><text:span text:style-name="T5"/></text:p>
              </text:list-item>
              <text:list-item>
                <text:p text:style-name="P5"><text:span text:style-name="T5">我欣赏艺术家对色彩的独特处理方式。</text:span></text:p>
              </text:list-item>
              <text:list-item>
                <text:p text:style-name="P5"><text:span text:style-name="T5">Wǒ xīnshǎng yìshùjiā duì sècǎi de dútè chǔlǐ fāngshì.</text:span></text:p>
              </text:list-item>
              <text:list-item>
                <text:p text:style-name="P5"><text:span text:style-name="T5">I appreciate the artist's unique approach to color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6" draw:style-name="dp1" draw:master-page-name="Title_2c__20_Content_5f_" presentation:presentation-page-layout-name="AL2T11">
        <draw:frame draw:name="PlaceHolder 73" presentation:style-name="pr7" draw:text-style-name="P2" draw:layer="layout" svg:width="22.499cm" svg:height="2.599cm" svg:x="4.5cm" svg:y="0.6cm" presentation:class="title" presentation:user-transformed="true">
          <draw:text-box>
            <text:p>辛苦</text:p>
          </draw:text-box>
        </draw:frame>
        <draw:frame draw:name="PlaceHolder 7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辛苦 </text:span><text:span text:style-name="T5">(xīnkǔ)</text:span></text:p>
              </text:list-item>
              <text:list-item>
                <text:p text:style-name="P5"><text:span text:style-name="T5">Hard; toilsome</text:span></text:p>
                <text:p text:style-name="P5"><text:span text:style-name="T5"/></text:p>
              </text:list-item>
              <text:list-item>
                <text:p text:style-name="P5"><text:span text:style-name="T5">你今天一定很辛苦，明天休息吧。</text:span></text:p>
              </text:list-item>
              <text:list-item>
                <text:p text:style-name="P5"><text:span text:style-name="T5">Nǐ jīntiān yīdìng hěn xīnkǔ, míngtiān xiūxí ba.</text:span></text:p>
              </text:list-item>
              <text:list-item>
                <text:p text:style-name="P5"><text:span text:style-name="T5">You must have worked hard today; take a rest tomorrow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7" draw:style-name="dp1" draw:master-page-name="Title_2c__20_Content_5f_" presentation:presentation-page-layout-name="AL2T11">
        <draw:frame draw:name="PlaceHolder 75" presentation:style-name="pr7" draw:text-style-name="P2" draw:layer="layout" svg:width="22.499cm" svg:height="2.599cm" svg:x="4.5cm" svg:y="0.6cm" presentation:class="title" presentation:user-transformed="true">
          <draw:text-box>
            <text:p>心疼</text:p>
          </draw:text-box>
        </draw:frame>
        <draw:frame draw:name="PlaceHolder 7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心疼 </text:span><text:span text:style-name="T5">(xīnténg)</text:span></text:p>
              </text:list-item>
              <text:list-item>
                <text:p text:style-name="P5"><text:span text:style-name="T5">Feel distressed; feel sorry for</text:span></text:p>
                <text:p text:style-name="P5"><text:span text:style-name="T5"/></text:p>
              </text:list-item>
              <text:list-item>
                <text:p text:style-name="P5"><text:span text:style-name="T5">看到他受伤的样子，我真的很心疼。</text:span></text:p>
              </text:list-item>
              <text:list-item>
                <text:p text:style-name="P5"><text:span text:style-name="T5">Kàndào tā shòushāng de yàngzi, wǒ zhēn de hěn xīnténg.</text:span></text:p>
              </text:list-item>
              <text:list-item>
                <text:p text:style-name="P5"><text:span text:style-name="T5">Seeing him injured, I feel really sorry for him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8" draw:style-name="dp1" draw:master-page-name="Title_2c__20_Content_5f_" presentation:presentation-page-layout-name="AL2T11">
        <draw:frame draw:name="PlaceHolder 77" presentation:style-name="pr7" draw:text-style-name="P2" draw:layer="layout" svg:width="22.499cm" svg:height="2.599cm" svg:x="4.5cm" svg:y="0.6cm" presentation:class="title" presentation:user-transformed="true">
          <draw:text-box>
            <text:p>心态</text:p>
          </draw:text-box>
        </draw:frame>
        <draw:frame draw:name="PlaceHolder 7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心态 </text:span><text:span text:style-name="T5">(xīntài)</text:span></text:p>
              </text:list-item>
              <text:list-item>
                <text:p text:style-name="P5"><text:span text:style-name="T5">Mentality; mindset</text:span></text:p>
                <text:p text:style-name="P5"><text:span text:style-name="T5"/></text:p>
              </text:list-item>
              <text:list-item>
                <text:p text:style-name="P5"><text:span text:style-name="T5">在面对挑战时，保持积极的心态是很重要的。</text:span></text:p>
              </text:list-item>
              <text:list-item>
                <text:p text:style-name="P5"><text:span text:style-name="T5">Zài miànduì tiǎozhàn shí, bǎochí jījí de xīntài shì hěn zhòngyào de.</text:span></text:p>
              </text:list-item>
              <text:list-item>
                <text:p text:style-name="P5"><text:span text:style-name="T5">Maintaining a positive mindset is important when facing challeng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9" draw:style-name="dp1" draw:master-page-name="Title_2c__20_Content_5f_" presentation:presentation-page-layout-name="AL2T11">
        <draw:frame draw:name="PlaceHolder 79" presentation:style-name="pr7" draw:text-style-name="P2" draw:layer="layout" svg:width="22.499cm" svg:height="2.599cm" svg:x="4.5cm" svg:y="0.6cm" presentation:class="title" presentation:user-transformed="true">
          <draw:text-box>
            <text:p>斜</text:p>
          </draw:text-box>
        </draw:frame>
        <draw:frame draw:name="PlaceHolder 8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斜 </text:span><text:span text:style-name="T5">(xié)</text:span></text:p>
              </text:list-item>
              <text:list-item>
                <text:p text:style-name="P5"><text:span text:style-name="T5">Slanting; inclined</text:span></text:p>
                <text:p text:style-name="P5"><text:span text:style-name="T5"/></text:p>
              </text:list-item>
              <text:list-item>
                <text:p text:style-name="P5"><text:span text:style-name="T5">他站在斜坡上，小心地向下走。</text:span></text:p>
              </text:list-item>
              <text:list-item>
                <text:p text:style-name="P5"><text:span text:style-name="T5">Tā zhàn zài xiépō shàng, xiǎoxīn de xiàng xià zǒu.</text:span></text:p>
              </text:list-item>
              <text:list-item>
                <text:p text:style-name="P5"><text:span text:style-name="T5">He stood on the slope and carefully walked dow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0" draw:style-name="dp1" draw:master-page-name="Title_2c__20_Content_5f_" presentation:presentation-page-layout-name="AL2T11">
        <draw:frame draw:name="PlaceHolder 81" presentation:style-name="pr7" draw:text-style-name="P2" draw:layer="layout" svg:width="22.499cm" svg:height="2.599cm" svg:x="4.5cm" svg:y="0.6cm" presentation:class="title" presentation:user-transformed="true">
          <draw:text-box>
            <text:p>协议书</text:p>
          </draw:text-box>
        </draw:frame>
        <draw:frame draw:name="PlaceHolder 8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协议书 </text:span><text:span text:style-name="T5">(xiéyìshū)</text:span></text:p>
              </text:list-item>
              <text:list-item>
                <text:p text:style-name="P5"><text:span text:style-name="T5">Agreement document; protocol</text:span></text:p>
                <text:p text:style-name="P5"><text:span text:style-name="T5"/></text:p>
              </text:list-item>
              <text:list-item>
                <text:p text:style-name="P5"><text:span text:style-name="T5">签署协议书是合作的第一步。</text:span></text:p>
              </text:list-item>
              <text:list-item>
                <text:p text:style-name="P5"><text:span text:style-name="T5">Qiānshǔ xiéyìshū shì hézuò de dì yī bù.</text:span></text:p>
              </text:list-item>
              <text:list-item>
                <text:p text:style-name="P5"><text:span text:style-name="T5">Signing the agreement document is the first step in collabora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1" draw:style-name="dp1" draw:master-page-name="Title_2c__20_Content_5f_" presentation:presentation-page-layout-name="AL2T11">
        <draw:frame draw:name="PlaceHolder 83" presentation:style-name="pr7" draw:text-style-name="P2" draw:layer="layout" svg:width="22.499cm" svg:height="2.599cm" svg:x="4.5cm" svg:y="0.6cm" presentation:class="title" presentation:user-transformed="true">
          <draw:text-box>
            <text:p>协议</text:p>
          </draw:text-box>
        </draw:frame>
        <draw:frame draw:name="PlaceHolder 8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协议 </text:span><text:span text:style-name="T5">(xiéyì)</text:span></text:p>
              </text:list-item>
              <text:list-item>
                <text:p text:style-name="P5"><text:span text:style-name="T5">Agreement; protocol</text:span></text:p>
                <text:p text:style-name="P5"><text:span text:style-name="T5"/></text:p>
              </text:list-item>
              <text:list-item>
                <text:p text:style-name="P5"><text:span text:style-name="T5">签订协议是双方共同的承诺。</text:span></text:p>
              </text:list-item>
              <text:list-item>
                <text:p text:style-name="P5"><text:span text:style-name="T5">Qiāndìng xiéyì shì shuāngfāng gòngtóng de chéngnuò.</text:span></text:p>
              </text:list-item>
              <text:list-item>
                <text:p text:style-name="P5"><text:span text:style-name="T5">Signing an agreement is a mutual commitment between the two parti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2" draw:style-name="dp1" draw:master-page-name="Title_2c__20_Content_5f_" presentation:presentation-page-layout-name="AL2T11">
        <draw:frame draw:name="PlaceHolder 85" presentation:style-name="pr7" draw:text-style-name="P2" draw:layer="layout" svg:width="22.499cm" svg:height="2.599cm" svg:x="4.5cm" svg:y="0.6cm" presentation:class="title" presentation:user-transformed="true">
          <draw:text-box>
            <text:p>歇</text:p>
          </draw:text-box>
        </draw:frame>
        <draw:frame draw:name="PlaceHolder 8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歇 </text:span><text:span text:style-name="T5">(xiē)</text:span></text:p>
              </text:list-item>
              <text:list-item>
                <text:p text:style-name="P5"><text:span text:style-name="T5">Rest; take a break</text:span></text:p>
                <text:p text:style-name="P5"><text:span text:style-name="T5"/></text:p>
              </text:list-item>
              <text:list-item>
                <text:p text:style-name="P5"><text:span text:style-name="T5">他工作了一整天，现在需要歇一会儿。</text:span></text:p>
              </text:list-item>
              <text:list-item>
                <text:p text:style-name="P5"><text:span text:style-name="T5">Tā gōngzuò le yī zhěng tiān, xiànzài xūyào xiē yīhuìr.</text:span></text:p>
              </text:list-item>
              <text:list-item>
                <text:p text:style-name="P5"><text:span text:style-name="T5">He worked the whole day and now needs to take a break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3" draw:style-name="dp1" draw:master-page-name="Title_2c__20_Content_5f_" presentation:presentation-page-layout-name="AL2T11">
        <draw:frame draw:name="PlaceHolder 87" presentation:style-name="pr7" draw:text-style-name="P2" draw:layer="layout" svg:width="22.499cm" svg:height="2.599cm" svg:x="4.5cm" svg:y="0.6cm" presentation:class="title" presentation:user-transformed="true">
          <draw:text-box>
            <text:p>小偷儿</text:p>
          </draw:text-box>
        </draw:frame>
        <draw:frame draw:name="PlaceHolder 8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小偷儿 </text:span><text:span text:style-name="T5">(xiǎotōur)</text:span></text:p>
              </text:list-item>
              <text:list-item>
                <text:p text:style-name="P5"><text:span text:style-name="T5">Thief</text:span></text:p>
                <text:p text:style-name="P5"><text:span text:style-name="T5"/></text:p>
              </text:list-item>
              <text:list-item>
                <text:p text:style-name="P5"><text:span text:style-name="T5">小偷儿在人群中偷走了我的钱包。</text:span></text:p>
              </text:list-item>
              <text:list-item>
                <text:p text:style-name="P5"><text:span text:style-name="T5">Xiǎotōur zài rénqún zhōng tōu zǒu le wǒ de qiánbāo.</text:span></text:p>
              </text:list-item>
              <text:list-item>
                <text:p text:style-name="P5"><text:span text:style-name="T5">A thief in the crowd stole my walle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4" draw:style-name="dp1" draw:master-page-name="Title_2c__20_Content_5f_" presentation:presentation-page-layout-name="AL2T11">
        <draw:frame draw:name="PlaceHolder 89" presentation:style-name="pr7" draw:text-style-name="P2" draw:layer="layout" svg:width="22.499cm" svg:height="2.599cm" svg:x="4.5cm" svg:y="0.6cm" presentation:class="title" presentation:user-transformed="true">
          <draw:text-box>
            <text:p>消极</text:p>
          </draw:text-box>
        </draw:frame>
        <draw:frame draw:name="PlaceHolder 9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消极 </text:span><text:span text:style-name="T5">(xiāojí)</text:span></text:p>
              </text:list-item>
              <text:list-item>
                <text:p text:style-name="P5"><text:span text:style-name="T5">Negative</text:span></text:p>
                <text:p text:style-name="P5"><text:span text:style-name="T5"/></text:p>
              </text:list-item>
              <text:list-item>
                <text:p text:style-name="P5"><text:span text:style-name="T5">他的消极态度影响了整个团队的工作氛围。</text:span></text:p>
              </text:list-item>
              <text:list-item>
                <text:p text:style-name="P5"><text:span text:style-name="T5">Tā de xiāojí tàidù yǐngxiǎngle zhěnggè tuánduì de gōngzuò fēnwéi.</text:span></text:p>
              </text:list-item>
              <text:list-item>
                <text:p text:style-name="P5"><text:span text:style-name="T5">His negative attitude affected the overall work atmosphere of the team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5" draw:style-name="dp1" draw:master-page-name="Title_2c__20_Content_5f_" presentation:presentation-page-layout-name="AL2T11">
        <draw:frame draw:name="PlaceHolder 91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<text:s/>消费者</text:p>
          </draw:text-box>
        </draw:frame>
        <draw:frame draw:name="PlaceHolder 9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消费者 </text:span><text:span text:style-name="T5">(xiāofèizhě)</text:span></text:p>
              </text:list-item>
              <text:list-item>
                <text:p text:style-name="P5"><text:span text:style-name="T5">Consumer</text:span></text:p>
                <text:p text:style-name="P5"><text:span text:style-name="T5"/></text:p>
              </text:list-item>
              <text:list-item>
                <text:p text:style-name="P5"><text:span text:style-name="T5">公司一直致力于提高产品质量，以满足消费者的需求。</text:span></text:p>
              </text:list-item>
              <text:list-item>
                <text:p text:style-name="P5"><text:span text:style-name="T5">Gōngsī yīzhí zhìlì yú tígāo chǎnpǐn zhìliàng, yǐ mǎnzú xiāofèizhě de xūqiú.</text:span></text:p>
              </text:list-item>
              <text:list-item>
                <text:p text:style-name="P5"><text:span text:style-name="T5">The company has been committed to improving product quality to meet the needs of consumer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6" draw:style-name="dp1" draw:master-page-name="Title_2c__20_Content_5f_" presentation:presentation-page-layout-name="AL2T11">
        <draw:frame draw:name="PlaceHolder 93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消防</text:p>
          </draw:text-box>
        </draw:frame>
        <draw:frame draw:name="PlaceHolder 9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消防 </text:span><text:span text:style-name="T5">(xiāofáng)</text:span></text:p>
              </text:list-item>
              <text:list-item>
                <text:p text:style-name="P5"><text:span text:style-name="T5">Firefighting</text:span></text:p>
                <text:p text:style-name="P5"><text:span text:style-name="T5"/></text:p>
              </text:list-item>
              <text:list-item>
                <text:p text:style-name="P5"><text:span text:style-name="T5">消防队员勇敢地扑灭了大火。</text:span></text:p>
              </text:list-item>
              <text:list-item>
                <text:p text:style-name="P5"><text:span text:style-name="T5">Xiāofáng duìyuán yǒnggǎn de pūmiè le dàhuǒ.</text:span></text:p>
              </text:list-item>
              <text:list-item>
                <text:p text:style-name="P5"><text:span text:style-name="T5">Firefighters bravely extinguished the big fir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7" draw:style-name="dp1" draw:master-page-name="Title_2c__20_Content_5f_" presentation:presentation-page-layout-name="AL2T11">
        <draw:frame draw:name="PlaceHolder 95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消毒</text:p>
          </draw:text-box>
        </draw:frame>
        <draw:frame draw:name="PlaceHolder 9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消毒 </text:span><text:span text:style-name="T5">(xiāodú)</text:span></text:p>
              </text:list-item>
              <text:list-item>
                <text:p text:style-name="P5"><text:span text:style-name="T5">Disinfection</text:span></text:p>
                <text:p text:style-name="P5"><text:span text:style-name="T5"/></text:p>
              </text:list-item>
              <text:list-item>
                <text:p text:style-name="P5"><text:span text:style-name="T5">在疫情期间，加强公共场所的消毒工作是非常重要的。</text:span></text:p>
              </text:list-item>
              <text:list-item>
                <text:p text:style-name="P5"><text:span text:style-name="T5">Zài yìqíng qījiān, jiāqiáng gōnggòng chǎngsuǒ de xiāodú gōngzuò shì fēicháng zhòngyào de.</text:span></text:p>
              </text:list-item>
              <text:list-item>
                <text:p text:style-name="P5"><text:span text:style-name="T5">During the epidemic, strengthening disinfection in public places is very importan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8" draw:style-name="dp1" draw:master-page-name="Title_2c__20_Content_5f_" presentation:presentation-page-layout-name="AL2T11">
        <draw:frame draw:name="PlaceHolder 97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消除</text:p>
          </draw:text-box>
        </draw:frame>
        <draw:frame draw:name="PlaceHolder 9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消除 </text:span><text:span text:style-name="T5">(xiāochú)</text:span></text:p>
              </text:list-item>
              <text:list-item>
                <text:p text:style-name="P5"><text:span text:style-name="T5">Eliminate; remove</text:span></text:p>
                <text:p text:style-name="P5"><text:span text:style-name="T5"/></text:p>
              </text:list-item>
              <text:list-item>
                <text:p text:style-name="P5"><text:span text:style-name="T5">我们要采取措施，消除这种不良现象。</text:span></text:p>
              </text:list-item>
              <text:list-item>
                <text:p text:style-name="P5"><text:span text:style-name="T5">Wǒmen yào cǎiqǔ cuòshī, xiāochú zhè zhǒng bùliáng xiànxiàng.</text:span></text:p>
              </text:list-item>
              <text:list-item>
                <text:p text:style-name="P5"><text:span text:style-name="T5">We need to take measures to eliminate this undesirable phenomen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9" draw:style-name="dp1" draw:master-page-name="Title_2c__20_Content_5f_" presentation:presentation-page-layout-name="AL2T11">
        <draw:frame draw:name="PlaceHolder 99" presentation:style-name="pr7" draw:text-style-name="P2" draw:layer="layout" svg:width="22.499cm" svg:height="2.599cm" svg:x="4.5cm" svg:y="0.6cm" presentation:class="title" presentation:user-transformed="true">
          <draw:text-box>
            <text:p>象征</text:p>
          </draw:text-box>
        </draw:frame>
        <draw:frame draw:name="PlaceHolder 10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象征 </text:span><text:span text:style-name="T5">(xiàngzhēng)</text:span></text:p>
              </text:list-item>
              <text:list-item>
                <text:p text:style-name="P5"><text:span text:style-name="T5">Symbolize; symbol</text:span></text:p>
                <text:p text:style-name="P5"><text:span text:style-name="T5"/></text:p>
              </text:list-item>
              <text:list-item>
                <text:p text:style-name="P5"><text:span text:style-name="T5">这面旗帜象征着国家的独立和自由。</text:span></text:p>
              </text:list-item>
              <text:list-item>
                <text:p text:style-name="P5"><text:span text:style-name="T5">Zhè miàn qízhì xiàngzhēngzhe guójiā de dúlì hé zìyóu.</text:span></text:p>
              </text:list-item>
              <text:list-item>
                <text:p text:style-name="P5"><text:span text:style-name="T5">This flag symbolizes the independence and freedom of the country.</text:span>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2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0" draw:style-name="dp1" draw:master-page-name="Title_2c__20_Content_5f_" presentation:presentation-page-layout-name="AL2T11">
        <draw:frame draw:name="PlaceHolder 101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相声</text:p>
          </draw:text-box>
        </draw:frame>
        <draw:frame draw:name="PlaceHolder 10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相声 </text:span><text:span text:style-name="T5">(xiàngsheng)</text:span></text:p>
              </text:list-item>
              <text:list-item>
                <text:p text:style-name="P5"><text:span text:style-name="T5">Cross talk; traditional Chinese comic dialogue</text:span></text:p>
                <text:p text:style-name="P5"><text:span text:style-name="T5"/></text:p>
              </text:list-item>
              <text:list-item>
                <text:p text:style-name="P5"><text:span text:style-name="T5">他的相声表演总是能逗笑观众。</text:span></text:p>
              </text:list-item>
              <text:list-item>
                <text:p text:style-name="P5"><text:span text:style-name="T5">Tā de xiàngsheng biǎoyǎn zǒngshì néng dòuxiào guānzhòng.</text:span></text:p>
              </text:list-item>
              <text:list-item>
                <text:p text:style-name="P5"><text:span text:style-name="T5">His cross talk performances always make the audience laugh.</text:span>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2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1" draw:style-name="dp1" draw:master-page-name="Title_2c__20_Content_5f_" presentation:presentation-page-layout-name="AL2T11">
        <draw:frame draw:name="PlaceHolder 103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向上</text:p>
          </draw:text-box>
        </draw:frame>
        <draw:frame draw:name="PlaceHolder 10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向上 </text:span><text:span text:style-name="T5">(xiàngshàng)</text:span></text:p>
              </text:list-item>
              <text:list-item>
                <text:p text:style-name="P5"><text:span text:style-name="T5">Upward; rising</text:span></text:p>
                <text:p text:style-name="P5"><text:span text:style-name="T5"/></text:p>
              </text:list-item>
              <text:list-item>
                <text:p text:style-name="P5"><text:span text:style-name="T5">他努力工作，一直朝着事业的向上方向发展。</text:span></text:p>
              </text:list-item>
              <text:list-item>
                <text:p text:style-name="P5"><text:span text:style-name="T5">Tā nǔlì gōngzuò, yīzhí zhāozhe shìyè de xiàngshàng fāngxiàng fāzhǎn.</text:span></text:p>
              </text:list-item>
              <text:list-item>
                <text:p text:style-name="P5"><text:span text:style-name="T5">He works hard and has been developing in the upward direction of his career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4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2" draw:style-name="dp1" draw:master-page-name="Title_2c__20_Content_5f_" presentation:presentation-page-layout-name="AL2T11">
        <draw:frame draw:name="PlaceHolder 105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向前</text:p>
          </draw:text-box>
        </draw:frame>
        <draw:frame draw:name="PlaceHolder 10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向前 </text:span><text:span text:style-name="T5">(xiàngqián)</text:span></text:p>
              </text:list-item>
              <text:list-item>
                <text:p text:style-name="P5"><text:span text:style-name="T5">Forward</text:span></text:p>
                <text:p text:style-name="P5"><text:span text:style-name="T5"/></text:p>
              </text:list-item>
              <text:list-item>
                <text:p text:style-name="P5"><text:span text:style-name="T5">在面对困难时，我们要勇敢向前迈进。</text:span></text:p>
              </text:list-item>
              <text:list-item>
                <text:p text:style-name="P5"><text:span text:style-name="T5">Zài miànduì kùnnán shí, wǒmen yào yǒnggǎn xiàngqián mài jìn.</text:span></text:p>
              </text:list-item>
              <text:list-item>
                <text:p text:style-name="P5"><text:span text:style-name="T5">When facing difficulties, we should bravely move forwar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4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3" draw:style-name="dp1" draw:master-page-name="Title_2c__20_Content_5f_" presentation:presentation-page-layout-name="AL2T11">
        <draw:frame draw:name="PlaceHolder 107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向导</text:p>
          </draw:text-box>
        </draw:frame>
        <draw:frame draw:name="PlaceHolder 10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向导 </text:span><text:span text:style-name="T5">(xiàngdǎo)</text:span></text:p>
              </text:list-item>
              <text:list-item>
                <text:p text:style-name="P5"><text:span text:style-name="T5">Guide; guidebook</text:span></text:p>
                <text:p text:style-name="P5"><text:span text:style-name="T5"/></text:p>
              </text:list-item>
              <text:list-item>
                <text:p text:style-name="P5"><text:span text:style-name="T5">在陌生的城市里，一份好的向导很重要。</text:span></text:p>
              </text:list-item>
              <text:list-item>
                <text:p text:style-name="P5"><text:span text:style-name="T5">Zài mòshēng de chéngshì lǐ, yī fèn hǎo de xiàngdǎo hěn zhòngyào.</text:span></text:p>
              </text:list-item>
              <text:list-item>
                <text:p text:style-name="P5"><text:span text:style-name="T5">In a unfamiliar city, a good guide is important.</text:span>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24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4" draw:style-name="dp1" draw:master-page-name="Title_2c__20_Content_5f_" presentation:presentation-page-layout-name="AL2T11">
        <draw:frame draw:name="PlaceHolder 117" presentation:style-name="pr7" draw:text-style-name="P2" draw:layer="layout" svg:width="22.499cm" svg:height="2.599cm" svg:x="4.5cm" svg:y="0.6cm" presentation:class="title" presentation:user-transformed="true">
          <draw:text-box>
            <text:p>享受</text:p>
          </draw:text-box>
        </draw:frame>
        <draw:frame draw:name="PlaceHolder 11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享受 </text:span><text:span text:style-name="T5">(xiǎngshòu)</text:span></text:p>
              </text:list-item>
              <text:list-item>
                <text:p text:style-name="P5"><text:span text:style-name="T5">Enjoy; enjoyment</text:span></text:p>
                <text:p text:style-name="P5"><text:span text:style-name="T5"/></text:p>
              </text:list-item>
              <text:list-item>
                <text:p text:style-name="P5"><text:span text:style-name="T5">度假是放松和享受的好时机。</text:span></text:p>
              </text:list-item>
              <text:list-item>
                <text:p text:style-name="P5"><text:span text:style-name="T5">Dùjià shì fàngsōng hé xiǎngshòu de hǎo shíjī.</text:span></text:p>
              </text:list-item>
              <text:list-item>
                <text:p text:style-name="P5"><text:span text:style-name="T5">Vacation is a good time for relaxation and enjoymen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4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5" draw:style-name="dp1" draw:master-page-name="Title_2c__20_Content_5f_" presentation:presentation-page-layout-name="AL2T11">
        <draw:frame draw:name="PlaceHolder 115" presentation:style-name="pr7" draw:text-style-name="P2" draw:layer="layout" svg:width="22.499cm" svg:height="2.599cm" svg:x="4.5cm" svg:y="0.6cm" presentation:class="title" presentation:user-transformed="true">
          <draw:text-box>
            <text:p>详细</text:p>
          </draw:text-box>
        </draw:frame>
        <draw:frame draw:name="PlaceHolder 11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详细 </text:span><text:span text:style-name="T5">(xiángxì)</text:span></text:p>
              </text:list-item>
              <text:list-item>
                <text:p text:style-name="P5"><text:span text:style-name="T5">Detailed; detailed information</text:span></text:p>
                <text:p text:style-name="P5"><text:span text:style-name="T5"/></text:p>
              </text:list-item>
              <text:list-item>
                <text:p text:style-name="P5"><text:span text:style-name="T5">请提供关于您公司的详细信息。</text:span></text:p>
              </text:list-item>
              <text:list-item>
                <text:p text:style-name="P5"><text:span text:style-name="T5">Qǐng tígōng guānyú nín gōngsī de xiángxì xìnxī.</text:span></text:p>
              </text:list-item>
              <text:list-item>
                <text:p text:style-name="P5"><text:span text:style-name="T5">Please provide detailed information about your compan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4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6" draw:style-name="dp1" draw:master-page-name="Title_2c__20_Content_5f_" presentation:presentation-page-layout-name="AL2T11">
        <draw:frame draw:name="PlaceHolder 113" presentation:style-name="pr7" draw:text-style-name="P2" draw:layer="layout" svg:width="22.499cm" svg:height="2.599cm" svg:x="4.5cm" svg:y="0.6cm" presentation:class="title" presentation:user-transformed="true">
          <draw:text-box>
            <text:p>香肠</text:p>
          </draw:text-box>
        </draw:frame>
        <draw:frame draw:name="PlaceHolder 11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香肠 </text:span><text:span text:style-name="T5">(xiāngcháng)</text:span></text:p>
              </text:list-item>
              <text:list-item>
                <text:p text:style-name="P5"><text:span text:style-name="T5">Sausage</text:span></text:p>
                <text:p text:style-name="P5"><text:span text:style-name="T5"/></text:p>
              </text:list-item>
              <text:list-item>
                <text:p text:style-name="P5"><text:span text:style-name="T5">烧烤时，我最喜欢吃的是烤香肠。</text:span></text:p>
              </text:list-item>
              <text:list-item>
                <text:p text:style-name="P5"><text:span text:style-name="T5">Shāokǎo shí, wǒ zuì xǐhuān chī de shì kǎo xiāngcháng.</text:span></text:p>
              </text:list-item>
              <text:list-item>
                <text:p text:style-name="P5"><text:span text:style-name="T5">When barbecuing, my favorite is grilled sausag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4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7" draw:style-name="dp1" draw:master-page-name="Title_2c__20_Content_5f_" presentation:presentation-page-layout-name="AL2T11">
        <draw:frame draw:name="PlaceHolder 111" presentation:style-name="pr7" draw:text-style-name="P2" draw:layer="layout" svg:width="22.499cm" svg:height="2.599cm" svg:x="4.5cm" svg:y="0.6cm" presentation:class="title" presentation:user-transformed="true">
          <draw:text-box>
            <text:p>相应</text:p>
          </draw:text-box>
        </draw:frame>
        <draw:frame draw:name="PlaceHolder 11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相应 </text:span><text:span text:style-name="T5">(xiāngyìng)</text:span></text:p>
              </text:list-item>
              <text:list-item>
                <text:p text:style-name="P5"><text:span text:style-name="T5">Corresponding; corresponding to</text:span></text:p>
                <text:p text:style-name="P5"><text:span text:style-name="T5"/></text:p>
              </text:list-item>
              <text:list-item>
                <text:p text:style-name="P5"><text:span text:style-name="T5">每个问题都有相应的解决方法。</text:span></text:p>
              </text:list-item>
              <text:list-item>
                <text:p text:style-name="P5"><text:span text:style-name="T5">Měi gè wèntí dōu yǒu xiāngyìng de jiějué fāngfǎ.</text:span></text:p>
              </text:list-item>
              <text:list-item>
                <text:p text:style-name="P5"><text:span text:style-name="T5">Every problem has a corresponding solu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47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8" draw:style-name="dp1" draw:master-page-name="Title_2c__20_Content_5f_" presentation:presentation-page-layout-name="AL2T11">
        <draw:frame draw:name="PlaceHolder 109" presentation:style-name="pr7" draw:text-style-name="P2" draw:layer="layout" svg:width="22.499cm" svg:height="2.599cm" svg:x="4.5cm" svg:y="0.6cm" presentation:class="title" presentation:user-transformed="true">
          <draw:text-box>
            <text:p>相等</text:p>
          </draw:text-box>
        </draw:frame>
        <draw:frame draw:name="PlaceHolder 11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相等 </text:span><text:span text:style-name="T5">(xiāngděng)</text:span></text:p>
              </text:list-item>
              <text:list-item>
                <text:p text:style-name="P5"><text:span text:style-name="T5">Equal</text:span></text:p>
                <text:p text:style-name="P5"><text:span text:style-name="T5"/></text:p>
              </text:list-item>
              <text:list-item>
                <text:p text:style-name="P5"><text:span text:style-name="T5">在公平竞争中，每个人都应该享有相等的机会。</text:span></text:p>
              </text:list-item>
              <text:list-item>
                <text:p text:style-name="P5"><text:span text:style-name="T5">Zài gōngpíng jìngzhēng zhōng, měi gèrén dōu yīnggāi xiǎngyǒu xiāngděng de jīhuì.</text:span></text:p>
              </text:list-item>
              <text:list-item>
                <text:p text:style-name="P5"><text:span text:style-name="T5">In fair competition, everyone should have equal opportuniti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48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9" draw:style-name="dp1" draw:master-page-name="Title_2c__20_Content_5f_" presentation:presentation-page-layout-name="AL2T11">
        <draw:frame draw:name="PlaceHolder 119" presentation:style-name="pr7" draw:text-style-name="P2" draw:layer="layout" svg:width="22.499cm" svg:height="2.599cm" svg:x="4.5cm" svg:y="0.6cm" presentation:class="title" presentation:user-transformed="true">
          <draw:text-box>
            <text:p>乡村</text:p>
          </draw:text-box>
        </draw:frame>
        <draw:frame draw:name="PlaceHolder 12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乡村 </text:span><text:span text:style-name="T5">(xiāngcūn)</text:span></text:p>
              </text:list-item>
              <text:list-item>
                <text:p text:style-name="P5"><text:span text:style-name="T5">Village; rural area</text:span></text:p>
                <text:p text:style-name="P5"><text:span text:style-name="T5"/></text:p>
              </text:list-item>
              <text:list-item>
                <text:p text:style-name="P5"><text:span text:style-name="T5">乡村风景如画，吸引了许多游客。</text:span></text:p>
              </text:list-item>
              <text:list-item>
                <text:p text:style-name="P5"><text:span text:style-name="T5">Xiāngcūn fēngjǐng rúhuà, xīyǐn le xǔduō yóukè.</text:span></text:p>
              </text:list-item>
              <text:list-item>
                <text:p text:style-name="P5"><text:span text:style-name="T5">The rural scenery is picturesque, attracting many touris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49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0" draw:style-name="dp1" draw:master-page-name="Title_2c__20_Content_5f_" presentation:presentation-page-layout-name="AL2T11">
        <draw:frame draw:name="PlaceHolder 121" presentation:style-name="pr7" draw:text-style-name="P2" draw:layer="layout" svg:width="22.499cm" svg:height="2.599cm" svg:x="4.5cm" svg:y="0.6cm" presentation:class="title" presentation:user-transformed="true">
          <draw:text-box>
            <text:p>乡</text:p>
          </draw:text-box>
        </draw:frame>
        <draw:frame draw:name="PlaceHolder 12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乡 </text:span><text:span text:style-name="T5">(xiāng)</text:span></text:p>
              </text:list-item>
              <text:list-item>
                <text:p text:style-name="P5"><text:span text:style-name="T5">Countryside; village</text:span></text:p>
                <text:p text:style-name="P5"><text:span text:style-name="T5"/></text:p>
              </text:list-item>
              <text:list-item>
                <text:p text:style-name="P5"><text:span text:style-name="T5">他在美丽的乡村度过了一个宁静的周末。</text:span></text:p>
              </text:list-item>
              <text:list-item>
                <text:p text:style-name="P5"><text:span text:style-name="T5">Tā zài měilì de xiāngcūn dùguò le yīgè níngjìng de zhōumò.</text:span></text:p>
              </text:list-item>
              <text:list-item>
                <text:p text:style-name="P5"><text:span text:style-name="T5">He spent a peaceful weekend in the beautiful countrysid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50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1" draw:style-name="dp1" draw:master-page-name="Title_2c__20_Content_5f_" presentation:presentation-page-layout-name="AL2T11">
        <draw:frame draw:name="PlaceHolder 123" presentation:style-name="pr7" draw:text-style-name="P2" draw:layer="layout" svg:width="22.499cm" svg:height="2.599cm" svg:x="4.5cm" svg:y="0.6cm" presentation:class="title" presentation:user-transformed="true">
          <draw:text-box>
            <text:p>献</text:p>
          </draw:text-box>
        </draw:frame>
        <draw:frame draw:name="PlaceHolder 12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献 </text:span><text:span text:style-name="T5">(xiàn)</text:span></text:p>
              </text:list-item>
              <text:list-item>
                <text:p text:style-name="P5"><text:span text:style-name="T5">Offer; present; contribute</text:span></text:p>
                <text:p text:style-name="P5"><text:span text:style-name="T5"/></text:p>
              </text:list-item>
              <text:list-item>
                <text:p text:style-name="P5"><text:span text:style-name="T5">他献出了自己的一份力量，帮助了那些需要帮助的人。</text:span></text:p>
              </text:list-item>
              <text:list-item>
                <text:p text:style-name="P5"><text:span text:style-name="T5">Tā xiàn chū le zìjǐ de yī fèn lìliàng, bāngzhù le nàxiē xūyào bāngzhù de rén.</text:span></text:p>
              </text:list-item>
              <text:list-item>
                <text:p text:style-name="P5"><text:span text:style-name="T5">He contributed his own strength and helped those in nee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51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2" draw:style-name="dp1" draw:master-page-name="Title_2c__20_Content_5f_" presentation:presentation-page-layout-name="AL2T11">
        <draw:frame draw:name="PlaceHolder 125" presentation:style-name="pr7" draw:text-style-name="P2" draw:layer="layout" svg:width="22.499cm" svg:height="2.599cm" svg:x="4.5cm" svg:y="0.6cm" presentation:class="title" presentation:user-transformed="true">
          <draw:text-box>
            <text:p>线索</text:p>
          </draw:text-box>
        </draw:frame>
        <draw:frame draw:name="PlaceHolder 12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线索 </text:span><text:span text:style-name="T5">(xiànsuǒ)</text:span></text:p>
              </text:list-item>
              <text:list-item>
                <text:p text:style-name="P5"><text:span text:style-name="T5">Clue; lead</text:span></text:p>
                <text:p text:style-name="P5"><text:span text:style-name="T5"/></text:p>
              </text:list-item>
              <text:list-item>
                <text:p text:style-name="P5"><text:span text:style-name="T5">警察根据线索成功破获了案件。</text:span></text:p>
              </text:list-item>
              <text:list-item>
                <text:p text:style-name="P5"><text:span text:style-name="T5">Jǐngchá gēnjù xiànsuǒ chénggōng pòhuò le ànjiàn.</text:span></text:p>
              </text:list-item>
              <text:list-item>
                <text:p text:style-name="P5"><text:span text:style-name="T5">The police successfully solved the case based on the clu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52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3" draw:style-name="dp1" draw:master-page-name="Title_2c__20_Content_5f_" presentation:presentation-page-layout-name="AL2T11">
        <draw:frame draw:name="PlaceHolder 127" presentation:style-name="pr7" draw:text-style-name="P2" draw:layer="layout" svg:width="22.499cm" svg:height="2.599cm" svg:x="4.5cm" svg:y="0.6cm" presentation:class="title" presentation:user-transformed="true">
          <draw:text-box>
            <text:p>现状</text:p>
          </draw:text-box>
        </draw:frame>
        <draw:frame draw:name="PlaceHolder 12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现状 </text:span><text:span text:style-name="T5">(xiànzhuàng)</text:span></text:p>
              </text:list-item>
              <text:list-item>
                <text:p text:style-name="P5"><text:span text:style-name="T5">Current situation; present condition</text:span></text:p>
                <text:p text:style-name="P5"><text:span text:style-name="T5"/></text:p>
              </text:list-item>
              <text:list-item>
                <text:p text:style-name="P5"><text:span text:style-name="T5">我们需要了解项目的现状，以制定合适的计划。</text:span></text:p>
              </text:list-item>
              <text:list-item>
                <text:p text:style-name="P5"><text:span text:style-name="T5">Wǒmen xūyào liǎojiě xiàngmù de xiànzhuàng, yǐ zhìdìng héshì de jìhuà.</text:span></text:p>
              </text:list-item>
              <text:list-item>
                <text:p text:style-name="P5"><text:span text:style-name="T5">We need to understand the current situation of the project to develop a suitable pla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4" draw:style-name="dp1" draw:master-page-name="Title_2c__20_Content_5f_" presentation:presentation-page-layout-name="AL2T11">
        <draw:frame draw:name="PlaceHolder 129" presentation:style-name="pr7" draw:text-style-name="P2" draw:layer="layout" svg:width="22.499cm" svg:height="2.599cm" svg:x="4.5cm" svg:y="0.6cm" presentation:class="title" presentation:user-transformed="true">
          <draw:text-box>
            <text:p>现有</text:p>
          </draw:text-box>
        </draw:frame>
        <draw:frame draw:name="PlaceHolder 13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现有 </text:span><text:span text:style-name="T5">(xiànyǒu)</text:span></text:p>
              </text:list-item>
              <text:list-item>
                <text:p text:style-name="P5"><text:span text:style-name="T5">Existing; current</text:span></text:p>
                <text:p text:style-name="P5"><text:span text:style-name="T5"/></text:p>
              </text:list-item>
              <text:list-item>
                <text:p text:style-name="P5"><text:span text:style-name="T5">我们的公司现有员工五百人。</text:span></text:p>
              </text:list-item>
              <text:list-item>
                <text:p text:style-name="P5"><text:span text:style-name="T5">Wǒmen de gōngsī xiànyǒu yuángōng wǔbǎi rén.</text:span></text:p>
              </text:list-item>
              <text:list-item>
                <text:p text:style-name="P5"><text:span text:style-name="T5">Our company currently has five hundred employe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5" draw:style-name="dp1" draw:master-page-name="Title_2c__20_Content_5f_" presentation:presentation-page-layout-name="AL2T11">
        <draw:frame draw:name="PlaceHolder 131" presentation:style-name="pr7" draw:text-style-name="P2" draw:layer="layout" svg:width="22.499cm" svg:height="2.599cm" svg:x="4.5cm" svg:y="0.6cm" presentation:class="title" presentation:user-transformed="true">
          <draw:text-box>
            <text:p>显</text:p>
          </draw:text-box>
        </draw:frame>
        <draw:frame draw:name="PlaceHolder 13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显 </text:span><text:span text:style-name="T5">(xiǎn)</text:span></text:p>
              </text:list-item>
              <text:list-item>
                <text:p text:style-name="P5"><text:span text:style-name="T5">Obvious; apparent</text:span></text:p>
                <text:p text:style-name="P5"><text:span text:style-name="T5"/></text:p>
              </text:list-item>
              <text:list-item>
                <text:p text:style-name="P5"><text:span text:style-name="T5">他的努力取得了显著的成绩。</text:span></text:p>
              </text:list-item>
              <text:list-item>
                <text:p text:style-name="P5"><text:span text:style-name="T5">Tā de nǔlì qǔdé le xiǎnzhù de chéngjì.</text:span></text:p>
              </text:list-item>
              <text:list-item>
                <text:p text:style-name="P5"><text:span text:style-name="T5">His efforts have achieved significant resul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6" draw:style-name="dp1" draw:master-page-name="Title_2c__20_Content_5f_" presentation:presentation-page-layout-name="AL2T11">
        <draw:frame draw:name="PlaceHolder 133" presentation:style-name="pr7" draw:text-style-name="P2" draw:layer="layout" svg:width="22.499cm" svg:height="2.599cm" svg:x="4.5cm" svg:y="0.6cm" presentation:class="title" presentation:user-transformed="true">
          <draw:text-box>
            <text:p>闲</text:p>
          </draw:text-box>
        </draw:frame>
        <draw:frame draw:name="PlaceHolder 13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闲 </text:span><text:span text:style-name="T5">(xián)</text:span></text:p>
              </text:list-item>
              <text:list-item>
                <text:p text:style-name="P5"><text:span text:style-name="T5">Leisure; idle</text:span></text:p>
                <text:p text:style-name="P5"><text:span text:style-name="T5"/></text:p>
              </text:list-item>
              <text:list-item>
                <text:p text:style-name="P5"><text:span text:style-name="T5">他喜欢在闲暇时读书或者散步。</text:span></text:p>
              </text:list-item>
              <text:list-item>
                <text:p text:style-name="P5"><text:span text:style-name="T5">Tā xǐhuān zài xiánxiá shí dúshū huòzhě sànbù.</text:span></text:p>
              </text:list-item>
              <text:list-item>
                <text:p text:style-name="P5"><text:span text:style-name="T5">He likes to read or take a walk in his leisure tim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7" draw:style-name="dp1" draw:master-page-name="Title_2c__20_Content_5f_" presentation:presentation-page-layout-name="AL2T11">
        <draw:frame draw:name="PlaceHolder 135" presentation:style-name="pr7" draw:text-style-name="P2" draw:layer="layout" svg:width="22.499cm" svg:height="2.599cm" svg:x="4.5cm" svg:y="0.6cm" presentation:class="title" presentation:user-transformed="true">
          <draw:text-box>
            <text:p>鲜艳</text:p>
          </draw:text-box>
        </draw:frame>
        <draw:frame draw:name="PlaceHolder 13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鲜艳 </text:span><text:span text:style-name="T5">(xiānyàn)</text:span></text:p>
              </text:list-item>
              <text:list-item>
                <text:p text:style-name="P5"><text:span text:style-name="T5">Bright-colored; vivid</text:span></text:p>
                <text:p text:style-name="P5"><text:span text:style-name="T5"/></text:p>
              </text:list-item>
              <text:list-item>
                <text:p text:style-name="P5"><text:span text:style-name="T5">这些花的颜色非常鲜艳，令人心情愉悦。</text:span></text:p>
              </text:list-item>
              <text:list-item>
                <text:p text:style-name="P5"><text:span text:style-name="T5">Zhèxiē huā de yánsè fēicháng xiānyàn, lìng rén xīnqíng yúyuè.</text:span></text:p>
              </text:list-item>
              <text:list-item>
                <text:p text:style-name="P5"><text:span text:style-name="T5">The colors of these flowers are very bright and cheerful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8" draw:style-name="dp1" draw:master-page-name="Title_2c__20_Content_5f_" presentation:presentation-page-layout-name="AL2T11">
        <draw:frame draw:name="PlaceHolder 137" presentation:style-name="pr7" draw:text-style-name="P2" draw:layer="layout" svg:width="22.499cm" svg:height="2.599cm" svg:x="4.5cm" svg:y="0.6cm" presentation:class="title" presentation:user-transformed="true">
          <draw:text-box>
            <text:p>先前</text:p>
          </draw:text-box>
        </draw:frame>
        <draw:frame draw:name="PlaceHolder 13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先前 </text:span><text:span text:style-name="T5">(xiānqián)</text:span></text:p>
              </text:list-item>
              <text:list-item>
                <text:p text:style-name="P5"><text:span text:style-name="T5">Previously; before</text:span></text:p>
                <text:p text:style-name="P5"><text:span text:style-name="T5"/></text:p>
              </text:list-item>
              <text:list-item>
                <text:p text:style-name="P5"><text:span text:style-name="T5">请告诉我你先前的工作经验。</text:span></text:p>
              </text:list-item>
              <text:list-item>
                <text:p text:style-name="P5"><text:span text:style-name="T5">Qǐng gàosù wǒ nǐ xiānqián de gōngzuò jīngyàn.</text:span></text:p>
              </text:list-item>
              <text:list-item>
                <text:p text:style-name="P5"><text:span text:style-name="T5">Please tell me about your previous work experienc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9" draw:style-name="dp1" draw:master-page-name="Title_2c__20_Content_5f_" presentation:presentation-page-layout-name="AL2T11">
        <draw:frame draw:name="PlaceHolder 139" presentation:style-name="pr7" draw:text-style-name="P2" draw:layer="layout" svg:width="22.499cm" svg:height="2.599cm" svg:x="4.5cm" svg:y="0.6cm" presentation:class="title" presentation:user-transformed="true">
          <draw:text-box>
            <text:p>先后</text:p>
          </draw:text-box>
        </draw:frame>
        <draw:frame draw:name="PlaceHolder 14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先后 </text:span><text:span text:style-name="T5">(xiānhòu)</text:span></text:p>
              </text:list-item>
              <text:list-item>
                <text:p text:style-name="P5"><text:span text:style-name="T5">Successively; one after another</text:span></text:p>
                <text:p text:style-name="P5"><text:span text:style-name="T5"/></text:p>
              </text:list-item>
              <text:list-item>
                <text:p text:style-name="P5"><text:span text:style-name="T5">这几天我们先后接待了许多客人。</text:span></text:p>
              </text:list-item>
              <text:list-item>
                <text:p text:style-name="P5"><text:span text:style-name="T5">Zhè jǐ tiān wǒmen xiānhòu jiēdài le xǔduō kèrén.</text:span></text:p>
              </text:list-item>
              <text:list-item>
                <text:p text:style-name="P5"><text:span text:style-name="T5">In the past few days, we have successively received many gues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0" draw:style-name="dp1" draw:master-page-name="Title_2c__20_Content_5f_" presentation:presentation-page-layout-name="AL2T11">
        <draw:frame draw:name="PlaceHolder 141" presentation:style-name="pr7" draw:text-style-name="P2" draw:layer="layout" svg:width="22.499cm" svg:height="2.599cm" svg:x="4.5cm" svg:y="0.6cm" presentation:class="title" presentation:user-transformed="true">
          <draw:text-box>
            <text:p>吓</text:p>
          </draw:text-box>
        </draw:frame>
        <draw:frame draw:name="PlaceHolder 14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吓 </text:span><text:span text:style-name="T5">(xià)</text:span></text:p>
              </text:list-item>
              <text:list-item>
                <text:p text:style-name="P5"><text:span text:style-name="T5">Scare; frighten</text:span></text:p>
                <text:p text:style-name="P5"><text:span text:style-name="T5"/></text:p>
              </text:list-item>
              <text:list-item>
                <text:p text:style-name="P5"><text:span text:style-name="T5">他突然出现把我吓了一跳。</text:span></text:p>
              </text:list-item>
              <text:list-item>
                <text:p text:style-name="P5"><text:span text:style-name="T5">Tā tūrán chūxiàn bǎ wǒ xià le yī tiào.</text:span></text:p>
              </text:list-item>
              <text:list-item>
                <text:p text:style-name="P5"><text:span text:style-name="T5">His sudden appearance scared me.</text:span>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2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1" draw:style-name="dp1" draw:master-page-name="Title_2c__20_Content_5f_" presentation:presentation-page-layout-name="AL2T11">
        <draw:frame draw:name="PlaceHolder 143" presentation:style-name="pr7" draw:text-style-name="P2" draw:layer="layout" svg:width="22.499cm" svg:height="2.599cm" svg:x="4.5cm" svg:y="0.6cm" presentation:class="title" presentation:user-transformed="true">
          <draw:text-box>
            <text:p>戏剧</text:p>
          </draw:text-box>
        </draw:frame>
        <draw:frame draw:name="PlaceHolder 14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戏剧 </text:span><text:span text:style-name="T5">(xìjù)</text:span></text:p>
              </text:list-item>
              <text:list-item>
                <text:p text:style-name="P5"><text:span text:style-name="T5">Drama; theater</text:span></text:p>
                <text:p text:style-name="P5"><text:span text:style-name="T5"/></text:p>
              </text:list-item>
              <text:list-item>
                <text:p text:style-name="P5"><text:span text:style-name="T5">戏剧是一种表达情感的重要艺术形式。</text:span></text:p>
              </text:list-item>
              <text:list-item>
                <text:p text:style-name="P5"><text:span text:style-name="T5">Xìjù shì yī zhǒng biǎodá qínggǎn de zhòngyào yìshù xíngshì.</text:span></text:p>
              </text:list-item>
              <text:list-item>
                <text:p text:style-name="P5"><text:span text:style-name="T5">Drama is an important artistic form of expressing emotion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2" draw:style-name="dp1" draw:master-page-name="Title_2c__20_Content_5f_" presentation:presentation-page-layout-name="AL2T11">
        <draw:frame draw:name="PlaceHolder 145" presentation:style-name="pr7" draw:text-style-name="P2" draw:layer="layout" svg:width="22.499cm" svg:height="2.599cm" svg:x="4.5cm" svg:y="0.6cm" presentation:class="title" presentation:user-transformed="true">
          <draw:text-box>
            <text:p>戏</text:p>
          </draw:text-box>
        </draw:frame>
        <draw:frame draw:name="PlaceHolder 14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戏 </text:span><text:span text:style-name="T5">(xì)</text:span></text:p>
              </text:list-item>
              <text:list-item>
                <text:p text:style-name="P5"><text:span text:style-name="T5">Play; drama</text:span></text:p>
                <text:p text:style-name="P5"><text:span text:style-name="T5"/></text:p>
              </text:list-item>
              <text:list-item>
                <text:p text:style-name="P5"><text:span text:style-name="T5">这部戏的表演非常精彩，值得一看。</text:span></text:p>
              </text:list-item>
              <text:list-item>
                <text:p text:style-name="P5"><text:span text:style-name="T5">Zhè bù xì de biǎoyǎn fēicháng jīngcǎi, zhíde yī kàn.</text:span></text:p>
              </text:list-item>
              <text:list-item>
                <text:p text:style-name="P5"><text:span text:style-name="T5">The performance of this play is excellent and worth watching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3" draw:style-name="dp1" draw:master-page-name="Title_2c__20_Content_5f_" presentation:presentation-page-layout-name="AL2T11">
        <draw:frame draw:name="PlaceHolder 147" presentation:style-name="pr7" draw:text-style-name="P2" draw:layer="layout" svg:width="22.499cm" svg:height="2.599cm" svg:x="4.5cm" svg:y="0.6cm" presentation:class="title" presentation:user-transformed="true">
          <draw:text-box>
            <text:p>喜剧</text:p>
          </draw:text-box>
        </draw:frame>
        <draw:frame draw:name="PlaceHolder 14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喜剧 </text:span><text:span text:style-name="T5">(xǐjù)</text:span></text:p>
              </text:list-item>
              <text:list-item>
                <text:p text:style-name="P5"><text:span text:style-name="T5">Comedy</text:span></text:p>
                <text:p text:style-name="P5"><text:span text:style-name="T5"/></text:p>
              </text:list-item>
              <text:list-item>
                <text:p text:style-name="P5"><text:span text:style-name="T5">这部电影是一部喜剧，让人忍俊不禁。</text:span></text:p>
              </text:list-item>
              <text:list-item>
                <text:p text:style-name="P5"><text:span text:style-name="T5">Zhè bù diànyǐng shì yī bù xǐjù, ràng rén rěnjùn bùjīn.</text:span></text:p>
              </text:list-item>
              <text:list-item>
                <text:p text:style-name="P5"><text:span text:style-name="T5">This movie is a comedy that makes people burst into laughter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4" draw:style-name="dp1" draw:master-page-name="Title_2c__20_Content_5f_" presentation:presentation-page-layout-name="AL2T11">
        <draw:frame draw:name="PlaceHolder 149" presentation:style-name="pr7" draw:text-style-name="P2" draw:layer="layout" svg:width="22.499cm" svg:height="2.599cm" svg:x="4.5cm" svg:y="0.6cm" presentation:class="title" presentation:user-transformed="true">
          <draw:text-box>
            <text:p>西装</text:p>
          </draw:text-box>
        </draw:frame>
        <draw:frame draw:name="PlaceHolder 15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西装 </text:span><text:span text:style-name="T5">(xīzhuāng)</text:span></text:p>
              </text:list-item>
              <text:list-item>
                <text:p text:style-name="P5"><text:span text:style-name="T5">Suit</text:span></text:p>
                <text:p text:style-name="P5"><text:span text:style-name="T5"/></text:p>
              </text:list-item>
              <text:list-item>
                <text:p text:style-name="P5"><text:span text:style-name="T5">正式场合他总是穿着一套整洁的西装。</text:span></text:p>
              </text:list-item>
              <text:list-item>
                <text:p text:style-name="P5"><text:span text:style-name="T5">Zhèngshì chǎng hé tā zǒngshì chuānzhuó yī tào zhěngjié de xīzhuāng.</text:span></text:p>
              </text:list-item>
              <text:list-item>
                <text:p text:style-name="P5"><text:span text:style-name="T5">He always wears a neat suit on formal occasion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6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5" draw:style-name="dp1" draw:master-page-name="Title_2c__20_Content_5f_" presentation:presentation-page-layout-name="AL2T11">
        <draw:frame draw:name="PlaceHolder 151" presentation:style-name="pr7" draw:text-style-name="P2" draw:layer="layout" svg:width="22.499cm" svg:height="2.599cm" svg:x="4.5cm" svg:y="0.6cm" presentation:class="title" presentation:user-transformed="true">
          <draw:text-box>
            <text:p>西红柿</text:p>
          </draw:text-box>
        </draw:frame>
        <draw:frame draw:name="PlaceHolder 15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西红柿 </text:span><text:span text:style-name="T5">(xīhóngshì)</text:span></text:p>
              </text:list-item>
              <text:list-item>
                <text:p text:style-name="P5"><text:span text:style-name="T5">Tomato</text:span></text:p>
                <text:p text:style-name="P5"><text:span text:style-name="T5"/></text:p>
              </text:list-item>
              <text:list-item>
                <text:p text:style-name="P5"><text:span text:style-name="T5">沙拉里加点西红柿，会更加美味。</text:span></text:p>
              </text:list-item>
              <text:list-item>
                <text:p text:style-name="P5"><text:span text:style-name="T5">Shālā lǐ jiā diǎn xīhóngshì, huì gèngjiā měiwèi.</text:span></text:p>
              </text:list-item>
              <text:list-item>
                <text:p text:style-name="P5"><text:span text:style-name="T5">Adding some tomatoes to the salad makes it more deliciou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6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6" draw:style-name="dp1" draw:master-page-name="Title_2c__20_Content_5f_" presentation:presentation-page-layout-name="AL2T11">
        <draw:frame draw:name="PlaceHolder 153" presentation:style-name="pr7" draw:text-style-name="P2" draw:layer="layout" svg:width="22.499cm" svg:height="2.599cm" svg:x="4.5cm" svg:y="0.6cm" presentation:class="title" presentation:user-transformed="true">
          <draw:text-box>
            <text:p>误解</text:p>
          </draw:text-box>
        </draw:frame>
        <draw:frame draw:name="PlaceHolder 15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误解 </text:span><text:span text:style-name="T5">(wùjiě)</text:span></text:p>
              </text:list-item>
              <text:list-item>
                <text:p text:style-name="P5"><text:span text:style-name="T5">Misunderstanding</text:span></text:p>
                <text:p text:style-name="P5"><text:span text:style-name="T5"/></text:p>
              </text:list-item>
              <text:list-item>
                <text:p text:style-name="P5"><text:span text:style-name="T5">沟通很重要，避免误解的发生。</text:span></text:p>
              </text:list-item>
              <text:list-item>
                <text:p text:style-name="P5"><text:span text:style-name="T5">Gōutōng hěn zhòngyào, bìmiǎn wùjiě de fāshēng.</text:span></text:p>
              </text:list-item>
              <text:list-item>
                <text:p text:style-name="P5"><text:span text:style-name="T5">Communication is important to avoid misunderstanding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6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7" draw:style-name="dp1" draw:master-page-name="Title_2c__20_Content_5f_" presentation:presentation-page-layout-name="AL2T11">
        <draw:frame draw:name="PlaceHolder 155" presentation:style-name="pr7" draw:text-style-name="P2" draw:layer="layout" svg:width="22.499cm" svg:height="2.599cm" svg:x="4.5cm" svg:y="0.6cm" presentation:class="title" presentation:user-transformed="true">
          <draw:text-box>
            <text:p>物质</text:p>
          </draw:text-box>
        </draw:frame>
        <draw:frame draw:name="PlaceHolder 15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物质 </text:span><text:span text:style-name="T5">(wùzhì)</text:span></text:p>
              </text:list-item>
              <text:list-item>
                <text:p text:style-name="P5"><text:span text:style-name="T5">Material; substance</text:span></text:p>
                <text:p text:style-name="P5"><text:span text:style-name="T5"/></text:p>
              </text:list-item>
              <text:list-item>
                <text:p text:style-name="P5"><text:span text:style-name="T5">追求物质享受并不是人生的唯一目标。</text:span></text:p>
              </text:list-item>
              <text:list-item>
                <text:p text:style-name="P5"><text:span text:style-name="T5">Zhuīqiú wùzhì xiǎngshòu bìng fēi shì rénshēng de wéiyī mùbiāo.</text:span></text:p>
              </text:list-item>
              <text:list-item>
                <text:p text:style-name="P5"><text:span text:style-name="T5">The pursuit of material enjoyment is not the sole goal of lif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6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8" draw:style-name="dp1" draw:master-page-name="Title_2c__20_Content_5f_" presentation:presentation-page-layout-name="AL2T11">
        <draw:frame draw:name="PlaceHolder 157" presentation:style-name="pr7" draw:text-style-name="P2" draw:layer="layout" svg:width="22.499cm" svg:height="2.599cm" svg:x="4.5cm" svg:y="0.6cm" presentation:class="title" presentation:user-transformed="true">
          <draw:text-box>
            <text:p>物业</text:p>
          </draw:text-box>
        </draw:frame>
        <draw:frame draw:name="PlaceHolder 15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物业 </text:span><text:span text:style-name="T5">(wùyè)</text:span></text:p>
              </text:list-item>
              <text:list-item>
                <text:p text:style-name="P5"><text:span text:style-name="T5">Property management; property</text:span></text:p>
                <text:p text:style-name="P5"><text:span text:style-name="T5"/></text:p>
              </text:list-item>
              <text:list-item>
                <text:p text:style-name="P5"><text:span text:style-name="T5">小区的物业服务很贴心，解决问题很及时。</text:span></text:p>
              </text:list-item>
              <text:list-item>
                <text:p text:style-name="P5"><text:span text:style-name="T5">Xiǎoqū de wùyè fúwù hěn tiēxīn, jiějué wèntí hěn jíshí.</text:span></text:p>
              </text:list-item>
              <text:list-item>
                <text:p text:style-name="P5"><text:span text:style-name="T5">The property management service in the community is thoughtful, and problems are resolved promptly.</text:span></text:p>
                <text:p text:style-name="P5"><text:span text:style-name="T5"/>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26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9" draw:style-name="dp1" draw:master-page-name="Title_2c__20_Content_5f_" presentation:presentation-page-layout-name="AL2T11">
        <draw:frame draw:name="PlaceHolder 159" presentation:style-name="pr7" draw:text-style-name="P2" draw:layer="layout" svg:width="22.499cm" svg:height="2.599cm" svg:x="4.5cm" svg:y="0.6cm" presentation:class="title" presentation:user-transformed="true">
          <draw:text-box>
            <text:p>物价</text:p>
          </draw:text-box>
        </draw:frame>
        <draw:frame draw:name="PlaceHolder 16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物价 </text:span><text:span text:style-name="T5">(wùjià)</text:span></text:p>
              </text:list-item>
              <text:list-item>
                <text:p text:style-name="P5"><text:span text:style-name="T5">Commodity prices; prices of goods</text:span></text:p>
                <text:p text:style-name="P5"><text:span text:style-name="T5"/></text:p>
              </text:list-item>
              <text:list-item>
                <text:p text:style-name="P5"><text:span text:style-name="T5">近期物价上涨，生活成本有所增加。</text:span></text:p>
              </text:list-item>
              <text:list-item>
                <text:p text:style-name="P5"><text:span text:style-name="T5">Jìnqī wùjià shàngzhǎng, shēnghuó chéngběn yǒu suǒ zēngjiā.</text:span></text:p>
              </text:list-item>
              <text:list-item>
                <text:p text:style-name="P5"><text:span text:style-name="T5">Recently, commodity prices have risen, and the cost of living has increase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6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0" draw:style-name="dp1" draw:master-page-name="Title_2c__20_Content_5f_" presentation:presentation-page-layout-name="AL2T11">
        <draw:frame draw:name="PlaceHolder 161" presentation:style-name="pr7" draw:text-style-name="P2" draw:layer="layout" svg:width="22.499cm" svg:height="2.599cm" svg:x="4.5cm" svg:y="0.6cm" presentation:class="title" presentation:user-transformed="true">
          <draw:text-box>
            <text:p>舞</text:p>
          </draw:text-box>
        </draw:frame>
        <draw:frame draw:name="PlaceHolder 16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舞 </text:span><text:span text:style-name="T5">(wǔ)</text:span></text:p>
              </text:list-item>
              <text:list-item>
                <text:p text:style-name="P5"><text:span text:style-name="T5">Dance</text:span></text:p>
                <text:p text:style-name="P5"><text:span text:style-name="T5"/></text:p>
              </text:list-item>
              <text:list-item>
                <text:p text:style-name="P5"><text:span text:style-name="T5">他学了很多种舞蹈，是一位出色的舞者。</text:span></text:p>
              </text:list-item>
              <text:list-item>
                <text:p text:style-name="P5"><text:span text:style-name="T5">Tā xué le hěnduō zhǒng wǔdǎo, shì yī wèi chūsè de wǔzhě.</text:span></text:p>
              </text:list-item>
              <text:list-item>
                <text:p text:style-name="P5"><text:span text:style-name="T5">He has learned many types of dances and is an excellent dancer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7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1" draw:style-name="dp1" draw:master-page-name="Title_2c__20_Content_5f_" presentation:presentation-page-layout-name="AL2T11">
        <draw:frame draw:name="PlaceHolder 163" presentation:style-name="pr7" draw:text-style-name="P2" draw:layer="layout" svg:width="22.499cm" svg:height="2.599cm" svg:x="4.5cm" svg:y="0.6cm" presentation:class="title" presentation:user-transformed="true">
          <draw:text-box>
            <text:p>无疑</text:p>
          </draw:text-box>
        </draw:frame>
        <draw:frame draw:name="PlaceHolder 16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无疑 </text:span><text:span text:style-name="T5">(wúyí)</text:span></text:p>
              </text:list-item>
              <text:list-item>
                <text:p text:style-name="P5"><text:span text:style-name="T5">Undoubtedly; without a doubt</text:span></text:p>
                <text:p text:style-name="P5"><text:span text:style-name="T5"/></text:p>
              </text:list-item>
              <text:list-item>
                <text:p text:style-name="P5"><text:span text:style-name="T5">他的表现无疑是今天最出色的。</text:span></text:p>
              </text:list-item>
              <text:list-item>
                <text:p text:style-name="P5"><text:span text:style-name="T5">Tā de biǎoxiàn wúyí shì jīntiān zuì chūsè de.</text:span></text:p>
              </text:list-item>
              <text:list-item>
                <text:p text:style-name="P5"><text:span text:style-name="T5">His performance is undoubtedly the most outstanding toda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7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2" draw:style-name="dp1" draw:master-page-name="Title_2c__20_Content_5f_" presentation:presentation-page-layout-name="AL2T11">
        <draw:frame draw:name="PlaceHolder 165" presentation:style-name="pr7" draw:text-style-name="P2" draw:layer="layout" svg:width="22.499cm" svg:height="2.599cm" svg:x="4.5cm" svg:y="0.6cm" presentation:class="title" presentation:user-transformed="true">
          <draw:text-box>
            <text:p>无奈</text:p>
          </draw:text-box>
        </draw:frame>
        <draw:frame draw:name="PlaceHolder 16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无奈 </text:span><text:span text:style-name="T5">(wúnài)</text:span></text:p>
              </text:list-item>
              <text:list-item>
                <text:p text:style-name="P5"><text:span text:style-name="T5">Helpless; have no alternative</text:span></text:p>
                <text:p text:style-name="P5"><text:span text:style-name="T5"/></text:p>
              </text:list-item>
              <text:list-item>
                <text:p text:style-name="P5"><text:span text:style-name="T5">面对困境，他感到十分无奈。</text:span></text:p>
              </text:list-item>
              <text:list-item>
                <text:p text:style-name="P5"><text:span text:style-name="T5">Miàn duì kùnjìng, tā gǎndào shífēn wúnài.</text:span></text:p>
              </text:list-item>
              <text:list-item>
                <text:p text:style-name="P5"><text:span text:style-name="T5">Faced with difficulties, he feels very helples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7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3" draw:style-name="dp1" draw:master-page-name="Title_2c__20_Content_5f_" presentation:presentation-page-layout-name="AL2T11">
        <draw:frame draw:name="PlaceHolder 167" presentation:style-name="pr7" draw:text-style-name="P2" draw:layer="layout" svg:width="22.499cm" svg:height="2.599cm" svg:x="4.5cm" svg:y="0.6cm" presentation:class="title" presentation:user-transformed="true">
          <draw:text-box>
            <text:p>屋</text:p>
          </draw:text-box>
        </draw:frame>
        <draw:frame draw:name="PlaceHolder 16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屋 </text:span><text:span text:style-name="T5">(wū)</text:span></text:p>
              </text:list-item>
              <text:list-item>
                <text:p text:style-name="P5"><text:span text:style-name="T5">House; building</text:span></text:p>
                <text:p text:style-name="P5"><text:span text:style-name="T5"/></text:p>
              </text:list-item>
              <text:list-item>
                <text:p text:style-name="P5"><text:span text:style-name="T5">这座屋子有着悠久的历史，是一座古老的建筑。</text:span></text:p>
              </text:list-item>
              <text:list-item>
                <text:p text:style-name="P5"><text:span text:style-name="T5">Zhè zuò wūzi yǒu zhe yōujiǔ de lìshǐ, shì yī zuò gǔlǎo de jiànzhù.</text:span></text:p>
              </text:list-item>
              <text:list-item>
                <text:p text:style-name="P5"><text:span text:style-name="T5">This house has a long history and is an ancient building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7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4" draw:style-name="dp1" draw:master-page-name="Title_2c__20_Content_5f_" presentation:presentation-page-layout-name="AL2T11">
        <draw:frame draw:name="PlaceHolder 169" presentation:style-name="pr7" draw:text-style-name="P2" draw:layer="layout" svg:width="22.499cm" svg:height="2.599cm" svg:x="4.5cm" svg:y="0.6cm" presentation:class="title" presentation:user-transformed="true">
          <draw:text-box>
            <text:p>污水</text:p>
          </draw:text-box>
        </draw:frame>
        <draw:frame draw:name="PlaceHolder 17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污水 </text:span><text:span text:style-name="T5">(wūshuǐ)</text:span></text:p>
              </text:list-item>
              <text:list-item>
                <text:p text:style-name="P5"><text:span text:style-name="T5">Wastewater; sewage</text:span></text:p>
                <text:p text:style-name="P5"><text:span text:style-name="T5"/></text:p>
              </text:list-item>
              <text:list-item>
                <text:p text:style-name="P5"><text:span text:style-name="T5">不合理的排放导致了大量的污水进入河流。</text:span></text:p>
              </text:list-item>
              <text:list-item>
                <text:p text:style-name="P5"><text:span text:style-name="T5">Bùhélǐ de páifàng dǎozhì le dàliàng de wūshuǐ jìnrù héliú.</text:span></text:p>
              </text:list-item>
              <text:list-item>
                <text:p text:style-name="P5"><text:span text:style-name="T5">Unreasonable emissions have led to a large amount of wastewater entering the river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7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5" draw:style-name="dp1" draw:master-page-name="Title_2c__20_Content_5f_" presentation:presentation-page-layout-name="AL2T11">
        <draw:frame draw:name="PlaceHolder 171" presentation:style-name="pr7" draw:text-style-name="P2" draw:layer="layout" svg:width="22.499cm" svg:height="2.599cm" svg:x="4.5cm" svg:y="0.6cm" presentation:class="title" presentation:user-transformed="true">
          <draw:text-box>
            <text:p>污染</text:p>
          </draw:text-box>
        </draw:frame>
        <draw:frame draw:name="PlaceHolder 17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污染 </text:span><text:span text:style-name="T5">(wūrǎn)</text:span></text:p>
              </text:list-item>
              <text:list-item>
                <text:p text:style-name="P5"><text:span text:style-name="T5">Pollution; contamination</text:span></text:p>
                <text:p text:style-name="P5"><text:span text:style-name="T5"/></text:p>
              </text:list-item>
              <text:list-item>
                <text:p text:style-name="P5"><text:span text:style-name="T5">环境污染是一个严重的问题，需要我们共同努力解决。</text:span></text:p>
              </text:list-item>
              <text:list-item>
                <text:p text:style-name="P5"><text:span text:style-name="T5">Huánjìng wūrǎn shì yīgè yánzhòng de wèntí, xūyào wǒmen gòngtóng nǔlì jiějué.</text:span></text:p>
              </text:list-item>
              <text:list-item>
                <text:p text:style-name="P5"><text:span text:style-name="T5">Environmental pollution is a serious problem that requires our collective efforts to solv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7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6" draw:style-name="dp1" draw:master-page-name="Title_2c__20_Content_5f_" presentation:presentation-page-layout-name="AL2T11">
        <draw:frame draw:name="PlaceHolder 173" presentation:style-name="pr7" draw:text-style-name="P2" draw:layer="layout" svg:width="22.499cm" svg:height="2.599cm" svg:x="4.5cm" svg:y="0.6cm" presentation:class="title" presentation:user-transformed="true">
          <draw:text-box>
            <text:p>握</text:p>
          </draw:text-box>
        </draw:frame>
        <draw:frame draw:name="PlaceHolder 17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握 </text:span><text:span text:style-name="T5">(wò)</text:span></text:p>
              </text:list-item>
              <text:list-item>
                <text:p text:style-name="P5"><text:span text:style-name="T5">Hold; grasp</text:span></text:p>
                <text:p text:style-name="P5"><text:span text:style-name="T5"/></text:p>
              </text:list-item>
              <text:list-item>
                <text:p text:style-name="P5"><text:span text:style-name="T5">他握着我的手，表示支持和鼓励。</text:span></text:p>
              </text:list-item>
              <text:list-item>
                <text:p text:style-name="P5"><text:span text:style-name="T5">Tā wòzhe wǒ de shǒu, biǎoshì zhīchí hé gǔlì.</text:span></text:p>
              </text:list-item>
              <text:list-item>
                <text:p text:style-name="P5"><text:span text:style-name="T5">He held my hand to show support and encouragemen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7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7" draw:style-name="dp1" draw:master-page-name="Title_2c__20_Content_5f_" presentation:presentation-page-layout-name="AL2T11">
        <draw:frame draw:name="PlaceHolder 175" presentation:style-name="pr7" draw:text-style-name="P2" draw:layer="layout" svg:width="22.499cm" svg:height="2.599cm" svg:x="4.5cm" svg:y="0.6cm" presentation:class="title" presentation:user-transformed="true">
          <draw:text-box>
            <text:p>卧室</text:p>
          </draw:text-box>
        </draw:frame>
        <draw:frame draw:name="PlaceHolder 17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卧室 </text:span><text:span text:style-name="T5">(wòshì)</text:span></text:p>
              </text:list-item>
              <text:list-item>
                <text:p text:style-name="P5"><text:span text:style-name="T5">Bedroom</text:span></text:p>
                <text:p text:style-name="P5"><text:span text:style-name="T5"/></text:p>
              </text:list-item>
              <text:list-item>
                <text:p text:style-name="P5"><text:span text:style-name="T5">我的卧室布置得很舒适，让人感到放松。</text:span></text:p>
              </text:list-item>
              <text:list-item>
                <text:p text:style-name="P5"><text:span text:style-name="T5">Wǒ de wòshì bùzhì de hěn shūshì, ràng rén gǎndào fàngsōng.</text:span></text:p>
              </text:list-item>
              <text:list-item>
                <text:p text:style-name="P5"><text:span text:style-name="T5">My bedroom is arranged very comfortably, making people feel relaxe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7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8" draw:style-name="dp1" draw:master-page-name="Title_2c__20_Content_5f_" presentation:presentation-page-layout-name="AL2T11">
        <draw:frame draw:name="PlaceHolder 177" presentation:style-name="pr7" draw:text-style-name="P2" draw:layer="layout" svg:width="22.499cm" svg:height="2.599cm" svg:x="4.5cm" svg:y="0.6cm" presentation:class="title" presentation:user-transformed="true">
          <draw:text-box>
            <text:p>文艺</text:p>
          </draw:text-box>
        </draw:frame>
        <draw:frame draw:name="PlaceHolder 17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文艺 </text:span><text:span text:style-name="T5">(wényì)</text:span></text:p>
              </text:list-item>
              <text:list-item>
                <text:p text:style-name="P5"><text:span text:style-name="T5">Literature and art; cultural and artistic</text:span></text:p>
                <text:p text:style-name="P5"><text:span text:style-name="T5"/></text:p>
              </text:list-item>
              <text:list-item>
                <text:p text:style-name="P5"><text:span text:style-name="T5">这座城市有浓厚的文艺氛围，吸引了许多文艺青年。</text:span></text:p>
              </text:list-item>
              <text:list-item>
                <text:p text:style-name="P5"><text:span text:style-name="T5">Zhè zuò chéngshì yǒu nónghòu de wényì fēnwéi, xīyǐn le xǔduō wényì qīngnián.</text:span></text:p>
              </text:list-item>
              <text:list-item>
                <text:p text:style-name="P5"><text:span text:style-name="T5">This city has a strong cultural and artistic atmosphere, attracting many young artis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7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9" draw:style-name="dp1" draw:master-page-name="Title_2c__20_Content_5f_" presentation:presentation-page-layout-name="AL2T11">
        <draw:frame draw:name="PlaceHolder 179" presentation:style-name="pr7" draw:text-style-name="P2" draw:layer="layout" svg:width="22.499cm" svg:height="2.599cm" svg:x="4.5cm" svg:y="0.6cm" presentation:class="title" presentation:user-transformed="true">
          <draw:text-box>
            <text:p>温和</text:p>
          </draw:text-box>
        </draw:frame>
        <draw:frame draw:name="PlaceHolder 18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温和 </text:span><text:span text:style-name="T5">(wēnhé)</text:span></text:p>
              </text:list-item>
              <text:list-item>
                <text:p text:style-name="P5"><text:span text:style-name="T5">Gentle; mild</text:span></text:p>
                <text:p text:style-name="P5"><text:span text:style-name="T5"/></text:p>
              </text:list-item>
              <text:list-item>
                <text:p text:style-name="P5"><text:span text:style-name="T5">他的性格温和而善良，深受同事喜爱。</text:span></text:p>
              </text:list-item>
              <text:list-item>
                <text:p text:style-name="P5"><text:span text:style-name="T5">Tā de xìnggé wēnhé ér shànliáng, shēn shòu tóngshì xǐ'ài.</text:span></text:p>
              </text:list-item>
              <text:list-item>
                <text:p text:style-name="P5"><text:span text:style-name="T5">He has a gentle and kind personality, and is well-liked by his colleagu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7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0" draw:style-name="dp1" draw:master-page-name="Title_2c__20_Content_5f_" presentation:presentation-page-layout-name="AL2T11">
        <draw:frame draw:name="PlaceHolder 181" presentation:style-name="pr7" draw:text-style-name="P2" draw:layer="layout" svg:width="22.499cm" svg:height="2.599cm" svg:x="4.5cm" svg:y="0.6cm" presentation:class="title" presentation:user-transformed="true">
          <draw:text-box>
            <text:p>慰问</text:p>
          </draw:text-box>
        </draw:frame>
        <draw:frame draw:name="PlaceHolder 18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慰问 </text:span><text:span text:style-name="T5">(wèiwèn)</text:span></text:p>
              </text:list-item>
              <text:list-item>
                <text:p text:style-name="P5"><text:span text:style-name="T5">Offer sympathy; express condolences</text:span></text:p>
                <text:p text:style-name="P5"><text:span text:style-name="T5"/></text:p>
              </text:list-item>
              <text:list-item>
                <text:p text:style-name="P5"><text:span text:style-name="T5">在灾难发生后，政府派人前去慰问灾民。</text:span></text:p>
              </text:list-item>
              <text:list-item>
                <text:p text:style-name="P5"><text:span text:style-name="T5">Zài zāinàn fāshēng hòu, zhèngfǔ pài rén qián qù wèiwèn zāimín.</text:span></text:p>
              </text:list-item>
              <text:list-item>
                <text:p text:style-name="P5"><text:span text:style-name="T5">After the disaster, the government sent people to express condolences to the victim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8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1" draw:style-name="dp1" draw:master-page-name="Title_2c__20_Content_5f_" presentation:presentation-page-layout-name="AL2T11">
        <draw:frame draw:name="PlaceHolder 59" presentation:style-name="pr7" draw:text-style-name="P2" draw:layer="layout" svg:width="22.499cm" svg:height="2.599cm" svg:x="4.5cm" svg:y="0.6cm" presentation:class="title" presentation:user-transformed="true">
          <draw:text-box>
            <text:p>胃</text:p>
          </draw:text-box>
        </draw:frame>
        <draw:frame draw:name="PlaceHolder 6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胃 </text:span><text:span text:style-name="T5">(wèi)</text:span></text:p>
              </text:list-item>
              <text:list-item>
                <text:p text:style-name="P5"><text:span text:style-name="T5">Stomach</text:span></text:p>
                <text:p text:style-name="P5"><text:span text:style-name="T5"/></text:p>
              </text:list-item>
              <text:list-item>
                <text:p text:style-name="P5"><text:span text:style-name="T5">他的胃不舒服，可能是吃坏了东西。</text:span></text:p>
              </text:list-item>
              <text:list-item>
                <text:p text:style-name="P5"><text:span text:style-name="T5">Tā de wèi bù shūfu, kěnéng shì chī huài le dōngxi.</text:span></text:p>
              </text:list-item>
              <text:list-item>
                <text:p text:style-name="P5"><text:span text:style-name="T5">His stomach is uncomfortable; he might have eaten something ba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8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2" draw:style-name="dp1" draw:master-page-name="Title_2c__20_Content_5f_" presentation:presentation-page-layout-name="AL2T11">
        <draw:frame draw:name="PlaceHolder 183" presentation:style-name="pr7" draw:text-style-name="P2" draw:layer="layout" svg:width="22.499cm" svg:height="2.599cm" svg:x="4.5cm" svg:y="0.6cm" presentation:class="title" presentation:user-transformed="true">
          <draw:text-box>
            <text:p>卫星</text:p>
          </draw:text-box>
        </draw:frame>
        <draw:frame draw:name="PlaceHolder 18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卫星 </text:span><text:span text:style-name="T5">(wèixīng)</text:span></text:p>
              </text:list-item>
              <text:list-item>
                <text:p text:style-name="P5"><text:span text:style-name="T5">Satellite</text:span></text:p>
                <text:p text:style-name="P5"><text:span text:style-name="T5"/></text:p>
              </text:list-item>
              <text:list-item>
                <text:p text:style-name="P5"><text:span text:style-name="T5">卫星技术在通信和气象监测中发挥着重要作用。</text:span></text:p>
              </text:list-item>
              <text:list-item>
                <text:p text:style-name="P5"><text:span text:style-name="T5">Wèixīng jìshù zài tōngxìn hé qìxiàng jiāncè zhōng fāhuīzhe zhòngyào zuòyòng.</text:span></text:p>
              </text:list-item>
              <text:list-item>
                <text:p text:style-name="P5"><text:span text:style-name="T5">Satellite technology plays an important role in communication and weather monitoring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8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3" draw:style-name="dp1" draw:master-page-name="Title_2c__20_Content_5f_" presentation:presentation-page-layout-name="AL2T11">
        <draw:frame draw:name="PlaceHolder 185" presentation:style-name="pr7" draw:text-style-name="P2" draw:layer="layout" svg:width="22.499cm" svg:height="2.599cm" svg:x="4.5cm" svg:y="0.6cm" presentation:class="title" presentation:user-transformed="true">
          <draw:text-box>
            <text:p>委托</text:p>
          </draw:text-box>
        </draw:frame>
        <draw:frame draw:name="PlaceHolder 18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委托 </text:span><text:span text:style-name="T5">(wěituō)</text:span></text:p>
              </text:list-item>
              <text:list-item>
                <text:p text:style-name="P5"><text:span text:style-name="T5">Entrust; commission</text:span></text:p>
                <text:p text:style-name="P5"><text:span text:style-name="T5"/></text:p>
              </text:list-item>
              <text:list-item>
                <text:p text:style-name="P5"><text:span text:style-name="T5">我将这项任务委托给了专业的团队。</text:span></text:p>
              </text:list-item>
              <text:list-item>
                <text:p text:style-name="P5"><text:span text:style-name="T5">Wǒ jiāng zhè xiàng rènwu wěituō gěi le zhuānyè de tuánduì.</text:span></text:p>
              </text:list-item>
              <text:list-item>
                <text:p text:style-name="P5"><text:span text:style-name="T5">I entrusted this task to a professional team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8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4" draw:style-name="dp1" draw:master-page-name="Title_2c__20_Content_5f_" presentation:presentation-page-layout-name="AL2T11">
        <draw:frame draw:name="PlaceHolder 187" presentation:style-name="pr7" draw:text-style-name="P2" draw:layer="layout" svg:width="22.499cm" svg:height="2.599cm" svg:x="4.5cm" svg:y="0.6cm" presentation:class="title" presentation:user-transformed="true">
          <draw:text-box>
            <text:p>唯一</text:p>
          </draw:text-box>
        </draw:frame>
        <draw:frame draw:name="PlaceHolder 18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唯一 </text:span><text:span text:style-name="T5">(wéiyī)</text:span></text:p>
              </text:list-item>
              <text:list-item>
                <text:p text:style-name="P5"><text:span text:style-name="T5">Only; unique</text:span></text:p>
                <text:p text:style-name="P5"><text:span text:style-name="T5"/></text:p>
              </text:list-item>
              <text:list-item>
                <text:p text:style-name="P5"><text:span text:style-name="T5">这个地方有一棵唯一的古老树。</text:span></text:p>
              </text:list-item>
              <text:list-item>
                <text:p text:style-name="P5"><text:span text:style-name="T5">Zhège dìfang yǒu yī kē wéiyī de gǔlǎo shù.</text:span></text:p>
              </text:list-item>
              <text:list-item>
                <text:p text:style-name="P5"><text:span text:style-name="T5">There is a unique ancient tree in this plac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8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5" draw:style-name="dp1" draw:master-page-name="Title_2c__20_Content_5f_" presentation:presentation-page-layout-name="AL2T11">
        <draw:frame draw:name="PlaceHolder 189" presentation:style-name="pr7" draw:text-style-name="P2" draw:layer="layout" svg:width="22.499cm" svg:height="2.599cm" svg:x="4.5cm" svg:y="0.6cm" presentation:class="title" presentation:user-transformed="true">
          <draw:text-box>
            <text:p>围绕</text:p>
          </draw:text-box>
        </draw:frame>
        <draw:frame draw:name="PlaceHolder 19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围绕 </text:span><text:span text:style-name="T5">(wéirào)</text:span></text:p>
              </text:list-item>
              <text:list-item>
                <text:p text:style-name="P5"><text:span text:style-name="T5">Surround; revolve around; center around</text:span></text:p>
                <text:p text:style-name="P5"><text:span text:style-name="T5"/></text:p>
              </text:list-item>
              <text:list-item>
                <text:p text:style-name="P5"><text:span text:style-name="T5">这个讨论围绕着如何提高团队效能展开。</text:span></text:p>
              </text:list-item>
              <text:list-item>
                <text:p text:style-name="P5"><text:span text:style-name="T5">Zhège tǎolùn wéiràozhe rúhé tígāo tuánduì xiàonéng zhǎnkāi.</text:span></text:p>
              </text:list-item>
              <text:list-item>
                <text:p text:style-name="P5"><text:span text:style-name="T5">The discussion revolves around how to improve team efficiency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8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6" draw:style-name="dp1" draw:master-page-name="Title_2c__20_Content_5f_" presentation:presentation-page-layout-name="AL2T11">
        <draw:frame draw:name="PlaceHolder 191" presentation:style-name="pr7" draw:text-style-name="P2" draw:layer="layout" svg:width="22.499cm" svg:height="2.599cm" svg:x="4.5cm" svg:y="0.6cm" presentation:class="title" presentation:user-transformed="true">
          <draw:text-box>
            <text:p>违规</text:p>
          </draw:text-box>
        </draw:frame>
        <draw:frame draw:name="PlaceHolder 19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违规 </text:span><text:span text:style-name="T5">(wéiguī)</text:span></text:p>
              </text:list-item>
              <text:list-item>
                <text:p text:style-name="P5"><text:span text:style-name="T5">Violate regulations; go against the rules</text:span></text:p>
                <text:p text:style-name="P5"><text:span text:style-name="T5"/></text:p>
              </text:list-item>
              <text:list-item>
                <text:p text:style-name="P5"><text:span text:style-name="T5">参赛选手如果违规将被取消资格。</text:span></text:p>
              </text:list-item>
              <text:list-item>
                <text:p text:style-name="P5"><text:span text:style-name="T5">Cānsài xuǎnshǒu rúguǒ wéiguī jiāng bèi qǔxiāo zīgé.</text:span></text:p>
              </text:list-item>
              <text:list-item>
                <text:p text:style-name="P5"><text:span text:style-name="T5">Competitors who violate the rules will be disqualifie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8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7" draw:style-name="dp1" draw:master-page-name="Title_2c__20_Content_5f_" presentation:presentation-page-layout-name="AL2T11">
        <draw:frame draw:name="PlaceHolder 193" presentation:style-name="pr7" draw:text-style-name="P2" draw:layer="layout" svg:width="22.499cm" svg:height="2.599cm" svg:x="4.5cm" svg:y="0.6cm" presentation:class="title" presentation:user-transformed="true">
          <draw:text-box>
            <text:p>违反</text:p>
          </draw:text-box>
        </draw:frame>
        <draw:frame draw:name="PlaceHolder 19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违反 </text:span><text:span text:style-name="T5">(wéifǎn)</text:span></text:p>
              </text:list-item>
              <text:list-item>
                <text:p text:style-name="P5"><text:span text:style-name="T5">Violate; go against</text:span></text:p>
                <text:p text:style-name="P5"><text:span text:style-name="T5"/></text:p>
              </text:list-item>
              <text:list-item>
                <text:p text:style-name="P5"><text:span text:style-name="T5">他违反了公司的规定，将面临相应的处罚。</text:span></text:p>
              </text:list-item>
              <text:list-item>
                <text:p text:style-name="P5"><text:span text:style-name="T5">Tā wéifǎn le gōngsī de guīdìng, jiāng miànlin xiāngyìng de chǔfá.</text:span></text:p>
              </text:list-item>
              <text:list-item>
                <text:p text:style-name="P5"><text:span text:style-name="T5">He violated the company's regulations and will face corresponding penalti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8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8" draw:style-name="dp1" draw:master-page-name="Title_2c__20_Content_5f_" presentation:presentation-page-layout-name="AL2T11">
        <draw:frame draw:name="PlaceHolder 195" presentation:style-name="pr7" draw:text-style-name="P2" draw:layer="layout" svg:width="22.499cm" svg:height="2.599cm" svg:x="4.5cm" svg:y="0.6cm" presentation:class="title" presentation:user-transformed="true">
          <draw:text-box>
            <text:p>违法</text:p>
          </draw:text-box>
        </draw:frame>
        <draw:frame draw:name="PlaceHolder 19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违法 </text:span><text:span text:style-name="T5">(wéifǎ)</text:span></text:p>
              </text:list-item>
              <text:list-item>
                <text:p text:style-name="P5"><text:span text:style-name="T5">Violate the law; be illegal</text:span></text:p>
                <text:p text:style-name="P5"><text:span text:style-name="T5"/></text:p>
              </text:list-item>
              <text:list-item>
                <text:p text:style-name="P5"><text:span text:style-name="T5">任何违法行为都将受到法律制裁。</text:span></text:p>
              </text:list-item>
              <text:list-item>
                <text:p text:style-name="P5"><text:span text:style-name="T5">Rènhé wéifǎ xíngwéi dōu jiāng shòudào fǎlǜ zhìcái.</text:span></text:p>
              </text:list-item>
              <text:list-item>
                <text:p text:style-name="P5"><text:span text:style-name="T5">Any illegal behavior will be subject to legal sanction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8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9" draw:style-name="dp1" draw:master-page-name="Title_2c__20_Content_5f_" presentation:presentation-page-layout-name="AL2T11">
        <draw:frame draw:name="PlaceHolder 197" presentation:style-name="pr7" draw:text-style-name="P2" draw:layer="layout" svg:width="22.499cm" svg:height="2.599cm" svg:x="4.5cm" svg:y="0.6cm" presentation:class="title" presentation:user-transformed="true">
          <draw:text-box>
            <text:p>为主</text:p>
          </draw:text-box>
        </draw:frame>
        <draw:frame draw:name="PlaceHolder 19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为主 </text:span><text:span text:style-name="T5">(wèizhǔ)</text:span></text:p>
              </text:list-item>
              <text:list-item>
                <text:p text:style-name="P5"><text:span text:style-name="T5">Mainly; primarily</text:span></text:p>
                <text:p text:style-name="P5"><text:span text:style-name="T5"/></text:p>
              </text:list-item>
              <text:list-item>
                <text:p text:style-name="P5"><text:span text:style-name="T5">这个活动以提高员工技能为主。</text:span></text:p>
              </text:list-item>
              <text:list-item>
                <text:p text:style-name="P5"><text:span text:style-name="T5">Zhège huódòng yǐ tígāo yuángōng jìnéng wèizhǔ.</text:span></text:p>
              </text:list-item>
              <text:list-item>
                <text:p text:style-name="P5"><text:span text:style-name="T5">This activity is mainly aimed at improving employees' skill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8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0" draw:style-name="dp1" draw:master-page-name="Title_2c__20_Content_5f_" presentation:presentation-page-layout-name="AL2T11">
        <draw:frame draw:name="PlaceHolder 199" presentation:style-name="pr7" draw:text-style-name="P2" draw:layer="layout" svg:width="22.499cm" svg:height="2.599cm" svg:x="4.5cm" svg:y="0.6cm" presentation:class="title" presentation:user-transformed="true">
          <draw:text-box>
            <text:p>为止</text:p>
          </draw:text-box>
        </draw:frame>
        <draw:frame draw:name="PlaceHolder 20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为止 </text:span><text:span text:style-name="T5">(wéizhǐ)</text:span></text:p>
              </text:list-item>
              <text:list-item>
                <text:p text:style-name="P5"><text:span text:style-name="T5">Up to; until</text:span></text:p>
                <text:p text:style-name="P5"><text:span text:style-name="T5"/></text:p>
              </text:list-item>
              <text:list-item>
                <text:p text:style-name="P5"><text:span text:style-name="T5">请将作业完成，时间为止是下午五点。</text:span></text:p>
              </text:list-item>
              <text:list-item>
                <text:p text:style-name="P5"><text:span text:style-name="T5">Qǐng jiāng zuòyè wánchéng, shíjiān wéizhǐ shì xiàwǔ wǔ diǎn.</text:span></text:p>
              </text:list-item>
              <text:list-item>
                <text:p text:style-name="P5"><text:span text:style-name="T5">Please complete the assignment; the deadline is until 5 p.m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9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1" draw:style-name="dp1" draw:master-page-name="Title_2c__20_Content_5f_" presentation:presentation-page-layout-name="AL2T11">
        <draw:frame draw:name="PlaceHolder 201" presentation:style-name="pr7" draw:text-style-name="P2" draw:layer="layout" svg:width="22.499cm" svg:height="2.599cm" svg:x="4.5cm" svg:y="0.6cm" presentation:class="title" presentation:user-transformed="true">
          <draw:text-box>
            <text:p>为期</text:p>
          </draw:text-box>
        </draw:frame>
        <draw:frame draw:name="PlaceHolder 20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为期 </text:span><text:span text:style-name="T5">(wèiqī)</text:span></text:p>
              </text:list-item>
              <text:list-item>
                <text:p text:style-name="P5"><text:span text:style-name="T5">Lasting for a period; scheduled for</text:span></text:p>
                <text:p text:style-name="P5"><text:span text:style-name="T5"/></text:p>
              </text:list-item>
              <text:list-item>
                <text:p text:style-name="P5"><text:span text:style-name="T5">这个项目将为期两年，涉及多个阶段的工作。</text:span></text:p>
              </text:list-item>
              <text:list-item>
                <text:p text:style-name="P5"><text:span text:style-name="T5">Zhège xiàngmù jiāng wèiqī liǎng nián, shèjí duōge jiēduàn de gōngzuò.</text:span></text:p>
              </text:list-item>
              <text:list-item>
                <text:p text:style-name="P5"><text:span text:style-name="T5">This project will last for two years, involving multiple stages of work.</text:span>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29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2" draw:style-name="dp1" draw:master-page-name="Title_2c__20_Content_5f_" presentation:presentation-page-layout-name="AL2T11">
        <draw:frame draw:name="PlaceHolder 203" presentation:style-name="pr7" draw:text-style-name="P2" draw:layer="layout" svg:width="22.499cm" svg:height="2.599cm" svg:x="4.5cm" svg:y="0.6cm" presentation:class="title" presentation:user-transformed="true">
          <draw:text-box>
            <text:p>为难</text:p>
          </draw:text-box>
        </draw:frame>
        <draw:frame draw:name="PlaceHolder 20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>为难 </text:span><text:span text:style-name="T5">(wéinán)</text:span></text:p>
              </text:list-item>
              <text:list-item>
                <text:p text:style-name="P5"><text:span text:style-name="T5">Feel embarrassed or awkward; be in a dilemma</text:span></text:p>
                <text:p text:style-name="P5"><text:span text:style-name="T5"/></text:p>
              </text:list-item>
              <text:list-item>
                <text:p text:style-name="P5"><text:span text:style-name="T5">他面临两难的境地，不知该如何抉择。</text:span></text:p>
              </text:list-item>
              <text:list-item>
                <text:p text:style-name="P5"><text:span text:style-name="T5">Tā miànlín liǎngnán de jìngdì, bù zhī gāi rúhé juézé.</text:span></text:p>
              </text:list-item>
              <text:list-item>
                <text:p text:style-name="P5"><text:span text:style-name="T5">He is in a dilemma, not knowing how to make a decis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9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3" draw:style-name="dp1" draw:master-page-name="Title_2c__20_Content_5f_" presentation:presentation-page-layout-name="AL2T11">
        <draw:frame draw:name="PlaceHolder 205" presentation:style-name="pr7" draw:text-style-name="P2" draw:layer="layout" svg:width="22.499cm" svg:height="2.599cm" svg:x="4.5cm" svg:y="0.6cm" presentation:class="title" presentation:user-transformed="true">
          <draw:text-box>
            <text:p>微博</text:p>
          </draw:text-box>
        </draw:frame>
        <draw:frame draw:name="PlaceHolder 20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微博 </text:span><text:span text:style-name="T5">(wēibó)</text:span></text:p>
              </text:list-item>
              <text:list-item>
                <text:p text:style-name="P5"><text:span text:style-name="T5">Microblog; Weibo</text:span></text:p>
                <text:p text:style-name="P5"><text:span text:style-name="T5"/></text:p>
              </text:list-item>
              <text:list-item>
                <text:p text:style-name="P5"><text:span text:style-name="T5">他经常在微博上分享自己的生活和见闻。</text:span></text:p>
              </text:list-item>
              <text:list-item>
                <text:p text:style-name="P5"><text:span text:style-name="T5">Tā jīngcháng zài wēibó shàng fēnxiǎng zìjǐ de shēnghuó hé jiànwén.</text:span></text:p>
              </text:list-item>
              <text:list-item>
                <text:p text:style-name="P5"><text:span text:style-name="T5">He often shares his life and experiences on Weibo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9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4" draw:style-name="dp1" draw:master-page-name="Title_2c__20_Content_5f_" presentation:presentation-page-layout-name="AL2T11">
        <draw:frame draw:name="PlaceHolder 207" presentation:style-name="pr7" draw:text-style-name="P2" draw:layer="layout" svg:width="22.499cm" svg:height="2.599cm" svg:x="4.5cm" svg:y="0.6cm" presentation:class="title" presentation:user-transformed="true">
          <draw:text-box>
            <text:p>完了</text:p>
          </draw:text-box>
        </draw:frame>
        <draw:frame draw:name="PlaceHolder 20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完了 </text:span><text:span text:style-name="T5">(wánle)</text:span></text:p>
              </text:list-item>
              <text:list-item>
                <text:p text:style-name="P5"><text:span text:style-name="T5">Finished; done for</text:span></text:p>
                <text:p text:style-name="P5"><text:span text:style-name="T5"/></text:p>
              </text:list-item>
              <text:list-item>
                <text:p text:style-name="P5"><text:span text:style-name="T5">考试的时候我忘记带笔，完了！</text:span></text:p>
              </text:list-item>
              <text:list-item>
                <text:p text:style-name="P5"><text:span text:style-name="T5">Kǎoshì de shíhou wǒ wàngjì dài bǐ, wánle!</text:span></text:p>
              </text:list-item>
              <text:list-item>
                <text:p text:style-name="P5"><text:span text:style-name="T5">I forgot to bring a pen during the exam, it's done!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9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5" draw:style-name="dp1" draw:master-page-name="Title_2c__20_Content_5f_" presentation:presentation-page-layout-name="AL2T11">
        <draw:frame draw:name="PlaceHolder 209" presentation:style-name="pr7" draw:text-style-name="P2" draw:layer="layout" svg:width="22.499cm" svg:height="2.599cm" svg:x="4.5cm" svg:y="0.6cm" presentation:class="title" presentation:user-transformed="true">
          <draw:text-box>
            <text:p>外界</text:p>
          </draw:text-box>
        </draw:frame>
        <draw:frame draw:name="PlaceHolder 21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外界 </text:span><text:span text:style-name="T5">(wàijiè)</text:span></text:p>
              </text:list-item>
              <text:list-item>
                <text:p text:style-name="P5"><text:span text:style-name="T5">Outside world</text:span></text:p>
                <text:p text:style-name="P5"><text:span text:style-name="T5"/></text:p>
              </text:list-item>
              <text:list-item>
                <text:p text:style-name="P5"><text:span text:style-name="T5">他长时间没有接触外界新闻，对于国际形势不太了解。</text:span></text:p>
              </text:list-item>
              <text:list-item>
                <text:p text:style-name="P5"><text:span text:style-name="T5">Tā cháng shíjiān méiyǒu jiēchù wàijiè xīnwén, duìyú guójì xíngshì bù tài liǎojiě.</text:span></text:p>
              </text:list-item>
              <text:list-item>
                <text:p text:style-name="P5"><text:span text:style-name="T5">He hasn't been in touch with the outside world news for a long time and is not very familiar with the international situa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9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6" draw:style-name="dp1" draw:master-page-name="Title_2c__20_Content_5f_" presentation:presentation-page-layout-name="AL2T11">
        <draw:frame draw:name="PlaceHolder 211" presentation:style-name="pr7" draw:text-style-name="P2" draw:layer="layout" svg:width="22.499cm" svg:height="2.599cm" svg:x="4.5cm" svg:y="0.6cm" presentation:class="title" presentation:user-transformed="true">
          <draw:text-box>
            <text:p>脱离</text:p>
          </draw:text-box>
        </draw:frame>
        <draw:frame draw:name="PlaceHolder 21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脱离 </text:span><text:span text:style-name="T5">(tuōlí)</text:span></text:p>
              </text:list-item>
              <text:list-item>
                <text:p text:style-name="P5"><text:span text:style-name="T5">Break away from; detach</text:span></text:p>
                <text:p text:style-name="P5"><text:span text:style-name="T5"/></text:p>
              </text:list-item>
              <text:list-item>
                <text:p text:style-name="P5"><text:span text:style-name="T5">这个项目已经脱离了原有的计划，走向了新的方向。</text:span></text:p>
              </text:list-item>
              <text:list-item>
                <text:p text:style-name="P5"><text:span text:style-name="T5">Zhège xiàngmù yǐjīng tuōlí le yuán yǒu de jìhuà, zǒuxiàng le xīn de fāngxiàng.</text:span></text:p>
              </text:list-item>
              <text:list-item>
                <text:p text:style-name="P5"><text:span text:style-name="T5">This project has already deviated from the original plan and moved in a new direc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9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7" draw:style-name="dp1" draw:master-page-name="Title_2c__20_Content_5f_" presentation:presentation-page-layout-name="AL2T11">
        <draw:frame draw:name="PlaceHolder 213" presentation:style-name="pr7" draw:text-style-name="P2" draw:layer="layout" svg:width="22.499cm" svg:height="2.599cm" svg:x="4.5cm" svg:y="0.6cm" presentation:class="title" presentation:user-transformed="true">
          <draw:text-box>
            <text:p>推行</text:p>
          </draw:text-box>
        </draw:frame>
        <draw:frame draw:name="PlaceHolder 21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推行 </text:span><text:span text:style-name="T5">(tuīxíng)</text:span></text:p>
              </text:list-item>
              <text:list-item>
                <text:p text:style-name="P5"><text:span text:style-name="T5">Implement; promote</text:span></text:p>
                <text:p text:style-name="P5"><text:span text:style-name="T5"/></text:p>
              </text:list-item>
              <text:list-item>
                <text:p text:style-name="P5"><text:span text:style-name="T5">公司决定推行新的工作制度以提高效率。</text:span></text:p>
              </text:list-item>
              <text:list-item>
                <text:p text:style-name="P5"><text:span text:style-name="T5">Gōngsī juédìng tuīxíng xīn de gōngzuò zhìdù yǐ tígāo xiàolǜ.</text:span></text:p>
              </text:list-item>
              <text:list-item>
                <text:p text:style-name="P5"><text:span text:style-name="T5">The company decided to implement a new work system to improve efficienc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9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8" draw:style-name="dp1" draw:master-page-name="Title_2c__20_Content_5f_" presentation:presentation-page-layout-name="AL2T11">
        <draw:frame draw:name="PlaceHolder 215" presentation:style-name="pr7" draw:text-style-name="P2" draw:layer="layout" svg:width="22.499cm" svg:height="2.599cm" svg:x="4.5cm" svg:y="0.6cm" presentation:class="title" presentation:user-transformed="true">
          <draw:text-box>
            <text:p>团长</text:p>
          </draw:text-box>
        </draw:frame>
        <draw:frame draw:name="PlaceHolder 21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团长 </text:span><text:span text:style-name="T5">(tuánzhǎng)</text:span></text:p>
              </text:list-item>
              <text:list-item>
                <text:p text:style-name="P5"><text:span text:style-name="T5">Head of a group; team leader</text:span></text:p>
                <text:p text:style-name="P5"><text:span text:style-name="T5"/></text:p>
              </text:list-item>
              <text:list-item>
                <text:p text:style-name="P5"><text:span text:style-name="T5">他是我们团队的团长，负责组织协调工作。</text:span></text:p>
              </text:list-item>
              <text:list-item>
                <text:p text:style-name="P5"><text:span text:style-name="T5">Tā shì wǒmen tuánduì de tuánzhǎng, fùzé zǔzhī xiétiáo gōngzuò.</text:span></text:p>
              </text:list-item>
              <text:list-item>
                <text:p text:style-name="P5"><text:span text:style-name="T5">He is the team leader of our group, responsible for organizing and coordinating work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9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9" draw:style-name="dp1" draw:master-page-name="Title_2c__20_Content_5f_" presentation:presentation-page-layout-name="AL2T11">
        <draw:frame draw:name="PlaceHolder 217" presentation:style-name="pr7" draw:text-style-name="P2" draw:layer="layout" svg:width="22.499cm" svg:height="2.599cm" svg:x="4.5cm" svg:y="0.6cm" presentation:class="title" presentation:user-transformed="true">
          <draw:text-box>
            <text:p>兔</text:p>
          </draw:text-box>
        </draw:frame>
        <draw:frame draw:name="PlaceHolder 21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兔 </text:span><text:span text:style-name="T5">(tù)</text:span></text:p>
              </text:list-item>
              <text:list-item>
                <text:p text:style-name="P5"><text:span text:style-name="T5">Rabbit</text:span></text:p>
                <text:p text:style-name="P5"><text:span text:style-name="T5"/></text:p>
              </text:list-item>
              <text:list-item>
                <text:p text:style-name="P5"><text:span text:style-name="T5">这只小兔子非常可爱，蹦蹦跳跳的。</text:span></text:p>
              </text:list-item>
              <text:list-item>
                <text:p text:style-name="P5"><text:span text:style-name="T5">Zhè zhī xiǎo tùzi fēicháng kě'ài, bèng bèng tiào tiào de.</text:span></text:p>
              </text:list-item>
              <text:list-item>
                <text:p text:style-name="P5"><text:span text:style-name="T5">This little rabbit is very cute, hopping aroun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9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0" draw:style-name="dp1" draw:master-page-name="Title_2c__20_Content_5f_" presentation:presentation-page-layout-name="AL2T11">
        <draw:frame draw:name="PlaceHolder 221" presentation:style-name="pr7" draw:text-style-name="P2" draw:layer="layout" svg:width="22.499cm" svg:height="2.599cm" svg:x="4.5cm" svg:y="0.6cm" presentation:class="title" presentation:user-transformed="true">
          <draw:text-box>
            <text:p>吐</text:p>
          </draw:text-box>
        </draw:frame>
        <draw:frame draw:name="PlaceHolder 22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吐 </text:span><text:span text:style-name="T5">(tǔ)</text:span></text:p>
              </text:list-item>
              <text:list-item>
                <text:p text:style-name="P5"><text:span text:style-name="T5">Vomit; spit out</text:span></text:p>
                <text:p text:style-name="P5"><text:span text:style-name="T5"/></text:p>
              </text:list-item>
              <text:list-item>
                <text:p text:style-name="P5"><text:span text:style-name="T5">他感到恶心，不得不吐出胃里的东西。</text:span></text:p>
              </text:list-item>
              <text:list-item>
                <text:p text:style-name="P5"><text:span text:style-name="T5">Tā gǎndào ěxīn, bùdébù tǔ chū wèi lǐ de dōngxi.</text:span></text:p>
              </text:list-item>
              <text:list-item>
                <text:p text:style-name="P5"><text:span text:style-name="T5">He felt nauseous and had to vomit what was in his stomach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0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1" draw:style-name="dp1" draw:master-page-name="Title_2c__20_Content_5f_" presentation:presentation-page-layout-name="AL2T11">
        <draw:frame draw:name="PlaceHolder 219" presentation:style-name="pr7" draw:text-style-name="P2" draw:layer="layout" svg:width="22.499cm" svg:height="2.599cm" svg:x="4.5cm" svg:y="0.6cm" presentation:class="title" presentation:user-transformed="true">
          <draw:text-box>
            <text:p>土豆</text:p>
          </draw:text-box>
        </draw:frame>
        <draw:frame draw:name="PlaceHolder 22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土豆 </text:span><text:span text:style-name="T5">(tǔdòu)</text:span></text:p>
              </text:list-item>
              <text:list-item>
                <text:p text:style-name="P5"><text:span text:style-name="T5">Potato</text:span></text:p>
                <text:p text:style-name="P5"><text:span text:style-name="T5"/></text:p>
              </text:list-item>
              <text:list-item>
                <text:p text:style-name="P5"><text:span text:style-name="T5">土豆是一种常见的蔬菜，富含淀粉。</text:span></text:p>
              </text:list-item>
              <text:list-item>
                <text:p text:style-name="P5"><text:span text:style-name="T5">Tǔdòu shì yī zhǒng chángjiàn de shūcài, fù hán diànfěn.</text:span></text:p>
              </text:list-item>
              <text:list-item>
                <text:p text:style-name="P5"><text:span text:style-name="T5">Potatoes are a common vegetable rich in starch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0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2" draw:style-name="dp1" draw:master-page-name="Title_2c__20_Content_5f_" presentation:presentation-page-layout-name="AL2T11">
        <draw:frame draw:name="PlaceHolder 223" presentation:style-name="pr7" draw:text-style-name="P2" draw:layer="layout" svg:width="22.499cm" svg:height="2.599cm" svg:x="4.5cm" svg:y="0.6cm" presentation:class="title" presentation:user-transformed="true">
          <draw:text-box>
            <text:p>突破</text:p>
          </draw:text-box>
        </draw:frame>
        <draw:frame draw:name="PlaceHolder 22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突破 </text:span><text:span text:style-name="T5">(tūpò)</text:span></text:p>
              </text:list-item>
              <text:list-item>
                <text:p text:style-name="P5"><text:span text:style-name="T5">Breakthrough; make a breakthrough</text:span></text:p>
                <text:p text:style-name="P5"><text:span text:style-name="T5"/></text:p>
              </text:list-item>
              <text:list-item>
                <text:p text:style-name="P5"><text:span text:style-name="T5">科技的突破推动了社会的发展。</text:span></text:p>
              </text:list-item>
              <text:list-item>
                <text:p text:style-name="P5"><text:span text:style-name="T5">Kējì de tūpò tuīdòng le shèhuì de fāzhǎn.</text:span></text:p>
              </text:list-item>
              <text:list-item>
                <text:p text:style-name="P5"><text:span text:style-name="T5">Technological breakthroughs drive social developmen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3" draw:style-name="dp1" draw:master-page-name="Title_2c__20_Content_5f_" presentation:presentation-page-layout-name="AL2T11">
        <draw:frame draw:name="PlaceHolder 225" presentation:style-name="pr7" draw:text-style-name="P2" draw:layer="layout" svg:width="22.499cm" svg:height="2.599cm" svg:x="4.5cm" svg:y="0.6cm" presentation:class="title" presentation:user-transformed="true">
          <draw:text-box>
            <text:p>偷偷</text:p>
          </draw:text-box>
        </draw:frame>
        <draw:frame draw:name="PlaceHolder 22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偷偷 </text:span><text:span text:style-name="T5">(tōutōu)</text:span></text:p>
              </text:list-item>
              <text:list-item>
                <text:p text:style-name="P5"><text:span text:style-name="T5">Secretly; stealthily</text:span></text:p>
                <text:p text:style-name="P5"><text:span text:style-name="T5"/></text:p>
              </text:list-item>
              <text:list-item>
                <text:p text:style-name="P5"><text:span text:style-name="T5">他偷偷地溜出去参加了聚会。</text:span></text:p>
              </text:list-item>
              <text:list-item>
                <text:p text:style-name="P5"><text:span text:style-name="T5">Tā tōutōu de liū chūqù cānjiā le jùhuì.</text:span></text:p>
              </text:list-item>
              <text:list-item>
                <text:p text:style-name="P5"><text:span text:style-name="T5">He sneaked out secretly to join the part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4" draw:style-name="dp1" draw:master-page-name="Title_2c__20_Content_5f_" presentation:presentation-page-layout-name="AL2T11">
        <draw:frame draw:name="PlaceHolder 227" presentation:style-name="pr7" draw:text-style-name="P2" draw:layer="layout" svg:width="22.499cm" svg:height="2.599cm" svg:x="4.5cm" svg:y="0.6cm" presentation:class="title" presentation:user-transformed="true">
          <draw:text-box>
            <text:p>偷</text:p>
          </draw:text-box>
        </draw:frame>
        <draw:frame draw:name="PlaceHolder 22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偷 </text:span><text:span text:style-name="T5">(tōu)</text:span></text:p>
              </text:list-item>
              <text:list-item>
                <text:p text:style-name="P5"><text:span text:style-name="T5">Steal; theft</text:span></text:p>
                <text:p text:style-name="P5"><text:span text:style-name="T5"/></text:p>
              </text:list-item>
              <text:list-item>
                <text:p text:style-name="P5"><text:span text:style-name="T5">偷窃行为将受到法律的制裁。</text:span></text:p>
              </text:list-item>
              <text:list-item>
                <text:p text:style-name="P5"><text:span text:style-name="T5">Tōuqiè xíngwéi jiāng shòudào fǎlǜ de zhìcái.</text:span></text:p>
              </text:list-item>
              <text:list-item>
                <text:p text:style-name="P5"><text:span text:style-name="T5">Stealing behavior will be punished by law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5" draw:style-name="dp1" draw:master-page-name="Title_2c__20_Content_5f_" presentation:presentation-page-layout-name="AL2T11">
        <draw:frame draw:name="PlaceHolder 229" presentation:style-name="pr7" draw:text-style-name="P2" draw:layer="layout" svg:width="22.499cm" svg:height="2.599cm" svg:x="4.5cm" svg:y="0.6cm" presentation:class="title" presentation:user-transformed="true">
          <draw:text-box>
            <text:p>通用</text:p>
          </draw:text-box>
        </draw:frame>
        <draw:frame draw:name="PlaceHolder 23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通用 </text:span><text:span text:style-name="T5">(tōngyòng)</text:span></text:p>
              </text:list-item>
              <text:list-item>
                <text:p text:style-name="P5"><text:span text:style-name="T5">Universal; commonly used</text:span></text:p>
                <text:p text:style-name="P5"><text:span text:style-name="T5"/></text:p>
              </text:list-item>
              <text:list-item>
                <text:p text:style-name="P5"><text:span text:style-name="T5">这种电池通用于大多数电子设备。</text:span></text:p>
              </text:list-item>
              <text:list-item>
                <text:p text:style-name="P5"><text:span text:style-name="T5">Zhè zhǒng diànbattery yòngyú dà duōshù diànzǐ shèbèi.</text:span></text:p>
              </text:list-item>
              <text:list-item>
                <text:p text:style-name="P5"><text:span text:style-name="T5">This type of battery is universal for most electronic devic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6" draw:style-name="dp1" draw:master-page-name="Title_2c__20_Content_5f_" presentation:presentation-page-layout-name="AL2T11">
        <draw:frame draw:name="PlaceHolder 231" presentation:style-name="pr7" draw:text-style-name="P2" draw:layer="layout" svg:width="22.499cm" svg:height="2.599cm" svg:x="4.5cm" svg:y="0.6cm" presentation:class="title" presentation:user-transformed="true">
          <draw:text-box>
            <text:p>停留</text:p>
          </draw:text-box>
        </draw:frame>
        <draw:frame draw:name="PlaceHolder 23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停留 </text:span><text:span text:style-name="T5">(tíngliú)</text:span></text:p>
              </text:list-item>
              <text:list-item>
                <text:p text:style-name="P5"><text:span text:style-name="T5">Stay; linger</text:span></text:p>
                <text:p text:style-name="P5"><text:span text:style-name="T5"/></text:p>
              </text:list-item>
              <text:list-item>
                <text:p text:style-name="P5"><text:span text:style-name="T5">我们只是在这里停留了一会儿，就继续前行了。</text:span></text:p>
              </text:list-item>
              <text:list-item>
                <text:p text:style-name="P5"><text:span text:style-name="T5">Wǒmen zhǐshì zài zhèlǐ tíngliú le yīhuì'er, jiù jìxù qiánxíng le.</text:span></text:p>
              </text:list-item>
              <text:list-item>
                <text:p text:style-name="P5"><text:span text:style-name="T5">We just stayed here for a while and then continued our journe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7" draw:style-name="dp1" draw:master-page-name="Title_2c__20_Content_5f_" presentation:presentation-page-layout-name="AL2T11">
        <draw:frame draw:name="PlaceHolder 233" presentation:style-name="pr7" draw:text-style-name="P2" draw:layer="layout" svg:width="22.499cm" svg:height="2.599cm" svg:x="4.5cm" svg:y="0.6cm" presentation:class="title" presentation:user-transformed="true">
          <draw:text-box>
            <text:p>厅</text:p>
          </draw:text-box>
        </draw:frame>
        <draw:frame draw:name="PlaceHolder 23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厅 </text:span><text:span text:style-name="T5">(tīng)</text:span></text:p>
              </text:list-item>
              <text:list-item>
                <text:p text:style-name="P5"><text:span text:style-name="T5">Hall; reception room</text:span></text:p>
                <text:p text:style-name="P5"><text:span text:style-name="T5"/></text:p>
              </text:list-item>
              <text:list-item>
                <text:p text:style-name="P5"><text:span text:style-name="T5">晚宴将在大厅举行，欢迎大家前来。</text:span></text:p>
              </text:list-item>
              <text:list-item>
                <text:p text:style-name="P5"><text:span text:style-name="T5">Wǎnyàn jiāng zài dàtīng jǔxíng, huānyíng dàjiā qián lái.</text:span></text:p>
              </text:list-item>
              <text:list-item>
                <text:p text:style-name="P5"><text:span text:style-name="T5">The banquet will be held in the hall, and everyone is welcome to atten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8" draw:style-name="dp1" draw:master-page-name="Title_2c__20_Content_5f_" presentation:presentation-page-layout-name="AL2T11">
        <draw:frame draw:name="PlaceHolder 235" presentation:style-name="pr7" draw:text-style-name="P2" draw:layer="layout" svg:width="22.499cm" svg:height="2.599cm" svg:x="4.5cm" svg:y="0.6cm" presentation:class="title" presentation:user-transformed="true">
          <draw:text-box>
            <text:p>调解</text:p>
          </draw:text-box>
        </draw:frame>
        <draw:frame draw:name="PlaceHolder 23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调解 </text:span><text:span text:style-name="T5">(tiáojiě)</text:span></text:p>
              </text:list-item>
              <text:list-item>
                <text:p text:style-name="P5"><text:span text:style-name="T5">Mediate; mediate in</text:span></text:p>
                <text:p text:style-name="P5"><text:span text:style-name="T5"/></text:p>
              </text:list-item>
              <text:list-item>
                <text:p text:style-name="P5"><text:span text:style-name="T5">在纠纷解决中，调解人的作用非常重要。</text:span></text:p>
              </text:list-item>
              <text:list-item>
                <text:p text:style-name="P5"><text:span text:style-name="T5">Zài jiūfēn jiějué zhōng, tiáojiě rén de zuòyòng fēicháng zhòngyào.</text:span></text:p>
              </text:list-item>
              <text:list-item>
                <text:p text:style-name="P5"><text:span text:style-name="T5">In dispute resolution, the role of a mediator is very importan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9" draw:style-name="dp1" draw:master-page-name="Title_2c__20_Content_5f_" presentation:presentation-page-layout-name="AL2T11">
        <draw:frame draw:name="PlaceHolder 237" presentation:style-name="pr7" draw:text-style-name="P2" draw:layer="layout" svg:width="22.499cm" svg:height="2.599cm" svg:x="4.5cm" svg:y="0.6cm" presentation:class="title" presentation:user-transformed="true">
          <draw:text-box>
            <text:p>调节</text:p>
          </draw:text-box>
        </draw:frame>
        <draw:frame draw:name="PlaceHolder 23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调节 </text:span><text:span text:style-name="T5">(tiáojié)</text:span></text:p>
              </text:list-item>
              <text:list-item>
                <text:p text:style-name="P5"><text:span text:style-name="T5">Adjust; regulate</text:span></text:p>
                <text:p text:style-name="P5"><text:span text:style-name="T5"/></text:p>
              </text:list-item>
              <text:list-item>
                <text:p text:style-name="P5"><text:span text:style-name="T5">我们需要调节空调温度，使室内舒适。</text:span></text:p>
              </text:list-item>
              <text:list-item>
                <text:p text:style-name="P5"><text:span text:style-name="T5">Wǒmen xūyào tiáojié kōngtiáo wēndù, shǐ shìnèi shūshì.</text:span></text:p>
              </text:list-item>
              <text:list-item>
                <text:p text:style-name="P5"><text:span text:style-name="T5">We need to adjust the air conditioner temperature to make the indoor environment comfortabl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0" draw:style-name="dp1" draw:master-page-name="Title_2c__20_Content_5f_" presentation:presentation-page-layout-name="AL2T11">
        <draw:frame draw:name="PlaceHolder 239" presentation:style-name="pr7" draw:text-style-name="P2" draw:layer="layout" svg:width="22.499cm" svg:height="2.599cm" svg:x="4.5cm" svg:y="0.6cm" presentation:class="title" presentation:user-transformed="true">
          <draw:text-box>
            <text:p>天文</text:p>
          </draw:text-box>
        </draw:frame>
        <draw:frame draw:name="PlaceHolder 24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天文 </text:span><text:span text:style-name="T5">(tiānwén)</text:span></text:p>
              </text:list-item>
              <text:list-item>
                <text:p text:style-name="P5"><text:span text:style-name="T5">Astronomy</text:span></text:p>
                <text:p text:style-name="P5"><text:span text:style-name="T5"/></text:p>
              </text:list-item>
              <text:list-item>
                <text:p text:style-name="P5"><text:span text:style-name="T5">天文学研究宇宙中的星体和宇宙规律。</text:span></text:p>
              </text:list-item>
              <text:list-item>
                <text:p text:style-name="P5"><text:span text:style-name="T5">Tiānwénxué yánjiū yǔzhòu zhōng de xīngtǐ hé yǔzhòu guīlǜ.</text:span></text:p>
              </text:list-item>
              <text:list-item>
                <text:p text:style-name="P5"><text:span text:style-name="T5">Astronomy studies celestial bodies and the laws of the univers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1" draw:style-name="dp1" draw:master-page-name="Title_2c__20_Content_5f_" presentation:presentation-page-layout-name="AL2T11">
        <draw:frame draw:name="PlaceHolder 241" presentation:style-name="pr7" draw:text-style-name="P2" draw:layer="layout" svg:width="22.499cm" svg:height="2.599cm" svg:x="4.5cm" svg:y="0.6cm" presentation:class="title" presentation:user-transformed="true">
          <draw:text-box>
            <text:p>天然气</text:p>
          </draw:text-box>
        </draw:frame>
        <draw:frame draw:name="PlaceHolder 24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天然气 </text:span><text:span text:style-name="T5">(tiānránqì)</text:span></text:p>
              </text:list-item>
              <text:list-item>
                <text:p text:style-name="P5"><text:span text:style-name="T5">Natural gas</text:span></text:p>
                <text:p text:style-name="P5"><text:span text:style-name="T5"/></text:p>
              </text:list-item>
              <text:list-item>
                <text:p text:style-name="P5"><text:span text:style-name="T5">天然气是一种清洁能源，被广泛用于生活和工业。</text:span></text:p>
              </text:list-item>
              <text:list-item>
                <text:p text:style-name="P5"><text:span text:style-name="T5">Tiānránqì shì yī zhǒng qīngjié néngyuán, bèi guǎngfàn yòngyú shēnghuó hé gōngyè.</text:span></text:p>
              </text:list-item>
              <text:list-item>
                <text:p text:style-name="P5"><text:span text:style-name="T5">Natural gas is a clean energy source widely used in both daily life and industr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2" draw:style-name="dp1" draw:master-page-name="Title_2c__20_Content_5f_" presentation:presentation-page-layout-name="AL2T11">
        <draw:frame draw:name="PlaceHolder 243" presentation:style-name="pr7" draw:text-style-name="P2" draw:layer="layout" svg:width="22.499cm" svg:height="2.599cm" svg:x="4.5cm" svg:y="0.6cm" presentation:class="title" presentation:user-transformed="true">
          <draw:text-box>
            <text:p>天才</text:p>
          </draw:text-box>
        </draw:frame>
        <draw:frame draw:name="PlaceHolder 24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天才 </text:span><text:span text:style-name="T5">(tiāncái)</text:span></text:p>
              </text:list-item>
              <text:list-item>
                <text:p text:style-name="P5"><text:span text:style-name="T5">Genius; talent</text:span></text:p>
                <text:p text:style-name="P5"><text:span text:style-name="T5"/></text:p>
              </text:list-item>
              <text:list-item>
                <text:p text:style-name="P5"><text:span text:style-name="T5">爱因斯坦被认为是一位科学天才。</text:span></text:p>
              </text:list-item>
              <text:list-item>
                <text:p text:style-name="P5"><text:span text:style-name="T5">Àiyīnsītǎn bèi rènwéi shì yī wèi kēxué tiāncái.</text:span></text:p>
              </text:list-item>
              <text:list-item>
                <text:p text:style-name="P5"><text:span text:style-name="T5">Einstein is considered a scientific geniu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3" draw:style-name="dp1" draw:master-page-name="Title_2c__20_Content_5f_" presentation:presentation-page-layout-name="AL2T11">
        <draw:frame draw:name="PlaceHolder 245" presentation:style-name="pr7" draw:text-style-name="P2" draw:layer="layout" svg:width="22.499cm" svg:height="2.599cm" svg:x="4.5cm" svg:y="0.6cm" presentation:class="title" presentation:user-transformed="true">
          <draw:text-box>
            <text:p>体力</text:p>
          </draw:text-box>
        </draw:frame>
        <draw:frame draw:name="PlaceHolder 24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体力 </text:span><text:span text:style-name="T5">(tǐlì)</text:span></text:p>
              </text:list-item>
              <text:list-item>
                <text:p text:style-name="P5"><text:span text:style-name="T5">Physical strength; stamina</text:span></text:p>
                <text:p text:style-name="P5"><text:span text:style-name="T5"/></text:p>
              </text:list-item>
              <text:list-item>
                <text:p text:style-name="P5"><text:span text:style-name="T5">运动需要耗费大量的体力，要保持身体健康。</text:span></text:p>
              </text:list-item>
              <text:list-item>
                <text:p text:style-name="P5"><text:span text:style-name="T5">Yùndòng xūyào hàofèi dàliàng de tǐlì, yào bǎochí shēntǐ jiànkāng.</text:span></text:p>
              </text:list-item>
              <text:list-item>
                <text:p text:style-name="P5"><text:span text:style-name="T5">Exercise requires a lot of physical strength to maintain good health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4" draw:style-name="dp1" draw:master-page-name="Title_2c__20_Content_5f_" presentation:presentation-page-layout-name="AL2T11">
        <draw:frame draw:name="PlaceHolder 247" presentation:style-name="pr7" draw:text-style-name="P2" draw:layer="layout" svg:width="22.499cm" svg:height="2.599cm" svg:x="4.5cm" svg:y="0.6cm" presentation:class="title" presentation:user-transformed="true">
          <draw:text-box>
            <text:p>体积</text:p>
          </draw:text-box>
        </draw:frame>
        <draw:frame draw:name="PlaceHolder 24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体积 </text:span><text:span text:style-name="T5">(tǐjī)</text:span></text:p>
              </text:list-item>
              <text:list-item>
                <text:p text:style-name="P5"><text:span text:style-name="T5">Volume; bulk</text:span></text:p>
                <text:p text:style-name="P5"><text:span text:style-name="T5"/></text:p>
              </text:list-item>
              <text:list-item>
                <text:p text:style-name="P5"><text:span text:style-name="T5">这个箱子虽然轻便，但体积很大，不方便携带。</text:span></text:p>
              </text:list-item>
              <text:list-item>
                <text:p text:style-name="P5"><text:span text:style-name="T5">Zhège xiāngzi suīrán qīngbiàn, dàn tǐjī hěn dà, bù fāngbiàn xiédài.</text:span></text:p>
              </text:list-item>
              <text:list-item>
                <text:p text:style-name="P5"><text:span text:style-name="T5">Although this suitcase is lightweight, it has a large volume, making it inconvenient to carr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5" draw:style-name="dp1" draw:master-page-name="Title_2c__20_Content_5f_" presentation:presentation-page-layout-name="AL2T11">
        <draw:frame draw:name="PlaceHolder 249" presentation:style-name="pr7" draw:text-style-name="P2" draw:layer="layout" svg:width="22.499cm" svg:height="2.599cm" svg:x="4.5cm" svg:y="0.6cm" presentation:class="title" presentation:user-transformed="true">
          <draw:text-box>
            <text:p>题材</text:p>
          </draw:text-box>
        </draw:frame>
        <draw:frame draw:name="PlaceHolder 25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题材 </text:span><text:span text:style-name="T5">(tícái)</text:span></text:p>
              </text:list-item>
              <text:list-item>
                <text:p text:style-name="P5"><text:span text:style-name="T5">Theme; subject matter</text:span></text:p>
                <text:p text:style-name="P5"><text:span text:style-name="T5"/></text:p>
              </text:list-item>
              <text:list-item>
                <text:p text:style-name="P5"><text:span text:style-name="T5">这部电影的题材很新颖，引起了观众的关注。</text:span></text:p>
              </text:list-item>
              <text:list-item>
                <text:p text:style-name="P5"><text:span text:style-name="T5">Zhè bù diànyǐng de tícái hěn xīnyǐng, yǐnqǐ le guānzhòng de guānzhù.</text:span></text:p>
              </text:list-item>
              <text:list-item>
                <text:p text:style-name="P5"><text:span text:style-name="T5">The theme of this movie is very innovative, attracting the audience's atten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6" draw:style-name="dp1" draw:master-page-name="Title_2c__20_Content_5f_" presentation:presentation-page-layout-name="AL2T11">
        <draw:frame draw:name="PlaceHolder 251" presentation:style-name="pr7" draw:text-style-name="P2" draw:layer="layout" svg:width="22.499cm" svg:height="2.599cm" svg:x="4.5cm" svg:y="0.6cm" presentation:class="title" presentation:user-transformed="true">
          <draw:text-box>
            <text:p>提示</text:p>
          </draw:text-box>
        </draw:frame>
        <draw:frame draw:name="PlaceHolder 25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提示 </text:span><text:span text:style-name="T5">(tíshì)</text:span></text:p>
              </text:list-item>
              <text:list-item>
                <text:p text:style-name="P5"><text:span text:style-name="T5">Prompt; hint; reminder</text:span></text:p>
                <text:p text:style-name="P5"><text:span text:style-name="T5"/></text:p>
              </text:list-item>
              <text:list-item>
                <text:p text:style-name="P5"><text:span text:style-name="T5">在使用新软件时，系统会给出相关的提示。</text:span></text:p>
              </text:list-item>
              <text:list-item>
                <text:p text:style-name="P5"><text:span text:style-name="T5">Zài shǐyòng xīn ruǎnjiàn shí, xìtǒng huì gěi chū xiāngguān de tíshì.</text:span></text:p>
              </text:list-item>
              <text:list-item>
                <text:p text:style-name="P5"><text:span text:style-name="T5">When using new software, the system will provide relevant promp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7" draw:style-name="dp1" draw:master-page-name="Title_2c__20_Content_5f_" presentation:presentation-page-layout-name="AL2T11">
        <draw:frame draw:name="PlaceHolder 253" presentation:style-name="pr7" draw:text-style-name="P2" draw:layer="layout" svg:width="22.499cm" svg:height="2.599cm" svg:x="4.5cm" svg:y="0.6cm" presentation:class="title" presentation:user-transformed="true">
          <draw:text-box>
            <text:p>提起</text:p>
          </draw:text-box>
        </draw:frame>
        <draw:frame draw:name="PlaceHolder 25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提起 </text:span><text:span text:style-name="T5">(tíqǐ)</text:span></text:p>
              </text:list-item>
              <text:list-item>
                <text:p text:style-name="P5"><text:span text:style-name="T5">Bring up; mention</text:span></text:p>
                <text:p text:style-name="P5"><text:span text:style-name="T5"/></text:p>
              </text:list-item>
              <text:list-item>
                <text:p text:style-name="P5"><text:span text:style-name="T5">每次提起那段往事，她都感到心情沉重。</text:span></text:p>
              </text:list-item>
              <text:list-item>
                <text:p text:style-name="P5"><text:span text:style-name="T5">Měi cì tíqǐ nà duàn wǎngshì, tā dōu gǎndào xīnqíng chénzhòng.</text:span></text:p>
              </text:list-item>
              <text:list-item>
                <text:p text:style-name="P5"><text:span text:style-name="T5">Every time that past event is brought up, she feels heavy-hearte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8" draw:style-name="dp1" draw:master-page-name="Title_2c__20_Content_5f_" presentation:presentation-page-layout-name="AL2T11">
        <draw:frame draw:name="PlaceHolder 255" presentation:style-name="pr7" draw:text-style-name="P2" draw:layer="layout" svg:width="22.499cm" svg:height="2.599cm" svg:x="4.5cm" svg:y="0.6cm" presentation:class="title" presentation:user-transformed="true">
          <draw:text-box>
            <text:p>提倡</text:p>
          </draw:text-box>
        </draw:frame>
        <draw:frame draw:name="PlaceHolder 25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提倡 </text:span><text:span text:style-name="T5">(tíchàng)</text:span></text:p>
              </text:list-item>
              <text:list-item>
                <text:p text:style-name="P5"><text:span text:style-name="T5">Advocate; promote</text:span></text:p>
                <text:p text:style-name="P5"><text:span text:style-name="T5"/></text:p>
              </text:list-item>
              <text:list-item>
                <text:p text:style-name="P5"><text:span text:style-name="T5">我们应该提倡环保意识，保护地球。</text:span></text:p>
              </text:list-item>
              <text:list-item>
                <text:p text:style-name="P5"><text:span text:style-name="T5">Wǒmen yīnggāi tíchàng huánbǎo yìshí, bǎohù dìqiú.</text:span></text:p>
              </text:list-item>
              <text:list-item>
                <text:p text:style-name="P5"><text:span text:style-name="T5">We should advocate for environmental awareness and protect the Earth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9" draw:style-name="dp1" draw:master-page-name="Title_2c__20_Content_5f_" presentation:presentation-page-layout-name="AL2T11">
        <draw:frame draw:name="PlaceHolder 257" presentation:style-name="pr7" draw:text-style-name="P2" draw:layer="layout" svg:width="22.499cm" svg:height="2.599cm" svg:x="4.5cm" svg:y="0.6cm" presentation:class="title" presentation:user-transformed="true">
          <draw:text-box>
            <text:p>特有</text:p>
          </draw:text-box>
        </draw:frame>
        <draw:frame draw:name="PlaceHolder 25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特有 (tèyǒu)</text:p>
              </text:list-item>
              <text:list-item>
                <text:p text:style-name="P5">Unique; peculiar to</text:p>
                <text:p text:style-name="P5"/>
              </text:list-item>
              <text:list-item>
                <text:p text:style-name="P5">这种植物在这个地区是特有的。</text:p>
              </text:list-item>
              <text:list-item>
                <text:p text:style-name="P5">Zhè zhǒng zhíwù zài zhège dìqū shì tèyǒu de.</text:p>
              </text:list-item>
              <text:list-item>
                <text:p text:style-name="P5">This plant is unique to this region.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0" draw:style-name="dp1" draw:master-page-name="Title_2c__20_Content_5f_" presentation:presentation-page-layout-name="AL2T11">
        <draw:frame draw:name="PlaceHolder 259" presentation:style-name="pr7" draw:text-style-name="P2" draw:layer="layout" svg:width="22.499cm" svg:height="2.599cm" svg:x="4.5cm" svg:y="0.6cm" presentation:class="title" presentation:user-transformed="true">
          <draw:text-box>
            <text:p>特性</text:p>
          </draw:text-box>
        </draw:frame>
        <draw:frame draw:name="PlaceHolder 26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特性 </text:span><text:span text:style-name="T5">(tèxìng)</text:span></text:p>
              </text:list-item>
              <text:list-item>
                <text:p text:style-name="P5"><text:span text:style-name="T5">Characteristic; feature</text:span></text:p>
                <text:p text:style-name="P5"><text:span text:style-name="T5"/></text:p>
              </text:list-item>
              <text:list-item>
                <text:p text:style-name="P5"><text:span text:style-name="T5">每个人都有自己独特的特性。</text:span></text:p>
              </text:list-item>
              <text:list-item>
                <text:p text:style-name="P5"><text:span text:style-name="T5">Měi gè rén dōu yǒu zìjǐ dútè de tèxìng.</text:span></text:p>
              </text:list-item>
              <text:list-item>
                <text:p text:style-name="P5"><text:span text:style-name="T5">Everyone has their own unique characteristic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1" draw:style-name="dp1" draw:master-page-name="Title_2c__20_Content_5f_" presentation:presentation-page-layout-name="AL2T11">
        <draw:frame draw:name="PlaceHolder 261" presentation:style-name="pr7" draw:text-style-name="P2" draw:layer="layout" svg:width="22.499cm" svg:height="2.599cm" svg:x="4.5cm" svg:y="0.6cm" presentation:class="title" presentation:user-transformed="true">
          <draw:text-box>
            <text:p>特定</text:p>
          </draw:text-box>
        </draw:frame>
        <draw:frame draw:name="PlaceHolder 26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特定 </text:span><text:span text:style-name="T5">(tèdìng)</text:span></text:p>
              </text:list-item>
              <text:list-item>
                <text:p text:style-name="P5"><text:span text:style-name="T5">Specific; particular</text:span></text:p>
                <text:p text:style-name="P5"><text:span text:style-name="T5"/></text:p>
              </text:list-item>
              <text:list-item>
                <text:p text:style-name="P5"><text:span text:style-name="T5">这个规定只适用于特定的情况。</text:span></text:p>
              </text:list-item>
              <text:list-item>
                <text:p text:style-name="P5"><text:span text:style-name="T5">Zhège guīdìng zhǐ shìyòng yú tèdìng de qíngkuàng.</text:span></text:p>
              </text:list-item>
              <text:list-item>
                <text:p text:style-name="P5"><text:span text:style-name="T5">This regulation applies only to specific situation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2" draw:style-name="dp1" draw:master-page-name="Title_2c__20_Content_5f_" presentation:presentation-page-layout-name="AL2T11">
        <draw:frame draw:name="PlaceHolder 263" presentation:style-name="pr7" draw:text-style-name="P2" draw:layer="layout" svg:width="22.499cm" svg:height="2.599cm" svg:x="4.5cm" svg:y="0.6cm" presentation:class="title" presentation:user-transformed="true">
          <draw:text-box>
            <text:p>讨厌</text:p>
          </draw:text-box>
        </draw:frame>
        <draw:frame draw:name="PlaceHolder 26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讨厌 </text:span><text:span text:style-name="T5">(tǎoyàn)</text:span></text:p>
              </text:list-item>
              <text:list-item>
                <text:p text:style-name="P5"><text:span text:style-name="T5">Hate; dislike; annoying</text:span></text:p>
                <text:p text:style-name="P5"><text:span text:style-name="T5"/></text:p>
              </text:list-item>
              <text:list-item>
                <text:p text:style-name="P5"><text:span text:style-name="T5">我讨厌下雨天，总觉得心情很差。</text:span></text:p>
              </text:list-item>
              <text:list-item>
                <text:p text:style-name="P5"><text:span text:style-name="T5">Wǒ tǎoyàn xiàyǔ tiān, zǒng juéde xīnqíng hěn chà.</text:span></text:p>
              </text:list-item>
              <text:list-item>
                <text:p text:style-name="P5"><text:span text:style-name="T5">I dislike rainy days; they always make me feel in a bad moo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3" draw:style-name="dp1" draw:master-page-name="Title_2c__20_Content_5f_" presentation:presentation-page-layout-name="AL2T11">
        <draw:frame draw:name="PlaceHolder 265" presentation:style-name="pr7" draw:text-style-name="P2" draw:layer="layout" svg:width="22.499cm" svg:height="2.599cm" svg:x="4.5cm" svg:y="0.6cm" presentation:class="title" presentation:user-transformed="true">
          <draw:text-box>
            <text:p>桃树</text:p>
          </draw:text-box>
        </draw:frame>
        <draw:frame draw:name="PlaceHolder 26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桃树 </text:span><text:span text:style-name="T5">(táoshù)</text:span></text:p>
              </text:list-item>
              <text:list-item>
                <text:p text:style-name="P5"><text:span text:style-name="T5">Peach tree</text:span></text:p>
                <text:p text:style-name="P5"><text:span text:style-name="T5"/></text:p>
              </text:list-item>
              <text:list-item>
                <text:p text:style-name="P5"><text:span text:style-name="T5">他在花园里种了几棵桃树，期待着丰收的季节。</text:span></text:p>
              </text:list-item>
              <text:list-item>
                <text:p text:style-name="P5"><text:span text:style-name="T5">Tā zài huāyuán lǐ zhòng le jǐ kē táoshù, qīdài zhe fēngshōu de jìjié.</text:span></text:p>
              </text:list-item>
              <text:list-item>
                <text:p text:style-name="P5"><text:span text:style-name="T5">He planted several peach trees in the garden, looking forward to the harvest seas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4" draw:style-name="dp1" draw:master-page-name="Title_2c__20_Content_5f_" presentation:presentation-page-layout-name="AL2T11">
        <draw:frame draw:name="PlaceHolder 267" presentation:style-name="pr7" draw:text-style-name="P2" draw:layer="layout" svg:width="22.499cm" svg:height="2.599cm" svg:x="4.5cm" svg:y="0.6cm" presentation:class="title" presentation:user-transformed="true">
          <draw:text-box>
            <text:p>桃花</text:p>
          </draw:text-box>
        </draw:frame>
        <draw:frame draw:name="PlaceHolder 26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桃花 </text:span><text:span text:style-name="T5">(táohuā)</text:span></text:p>
              </text:list-item>
              <text:list-item>
                <text:p text:style-name="P5"><text:span text:style-name="T5">Peach blossom</text:span></text:p>
                <text:p text:style-name="P5"><text:span text:style-name="T5"/></text:p>
              </text:list-item>
              <text:list-item>
                <text:p text:style-name="P5"><text:span text:style-name="T5">春天，桃花盛开，美丽的景象让人陶醉。</text:span></text:p>
              </text:list-item>
              <text:list-item>
                <text:p text:style-name="P5"><text:span text:style-name="T5">Chūntiān, táohuā shèngkāi, měilì de jǐngxiàng ràng rén táozuì.</text:span></text:p>
              </text:list-item>
              <text:list-item>
                <text:p text:style-name="P5"><text:span text:style-name="T5">In spring, peach blossoms bloom, creating a beautiful scene that is enchanting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5" draw:style-name="dp1" draw:master-page-name="Title_2c__20_Content_5f_" presentation:presentation-page-layout-name="AL2T11">
        <draw:frame draw:name="PlaceHolder 269" presentation:style-name="pr7" draw:text-style-name="P2" draw:layer="layout" svg:width="22.499cm" svg:height="2.599cm" svg:x="4.5cm" svg:y="0.6cm" presentation:class="title" presentation:user-transformed="true">
          <draw:text-box>
            <text:p>桃</text:p>
          </draw:text-box>
        </draw:frame>
        <draw:frame draw:name="PlaceHolder 27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桃 </text:span><text:span text:style-name="T5">(táo)</text:span></text:p>
              </text:list-item>
              <text:list-item>
                <text:p text:style-name="P5"><text:span text:style-name="T5">Peach</text:span></text:p>
                <text:p text:style-name="P5"><text:span text:style-name="T5"/></text:p>
              </text:list-item>
              <text:list-item>
                <text:p text:style-name="P5"><text:span text:style-name="T5">夏天是吃桃子的好季节。</text:span></text:p>
              </text:list-item>
              <text:list-item>
                <text:p text:style-name="P5"><text:span text:style-name="T5">Xiàtiān shì chī táozi de hǎo jìjié.</text:span></text:p>
              </text:list-item>
              <text:list-item>
                <text:p text:style-name="P5"><text:span text:style-name="T5">Summer is the season for eating peach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6" draw:style-name="dp1" draw:master-page-name="Title_2c__20_Content_5f_" presentation:presentation-page-layout-name="AL2T11">
        <draw:frame draw:name="PlaceHolder 271" presentation:style-name="pr7" draw:text-style-name="P2" draw:layer="layout" svg:width="22.499cm" svg:height="2.599cm" svg:x="4.5cm" svg:y="0.6cm" presentation:class="title" presentation:user-transformed="true">
          <draw:text-box>
            <text:p>逃走</text:p>
          </draw:text-box>
        </draw:frame>
        <draw:frame draw:name="PlaceHolder 27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逃走 </text:span><text:span text:style-name="T5">(táozǒu)</text:span></text:p>
              </text:list-item>
              <text:list-item>
                <text:p text:style-name="P5"><text:span text:style-name="T5">Escape; flee</text:span></text:p>
                <text:p text:style-name="P5"><text:span text:style-name="T5"/></text:p>
              </text:list-item>
              <text:list-item>
                <text:p text:style-name="P5"><text:span text:style-name="T5">小偷逃走后，警察紧追不舍。</text:span></text:p>
              </text:list-item>
              <text:list-item>
                <text:p text:style-name="P5"><text:span text:style-name="T5">Xiǎotōu táozǒu hòu, jǐngchá jǐn zhuī bù shě.</text:span></text:p>
              </text:list-item>
              <text:list-item>
                <text:p text:style-name="P5"><text:span text:style-name="T5">After the thief fled, the police pursued closel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7" draw:style-name="dp1" draw:master-page-name="Title_2c__20_Content_5f_" presentation:presentation-page-layout-name="AL2T11">
        <draw:frame draw:name="PlaceHolder 273" presentation:style-name="pr7" draw:text-style-name="P2" draw:layer="layout" svg:width="22.499cm" svg:height="2.599cm" svg:x="4.5cm" svg:y="0.6cm" presentation:class="title" presentation:user-transformed="true">
          <draw:text-box>
            <text:p>逃跑</text:p>
          </draw:text-box>
        </draw:frame>
        <draw:frame draw:name="PlaceHolder 27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逃跑 </text:span><text:span text:style-name="T5">(táopǎo)</text:span></text:p>
              </text:list-item>
              <text:list-item>
                <text:p text:style-name="P5"><text:span text:style-name="T5">Escape; run away</text:span></text:p>
                <text:p text:style-name="P5"><text:span text:style-name="T5"/></text:p>
              </text:list-item>
              <text:list-item>
                <text:p text:style-name="P5"><text:span text:style-name="T5">发现盗贼后，他立刻逃跑了。</text:span></text:p>
              </text:list-item>
              <text:list-item>
                <text:p text:style-name="P5"><text:span text:style-name="T5">Fāxiàn dào zéi hòu, tā lìkè táopǎo le.</text:span></text:p>
              </text:list-item>
              <text:list-item>
                <text:p text:style-name="P5"><text:span text:style-name="T5">Upon discovering the thief, he immediately ran awa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8" draw:style-name="dp1" draw:master-page-name="Title_2c__20_Content_5f_" presentation:presentation-page-layout-name="AL2T11">
        <draw:frame draw:name="PlaceHolder 275" presentation:style-name="pr7" draw:text-style-name="P2" draw:layer="layout" svg:width="22.499cm" svg:height="2.599cm" svg:x="4.5cm" svg:y="0.6cm" presentation:class="title" presentation:user-transformed="true">
          <draw:text-box>
            <text:p>逃</text:p>
          </draw:text-box>
        </draw:frame>
        <draw:frame draw:name="PlaceHolder 27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逃 </text:span><text:span text:style-name="T5">(táo)</text:span></text:p>
              </text:list-item>
              <text:list-item>
                <text:p text:style-name="P5"><text:span text:style-name="T5">Escape; flee</text:span></text:p>
                <text:p text:style-name="P5"><text:span text:style-name="T5"/></text:p>
              </text:list-item>
              <text:list-item>
                <text:p text:style-name="P5"><text:span text:style-name="T5">在危险来临时，大家纷纷想办法逃生。</text:span></text:p>
              </text:list-item>
              <text:list-item>
                <text:p text:style-name="P5"><text:span text:style-name="T5">Zài wēixiǎn láilín shí, dàjiā fēnfēn xiǎng bànfǎ táoshēng.</text:span></text:p>
              </text:list-item>
              <text:list-item>
                <text:p text:style-name="P5"><text:span text:style-name="T5">When danger comes, everyone tries to find a way to escap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9" draw:style-name="dp1" draw:master-page-name="Title_2c__20_Content_5f_" presentation:presentation-page-layout-name="AL2T11">
        <draw:frame draw:name="PlaceHolder 277" presentation:style-name="pr7" draw:text-style-name="P2" draw:layer="layout" svg:width="22.499cm" svg:height="2.599cm" svg:x="4.5cm" svg:y="0.6cm" presentation:class="title" presentation:user-transformed="true">
          <draw:text-box>
            <text:p>弹</text:p>
          </draw:text-box>
        </draw:frame>
        <draw:frame draw:name="PlaceHolder 27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弹 </text:span><text:span text:style-name="T5">(tán)</text:span></text:p>
              </text:list-item>
              <text:list-item>
                <text:p text:style-name="P5"><text:span text:style-name="T5">Bullet; play a musical instrument</text:span></text:p>
                <text:p text:style-name="P5"><text:span text:style-name="T5"/></text:p>
              </text:list-item>
              <text:list-item>
                <text:p text:style-name="P5"><text:span text:style-name="T5">他在弹吉他的时候，整个房间充满了音乐的美妙。</text:span></text:p>
              </text:list-item>
              <text:list-item>
                <text:p text:style-name="P5"><text:span text:style-name="T5">Tā zài tán jítā de shíhou, zhěnggè fángjiān chōngmǎn le yīnyuè de měiwù.</text:span></text:p>
              </text:list-item>
              <text:list-item>
                <text:p text:style-name="P5"><text:span text:style-name="T5">When he plays the guitar, the whole room is filled with the beauty of music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0" draw:style-name="dp1" draw:master-page-name="Title_2c__20_Content_5f_" presentation:presentation-page-layout-name="AL2T11">
        <draw:frame draw:name="PlaceHolder 279" presentation:style-name="pr7" draw:text-style-name="P2" draw:layer="layout" svg:width="22.499cm" svg:height="2.599cm" svg:x="4.5cm" svg:y="0.6cm" presentation:class="title" presentation:user-transformed="true">
          <draw:text-box>
            <text:p>太空</text:p>
          </draw:text-box>
        </draw:frame>
        <draw:frame draw:name="PlaceHolder 28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太空 (tàikōng)</text:p>
              </text:list-item>
              <text:list-item>
                <text:p text:style-name="P5">Outer space</text:p>
                <text:p text:style-name="P5"/>
              </text:list-item>
              <text:list-item>
                <text:p text:style-name="P5">太空探索是人类科技的伟大成就之一。</text:p>
              </text:list-item>
              <text:list-item>
                <text:p text:style-name="P5">Tàikōng tànsuǒ shì rénlèi kējì de wěidà chéngjiù zhī yī.</text:p>
              </text:list-item>
              <text:list-item>
                <text:p text:style-name="P5">Space exploration is one of the great achievements of human technology.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1" draw:style-name="dp1" draw:master-page-name="Title_2c__20_Content_5f_" presentation:presentation-page-layout-name="AL2T11">
        <draw:frame draw:name="PlaceHolder 281" presentation:style-name="pr7" draw:text-style-name="P2" draw:layer="layout" svg:width="22.499cm" svg:height="2.599cm" svg:x="4.5cm" svg:y="0.6cm" presentation:class="title" presentation:user-transformed="true">
          <draw:text-box>
            <text:p>抬头</text:p>
          </draw:text-box>
        </draw:frame>
        <draw:frame draw:name="PlaceHolder 28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抬头 </text:span><text:span text:style-name="T5">(táitóu)</text:span></text:p>
              </text:list-item>
              <text:list-item>
                <text:p text:style-name="P5"><text:span text:style-name="T5">Raise one's head; look up</text:span></text:p>
                <text:p text:style-name="P5"><text:span text:style-name="T5"/></text:p>
              </text:list-item>
              <text:list-item>
                <text:p text:style-name="P5"><text:span text:style-name="T5">在繁忙的工作中，记得抬头看看窗外的风景。</text:span></text:p>
              </text:list-item>
              <text:list-item>
                <text:p text:style-name="P5"><text:span text:style-name="T5">Zài fánmáng de gōngzuò zhōng, jìde táitóu kàn kàn chuāngwài de fēngjǐng.</text:span></text:p>
              </text:list-item>
              <text:list-item>
                <text:p text:style-name="P5"><text:span text:style-name="T5">In the midst of busy work, remember to look up and enjoy the scenery outside the window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2" draw:style-name="dp1" draw:master-page-name="Title_2c__20_Content_5f_" presentation:presentation-page-layout-name="AL2T11">
        <draw:frame draw:name="PlaceHolder 283" presentation:style-name="pr7" draw:text-style-name="P2" draw:layer="layout" svg:width="22.499cm" svg:height="2.599cm" svg:x="4.5cm" svg:y="0.6cm" presentation:class="title" presentation:user-transformed="true">
          <draw:text-box>
            <text:p>抬</text:p>
          </draw:text-box>
        </draw:frame>
        <draw:frame draw:name="PlaceHolder 28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抬 </text:span><text:span text:style-name="T5">(tái)</text:span></text:p>
              </text:list-item>
              <text:list-item>
                <text:p text:style-name="P5"><text:span text:style-name="T5">Lift; raise</text:span></text:p>
                <text:p text:style-name="P5"><text:span text:style-name="T5"/></text:p>
              </text:list-item>
              <text:list-item>
                <text:p text:style-name="P5"><text:span text:style-name="T5">工人们一起抬起了沉重的货物。</text:span></text:p>
              </text:list-item>
              <text:list-item>
                <text:p text:style-name="P5"><text:span text:style-name="T5">Gōngrénmen yīqǐ tái qǐle chénzhòng de huòwù.</text:span></text:p>
              </text:list-item>
              <text:list-item>
                <text:p text:style-name="P5"><text:span text:style-name="T5">The workers lifted the heavy cargo together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3" draw:style-name="dp1" draw:master-page-name="Title_2c__20_Content_5f_" presentation:presentation-page-layout-name="AL2T11">
        <draw:frame draw:name="PlaceHolder 285" presentation:style-name="pr7" draw:text-style-name="P2" draw:layer="layout" svg:width="22.499cm" svg:height="2.599cm" svg:x="4.5cm" svg:y="0.6cm" presentation:class="title" presentation:user-transformed="true">
          <draw:text-box>
            <text:p>台风</text:p>
          </draw:text-box>
        </draw:frame>
        <draw:frame draw:name="PlaceHolder 28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台风 </text:span><text:span text:style-name="T5">(táifēng)</text:span></text:p>
              </text:list-item>
              <text:list-item>
                <text:p text:style-name="P5"><text:span text:style-name="T5">Typhoon</text:span></text:p>
                <text:p text:style-name="P5"><text:span text:style-name="T5"/></text:p>
              </text:list-item>
              <text:list-item>
                <text:p text:style-name="P5"><text:span text:style-name="T5">台风季节来临前，大家要做好防护准备。</text:span></text:p>
              </text:list-item>
              <text:list-item>
                <text:p text:style-name="P5"><text:span text:style-name="T5">Táifēng jìjié láilín qián, dàjiā yào zuò hǎo fánghù zhǔnbèi.</text:span></text:p>
              </text:list-item>
              <text:list-item>
                <text:p text:style-name="P5"><text:span text:style-name="T5">Before the typhoon season arrives, everyone should make preparations for protec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4" draw:style-name="dp1" draw:master-page-name="Title_2c__20_Content_5f_" presentation:presentation-page-layout-name="AL2T11">
        <draw:frame draw:name="PlaceHolder 287" presentation:style-name="pr7" draw:text-style-name="P2" draw:layer="layout" svg:width="22.499cm" svg:height="2.599cm" svg:x="4.5cm" svg:y="0.6cm" presentation:class="title" presentation:user-transformed="true">
          <draw:text-box>
            <text:p>锁</text:p>
          </draw:text-box>
        </draw:frame>
        <draw:frame draw:name="PlaceHolder 28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锁 </text:span><text:span text:style-name="T5">(suǒ)</text:span></text:p>
              </text:list-item>
              <text:list-item>
                <text:p text:style-name="P5"><text:span text:style-name="T5">Lock</text:span></text:p>
                <text:p text:style-name="P5"><text:span text:style-name="T5"/></text:p>
              </text:list-item>
              <text:list-item>
                <text:p text:style-name="P5"><text:span text:style-name="T5">请把门锁好，防止不速之客进入。</text:span></text:p>
              </text:list-item>
              <text:list-item>
                <text:p text:style-name="P5"><text:span text:style-name="T5">Qǐng bǎ mén suǒ hǎo, fángzhì bù sù zhī kè jìnrù.</text:span></text:p>
              </text:list-item>
              <text:list-item>
                <text:p text:style-name="P5"><text:span text:style-name="T5">Please lock the door to prevent unauthorized entr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5" draw:style-name="dp1" draw:master-page-name="Title_2c__20_Content_5f_" presentation:presentation-page-layout-name="AL2T11">
        <draw:frame draw:name="PlaceHolder 289" presentation:style-name="pr7" draw:text-style-name="P2" draw:layer="layout" svg:width="22.499cm" svg:height="2.599cm" svg:x="4.5cm" svg:y="0.6cm" presentation:class="title" presentation:user-transformed="true">
          <draw:text-box>
            <text:p>所在</text:p>
          </draw:text-box>
        </draw:frame>
        <draw:frame draw:name="PlaceHolder 29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所在 </text:span><text:span text:style-name="T5">(suǒzài)</text:span></text:p>
              </text:list-item>
              <text:list-item>
                <text:p text:style-name="P5"><text:span text:style-name="T5">Location; whereabouts</text:span></text:p>
                <text:p text:style-name="P5"><text:span text:style-name="T5"/></text:p>
              </text:list-item>
              <text:list-item>
                <text:p text:style-name="P5"><text:span text:style-name="T5">他的办公室所在的楼层正在装修。</text:span></text:p>
              </text:list-item>
              <text:list-item>
                <text:p text:style-name="P5"><text:span text:style-name="T5">Tā de bàngōngshì suǒzài de lóucéng zhèngzài zhuāngxiū.</text:span></text:p>
              </text:list-item>
              <text:list-item>
                <text:p text:style-name="P5"><text:span text:style-name="T5">The floor where his office is located is currently under renova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6" draw:style-name="dp1" draw:master-page-name="Title_2c__20_Content_5f_" presentation:presentation-page-layout-name="AL2T11">
        <draw:frame draw:name="PlaceHolder 291" presentation:style-name="pr7" draw:text-style-name="P2" draw:layer="layout" svg:width="22.499cm" svg:height="2.599cm" svg:x="4.5cm" svg:y="0.6cm" presentation:class="title" presentation:user-transformed="true">
          <draw:text-box>
            <text:p>损失</text:p>
          </draw:text-box>
        </draw:frame>
        <draw:frame draw:name="PlaceHolder 29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损失 </text:span><text:span text:style-name="T5">(sǔnshī)</text:span></text:p>
              </text:list-item>
              <text:list-item>
                <text:p text:style-name="P5"><text:span text:style-name="T5">Loss; damage</text:span></text:p>
                <text:p text:style-name="P5"><text:span text:style-name="T5"/></text:p>
              </text:list-item>
              <text:list-item>
                <text:p text:style-name="P5"><text:span text:style-name="T5">这次事故造成了巨大的经济损失。</text:span></text:p>
              </text:list-item>
              <text:list-item>
                <text:p text:style-name="P5"><text:span text:style-name="T5">Zhè cì shìgù zàochéng le jùdà de jīngjì sǔnshī.</text:span></text:p>
              </text:list-item>
              <text:list-item>
                <text:p text:style-name="P5"><text:span text:style-name="T5">This accident resulted in enormous economic loss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7" draw:style-name="dp1" draw:master-page-name="Title_2c__20_Content_5f_" presentation:presentation-page-layout-name="AL2T11">
        <draw:frame draw:name="PlaceHolder 293" presentation:style-name="pr7" draw:text-style-name="P2" draw:layer="layout" svg:width="22.499cm" svg:height="2.599cm" svg:x="4.5cm" svg:y="0.6cm" presentation:class="title" presentation:user-transformed="true">
          <draw:text-box>
            <text:p>损害</text:p>
          </draw:text-box>
        </draw:frame>
        <draw:frame draw:name="PlaceHolder 29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损害 </text:span><text:span text:style-name="T5">(sǔnhài)</text:span></text:p>
              </text:list-item>
              <text:list-item>
                <text:p text:style-name="P5"><text:span text:style-name="T5">Harm; damage</text:span></text:p>
                <text:p text:style-name="P5"><text:span text:style-name="T5"/></text:p>
              </text:list-item>
              <text:list-item>
                <text:p text:style-name="P5"><text:span text:style-name="T5">环境污染对健康会造成很大的损害。</text:span></text:p>
              </text:list-item>
              <text:list-item>
                <text:p text:style-name="P5"><text:span text:style-name="T5">Huánjìng wūrǎn duì jiànkāng huì zàochéng hěn dà de sǔnhài.</text:span></text:p>
              </text:list-item>
              <text:list-item>
                <text:p text:style-name="P5"><text:span text:style-name="T5">Environmental pollution can cause significant harm to health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8" draw:style-name="dp1" draw:master-page-name="Title_2c__20_Content_5f_" presentation:presentation-page-layout-name="AL2T11">
        <draw:frame draw:name="PlaceHolder 295" presentation:style-name="pr7" draw:text-style-name="P2" draw:layer="layout" svg:width="22.499cm" svg:height="2.599cm" svg:x="4.5cm" svg:y="0.6cm" presentation:class="title" presentation:user-transformed="true">
          <draw:text-box>
            <text:p>碎</text:p>
          </draw:text-box>
        </draw:frame>
        <draw:frame draw:name="PlaceHolder 29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碎 </text:span><text:span text:style-name="T5">(suì)</text:span></text:p>
              </text:list-item>
              <text:list-item>
                <text:p text:style-name="P5"><text:span text:style-name="T5">Break into pieces; shatter</text:span></text:p>
                <text:p text:style-name="P5"><text:span text:style-name="T5"/></text:p>
              </text:list-item>
              <text:list-item>
                <text:p text:style-name="P5"><text:span text:style-name="T5">花瓶掉在地上，碎片散落一地。</text:span></text:p>
              </text:list-item>
              <text:list-item>
                <text:p text:style-name="P5"><text:span text:style-name="T5">Huāpíng diào zài dìshàng, suìpiàn sànluò yīdì.</text:span></text:p>
              </text:list-item>
              <text:list-item>
                <text:p text:style-name="P5"><text:span text:style-name="T5">The vase fell to the ground, and the pieces scattered everywher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9" draw:style-name="dp1" draw:master-page-name="Title_2c__20_Content_5f_" presentation:presentation-page-layout-name="AL2T11">
        <draw:frame draw:name="PlaceHolder 297" presentation:style-name="pr7" draw:text-style-name="P2" draw:layer="layout" svg:width="22.499cm" svg:height="2.599cm" svg:x="4.5cm" svg:y="0.6cm" presentation:class="title" presentation:user-transformed="true">
          <draw:text-box>
            <text:p>岁月</text:p>
          </draw:text-box>
        </draw:frame>
        <draw:frame draw:name="PlaceHolder 29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>岁月 </text:span><text:span text:style-name="T5">(suìyuè)</text:span></text:p>
              </text:list-item>
              <text:list-item>
                <text:p text:style-name="P5"><text:span text:style-name="T5">Years; time</text:span></text:p>
                <text:p text:style-name="P5"><text:span text:style-name="T5"/></text:p>
              </text:list-item>
              <text:list-item>
                <text:p text:style-name="P5"><text:span text:style-name="T5">岁月如梭，时光荏苒，转眼间已是多年。</text:span></text:p>
              </text:list-item>
              <text:list-item>
                <text:p text:style-name="P5"><text:span text:style-name="T5">Suìyuè rú suō, shíguāng rěnrǎn, zhuǎnyǎn jiān yǐ shì duō nián.</text:span></text:p>
              </text:list-item>
              <text:list-item>
                <text:p text:style-name="P5"><text:span text:style-name="T5">Time flies, and in the blink of an eye, many years have passe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0" draw:style-name="dp1" draw:master-page-name="Title_2c__20_Content_5f_" presentation:presentation-page-layout-name="AL2T11">
        <draw:frame draw:name="PlaceHolder 299" presentation:style-name="pr7" draw:text-style-name="P2" draw:layer="layout" svg:width="22.499cm" svg:height="2.599cm" svg:x="4.5cm" svg:y="0.6cm" presentation:class="title" presentation:user-transformed="true">
          <draw:text-box>
            <text:p>随着</text:p>
          </draw:text-box>
        </draw:frame>
        <draw:frame draw:name="PlaceHolder 30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随着 </text:span><text:span text:style-name="T5">(suízhe)</text:span></text:p>
              </text:list-item>
              <text:list-item>
                <text:p text:style-name="P5"><text:span text:style-name="T5">Along with; in the wake of</text:span></text:p>
                <text:p text:style-name="P5"><text:span text:style-name="T5"/></text:p>
              </text:list-item>
              <text:list-item>
                <text:p text:style-name="P5"><text:span text:style-name="T5">随着科技的发展，社会发生了巨大的变化。</text:span></text:p>
              </text:list-item>
              <text:list-item>
                <text:p text:style-name="P5"><text:span text:style-name="T5">Suízhe kējì de fāzhǎn, shèhuì fāshēng le jùdà de biànhuà.</text:span></text:p>
              </text:list-item>
              <text:list-item>
                <text:p text:style-name="P5"><text:span text:style-name="T5">With the development of technology, society has undergone tremendous chang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1" draw:style-name="dp1" draw:master-page-name="Title_2c__20_Content_5f_" presentation:presentation-page-layout-name="AL2T11">
        <draw:frame draw:name="PlaceHolder 301" presentation:style-name="pr7" draw:text-style-name="P2" draw:layer="layout" svg:width="22.499cm" svg:height="2.599cm" svg:x="4.5cm" svg:y="0.6cm" presentation:class="title" presentation:user-transformed="true">
          <draw:text-box>
            <text:p>随意</text:p>
          </draw:text-box>
        </draw:frame>
        <draw:frame draw:name="PlaceHolder 30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随意 </text:span><text:span text:style-name="T5">(suíyì)</text:span></text:p>
              </text:list-item>
              <text:list-item>
                <text:p text:style-name="P5"><text:span text:style-name="T5">Casual; random; at will</text:span></text:p>
                <text:p text:style-name="P5"><text:span text:style-name="T5"/></text:p>
              </text:list-item>
              <text:list-item>
                <text:p text:style-name="P5"><text:span text:style-name="T5">这个地方允许游客随意参观。</text:span></text:p>
              </text:list-item>
              <text:list-item>
                <text:p text:style-name="P5"><text:span text:style-name="T5">Zhège dìfāng yǔnxǔ yóukè suíyì cānguān.</text:span></text:p>
              </text:list-item>
              <text:list-item>
                <text:p text:style-name="P5"><text:span text:style-name="T5">This place allows visitors to wander around freel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4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2" draw:style-name="dp1" draw:master-page-name="Title_2c__20_Content_5f_" presentation:presentation-page-layout-name="AL2T11">
        <draw:frame draw:name="PlaceHolder 303" presentation:style-name="pr7" draw:text-style-name="P2" draw:layer="layout" svg:width="22.499cm" svg:height="2.599cm" svg:x="4.5cm" svg:y="0.6cm" presentation:class="title" presentation:user-transformed="true">
          <draw:text-box>
            <text:p>随后</text:p>
          </draw:text-box>
        </draw:frame>
        <draw:frame draw:name="PlaceHolder 30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随后 </text:span><text:span text:style-name="T5">(suíhòu)</text:span></text:p>
              </text:list-item>
              <text:list-item>
                <text:p text:style-name="P5"><text:span text:style-name="T5">Later; afterwards</text:span></text:p>
                <text:p text:style-name="P5"><text:span text:style-name="T5"/></text:p>
              </text:list-item>
              <text:list-item>
                <text:p text:style-name="P5"><text:span text:style-name="T5">他先去开会，随后会回来接你。</text:span></text:p>
              </text:list-item>
              <text:list-item>
                <text:p text:style-name="P5"><text:span text:style-name="T5">Tā xiān qù kāihuì, suíhòu huì huílai jiē nǐ.</text:span></text:p>
              </text:list-item>
              <text:list-item>
                <text:p text:style-name="P5"><text:span text:style-name="T5">He will go to the meeting first, and afterwards, he will come back to pick you up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4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3" draw:style-name="dp1" draw:master-page-name="Title_2c__20_Content_5f_" presentation:presentation-page-layout-name="AL2T11">
        <draw:frame draw:name="PlaceHolder 305" presentation:style-name="pr7" draw:text-style-name="P2" draw:layer="layout" svg:width="22.499cm" svg:height="2.599cm" svg:x="4.5cm" svg:y="0.6cm" presentation:class="title" presentation:user-transformed="true">
          <draw:text-box>
            <text:p>酸甜苦辣</text:p>
          </draw:text-box>
        </draw:frame>
        <draw:frame draw:name="PlaceHolder 30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酸甜苦辣 </text:span><text:span text:style-name="T5">(suān tián kǔ là)</text:span></text:p>
              </text:list-item>
              <text:list-item>
                <text:p text:style-name="P5"><text:span text:style-name="T5">Sour, sweet, bitter, spicy; the ups and downs of life</text:span></text:p>
                <text:p text:style-name="P5"><text:span text:style-name="T5"/></text:p>
              </text:list-item>
              <text:list-item>
                <text:p text:style-name="P5"><text:span text:style-name="T5">人生就像一杯酸甜苦辣的酒，需要懂得品味。</text:span></text:p>
              </text:list-item>
              <text:list-item>
                <text:p text:style-name="P5"><text:span text:style-name="T5">Rénshēng jiù xiàng yī bēi suān tián kǔ là de jiǔ, xūyào dǒngde pǐnwèi.</text:span></text:p>
              </text:list-item>
              <text:list-item>
                <text:p text:style-name="P5"><text:span text:style-name="T5">Life is like a glass of wine with its ups and downs; it requires a taste for apprecia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4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4" draw:style-name="dp1" draw:master-page-name="Title_2c__20_Content_5f_" presentation:presentation-page-layout-name="AL2T11">
        <draw:frame draw:name="PlaceHolder 307" presentation:style-name="pr7" draw:text-style-name="P2" draw:layer="layout" svg:width="22.499cm" svg:height="2.599cm" svg:x="4.5cm" svg:y="0.6cm" presentation:class="title" presentation:user-transformed="true">
          <draw:text-box>
            <text:p>宿舍</text:p>
          </draw:text-box>
        </draw:frame>
        <draw:frame draw:name="PlaceHolder 30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宿舍 </text:span><text:span text:style-name="T5">(sùshè)</text:span></text:p>
              </text:list-item>
              <text:list-item>
                <text:p text:style-name="P5"><text:span text:style-name="T5">Dormitory; hostel</text:span></text:p>
                <text:p text:style-name="P5"><text:span text:style-name="T5"/></text:p>
              </text:list-item>
              <text:list-item>
                <text:p text:style-name="P5"><text:span text:style-name="T5">大学生活中，宿舍是他们的另一个家。</text:span></text:p>
              </text:list-item>
              <text:list-item>
                <text:p text:style-name="P5"><text:span text:style-name="T5">Dàxué shēnghuó zhōng, sùshè shì tāmen de lìng yī gè jiā.</text:span></text:p>
              </text:list-item>
              <text:list-item>
                <text:p text:style-name="P5"><text:span text:style-name="T5">In university life, the dormitory is another home for them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4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5" draw:style-name="dp1" draw:master-page-name="Title_2c__20_Content_5f_" presentation:presentation-page-layout-name="AL2T11">
        <draw:frame draw:name="PlaceHolder 309" presentation:style-name="pr7" draw:text-style-name="P2" draw:layer="layout" svg:width="22.499cm" svg:height="2.599cm" svg:x="4.5cm" svg:y="0.6cm" presentation:class="title" presentation:user-transformed="true">
          <draw:text-box>
            <text:p>搜索</text:p>
          </draw:text-box>
        </draw:frame>
        <draw:frame draw:name="PlaceHolder 31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搜索 </text:span><text:span text:style-name="T5">(sōusuǒ)</text:span></text:p>
              </text:list-item>
              <text:list-item>
                <text:p text:style-name="P5"><text:span text:style-name="T5">Search; look for</text:span></text:p>
                <text:p text:style-name="P5"><text:span text:style-name="T5"/></text:p>
              </text:list-item>
              <text:list-item>
                <text:p text:style-name="P5"><text:span text:style-name="T5">在互联网上，你可以使用搜索引擎找到各种信息。</text:span></text:p>
              </text:list-item>
              <text:list-item>
                <text:p text:style-name="P5"><text:span text:style-name="T5">Zài hùliánwǎng shàng, nǐ kěyǐ shǐyòng sōusuǒ yǐnqíng zhǎodào gè zhǒng xìnxī.</text:span></text:p>
              </text:list-item>
              <text:list-item>
                <text:p text:style-name="P5"><text:span text:style-name="T5">On the internet, you can use search engines to find various informa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4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6" draw:style-name="dp1" draw:master-page-name="Title_2c__20_Content_5f_" presentation:presentation-page-layout-name="AL2T11">
        <draw:frame draw:name="PlaceHolder 311" presentation:style-name="pr7" draw:text-style-name="P2" draw:layer="layout" svg:width="22.499cm" svg:height="2.599cm" svg:x="4.5cm" svg:y="0.6cm" presentation:class="title" presentation:user-transformed="true">
          <draw:text-box>
            <text:p>搜</text:p>
          </draw:text-box>
        </draw:frame>
        <draw:frame draw:name="PlaceHolder 31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搜 </text:span><text:span text:style-name="T5">(sōu)</text:span></text:p>
              </text:list-item>
              <text:list-item>
                <text:p text:style-name="P5"><text:span text:style-name="T5">Search; hunt for</text:span></text:p>
                <text:p text:style-name="P5"><text:span text:style-name="T5"/></text:p>
              </text:list-item>
              <text:list-item>
                <text:p text:style-name="P5"><text:span text:style-name="T5">警察正在搜寻失踪的孩子。</text:span></text:p>
              </text:list-item>
              <text:list-item>
                <text:p text:style-name="P5"><text:span text:style-name="T5">Jǐngchá zhèngzài sōuxún shīzōng de háizi.</text:span></text:p>
              </text:list-item>
              <text:list-item>
                <text:p text:style-name="P5"><text:span text:style-name="T5">The police are searching for the missing chil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4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7" draw:style-name="dp1" draw:master-page-name="Title_2c__20_Content_5f_" presentation:presentation-page-layout-name="AL2T11">
        <draw:frame draw:name="PlaceHolder 313" presentation:style-name="pr7" draw:text-style-name="P2" draw:layer="layout" svg:width="22.499cm" svg:height="2.599cm" svg:x="4.5cm" svg:y="0.6cm" presentation:class="title" presentation:user-transformed="true">
          <draw:text-box>
            <text:p>四周</text:p>
          </draw:text-box>
        </draw:frame>
        <draw:frame draw:name="PlaceHolder 31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四周 (sìzhōu)</text:p>
              </text:list-item>
              <text:list-item>
                <text:p text:style-name="P5">All around; on all sides</text:p>
                <text:p text:style-name="P5"/>
              </text:list-item>
              <text:list-item>
                <text:p text:style-name="P5">他环顾四周，寻找着一个安全的出口。</text:p>
              </text:list-item>
              <text:list-item>
                <text:p text:style-name="P5">Tā huángù sìzhōu, xúnzhǎozhe yīgè ānquán de chūkǒu.</text:p>
              </text:list-item>
              <text:list-item>
                <text:p text:style-name="P5">He looked around in all directions, searching for a safe exit.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4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8" draw:style-name="dp1" draw:master-page-name="Title_2c__20_Content_5f_" presentation:presentation-page-layout-name="AL2T11">
        <draw:frame draw:name="PlaceHolder 315" presentation:style-name="pr7" draw:text-style-name="P2" draw:layer="layout" svg:width="22.499cm" svg:height="2.599cm" svg:x="4.5cm" svg:y="0.6cm" presentation:class="title" presentation:user-transformed="true">
          <draw:text-box>
            <text:p>思维</text:p>
          </draw:text-box>
        </draw:frame>
        <draw:frame draw:name="PlaceHolder 31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6">思维 </text:span><text:span text:style-name="T6">(sīwéi)</text:span></text:p>
              </text:list-item>
              <text:list-item>
                <text:p text:style-name="P5"><text:span text:style-name="T6">Thinking; thought</text:span></text:p>
                <text:p text:style-name="P5"><text:span text:style-name="T6"/></text:p>
              </text:list-item>
              <text:list-item>
                <text:p text:style-name="P5"><text:span text:style-name="T6">培养创造性思维对个人和社会都很重要。</text:span></text:p>
              </text:list-item>
              <text:list-item>
                <text:p text:style-name="P5"><text:span text:style-name="T6">Péiyǎng chuàngzàoxìng sīwéi duì gèrén hé shèhuì dōu hěn zhòngyào.</text:span></text:p>
              </text:list-item>
              <text:list-item>
                <text:p text:style-name="P5"><text:span text:style-name="T6">Cultivating creative thinking is important for both individuals and societ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4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9" draw:style-name="dp1" draw:master-page-name="Title_2c__20_Content_5f_" presentation:presentation-page-layout-name="AL2T11">
        <draw:frame draw:name="PlaceHolder 317" presentation:style-name="pr7" draw:text-style-name="P2" draw:layer="layout" svg:width="22.499cm" svg:height="2.599cm" svg:x="4.5cm" svg:y="0.6cm" presentation:class="title" presentation:user-transformed="true">
          <draw:text-box>
            <text:p>私人</text:p>
          </draw:text-box>
        </draw:frame>
        <draw:frame draw:name="PlaceHolder 31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私人 </text:span><text:span text:style-name="T5">(sīrén)</text:span></text:p>
              </text:list-item>
              <text:list-item>
                <text:p text:style-name="P5"><text:span text:style-name="T5">Private; personal</text:span></text:p>
                <text:p text:style-name="P5"><text:span text:style-name="T5"/></text:p>
              </text:list-item>
              <text:list-item>
                <text:p text:style-name="P5"><text:span text:style-name="T5">这是我的私人空间，请不要随意进入。</text:span></text:p>
              </text:list-item>
              <text:list-item>
                <text:p text:style-name="P5"><text:span text:style-name="T5">Zhè shì wǒ de sīrén kōnɡjiān, qǐng bùyào suíyì jìnrù.</text:span></text:p>
              </text:list-item>
              <text:list-item>
                <text:p text:style-name="P5"><text:span text:style-name="T5">This is my private space; please do not enter without permiss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4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0" draw:style-name="dp1" draw:master-page-name="Title_2c__20_Content_5f_" presentation:presentation-page-layout-name="AL2T11">
        <draw:frame draw:name="PlaceHolder 319" presentation:style-name="pr7" draw:text-style-name="P2" draw:layer="layout" svg:width="22.499cm" svg:height="2.599cm" svg:x="4.5cm" svg:y="0.6cm" presentation:class="title" presentation:user-transformed="true">
          <draw:text-box>
            <text:p>硕士</text:p>
          </draw:text-box>
        </draw:frame>
        <draw:frame draw:name="PlaceHolder 32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硕士 </text:span><text:span text:style-name="T5">(shuòshì)</text:span></text:p>
              </text:list-item>
              <text:list-item>
                <text:p text:style-name="P5"><text:span text:style-name="T5">Master's degree</text:span></text:p>
                <text:p text:style-name="P5"><text:span text:style-name="T5"/></text:p>
              </text:list-item>
              <text:list-item>
                <text:p text:style-name="P5"><text:span text:style-name="T5">他在一所知名大学获得了经济学硕士学位。</text:span></text:p>
              </text:list-item>
              <text:list-item>
                <text:p text:style-name="P5"><text:span text:style-name="T5">Tā zài yī suǒ zhīmíng dàxué huòdé le jīngjì xué shuòshì xuéwèi.</text:span></text:p>
              </text:list-item>
              <text:list-item>
                <text:p text:style-name="P5"><text:span text:style-name="T5">He obtained a master's degree in economics from a prestigious universit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5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1" draw:style-name="dp1" draw:master-page-name="Title_2c__20_Content_5f_" presentation:presentation-page-layout-name="AL2T11">
        <draw:frame draw:name="PlaceHolder 321" presentation:style-name="pr7" draw:text-style-name="P2" draw:layer="layout" svg:width="22.499cm" svg:height="2.599cm" svg:x="4.5cm" svg:y="0.6cm" presentation:class="title" presentation:user-transformed="true">
          <draw:text-box>
            <text:p>说法</text:p>
          </draw:text-box>
        </draw:frame>
        <draw:frame draw:name="PlaceHolder 32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说法 </text:span><text:span text:style-name="T5">(shuōfǎ)</text:span></text:p>
              </text:list-item>
              <text:list-item>
                <text:p text:style-name="P5"><text:span text:style-name="T5">Statement; way of saying</text:span></text:p>
                <text:p text:style-name="P5"><text:span text:style-name="T5"/></text:p>
              </text:list-item>
              <text:list-item>
                <text:p text:style-name="P5"><text:span text:style-name="T5">不同的人对这个问题有不同的说法。</text:span></text:p>
              </text:list-item>
              <text:list-item>
                <text:p text:style-name="P5"><text:span text:style-name="T5">Bùtóng de rén duì zhège wèntí yǒu bùtóng de shuōfǎ.</text:span></text:p>
              </text:list-item>
              <text:list-item>
                <text:p text:style-name="P5"><text:span text:style-name="T5">Different people have different ways of expressing this issu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5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2" draw:style-name="dp1" draw:master-page-name="Title_2c__20_Content_5f_" presentation:presentation-page-layout-name="AL2T11">
        <draw:frame draw:name="PlaceHolder 323" presentation:style-name="pr7" draw:text-style-name="P2" draw:layer="layout" svg:width="22.499cm" svg:height="2.599cm" svg:x="4.5cm" svg:y="0.6cm" presentation:class="title" presentation:user-transformed="true">
          <draw:text-box>
            <text:p>睡眠</text:p>
          </draw:text-box>
        </draw:frame>
        <draw:frame draw:name="PlaceHolder 32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睡眠 </text:span><text:span text:style-name="T5">(shuìmián)</text:span></text:p>
              </text:list-item>
              <text:list-item>
                <text:p text:style-name="P5"><text:span text:style-name="T5">Sleep; rest</text:span></text:p>
                <text:p text:style-name="P5"><text:span text:style-name="T5"/></text:p>
              </text:list-item>
              <text:list-item>
                <text:p text:style-name="P5"><text:span text:style-name="T5">良好的睡眠对身体健康至关重要。</text:span></text:p>
              </text:list-item>
              <text:list-item>
                <text:p text:style-name="P5"><text:span text:style-name="T5">Liánghǎo de shuìmián duì shēntǐ jiànkāng zhì guān zhòngyào.</text:span></text:p>
              </text:list-item>
              <text:list-item>
                <text:p text:style-name="P5"><text:span text:style-name="T5">Good sleep is crucial for physical health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5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3" draw:style-name="dp1" draw:master-page-name="Title_2c__20_Content_5f_" presentation:presentation-page-layout-name="AL2T11">
        <draw:frame draw:name="PlaceHolder 325" presentation:style-name="pr7" draw:text-style-name="P2" draw:layer="layout" svg:width="22.499cm" svg:height="2.599cm" svg:x="4.5cm" svg:y="0.6cm" presentation:class="title" presentation:user-transformed="true">
          <draw:text-box>
            <text:p>水灾</text:p>
          </draw:text-box>
        </draw:frame>
        <draw:frame draw:name="PlaceHolder 32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水灾 </text:span><text:span text:style-name="T5">(shuǐzāi)</text:span></text:p>
              </text:list-item>
              <text:list-item>
                <text:p text:style-name="P5"><text:span text:style-name="T5">Flood; water disaster</text:span></text:p>
                <text:p text:style-name="P5"><text:span text:style-name="T5"/></text:p>
              </text:list-item>
              <text:list-item>
                <text:p text:style-name="P5"><text:span text:style-name="T5">暴雨引发的水灾给城市带来了严重的影响。</text:span></text:p>
              </text:list-item>
              <text:list-item>
                <text:p text:style-name="P5"><text:span text:style-name="T5">Bàoyǔ yǐnfā de shuǐzāi gěi chéngshì dàilái le yánzhòng de yǐngxiǎng.</text:span></text:p>
              </text:list-item>
              <text:list-item>
                <text:p text:style-name="P5"><text:span text:style-name="T5">The flood caused by heavy rain has had a serious impact on the cit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4" draw:style-name="dp1" draw:master-page-name="Title_2c__20_Content_5f_" presentation:presentation-page-layout-name="AL2T11">
        <draw:frame draw:name="PlaceHolder 327" presentation:style-name="pr7" draw:text-style-name="P2" draw:layer="layout" svg:width="22.499cm" svg:height="2.599cm" svg:x="4.5cm" svg:y="0.6cm" presentation:class="title" presentation:user-transformed="true">
          <draw:text-box>
            <text:p>水库</text:p>
          </draw:text-box>
        </draw:frame>
        <draw:frame draw:name="PlaceHolder 32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水库 </text:span><text:span text:style-name="T5">(shuǐkù)</text:span></text:p>
              </text:list-item>
              <text:list-item>
                <text:p text:style-name="P5"><text:span text:style-name="T5">Reservoir</text:span></text:p>
                <text:p text:style-name="P5"><text:span text:style-name="T5"/></text:p>
              </text:list-item>
              <text:list-item>
                <text:p text:style-name="P5"><text:span text:style-name="T5">这座水库是为了灌溉农田而建造的。</text:span></text:p>
              </text:list-item>
              <text:list-item>
                <text:p text:style-name="P5"><text:span text:style-name="T5">Zhè zuò shuǐkù shì wèile guàngài nóngtián ér jiànzào de.</text:span></text:p>
              </text:list-item>
              <text:list-item>
                <text:p text:style-name="P5"><text:span text:style-name="T5">This reservoir was built for irrigating farmlan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5" draw:style-name="dp1" draw:master-page-name="Title_2c__20_Content_5f_" presentation:presentation-page-layout-name="AL2T11">
        <draw:frame draw:name="PlaceHolder 329" presentation:style-name="pr7" draw:text-style-name="P2" draw:layer="layout" svg:width="22.499cm" svg:height="2.599cm" svg:x="4.5cm" svg:y="0.6cm" presentation:class="title" presentation:user-transformed="true">
          <draw:text-box>
            <text:p>水分</text:p>
          </draw:text-box>
        </draw:frame>
        <draw:frame draw:name="PlaceHolder 33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水分 </text:span><text:span text:style-name="T5">(shuǐfèn)</text:span></text:p>
              </text:list-item>
              <text:list-item>
                <text:p text:style-name="P5"><text:span text:style-name="T5">Water content; moisture</text:span></text:p>
                <text:p text:style-name="P5"><text:span text:style-name="T5"/></text:p>
              </text:list-item>
              <text:list-item>
                <text:p text:style-name="P5"><text:span text:style-name="T5">保持皮肤的水分是保持肌肤健康的关键。</text:span></text:p>
              </text:list-item>
              <text:list-item>
                <text:p text:style-name="P5"><text:span text:style-name="T5">Bǎochí pífū de shuǐfèn shì bǎochí jīfū jiànkāng de guānjiàn.</text:span></text:p>
              </text:list-item>
              <text:list-item>
                <text:p text:style-name="P5"><text:span text:style-name="T5">Maintaining the skin's moisture is key to keeping it health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6" draw:style-name="dp1" draw:master-page-name="Title_2c__20_Content_5f_" presentation:presentation-page-layout-name="AL2T11">
        <draw:frame draw:name="PlaceHolder 331" presentation:style-name="pr7" draw:text-style-name="P2" draw:layer="layout" svg:width="22.499cm" svg:height="2.599cm" svg:x="4.5cm" svg:y="0.6cm" presentation:class="title" presentation:user-transformed="true">
          <draw:text-box>
            <text:p>水产品</text:p>
          </draw:text-box>
        </draw:frame>
        <draw:frame draw:name="PlaceHolder 33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水产品 </text:span><text:span text:style-name="T5">(shuǐ chǎnpǐn)</text:span></text:p>
              </text:list-item>
              <text:list-item>
                <text:p text:style-name="P5"><text:span text:style-name="T5">Aquatic products; seafood</text:span></text:p>
                <text:p text:style-name="P5"><text:span text:style-name="T5"/></text:p>
              </text:list-item>
              <text:list-item>
                <text:p text:style-name="P5"><text:span text:style-name="T5">这个城市以新鲜的水产品而闻名。</text:span></text:p>
              </text:list-item>
              <text:list-item>
                <text:p text:style-name="P5"><text:span text:style-name="T5">Zhège chéngshì yǐ xīnxiān de shuǐ chǎnpǐn ér wénmíng.</text:span></text:p>
              </text:list-item>
              <text:list-item>
                <text:p text:style-name="P5"><text:span text:style-name="T5">This city is famous for its fresh aquatic produc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7" draw:style-name="dp1" draw:master-page-name="Title_2c__20_Content_5f_" presentation:presentation-page-layout-name="AL2T11">
        <draw:frame draw:name="PlaceHolder 333" presentation:style-name="pr7" draw:text-style-name="P2" draw:layer="layout" svg:width="22.499cm" svg:height="2.599cm" svg:x="4.5cm" svg:y="0.6cm" presentation:class="title" presentation:user-transformed="true">
          <draw:text-box>
            <text:p>双手</text:p>
          </draw:text-box>
        </draw:frame>
        <draw:frame draw:name="PlaceHolder 33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双手 </text:span><text:span text:style-name="T5">(shuāngshǒu)</text:span></text:p>
              </text:list-item>
              <text:list-item>
                <text:p text:style-name="P5"><text:span text:style-name="T5">Both hands</text:span></text:p>
                <text:p text:style-name="P5"><text:span text:style-name="T5"/></text:p>
              </text:list-item>
              <text:list-item>
                <text:p text:style-name="P5"><text:span text:style-name="T5">他双手握紧，表达着坚定的决心。</text:span></text:p>
              </text:list-item>
              <text:list-item>
                <text:p text:style-name="P5"><text:span text:style-name="T5">Tā shuāngshǒu wò jǐn, biǎodá zhe jiāndìng de juéxīn.</text:span></text:p>
              </text:list-item>
              <text:list-item>
                <text:p text:style-name="P5"><text:span text:style-name="T5">He clenched both hands, expressing a firm determina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8" draw:style-name="dp1" draw:master-page-name="Title_2c__20_Content_5f_" presentation:presentation-page-layout-name="AL2T11">
        <draw:frame draw:name="PlaceHolder 335" presentation:style-name="pr7" draw:text-style-name="P2" draw:layer="layout" svg:width="22.499cm" svg:height="2.599cm" svg:x="4.5cm" svg:y="0.6cm" presentation:class="title" presentation:user-transformed="true">
          <draw:text-box>
            <text:p>率领</text:p>
          </draw:text-box>
        </draw:frame>
        <draw:frame draw:name="PlaceHolder 33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率领 </text:span><text:span text:style-name="T5">(shuàilǐng)</text:span></text:p>
              </text:list-item>
              <text:list-item>
                <text:p text:style-name="P5"><text:span text:style-name="T5">Lead; command</text:span></text:p>
                <text:p text:style-name="P5"><text:span text:style-name="T5"/></text:p>
              </text:list-item>
              <text:list-item>
                <text:p text:style-name="P5"><text:span text:style-name="T5">他曾率领团队完成了一项重要的科研项目。</text:span></text:p>
              </text:list-item>
              <text:list-item>
                <text:p text:style-name="P5"><text:span text:style-name="T5">Tā céng shuàilǐng tuánduì wánchéngle yīxiàng zhòngyào de kēyán xiàngmù.</text:span></text:p>
              </text:list-item>
              <text:list-item>
                <text:p text:style-name="P5"><text:span text:style-name="T5">He once led a team to successfully complete an important research projec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9" draw:style-name="dp1" draw:master-page-name="Title_2c__20_Content_5f_" presentation:presentation-page-layout-name="AL2T11">
        <draw:frame draw:name="PlaceHolder 337" presentation:style-name="pr7" draw:text-style-name="P2" draw:layer="layout" svg:width="22.499cm" svg:height="2.599cm" svg:x="4.5cm" svg:y="0.6cm" presentation:class="title" presentation:user-transformed="true">
          <draw:text-box>
            <text:p>摔倒</text:p>
          </draw:text-box>
        </draw:frame>
        <draw:frame draw:name="PlaceHolder 33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摔倒 </text:span><text:span text:style-name="T5">(shuāidǎo)</text:span></text:p>
              </text:list-item>
              <text:list-item>
                <text:p text:style-name="P5"><text:span text:style-name="T5">Fall down; tumble</text:span></text:p>
                <text:p text:style-name="P5"><text:span text:style-name="T5"/></text:p>
              </text:list-item>
              <text:list-item>
                <text:p text:style-name="P5"><text:span text:style-name="T5">老人在湿滑的地面上摔倒了，我们赶紧上前帮助。</text:span></text:p>
              </text:list-item>
              <text:list-item>
                <text:p text:style-name="P5"><text:span text:style-name="T5">Lǎorén zài shīhuá de dìmiàn shàng shuāidǎo le, wǒmen gǎnjǐn shàng qián bāngzhù.</text:span></text:p>
              </text:list-item>
              <text:list-item>
                <text:p text:style-name="P5"><text:span text:style-name="T5">The elderly person fell on the slippery ground, and we quickly went forward to help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0" draw:style-name="dp1" draw:master-page-name="Title_2c__20_Content_5f_" presentation:presentation-page-layout-name="AL2T11">
        <draw:frame draw:name="PlaceHolder 339" presentation:style-name="pr7" draw:text-style-name="P2" draw:layer="layout" svg:width="22.499cm" svg:height="2.599cm" svg:x="4.5cm" svg:y="0.6cm" presentation:class="title" presentation:user-transformed="true">
          <draw:text-box>
            <text:p>摔</text:p>
          </draw:text-box>
        </draw:frame>
        <draw:frame draw:name="PlaceHolder 34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摔 </text:span><text:span text:style-name="T5">(shuāi)</text:span></text:p>
              </text:list-item>
              <text:list-item>
                <text:p text:style-name="P5"><text:span text:style-name="T5">Fall; tumble</text:span></text:p>
                <text:p text:style-name="P5"><text:span text:style-name="T5"/></text:p>
              </text:list-item>
              <text:list-item>
                <text:p text:style-name="P5"><text:span text:style-name="T5">他在滑板上摔了一跤，但笑着爬了起来。</text:span></text:p>
              </text:list-item>
              <text:list-item>
                <text:p text:style-name="P5"><text:span text:style-name="T5">Tā zài huábǎn shàng shuāi le yī jiāo, dàn xiàozhe pá le qǐlái.</text:span></text:p>
              </text:list-item>
              <text:list-item>
                <text:p text:style-name="P5"><text:span text:style-name="T5">He fell off the skateboard but laughed as he got back up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1" draw:style-name="dp1" draw:master-page-name="Title_2c__20_Content_5f_" presentation:presentation-page-layout-name="AL2T11">
        <draw:frame draw:name="PlaceHolder 341" presentation:style-name="pr7" draw:text-style-name="P2" draw:layer="layout" svg:width="22.499cm" svg:height="2.599cm" svg:x="4.5cm" svg:y="0.6cm" presentation:class="title" presentation:user-transformed="true">
          <draw:text-box>
            <text:p>数目</text:p>
          </draw:text-box>
        </draw:frame>
        <draw:frame draw:name="PlaceHolder 34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数目 </text:span><text:span text:style-name="T5">(shùmù)</text:span></text:p>
              </text:list-item>
              <text:list-item>
                <text:p text:style-name="P5"><text:span text:style-name="T5">Number; amount</text:span></text:p>
                <text:p text:style-name="P5"><text:span text:style-name="T5"/></text:p>
              </text:list-item>
              <text:list-item>
                <text:p text:style-name="P5"><text:span text:style-name="T5">请报告销售额和库存数目。</text:span></text:p>
              </text:list-item>
              <text:list-item>
                <text:p text:style-name="P5"><text:span text:style-name="T5">Qǐng bàogào xiāoshòu'é hé kùcún shùmù.</text:span></text:p>
              </text:list-item>
              <text:list-item>
                <text:p text:style-name="P5"><text:span text:style-name="T5">Please report the sales and inventory figur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2" draw:style-name="dp1" draw:master-page-name="Title_2c__20_Content_5f_" presentation:presentation-page-layout-name="AL2T11">
        <draw:frame draw:name="PlaceHolder 343" presentation:style-name="pr7" draw:text-style-name="P2" draw:layer="layout" svg:width="22.499cm" svg:height="2.599cm" svg:x="4.5cm" svg:y="0.6cm" presentation:class="title" presentation:user-transformed="true">
          <draw:text-box>
            <text:p>鼠标</text:p>
          </draw:text-box>
        </draw:frame>
        <draw:frame draw:name="PlaceHolder 34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鼠标 </text:span><text:span text:style-name="T5">(shǔbiāo)</text:span></text:p>
              </text:list-item>
              <text:list-item>
                <text:p text:style-name="P5"><text:span text:style-name="T5">Mouse (computer)</text:span></text:p>
                <text:p text:style-name="P5"><text:span text:style-name="T5"/></text:p>
              </text:list-item>
              <text:list-item>
                <text:p text:style-name="P5"><text:span text:style-name="T5">使用鼠标可以更方便地操作计算机。</text:span></text:p>
              </text:list-item>
              <text:list-item>
                <text:p text:style-name="P5"><text:span text:style-name="T5">Shǐyòng shǔbiāo kěyǐ gèng fāngbiàn de cāozuò jìsuànjī.</text:span></text:p>
              </text:list-item>
              <text:list-item>
                <text:p text:style-name="P5"><text:span text:style-name="T5">Using a mouse makes it more convenient to operate the computer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3" draw:style-name="dp1" draw:master-page-name="Title_2c__20_Content_5f_" presentation:presentation-page-layout-name="AL2T11">
        <draw:frame draw:name="PlaceHolder 345" presentation:style-name="pr7" draw:text-style-name="P2" draw:layer="layout" svg:width="22.499cm" svg:height="2.599cm" svg:x="4.5cm" svg:y="0.6cm" presentation:class="title" presentation:user-transformed="true">
          <draw:text-box>
            <text:p>鼠</text:p>
          </draw:text-box>
        </draw:frame>
        <draw:frame draw:name="PlaceHolder 34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鼠 </text:span><text:span text:style-name="T5">(shǔ)</text:span></text:p>
              </text:list-item>
              <text:list-item>
                <text:p text:style-name="P5"><text:span text:style-name="T5">Rat; mouse</text:span></text:p>
                <text:p text:style-name="P5"><text:span text:style-name="T5"/></text:p>
              </text:list-item>
              <text:list-item>
                <text:p text:style-name="P5"><text:span text:style-name="T5">农田里的老鼠给庄稼带来了很大的损害。</text:span></text:p>
              </text:list-item>
              <text:list-item>
                <text:p text:style-name="P5"><text:span text:style-name="T5">Nóngtián lǐ de lǎoshǔ gěi zhuāngjià dàilái le hěn dà de sǔnhài.</text:span></text:p>
              </text:list-item>
              <text:list-item>
                <text:p text:style-name="P5"><text:span text:style-name="T5">The mice in the fields have caused significant damage to the crop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4" draw:style-name="dp1" draw:master-page-name="Title_2c__20_Content_5f_" presentation:presentation-page-layout-name="AL2T11">
        <draw:frame draw:name="PlaceHolder 347" presentation:style-name="pr7" draw:text-style-name="P2" draw:layer="layout" svg:width="22.499cm" svg:height="2.599cm" svg:x="4.5cm" svg:y="0.6cm" presentation:class="title" presentation:user-transformed="true">
          <draw:text-box>
            <text:p>熟悉</text:p>
          </draw:text-box>
        </draw:frame>
        <draw:frame draw:name="PlaceHolder 34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熟悉 </text:span><text:span text:style-name="T5">(shúxī)</text:span></text:p>
              </text:list-item>
              <text:list-item>
                <text:p text:style-name="P5"><text:span text:style-name="T5">Familiar; acquainted with</text:span></text:p>
                <text:p text:style-name="P5"><text:span text:style-name="T5"/></text:p>
              </text:list-item>
              <text:list-item>
                <text:p text:style-name="P5"><text:span text:style-name="T5">他对这个领域非常熟悉，是个专家。</text:span></text:p>
              </text:list-item>
              <text:list-item>
                <text:p text:style-name="P5"><text:span text:style-name="T5">Tā duì zhège lǐngyù fēicháng shúxī, shì gè zhuānjiā.</text:span></text:p>
              </text:list-item>
              <text:list-item>
                <text:p text:style-name="P5"><text:span text:style-name="T5">He is very familiar with this field and is an exper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6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5" draw:style-name="dp1" draw:master-page-name="Title_2c__20_Content_5f_" presentation:presentation-page-layout-name="AL2T11">
        <draw:frame draw:name="PlaceHolder 349" presentation:style-name="pr7" draw:text-style-name="P2" draw:layer="layout" svg:width="22.499cm" svg:height="2.599cm" svg:x="4.5cm" svg:y="0.6cm" presentation:class="title" presentation:user-transformed="true">
          <draw:text-box>
            <text:p>蔬菜</text:p>
          </draw:text-box>
        </draw:frame>
        <draw:frame draw:name="PlaceHolder 35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蔬菜 </text:span><text:span text:style-name="T5">(shūcài)</text:span></text:p>
              </text:list-item>
              <text:list-item>
                <text:p text:style-name="P5"><text:span text:style-name="T5">Vegetables</text:span></text:p>
                <text:p text:style-name="P5"><text:span text:style-name="T5"/></text:p>
              </text:list-item>
              <text:list-item>
                <text:p text:style-name="P5"><text:span text:style-name="T5">多吃新鲜蔬菜对健康有益。</text:span></text:p>
              </text:list-item>
              <text:list-item>
                <text:p text:style-name="P5"><text:span text:style-name="T5">Duō chī xīnxiān shūcài duì jiànkāng yǒuyì.</text:span></text:p>
              </text:list-item>
              <text:list-item>
                <text:p text:style-name="P5"><text:span text:style-name="T5">Eating fresh vegetables is beneficial to health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6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6" draw:style-name="dp1" draw:master-page-name="Title_2c__20_Content_5f_" presentation:presentation-page-layout-name="AL2T11">
        <draw:frame draw:name="PlaceHolder 351" presentation:style-name="pr7" draw:text-style-name="P2" draw:layer="layout" svg:width="22.499cm" svg:height="2.599cm" svg:x="4.5cm" svg:y="0.6cm" presentation:class="title" presentation:user-transformed="true">
          <draw:text-box>
            <text:p>输出</text:p>
          </draw:text-box>
        </draw:frame>
        <draw:frame draw:name="PlaceHolder 35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输出 </text:span><text:span text:style-name="T5">(shūchū)</text:span></text:p>
              </text:list-item>
              <text:list-item>
                <text:p text:style-name="P5"><text:span text:style-name="T5">Output; export</text:span></text:p>
                <text:p text:style-name="P5"><text:span text:style-name="T5"/></text:p>
              </text:list-item>
              <text:list-item>
                <text:p text:style-name="P5"><text:span text:style-name="T5">这台计算机能够高效地处理大量的数据输出。</text:span></text:p>
              </text:list-item>
              <text:list-item>
                <text:p text:style-name="P5"><text:span text:style-name="T5">Zhè tái jìsuànjī nénggòu gāoxiào de chǔlǐ dàliàng de shùjù shūchū.</text:span></text:p>
              </text:list-item>
              <text:list-item>
                <text:p text:style-name="P5"><text:span text:style-name="T5">This computer can efficiently process and output large amounts of data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6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7" draw:style-name="dp1" draw:master-page-name="Title_2c__20_Content_5f_" presentation:presentation-page-layout-name="AL2T11">
        <draw:frame draw:name="PlaceHolder 353" presentation:style-name="pr7" draw:text-style-name="P2" draw:layer="layout" svg:width="22.499cm" svg:height="2.599cm" svg:x="4.5cm" svg:y="0.6cm" presentation:class="title" presentation:user-transformed="true">
          <draw:text-box>
            <text:p>书桌</text:p>
          </draw:text-box>
        </draw:frame>
        <draw:frame draw:name="PlaceHolder 35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书桌 </text:span><text:span text:style-name="T5">(shūzhuō)</text:span></text:p>
              </text:list-item>
              <text:list-item>
                <text:p text:style-name="P5"><text:span text:style-name="T5">Desk</text:span></text:p>
                <text:p text:style-name="P5"><text:span text:style-name="T5"/></text:p>
              </text:list-item>
              <text:list-item>
                <text:p text:style-name="P5"><text:span text:style-name="T5">在书桌上，堆满了各种书籍和文具。</text:span></text:p>
              </text:list-item>
              <text:list-item>
                <text:p text:style-name="P5"><text:span text:style-name="T5">Zài shūzhuō shàng, duīmǎn le gèzhǒng shūjí hé wénjù.</text:span></text:p>
              </text:list-item>
              <text:list-item>
                <text:p text:style-name="P5"><text:span text:style-name="T5">On the desk, there are piles of various books and stationer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6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8" draw:style-name="dp1" draw:master-page-name="Title_2c__20_Content_5f_" presentation:presentation-page-layout-name="AL2T11">
        <draw:frame draw:name="PlaceHolder 355" presentation:style-name="pr7" draw:text-style-name="P2" draw:layer="layout" svg:width="22.499cm" svg:height="2.599cm" svg:x="4.5cm" svg:y="0.6cm" presentation:class="title" presentation:user-transformed="true">
          <draw:text-box>
            <text:p>书柜</text:p>
          </draw:text-box>
        </draw:frame>
        <draw:frame draw:name="PlaceHolder 35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书柜 </text:span><text:span text:style-name="T5">(shūguì)</text:span></text:p>
              </text:list-item>
              <text:list-item>
                <text:p text:style-name="P5"><text:span text:style-name="T5">Bookcase</text:span></text:p>
                <text:p text:style-name="P5"><text:span text:style-name="T5"/></text:p>
              </text:list-item>
              <text:list-item>
                <text:p text:style-name="P5"><text:span text:style-name="T5">我把书放在书柜里整齐地摆放着。</text:span></text:p>
              </text:list-item>
              <text:list-item>
                <text:p text:style-name="P5"><text:span text:style-name="T5">Wǒ bǎ shū fàng zài shūguì lǐ zhěngqí de bǎifàngzhe.</text:span></text:p>
              </text:list-item>
              <text:list-item>
                <text:p text:style-name="P5"><text:span text:style-name="T5">I neatly arrange the books in the bookcas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6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9" draw:style-name="dp1" draw:master-page-name="Title_2c__20_Content_5f_" presentation:presentation-page-layout-name="AL2T11">
        <draw:frame draw:name="PlaceHolder 357" presentation:style-name="pr7" draw:text-style-name="P2" draw:layer="layout" svg:width="22.499cm" svg:height="2.599cm" svg:x="4.5cm" svg:y="0.6cm" presentation:class="title" presentation:user-transformed="true">
          <draw:text-box>
            <text:p>书法</text:p>
          </draw:text-box>
        </draw:frame>
        <draw:frame draw:name="PlaceHolder 35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书法 </text:span><text:span text:style-name="T5">(shūfǎ)</text:span></text:p>
              </text:list-item>
              <text:list-item>
                <text:p text:style-name="P5"><text:span text:style-name="T5">Calligraphy</text:span></text:p>
                <text:p text:style-name="P5"><text:span text:style-name="T5"/></text:p>
              </text:list-item>
              <text:list-item>
                <text:p text:style-name="P5"><text:span text:style-name="T5">中国书法是一门博大精深的艺术。</text:span></text:p>
              </text:list-item>
              <text:list-item>
                <text:p text:style-name="P5"><text:span text:style-name="T5">Zhōngguó shūfǎ shì yī mén bódà jīngshēn de yìshù.</text:span></text:p>
              </text:list-item>
              <text:list-item>
                <text:p text:style-name="P5"><text:span text:style-name="T5">Chinese calligraphy is a profound and extensive ar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6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0" draw:style-name="dp1" draw:master-page-name="Title_2c__20_Content_5f_" presentation:presentation-page-layout-name="AL2T11">
        <draw:frame draw:name="PlaceHolder 359" presentation:style-name="pr7" draw:text-style-name="P2" draw:layer="layout" svg:width="22.499cm" svg:height="2.599cm" svg:x="4.5cm" svg:y="0.6cm" presentation:class="title" presentation:user-transformed="true">
          <draw:text-box>
            <text:p>瘦</text:p>
          </draw:text-box>
        </draw:frame>
        <draw:frame draw:name="PlaceHolder 36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瘦 </text:span><text:span text:style-name="T5">(shòu)</text:span></text:p>
              </text:list-item>
              <text:list-item>
                <text:p text:style-name="P5"><text:span text:style-name="T5">Thin; lean</text:span></text:p>
                <text:p text:style-name="P5"><text:span text:style-name="T5"/></text:p>
              </text:list-item>
              <text:list-item>
                <text:p text:style-name="P5"><text:span text:style-name="T5">她的身材很瘦，可能是基因的原因。</text:span></text:p>
              </text:list-item>
              <text:list-item>
                <text:p text:style-name="P5"><text:span text:style-name="T5">Tā de shēncái hěn shòu, kěnéng shì jīyīn de yuányīn.</text:span></text:p>
              </text:list-item>
              <text:list-item>
                <text:p text:style-name="P5"><text:span text:style-name="T5">She has a thin figure, possibly due to genetics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7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1" draw:style-name="dp1" draw:master-page-name="Title_2c__20_Content_5f_" presentation:presentation-page-layout-name="AL2T11">
        <draw:frame draw:name="PlaceHolder 361" presentation:style-name="pr7" draw:text-style-name="P2" draw:layer="layout" svg:width="22.499cm" svg:height="2.599cm" svg:x="4.5cm" svg:y="0.6cm" presentation:class="title" presentation:user-transformed="true">
          <draw:text-box>
            <text:p>受灾</text:p>
          </draw:text-box>
        </draw:frame>
        <draw:frame draw:name="PlaceHolder 36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受灾 </text:span><text:span text:style-name="T5">(shòuzāi)</text:span></text:p>
              </text:list-item>
              <text:list-item>
                <text:p text:style-name="P5"><text:span text:style-name="T5">Suffer from a disaster</text:span></text:p>
                <text:p text:style-name="P5"><text:span text:style-name="T5"/></text:p>
              </text:list-item>
              <text:list-item>
                <text:p text:style-name="P5"><text:span text:style-name="T5">这个地区的居民受灾，急需救援。</text:span></text:p>
              </text:list-item>
              <text:list-item>
                <text:p text:style-name="P5"><text:span text:style-name="T5">Zhège dìqū de jūmín shòuzāi, jíxū jiùyuán.</text:span></text:p>
              </text:list-item>
              <text:list-item>
                <text:p text:style-name="P5"><text:span text:style-name="T5">The residents in this area are suffering from a disaster and urgently need rescu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7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2" draw:style-name="dp1" draw:master-page-name="Title_2c__20_Content_5f_" presentation:presentation-page-layout-name="AL2T11">
        <draw:frame draw:name="PlaceHolder 363" presentation:style-name="pr7" draw:text-style-name="P2" draw:layer="layout" svg:width="22.499cm" svg:height="2.599cm" svg:x="4.5cm" svg:y="0.6cm" presentation:class="title" presentation:user-transformed="true">
          <draw:text-box>
            <text:p>寿司</text:p>
          </draw:text-box>
        </draw:frame>
        <draw:frame draw:name="PlaceHolder 36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寿司 </text:span><text:span text:style-name="T5">(shòusī)</text:span></text:p>
              </text:list-item>
              <text:list-item>
                <text:p text:style-name="P5"><text:span text:style-name="T5">Sushi</text:span></text:p>
                <text:p text:style-name="P5"><text:span text:style-name="T5"/></text:p>
              </text:list-item>
              <text:list-item>
                <text:p text:style-name="P5"><text:span text:style-name="T5">日本寿司以新鲜的海鲜为特色。</text:span></text:p>
              </text:list-item>
              <text:list-item>
                <text:p text:style-name="P5"><text:span text:style-name="T5">Rìběn shòusī yǐ xīnxiān de hǎixiān wéi tèsè.</text:span></text:p>
              </text:list-item>
              <text:list-item>
                <text:p text:style-name="P5"><text:span text:style-name="T5">Japanese sushi is known for its fresh seafoo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7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3" draw:style-name="dp1" draw:master-page-name="Title_2c__20_Content_5f_" presentation:presentation-page-layout-name="AL2T11">
        <draw:frame draw:name="PlaceHolder 365" presentation:style-name="pr7" draw:text-style-name="P2" draw:layer="layout" svg:width="22.499cm" svg:height="2.599cm" svg:x="4.5cm" svg:y="0.6cm" presentation:class="title" presentation:user-transformed="true">
          <draw:text-box>
            <text:p>手法</text:p>
          </draw:text-box>
        </draw:frame>
        <draw:frame draw:name="PlaceHolder 36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手法 </text:span><text:span text:style-name="T5">(shǒufǎ)</text:span></text:p>
              </text:list-item>
              <text:list-item>
                <text:p text:style-name="P5"><text:span text:style-name="T5">Technique; skill</text:span></text:p>
                <text:p text:style-name="P5"><text:span text:style-name="T5"/></text:p>
              </text:list-item>
              <text:list-item>
                <text:p text:style-name="P5"><text:span text:style-name="T5">这位画家的绘画手法非常独特。</text:span></text:p>
              </text:list-item>
              <text:list-item>
                <text:p text:style-name="P5"><text:span text:style-name="T5">Zhè wèi huàjiā de huìhuà shǒufǎ fēicháng dútè.</text:span></text:p>
              </text:list-item>
              <text:list-item>
                <text:p text:style-name="P5"><text:span text:style-name="T5">The painter's technique is very uniqu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7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4" draw:style-name="dp1" draw:master-page-name="Title_2c__20_Content_5f_" presentation:presentation-page-layout-name="AL2T11">
        <draw:frame draw:name="PlaceHolder 367" presentation:style-name="pr7" draw:text-style-name="P2" draw:layer="layout" svg:width="22.499cm" svg:height="2.599cm" svg:x="4.5cm" svg:y="0.6cm" presentation:class="title" presentation:user-transformed="true">
          <draw:text-box>
            <text:p>手段</text:p>
          </draw:text-box>
        </draw:frame>
        <draw:frame draw:name="PlaceHolder 36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手段 </text:span><text:span text:style-name="T5">(shǒuduàn)</text:span></text:p>
              </text:list-item>
              <text:list-item>
                <text:p text:style-name="P5"><text:span text:style-name="T5">Means; method</text:span></text:p>
                <text:p text:style-name="P5"><text:span text:style-name="T5"/></text:p>
              </text:list-item>
              <text:list-item>
                <text:p text:style-name="P5"><text:span text:style-name="T5">在解决问题时，我们需要灵活运用各种手段。</text:span></text:p>
              </text:list-item>
              <text:list-item>
                <text:p text:style-name="P5"><text:span text:style-name="T5">Zài jiějué wèntí shí, wǒmen xūyào línghuó yùnyòng gèzhǒng shǒuduàn.</text:span></text:p>
              </text:list-item>
              <text:list-item>
                <text:p text:style-name="P5"><text:span text:style-name="T5">When solving problems, we need to flexibly employ various mean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7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5" draw:style-name="dp1" draw:master-page-name="Title_2c__20_Content_5f_" presentation:presentation-page-layout-name="AL2T11">
        <draw:frame draw:name="PlaceHolder 369" presentation:style-name="pr7" draw:text-style-name="P2" draw:layer="layout" svg:width="22.499cm" svg:height="2.599cm" svg:x="4.5cm" svg:y="0.6cm" presentation:class="title" presentation:user-transformed="true">
          <draw:text-box>
            <text:p>收拾</text:p>
          </draw:text-box>
        </draw:frame>
        <draw:frame draw:name="PlaceHolder 37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收拾 </text:span><text:span text:style-name="T5">(shōushi)</text:span></text:p>
              </text:list-item>
              <text:list-item>
                <text:p text:style-name="P5"><text:span text:style-name="T5">Tidy up; pack</text:span></text:p>
                <text:p text:style-name="P5"><text:span text:style-name="T5"/></text:p>
              </text:list-item>
              <text:list-item>
                <text:p text:style-name="P5"><text:span text:style-name="T5">走之前，请把房间收拾整齐。</text:span></text:p>
              </text:list-item>
              <text:list-item>
                <text:p text:style-name="P5"><text:span text:style-name="T5">Zǒu zhīqián, qǐng bǎ fángjiān shōushi zhěngqí.</text:span></text:p>
              </text:list-item>
              <text:list-item>
                <text:p text:style-name="P5"><text:span text:style-name="T5">Before leaving, please tidy up the room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7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6" draw:style-name="dp1" draw:master-page-name="Title_2c__20_Content_5f_" presentation:presentation-page-layout-name="AL2T11">
        <draw:frame draw:name="PlaceHolder 371" presentation:style-name="pr7" draw:text-style-name="P2" draw:layer="layout" svg:width="22.499cm" svg:height="2.599cm" svg:x="4.5cm" svg:y="0.6cm" presentation:class="title" presentation:user-transformed="true">
          <draw:text-box>
            <text:p>收集</text:p>
          </draw:text-box>
        </draw:frame>
        <draw:frame draw:name="PlaceHolder 37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收集 </text:span><text:span text:style-name="T5">(shōují)</text:span></text:p>
              </text:list-item>
              <text:list-item>
                <text:p text:style-name="P5"><text:span text:style-name="T5">Collect; gather</text:span></text:p>
                <text:p text:style-name="P5"><text:span text:style-name="T5"/></text:p>
              </text:list-item>
              <text:list-item>
                <text:p text:style-name="P5"><text:span text:style-name="T5">他喜欢收集各种古董和艺术品。</text:span></text:p>
              </text:list-item>
              <text:list-item>
                <text:p text:style-name="P5"><text:span text:style-name="T5">Tā xǐhuān shōují gèzhǒng gǔdǒng hé yìshùpǐn.</text:span></text:p>
              </text:list-item>
              <text:list-item>
                <text:p text:style-name="P5"><text:span text:style-name="T5">He enjoys collecting various antiques and artwork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7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7" draw:style-name="dp1" draw:master-page-name="Title_2c__20_Content_5f_" presentation:presentation-page-layout-name="AL2T11">
        <draw:frame draw:name="PlaceHolder 373" presentation:style-name="pr7" draw:text-style-name="P2" draw:layer="layout" svg:width="22.499cm" svg:height="2.599cm" svg:x="4.5cm" svg:y="0.6cm" presentation:class="title" presentation:user-transformed="true">
          <draw:text-box>
            <text:p>收购</text:p>
          </draw:text-box>
        </draw:frame>
        <draw:frame draw:name="PlaceHolder 37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收购 </text:span><text:span text:style-name="T5">(shōugòu)</text:span></text:p>
              </text:list-item>
              <text:list-item>
                <text:p text:style-name="P5"><text:span text:style-name="T5">Acquire; purchase</text:span></text:p>
                <text:p text:style-name="P5"><text:span text:style-name="T5"/></text:p>
              </text:list-item>
              <text:list-item>
                <text:p text:style-name="P5"><text:span text:style-name="T5">这家公司计划收购另一家竞争对手。</text:span></text:p>
              </text:list-item>
              <text:list-item>
                <text:p text:style-name="P5"><text:span text:style-name="T5">Zhè jiā gōngsī jìhuà shōugòu lìng yī jiā jìngzhēng duìshǒu.</text:span></text:p>
              </text:list-item>
              <text:list-item>
                <text:p text:style-name="P5"><text:span text:style-name="T5">This company plans to acquire another competitor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7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8" draw:style-name="dp1" draw:master-page-name="Title_2c__20_Content_5f_" presentation:presentation-page-layout-name="AL2T11">
        <draw:frame draw:name="PlaceHolder 375" presentation:style-name="pr7" draw:text-style-name="P2" draw:layer="layout" svg:width="22.499cm" svg:height="2.599cm" svg:x="4.5cm" svg:y="0.6cm" presentation:class="title" presentation:user-transformed="true">
          <draw:text-box>
            <text:p>视为</text:p>
          </draw:text-box>
        </draw:frame>
        <draw:frame draw:name="PlaceHolder 37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视为 </text:span><text:span text:style-name="T5">(shìwéi)</text:span></text:p>
              </text:list-item>
              <text:list-item>
                <text:p text:style-name="P5"><text:span text:style-name="T5">Regard as; consider as</text:span></text:p>
                <text:p text:style-name="P5"><text:span text:style-name="T5"/></text:p>
              </text:list-item>
              <text:list-item>
                <text:p text:style-name="P5"><text:span text:style-name="T5">他的辛勤工作被视为公司的重要贡献。</text:span></text:p>
              </text:list-item>
              <text:list-item>
                <text:p text:style-name="P5"><text:span text:style-name="T5">Tā de xīnqín gōngzuò bèi shìwéi gōngsī de zhòngyào gòngxiàn.</text:span></text:p>
              </text:list-item>
              <text:list-item>
                <text:p text:style-name="P5"><text:span text:style-name="T5">His hard work is considered as an important contribution to the company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7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9" draw:style-name="dp1" draw:master-page-name="Title_2c__20_Content_5f_" presentation:presentation-page-layout-name="AL2T11">
        <draw:frame draw:name="PlaceHolder 377" presentation:style-name="pr7" draw:text-style-name="P2" draw:layer="layout" svg:width="22.499cm" svg:height="2.599cm" svg:x="4.5cm" svg:y="0.6cm" presentation:class="title" presentation:user-transformed="true">
          <draw:text-box>
            <text:p>视频</text:p>
          </draw:text-box>
        </draw:frame>
        <draw:frame draw:name="PlaceHolder 37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视频 </text:span><text:span text:style-name="T5">(shìpín)</text:span></text:p>
              </text:list-item>
              <text:list-item>
                <text:p text:style-name="P5"><text:span text:style-name="T5">Video</text:span></text:p>
                <text:p text:style-name="P5"><text:span text:style-name="T5"/></text:p>
              </text:list-item>
              <text:list-item>
                <text:p text:style-name="P5"><text:span text:style-name="T5">我们通过视频通话与远方的亲人联系。</text:span></text:p>
              </text:list-item>
              <text:list-item>
                <text:p text:style-name="P5"><text:span text:style-name="T5">Wǒmen tōngguò shìpín tōnghuà yǔ yuǎnfāng de qīnrén liánxì.</text:span></text:p>
              </text:list-item>
              <text:list-item>
                <text:p text:style-name="P5"><text:span text:style-name="T5">We contact distant relatives through video call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7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0" draw:style-name="dp1" draw:master-page-name="Title_2c__20_Content_5f_" presentation:presentation-page-layout-name="AL2T11">
        <draw:frame draw:name="PlaceHolder 379" presentation:style-name="pr7" draw:text-style-name="P2" draw:layer="layout" svg:width="22.499cm" svg:height="2.599cm" svg:x="4.5cm" svg:y="0.6cm" presentation:class="title" presentation:user-transformed="true">
          <draw:text-box>
            <text:p>试图</text:p>
          </draw:text-box>
        </draw:frame>
        <draw:frame draw:name="PlaceHolder 38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试图 </text:span><text:span text:style-name="T5">(shìtú)</text:span></text:p>
              </text:list-item>
              <text:list-item>
                <text:p text:style-name="P5"><text:span text:style-name="T5">Attempt; try to</text:span></text:p>
                <text:p text:style-name="P5"><text:span text:style-name="T5"/></text:p>
              </text:list-item>
              <text:list-item>
                <text:p text:style-name="P5"><text:span text:style-name="T5">他试图改变自己的不良习惯。</text:span></text:p>
              </text:list-item>
              <text:list-item>
                <text:p text:style-name="P5"><text:span text:style-name="T5">Tā shìtú gǎibiàn zìjǐ de bùliáng xíguàn.</text:span></text:p>
              </text:list-item>
              <text:list-item>
                <text:p text:style-name="P5"><text:span text:style-name="T5">He is trying to change his bad habi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8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1" draw:style-name="dp1" draw:master-page-name="Title_2c__20_Content_5f_" presentation:presentation-page-layout-name="AL2T11">
        <draw:frame draw:name="PlaceHolder 381" presentation:style-name="pr7" draw:text-style-name="P2" draw:layer="layout" svg:width="22.499cm" svg:height="2.599cm" svg:x="4.5cm" svg:y="0.6cm" presentation:class="title" presentation:user-transformed="true">
          <draw:text-box>
            <text:p>势力</text:p>
          </draw:text-box>
        </draw:frame>
        <draw:frame draw:name="PlaceHolder 38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势力 </text:span><text:span text:style-name="T5">(shìlì)</text:span></text:p>
              </text:list-item>
              <text:list-item>
                <text:p text:style-name="P5"><text:span text:style-name="T5">Power; influence</text:span></text:p>
                <text:p text:style-name="P5"><text:span text:style-name="T5"/></text:p>
              </text:list-item>
              <text:list-item>
                <text:p text:style-name="P5"><text:span text:style-name="T5">这个政党在地方上有很大的势力。</text:span></text:p>
              </text:list-item>
              <text:list-item>
                <text:p text:style-name="P5"><text:span text:style-name="T5">Zhège zhèngdǎng zài dìfāng shàng yǒu hěn dà de shìlì.</text:span></text:p>
              </text:list-item>
              <text:list-item>
                <text:p text:style-name="P5"><text:span text:style-name="T5">This political party has a significant influence at the local level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8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2" draw:style-name="dp1" draw:master-page-name="Title_2c__20_Content_5f_" presentation:presentation-page-layout-name="AL2T11">
        <draw:frame draw:name="PlaceHolder 383" presentation:style-name="pr7" draw:text-style-name="P2" draw:layer="layout" svg:width="22.499cm" svg:height="2.599cm" svg:x="4.5cm" svg:y="0.6cm" presentation:class="title" presentation:user-transformed="true">
          <draw:text-box>
            <text:p>式</text:p>
          </draw:text-box>
        </draw:frame>
        <draw:frame draw:name="PlaceHolder 38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式 </text:span><text:span text:style-name="T5">(shì)</text:span></text:p>
              </text:list-item>
              <text:list-item>
                <text:p text:style-name="P5"><text:span text:style-name="T5">Style; form</text:span></text:p>
                <text:p text:style-name="P5"><text:span text:style-name="T5"/></text:p>
              </text:list-item>
              <text:list-item>
                <text:p text:style-name="P5"><text:span text:style-name="T5">这款手表的设计式样独特。</text:span></text:p>
              </text:list-item>
              <text:list-item>
                <text:p text:style-name="P5"><text:span text:style-name="T5">Zhè kuǎng shǒubiǎo de shèjì shìyàng dútè.</text:span></text:p>
              </text:list-item>
              <text:list-item>
                <text:p text:style-name="P5"><text:span text:style-name="T5">The design style of this watch is uniqu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8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3" draw:style-name="dp1" draw:master-page-name="Title_2c__20_Content_5f_" presentation:presentation-page-layout-name="AL2T11">
        <draw:frame draw:name="PlaceHolder 385" presentation:style-name="pr7" draw:text-style-name="P2" draw:layer="layout" svg:width="22.499cm" svg:height="2.599cm" svg:x="4.5cm" svg:y="0.6cm" presentation:class="title" presentation:user-transformed="true">
          <draw:text-box>
            <text:p>示范</text:p>
          </draw:text-box>
        </draw:frame>
        <draw:frame draw:name="PlaceHolder 38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示范 </text:span><text:span text:style-name="T5">(shìfàn)</text:span></text:p>
              </text:list-item>
              <text:list-item>
                <text:p text:style-name="P5"><text:span text:style-name="T5">Demonstrate; example</text:span></text:p>
                <text:p text:style-name="P5"><text:span text:style-name="T5"/></text:p>
              </text:list-item>
              <text:list-item>
                <text:p text:style-name="P5"><text:span text:style-name="T5">老师用实际操作示范了一遍，学生们才明白了。</text:span></text:p>
              </text:list-item>
              <text:list-item>
                <text:p text:style-name="P5"><text:span text:style-name="T5">Lǎoshī yòng shíjì cāozuò shìfàn le yībiàn, xuéshēngmen cái míngbái le.</text:span></text:p>
              </text:list-item>
              <text:list-item>
                <text:p text:style-name="P5"><text:span text:style-name="T5">The teacher demonstrated the practical operation once, and the students understoo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8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4" draw:style-name="dp1" draw:master-page-name="Title_2c__20_Content_5f_" presentation:presentation-page-layout-name="AL2T11">
        <draw:frame draw:name="PlaceHolder 387" presentation:style-name="pr7" draw:text-style-name="P2" draw:layer="layout" svg:width="22.499cm" svg:height="2.599cm" svg:x="4.5cm" svg:y="0.6cm" presentation:class="title" presentation:user-transformed="true">
          <draw:text-box>
            <text:p>使得</text:p>
          </draw:text-box>
        </draw:frame>
        <draw:frame draw:name="PlaceHolder 38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使得 </text:span><text:span text:style-name="T5">(shǐdé)</text:span></text:p>
              </text:list-item>
              <text:list-item>
                <text:p text:style-name="P5"><text:span text:style-name="T5">Cause; make</text:span></text:p>
                <text:p text:style-name="P5"><text:span text:style-name="T5"/></text:p>
              </text:list-item>
              <text:list-item>
                <text:p text:style-name="P5"><text:span text:style-name="T5">这些政策的实施使得经济得到了显著的改善。</text:span></text:p>
              </text:list-item>
              <text:list-item>
                <text:p text:style-name="P5"><text:span text:style-name="T5">Zhèxiē zhèngcè de shíshī shǐdé jīngjì dédào le xiǎnzhù de gǎishàn.</text:span></text:p>
              </text:list-item>
              <text:list-item>
                <text:p text:style-name="P5"><text:span text:style-name="T5">The implementation of these policies has led to a significant improvement in the econom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8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5" draw:style-name="dp1" draw:master-page-name="Title_2c__20_Content_5f_" presentation:presentation-page-layout-name="AL2T11">
        <draw:frame draw:name="PlaceHolder 389" presentation:style-name="pr7" draw:text-style-name="P2" draw:layer="layout" svg:width="22.499cm" svg:height="2.599cm" svg:x="4.5cm" svg:y="0.6cm" presentation:class="title" presentation:user-transformed="true">
          <draw:text-box>
            <text:p>拾</text:p>
          </draw:text-box>
        </draw:frame>
        <draw:frame draw:name="PlaceHolder 39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拾 </text:span><text:span text:style-name="T5">(shí)</text:span></text:p>
              </text:list-item>
              <text:list-item>
                <text:p text:style-name="P5"><text:span text:style-name="T5">Pick up; collect</text:span></text:p>
                <text:p text:style-name="P5"><text:span text:style-name="T5"/></text:p>
              </text:list-item>
              <text:list-item>
                <text:p text:style-name="P5"><text:span text:style-name="T5">在海滩上，他拾起了一片美丽的贝壳。</text:span></text:p>
              </text:list-item>
              <text:list-item>
                <text:p text:style-name="P5"><text:span text:style-name="T5">Zài hǎitān shàng, tā shí qǐ le yī piàn měilì de bèiké.</text:span></text:p>
              </text:list-item>
              <text:list-item>
                <text:p text:style-name="P5"><text:span text:style-name="T5">On the beach, he picked up a beautiful seashell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8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6" draw:style-name="dp1" draw:master-page-name="Title_2c__20_Content_5f_" presentation:presentation-page-layout-name="AL2T11">
        <draw:frame draw:name="PlaceHolder 391" presentation:style-name="pr7" draw:text-style-name="P2" draw:layer="layout" svg:width="22.499cm" svg:height="2.599cm" svg:x="4.5cm" svg:y="0.6cm" presentation:class="title" presentation:user-transformed="true">
          <draw:text-box>
            <text:p>实惠</text:p>
          </draw:text-box>
        </draw:frame>
        <draw:frame draw:name="PlaceHolder 39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实惠 </text:span><text:span text:style-name="T5">(shíhuì)</text:span></text:p>
              </text:list-item>
              <text:list-item>
                <text:p text:style-name="P5"><text:span text:style-name="T5">Practical; substantial benefit</text:span></text:p>
                <text:p text:style-name="P5"><text:span text:style-name="T5"/></text:p>
              </text:list-item>
              <text:list-item>
                <text:p text:style-name="P5"><text:span text:style-name="T5">这种购物方式更实惠，可以省下不少费用。</text:span></text:p>
              </text:list-item>
              <text:list-item>
                <text:p text:style-name="P5"><text:span text:style-name="T5">Zhè zhǒng gòuwù fāngshì gèng shíhuì, kěyǐ shěng xià bù shǎo fèiyòng.</text:span></text:p>
              </text:list-item>
              <text:list-item>
                <text:p text:style-name="P5"><text:span text:style-name="T5">This shopping method is more practical and can save a lot of expens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8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7" draw:style-name="dp1" draw:master-page-name="Title_2c__20_Content_5f_" presentation:presentation-page-layout-name="AL2T11">
        <draw:frame draw:name="PlaceHolder 393" presentation:style-name="pr7" draw:text-style-name="P2" draw:layer="layout" svg:width="22.499cm" svg:height="2.599cm" svg:x="4.5cm" svg:y="0.6cm" presentation:class="title" presentation:user-transformed="true">
          <draw:text-box>
            <text:p>时事</text:p>
          </draw:text-box>
        </draw:frame>
        <draw:frame draw:name="PlaceHolder 39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时事 </text:span><text:span text:style-name="T5">(shíshì)</text:span></text:p>
              </text:list-item>
              <text:list-item>
                <text:p text:style-name="P5"><text:span text:style-name="T5">Current affairs; current events</text:span></text:p>
                <text:p text:style-name="P5"><text:span text:style-name="T5"/></text:p>
              </text:list-item>
              <text:list-item>
                <text:p text:style-name="P5"><text:span text:style-name="T5">了解时事是每个公民的责任。</text:span></text:p>
              </text:list-item>
              <text:list-item>
                <text:p text:style-name="P5"><text:span text:style-name="T5">Liǎojiě shíshì shì měi gè gōngmín de zérèn.</text:span></text:p>
              </text:list-item>
              <text:list-item>
                <text:p text:style-name="P5"><text:span text:style-name="T5">Understanding current affairs is the responsibility of every citize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8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8" draw:style-name="dp1" draw:master-page-name="Title_2c__20_Content_5f_" presentation:presentation-page-layout-name="AL2T11">
        <draw:frame draw:name="PlaceHolder 395" presentation:style-name="pr7" draw:text-style-name="P2" draw:layer="layout" svg:width="22.499cm" svg:height="2.599cm" svg:x="4.5cm" svg:y="0.6cm" presentation:class="title" presentation:user-transformed="true">
          <draw:text-box>
            <text:p>时机</text:p>
          </draw:text-box>
        </draw:frame>
        <draw:frame draw:name="PlaceHolder 39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时机 </text:span><text:span text:style-name="T5">(shíjī)</text:span></text:p>
              </text:list-item>
              <text:list-item>
                <text:p text:style-name="P5"><text:span text:style-name="T5">Opportunity; moment</text:span></text:p>
                <text:p text:style-name="P5"><text:span text:style-name="T5"/></text:p>
              </text:list-item>
              <text:list-item>
                <text:p text:style-name="P5"><text:span text:style-name="T5">抓住时机，才能取得成功。</text:span></text:p>
              </text:list-item>
              <text:list-item>
                <text:p text:style-name="P5"><text:span text:style-name="T5">Zhuā zhù shíjī, cáinéng qǔdé chénggōng.</text:span></text:p>
              </text:list-item>
              <text:list-item>
                <text:p text:style-name="P5"><text:span text:style-name="T5">Seize the opportunity to achieve succes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8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9" draw:style-name="dp1" draw:master-page-name="Title_2c__20_Content_5f_" presentation:presentation-page-layout-name="AL2T11">
        <draw:frame draw:name="PlaceHolder 397" presentation:style-name="pr7" draw:text-style-name="P2" draw:layer="layout" svg:width="22.499cm" svg:height="2.599cm" svg:x="4.5cm" svg:y="0.6cm" presentation:class="title" presentation:user-transformed="true">
          <draw:text-box>
            <text:p>时光</text:p>
          </draw:text-box>
        </draw:frame>
        <draw:frame draw:name="PlaceHolder 39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时光 </text:span><text:span text:style-name="T5">(shíguāng)</text:span></text:p>
              </text:list-item>
              <text:list-item>
                <text:p text:style-name="P5"><text:span text:style-name="T5">Time; period of time</text:span></text:p>
                <text:p text:style-name="P5"><text:span text:style-name="T5"/></text:p>
              </text:list-item>
              <text:list-item>
                <text:p text:style-name="P5"><text:span text:style-name="T5">时光飞逝，我们要珍惜每一刻。</text:span></text:p>
              </text:list-item>
              <text:list-item>
                <text:p text:style-name="P5"><text:span text:style-name="T5">Shíguāng fēishì, wǒmen yào zhēnxī měi yī kè.</text:span></text:p>
              </text:list-item>
              <text:list-item>
                <text:p text:style-name="P5"><text:span text:style-name="T5">Time flies; we should cherish every momen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8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0" draw:style-name="dp1" draw:master-page-name="Title_2c__20_Content_5f_" presentation:presentation-page-layout-name="AL2T11">
        <draw:frame draw:name="PlaceHolder 399" presentation:style-name="pr7" draw:text-style-name="P2" draw:layer="layout" svg:width="22.499cm" svg:height="2.599cm" svg:x="4.5cm" svg:y="0.6cm" presentation:class="title" presentation:user-transformed="true">
          <draw:text-box>
            <text:p>时常</text:p>
          </draw:text-box>
        </draw:frame>
        <draw:frame draw:name="PlaceHolder 40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时常 </text:span><text:span text:style-name="T5">(shícháng)</text:span></text:p>
              </text:list-item>
              <text:list-item>
                <text:p text:style-name="P5"><text:span text:style-name="T5">Often; frequently</text:span></text:p>
                <text:p text:style-name="P5"><text:span text:style-name="T5"/></text:p>
              </text:list-item>
              <text:list-item>
                <text:p text:style-name="P5"><text:span text:style-name="T5">他时常在夜晚散步，享受宁静的时光。</text:span></text:p>
              </text:list-item>
              <text:list-item>
                <text:p text:style-name="P5"><text:span text:style-name="T5">Tā shícháng zài yèwǎn sànbù, xiǎngshòu níngjìng de shíguāng.</text:span></text:p>
              </text:list-item>
              <text:list-item>
                <text:p text:style-name="P5"><text:span text:style-name="T5">He often takes a walk in the evening, enjoying the quiet momen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9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1" draw:style-name="dp1" draw:master-page-name="Title_2c__20_Content_5f_" presentation:presentation-page-layout-name="AL2T11">
        <draw:frame draw:name="PlaceHolder 401" presentation:style-name="pr7" draw:text-style-name="P2" draw:layer="layout" svg:width="22.499cm" svg:height="2.599cm" svg:x="4.5cm" svg:y="0.6cm" presentation:class="title" presentation:user-transformed="true">
          <draw:text-box>
            <text:p>十足</text:p>
          </draw:text-box>
        </draw:frame>
        <draw:frame draw:name="PlaceHolder 40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十足 </text:span><text:span text:style-name="T5">(shízú)</text:span></text:p>
              </text:list-item>
              <text:list-item>
                <text:p text:style-name="P5"><text:span text:style-name="T5">Complete; ample</text:span></text:p>
                <text:p text:style-name="P5"><text:span text:style-name="T5"/></text:p>
              </text:list-item>
              <text:list-item>
                <text:p text:style-name="P5"><text:span text:style-name="T5">她的自信是十足的，无论面对什么情况都能应对自如。</text:span></text:p>
              </text:list-item>
              <text:list-item>
                <text:p text:style-name="P5"><text:span text:style-name="T5">Tā de zìxìn shì shízú de, wúlùn miàn duì shénme qíngkuàng dōu néng yìngduì zìrú.</text:span></text:p>
              </text:list-item>
              <text:list-item>
                <text:p text:style-name="P5"><text:span text:style-name="T5">Her confidence is complete, and she can handle any situation with eas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9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2" draw:style-name="dp1" draw:master-page-name="Title_2c__20_Content_5f_" presentation:presentation-page-layout-name="AL2T11">
        <draw:frame draw:name="PlaceHolder 403" presentation:style-name="pr7" draw:text-style-name="P2" draw:layer="layout" svg:width="22.499cm" svg:height="2.599cm" svg:x="4.5cm" svg:y="0.6cm" presentation:class="title" presentation:user-transformed="true">
          <draw:text-box>
            <text:p>诗歌</text:p>
          </draw:text-box>
        </draw:frame>
        <draw:frame draw:name="PlaceHolder 40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诗歌 </text:span><text:span text:style-name="T5">(shīgē)</text:span></text:p>
              </text:list-item>
              <text:list-item>
                <text:p text:style-name="P5"><text:span text:style-name="T5">Poetry</text:span></text:p>
                <text:p text:style-name="P5"><text:span text:style-name="T5"/></text:p>
              </text:list-item>
              <text:list-item>
                <text:p text:style-name="P5"><text:span text:style-name="T5">他的诗歌充满了深情和哲理。</text:span></text:p>
              </text:list-item>
              <text:list-item>
                <text:p text:style-name="P5"><text:span text:style-name="T5">Tā de shīgē chōngmǎn le shēnqíng hé zhélǐ.</text:span></text:p>
              </text:list-item>
              <text:list-item>
                <text:p text:style-name="P5"><text:span text:style-name="T5">His poetry is full of deep emotions and philosoph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9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3" draw:style-name="dp1" draw:master-page-name="Title_2c__20_Content_5f_" presentation:presentation-page-layout-name="AL2T11">
        <draw:frame draw:name="PlaceHolder 405" presentation:style-name="pr7" draw:text-style-name="P2" draw:layer="layout" svg:width="22.499cm" svg:height="2.599cm" svg:x="4.5cm" svg:y="0.6cm" presentation:class="title" presentation:user-transformed="true">
          <draw:text-box>
            <text:p>师傅</text:p>
          </draw:text-box>
        </draw:frame>
        <draw:frame draw:name="PlaceHolder 40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师傅 </text:span><text:span text:style-name="T5">(shīfu)</text:span></text:p>
              </text:list-item>
              <text:list-item>
                <text:p text:style-name="P5"><text:span text:style-name="T5">Master; skilled worker</text:span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5">这位厨师是一位真正的烹饪师傅。</text:span></text:p>
              </text:list-item>
              <text:list-item>
                <text:p text:style-name="P5"><text:span text:style-name="T5">Zhè wèi chúshī shì yī wèi zhēnzhèng de pēngrèn shīfu.</text:span></text:p>
              </text:list-item>
              <text:list-item>
                <text:p text:style-name="P5"><text:span text:style-name="T5">This chef is a true master of culinary ar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9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4" draw:style-name="dp1" draw:master-page-name="Title_2c__20_Content_5f_" presentation:presentation-page-layout-name="AL2T11">
        <draw:frame draw:name="PlaceHolder 407" presentation:style-name="pr7" draw:text-style-name="P2" draw:layer="layout" svg:width="22.499cm" svg:height="2.599cm" svg:x="4.5cm" svg:y="0.6cm" presentation:class="title" presentation:user-transformed="true">
          <draw:text-box>
            <text:p>失误</text:p>
          </draw:text-box>
        </draw:frame>
        <draw:frame draw:name="PlaceHolder 40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失误 </text:span><text:span text:style-name="T5">(shīwù)</text:span></text:p>
              </text:list-item>
              <text:list-item>
                <text:p text:style-name="P5"><text:span text:style-name="T5">Mistake; error</text:span></text:p>
                <text:p text:style-name="P5"><text:span text:style-name="T5"/></text:p>
              </text:list-item>
              <text:list-item>
                <text:p text:style-name="P5"><text:span text:style-name="T5">在比赛中，他犯了一个致命的失误。</text:span></text:p>
              </text:list-item>
              <text:list-item>
                <text:p text:style-name="P5"><text:span text:style-name="T5">Zài bǐsài zhōng, tā fàn le yīgè zhìmìng de shīwù.</text:span></text:p>
              </text:list-item>
              <text:list-item>
                <text:p text:style-name="P5"><text:span text:style-name="T5">In the game, he made a fatal mistak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9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5" draw:style-name="dp1" draw:master-page-name="Title_2c__20_Content_5f_" presentation:presentation-page-layout-name="AL2T11">
        <draw:frame draw:name="PlaceHolder 409" presentation:style-name="pr7" draw:text-style-name="P2" draw:layer="layout" svg:width="22.499cm" svg:height="2.599cm" svg:x="4.5cm" svg:y="0.6cm" presentation:class="title" presentation:user-transformed="true">
          <draw:text-box>
            <text:p>剩下</text:p>
          </draw:text-box>
        </draw:frame>
        <draw:frame draw:name="PlaceHolder 41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剩下 </text:span><text:span text:style-name="T5">(shèngxià)</text:span></text:p>
              </text:list-item>
              <text:list-item>
                <text:p text:style-name="P5"><text:span text:style-name="T5">Leftover; remaining</text:span></text:p>
                <text:p text:style-name="P5"><text:span text:style-name="T5"/></text:p>
              </text:list-item>
              <text:list-item>
                <text:p text:style-name="P5"><text:span text:style-name="T5">晚会结束后，剩下的食物被捐赠给了慈善机构。</text:span></text:p>
              </text:list-item>
              <text:list-item>
                <text:p text:style-name="P5"><text:span text:style-name="T5">Wǎnhuì jiéshù hòu, shèngxià de shíwù bèi juānzèng gěi le císhàn jīgòu.</text:span></text:p>
              </text:list-item>
              <text:list-item>
                <text:p text:style-name="P5"><text:span text:style-name="T5">After the party, the remaining food was donated to a charity organiza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9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6" draw:style-name="dp1" draw:master-page-name="Title_2c__20_Content_5f_" presentation:presentation-page-layout-name="AL2T11">
        <draw:frame draw:name="PlaceHolder 411" presentation:style-name="pr7" draw:text-style-name="P2" draw:layer="layout" svg:width="22.499cm" svg:height="2.599cm" svg:x="4.5cm" svg:y="0.6cm" presentation:class="title" presentation:user-transformed="true">
          <draw:text-box>
            <text:p>剩</text:p>
          </draw:text-box>
        </draw:frame>
        <draw:frame draw:name="PlaceHolder 41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剩 </text:span><text:span text:style-name="T5">(shèng)</text:span></text:p>
              </text:list-item>
              <text:list-item>
                <text:p text:style-name="P5"><text:span text:style-name="T5">Remaining; leftover</text:span></text:p>
                <text:p text:style-name="P5"><text:span text:style-name="T5"/></text:p>
              </text:list-item>
              <text:list-item>
                <text:p text:style-name="P5"><text:span text:style-name="T5">这顿饭吃得很饱，剩下的可以留到明天。</text:span></text:p>
              </text:list-item>
              <text:list-item>
                <text:p text:style-name="P5"><text:span text:style-name="T5">Zhè dùn fàn chī de hěn bǎo, shèngxià de kěyǐ liú dào míngtiān.</text:span></text:p>
              </text:list-item>
              <text:list-item>
                <text:p text:style-name="P5"><text:span text:style-name="T5">We ate a lot for this meal, and the leftovers can be saved for tomorrow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9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7" draw:style-name="dp1" draw:master-page-name="Title_2c__20_Content_5f_" presentation:presentation-page-layout-name="AL2T11">
        <draw:frame draw:name="PlaceHolder 413" presentation:style-name="pr7" draw:text-style-name="P2" draw:layer="layout" svg:width="22.499cm" svg:height="2.599cm" svg:x="4.5cm" svg:y="0.6cm" presentation:class="title" presentation:user-transformed="true">
          <draw:text-box>
            <text:p>胜负</text:p>
          </draw:text-box>
        </draw:frame>
        <draw:frame draw:name="PlaceHolder 41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胜负 </text:span><text:span text:style-name="T5">(shèngfù)</text:span></text:p>
              </text:list-item>
              <text:list-item>
                <text:p text:style-name="P5"><text:span text:style-name="T5">Victory or defeat; outcome</text:span></text:p>
                <text:p text:style-name="P5"><text:span text:style-name="T5"/></text:p>
              </text:list-item>
              <text:list-item>
                <text:p text:style-name="P5"><text:span text:style-name="T5">在比赛中，重要的不是胜负，而是参与的过程。</text:span></text:p>
              </text:list-item>
              <text:list-item>
                <text:p text:style-name="P5"><text:span text:style-name="T5">Zài bǐsài zhōng, zhòngyào de bùshì shèngfù, ér shì cānyù de guòchéng.</text:span></text:p>
              </text:list-item>
              <text:list-item>
                <text:p text:style-name="P5"><text:span text:style-name="T5">In a competition, what matters is not the victory or defeat but the process of participa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9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8" draw:style-name="dp1" draw:master-page-name="Title_2c__20_Content_5f_" presentation:presentation-page-layout-name="AL2T11">
        <draw:frame draw:name="PlaceHolder 415" presentation:style-name="pr7" draw:text-style-name="P2" draw:layer="layout" svg:width="22.499cm" svg:height="2.599cm" svg:x="4.5cm" svg:y="0.6cm" presentation:class="title" presentation:user-transformed="true">
          <draw:text-box>
            <text:p>声</text:p>
          </draw:text-box>
        </draw:frame>
        <draw:frame draw:name="PlaceHolder 41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声 </text:span><text:span text:style-name="T5">(shēng)</text:span></text:p>
              </text:list-item>
              <text:list-item>
                <text:p text:style-name="P5"><text:span text:style-name="T5">Sound; voice</text:span></text:p>
                <text:p text:style-name="P5"><text:span text:style-name="T5"/></text:p>
              </text:list-item>
              <text:list-item>
                <text:p text:style-name="P5"><text:span text:style-name="T5">他的声音深沉而悠扬，引人入胜。</text:span></text:p>
              </text:list-item>
              <text:list-item>
                <text:p text:style-name="P5"><text:span text:style-name="T5">Tā de shēngyīn shēnchén ér yōuyáng, yǐnrénrùshèng.</text:span></text:p>
              </text:list-item>
              <text:list-item>
                <text:p text:style-name="P5"><text:span text:style-name="T5">His voice is deep and melodious, captivating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9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9" draw:style-name="dp1" draw:master-page-name="Title_2c__20_Content_5f_" presentation:presentation-page-layout-name="AL2T11">
        <draw:frame draw:name="PlaceHolder 417" presentation:style-name="pr7" draw:text-style-name="P2" draw:layer="layout" svg:width="22.499cm" svg:height="2.599cm" svg:x="4.5cm" svg:y="0.6cm" presentation:class="title" presentation:user-transformed="true">
          <draw:text-box>
            <text:p>生成</text:p>
          </draw:text-box>
        </draw:frame>
        <draw:frame draw:name="PlaceHolder 41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生成 </text:span><text:span text:style-name="T5">(shēngchéng)</text:span></text:p>
              </text:list-item>
              <text:list-item>
                <text:p text:style-name="P5"><text:span text:style-name="T5">Generate; produce</text:span></text:p>
                <text:p text:style-name="P5"><text:span text:style-name="T5"/></text:p>
              </text:list-item>
              <text:list-item>
                <text:p text:style-name="P5"><text:span text:style-name="T5">这个软件能够自动生成报告。</text:span></text:p>
              </text:list-item>
              <text:list-item>
                <text:p text:style-name="P5"><text:span text:style-name="T5">Zhège ruǎnjiàn nénggòu zìdòng shēngchéng bàogào.</text:span></text:p>
              </text:list-item>
              <text:list-item>
                <text:p text:style-name="P5"><text:span text:style-name="T5">This software can automatically generate repor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9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0" draw:style-name="dp1" draw:master-page-name="Title_2c__20_Content_5f_" presentation:presentation-page-layout-name="AL2T11">
        <draw:frame draw:name="PlaceHolder 419" presentation:style-name="pr7" draw:text-style-name="P2" draw:layer="layout" svg:width="22.499cm" svg:height="2.599cm" svg:x="4.5cm" svg:y="0.6cm" presentation:class="title" presentation:user-transformed="true">
          <draw:text-box>
            <text:p>升高</text:p>
          </draw:text-box>
        </draw:frame>
        <draw:frame draw:name="PlaceHolder 42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升高 </text:span><text:span text:style-name="T5">(shēnggāo)</text:span></text:p>
              </text:list-item>
              <text:list-item>
                <text:p text:style-name="P5"><text:span text:style-name="T5">Rise; increase</text:span></text:p>
                <text:p text:style-name="P5"><text:span text:style-name="T5"/></text:p>
              </text:list-item>
              <text:list-item>
                <text:p text:style-name="P5"><text:span text:style-name="T5">这座建筑的升高使得整个城市的天际线发生了变化。</text:span></text:p>
              </text:list-item>
              <text:list-item>
                <text:p text:style-name="P5"><text:span text:style-name="T5">Zhè zuò jiànzhù de shēnggāo shǐdé zhěnggè chéngshì de tiānjìxiàn fāshēngle biànhuà.</text:span></text:p>
              </text:list-item>
              <text:list-item>
                <text:p text:style-name="P5"><text:span text:style-name="T5">The height of this building has changed the skyline of the entire cit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0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1" draw:style-name="dp1" draw:master-page-name="Title_2c__20_Content_5f_" presentation:presentation-page-layout-name="AL2T11">
        <draw:frame draw:name="PlaceHolder 421" presentation:style-name="pr7" draw:text-style-name="P2" draw:layer="layout" svg:width="22.499cm" svg:height="2.599cm" svg:x="4.5cm" svg:y="0.6cm" presentation:class="title" presentation:user-transformed="true">
          <draw:text-box>
            <text:p>神情</text:p>
          </draw:text-box>
        </draw:frame>
        <draw:frame draw:name="PlaceHolder 42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神情 </text:span><text:span text:style-name="T5">(shénqíng)</text:span></text:p>
              </text:list-item>
              <text:list-item>
                <text:p text:style-name="P5"><text:span text:style-name="T5">Expression; look</text:span></text:p>
                <text:p text:style-name="P5"><text:span text:style-name="T5"/></text:p>
              </text:list-item>
              <text:list-item>
                <text:p text:style-name="P5"><text:span text:style-name="T5">她的神情表明她有些疲倦。</text:span></text:p>
              </text:list-item>
              <text:list-item>
                <text:p text:style-name="P5"><text:span text:style-name="T5">Tā de shénqíng biǎomíng tā yǒuxiē píjuàn.</text:span></text:p>
              </text:list-item>
              <text:list-item>
                <text:p text:style-name="P5"><text:span text:style-name="T5">Her expression indicates that she is somewhat tire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0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2" draw:style-name="dp1" draw:master-page-name="Title_2c__20_Content_5f_" presentation:presentation-page-layout-name="AL2T11">
        <draw:frame draw:name="PlaceHolder 423" presentation:style-name="pr7" draw:text-style-name="P2" draw:layer="layout" svg:width="22.499cm" svg:height="2.599cm" svg:x="4.5cm" svg:y="0.6cm" presentation:class="title" presentation:user-transformed="true">
          <draw:text-box>
            <text:p>神奇</text:p>
          </draw:text-box>
        </draw:frame>
        <draw:frame draw:name="PlaceHolder 42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神奇 </text:span><text:span text:style-name="T5">(shénqí)</text:span></text:p>
              </text:list-item>
              <text:list-item>
                <text:p text:style-name="P5"><text:span text:style-name="T5">Magical; miraculous</text:span></text:p>
                <text:p text:style-name="P5"><text:span text:style-name="T5"/></text:p>
              </text:list-item>
              <text:list-item>
                <text:p text:style-name="P5"><text:span text:style-name="T5">大自然中有许多神奇的现象等待我们去发现。</text:span></text:p>
              </text:list-item>
              <text:list-item>
                <text:p text:style-name="P5"><text:span text:style-name="T5">Dàzìrán zhōng yǒu xǔduō shénqí de xiànxiàng děngdài wǒmen qù fāxiàn.</text:span></text:p>
              </text:list-item>
              <text:list-item>
                <text:p text:style-name="P5"><text:span text:style-name="T5">There are many magical phenomena in nature waiting for us to discover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3" draw:style-name="dp1" draw:master-page-name="Title_2c__20_Content_5f_" presentation:presentation-page-layout-name="AL2T11">
        <draw:frame draw:name="PlaceHolder 425" presentation:style-name="pr7" draw:text-style-name="P2" draw:layer="layout" svg:width="22.499cm" svg:height="2.599cm" svg:x="4.5cm" svg:y="0.6cm" presentation:class="title" presentation:user-transformed="true">
          <draw:text-box>
            <text:p>神经</text:p>
          </draw:text-box>
        </draw:frame>
        <draw:frame draw:name="PlaceHolder 42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神经 </text:span><text:span text:style-name="T5">(shénjīng)</text:span></text:p>
              </text:list-item>
              <text:list-item>
                <text:p text:style-name="P5"><text:span text:style-name="T5">Nerve</text:span></text:p>
                <text:p text:style-name="P5"><text:span text:style-name="T5"/></text:p>
              </text:list-item>
              <text:list-item>
                <text:p text:style-name="P5"><text:span text:style-name="T5">保持良好的心理状态对神经系统有益。</text:span></text:p>
              </text:list-item>
              <text:list-item>
                <text:p text:style-name="P5"><text:span text:style-name="T5">Bǎochí liánghǎo de xīnlǐ zhuàngtài duì shénjīng xìtǒng yǒu yì.</text:span></text:p>
              </text:list-item>
              <text:list-item>
                <text:p text:style-name="P5"><text:span text:style-name="T5">Maintaining a good mental state is beneficial for the nervous system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4" draw:style-name="dp1" draw:master-page-name="Title_2c__20_Content_5f_" presentation:presentation-page-layout-name="AL2T11">
        <draw:frame draw:name="PlaceHolder 427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神</text:p>
          </draw:text-box>
        </draw:frame>
        <draw:frame draw:name="PlaceHolder 42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神 </text:span><text:span text:style-name="T5">(shén)</text:span></text:p>
              </text:list-item>
              <text:list-item>
                <text:p text:style-name="P5"><text:span text:style-name="T5">God; deity</text:span></text:p>
                <text:p text:style-name="P5"><text:span text:style-name="T5"/></text:p>
              </text:list-item>
              <text:list-item>
                <text:p text:style-name="P5"><text:span text:style-name="T5">他们在神的庇佑下顺利度过了困境。</text:span></text:p>
              </text:list-item>
              <text:list-item>
                <text:p text:style-name="P5"><text:span text:style-name="T5">Tāmen zài shén de bìyòu xià shùnlì dùguò le kùnjìng.</text:span></text:p>
              </text:list-item>
              <text:list-item>
                <text:p text:style-name="P5"><text:span text:style-name="T5">They smoothly passed through the difficulties under the protection of Go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5" draw:style-name="dp1" draw:master-page-name="Title_2c__20_Content_5f_" presentation:presentation-page-layout-name="AL2T11">
        <draw:frame draw:name="PlaceHolder 429" presentation:style-name="pr7" draw:text-style-name="P2" draw:layer="layout" svg:width="22.499cm" svg:height="2.599cm" svg:x="4.5cm" svg:y="0.6cm" presentation:class="title" presentation:user-transformed="true">
          <draw:text-box>
            <text:p>深度</text:p>
          </draw:text-box>
        </draw:frame>
        <draw:frame draw:name="PlaceHolder 43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深度 </text:span><text:span text:style-name="T5">(shēndù)</text:span></text:p>
              </text:list-item>
              <text:list-item>
                <text:p text:style-name="P5"><text:span text:style-name="T5">Depth</text:span></text:p>
                <text:p text:style-name="P5"><text:span text:style-name="T5"/></text:p>
              </text:list-item>
              <text:list-item>
                <text:p text:style-name="P5"><text:span text:style-name="T5">这篇文章从一个很深度的角度分析了问题。</text:span></text:p>
              </text:list-item>
              <text:list-item>
                <text:p text:style-name="P5"><text:span text:style-name="T5">Zhè piān wénzhāng cóng yīgè hěn shēndù de jiǎodù fēnxī le wèntí.</text:span></text:p>
              </text:list-item>
              <text:list-item>
                <text:p text:style-name="P5"><text:span text:style-name="T5">This article analyzes the problem from a very deep perspectiv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6" draw:style-name="dp1" draw:master-page-name="Title_2c__20_Content_5f_" presentation:presentation-page-layout-name="AL2T11">
        <draw:frame draw:name="PlaceHolder 431" presentation:style-name="pr7" draw:text-style-name="P2" draw:layer="layout" svg:width="22.499cm" svg:height="2.599cm" svg:x="4.5cm" svg:y="0.6cm" presentation:class="title" presentation:user-transformed="true">
          <draw:text-box>
            <text:p>深处</text:p>
          </draw:text-box>
        </draw:frame>
        <draw:frame draw:name="PlaceHolder 43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深处 </text:span><text:span text:style-name="T5">(shēnchù)</text:span></text:p>
              </text:list-item>
              <text:list-item>
                <text:p text:style-name="P5"><text:span text:style-name="T5">Deep place; depth</text:span></text:p>
                <text:p text:style-name="P5"><text:span text:style-name="T5"/></text:p>
              </text:list-item>
              <text:list-item>
                <text:p text:style-name="P5"><text:span text:style-name="T5">他喜欢探索森林深处的神秘之地。</text:span></text:p>
              </text:list-item>
              <text:list-item>
                <text:p text:style-name="P5"><text:span text:style-name="T5">Tā xǐhuān tànsuǒ sēnlín shēnchù de shénmì zhī dì.</text:span></text:p>
              </text:list-item>
              <text:list-item>
                <text:p text:style-name="P5"><text:span text:style-name="T5">He enjoys exploring the mysterious places deep in the fores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7" draw:style-name="dp1" draw:master-page-name="Title_2c__20_Content_5f_" presentation:presentation-page-layout-name="AL2T11">
        <draw:frame draw:name="PlaceHolder 433" presentation:style-name="pr7" draw:text-style-name="P2" draw:layer="layout" svg:width="22.499cm" svg:height="2.599cm" svg:x="4.5cm" svg:y="0.6cm" presentation:class="title" presentation:placeholder="true" presentation:user-transformed="true">
          <draw:text-box/>
        </draw:frame>
        <draw:frame draw:name="PlaceHolder 43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top="0.1cm" fo:margin-bottom="0cm"/>
      <style:text-properties fo:font-size="20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top="0.1cm" fo:margin-bottom="0cm"/>
      <style:text-properties fo:font-size="20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top="0.1cm" fo:margin-bottom="0cm"/>
      <style:text-properties fo:font-size="20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top="0.1cm" fo:margin-bottom="0cm"/>
      <style:text-properties fo:font-size="20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top="0.1cm" fo:margin-bottom="0cm"/>
      <style:text-properties fo:font-size="20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solid" svg:stroke-width="0.05cm" svg:stroke-color="#2a6099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Mgr5" style:family="graphic" style:parent-style-name="standard">
      <style:graphic-properties draw:stroke="solid" svg:stroke-width="0.05cm" svg:stroke-color="#ff4000" draw:stroke-linejoin="round" draw:fill="solid" draw:fill-color="#ffd8c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6" style:family="graphic" style:parent-style-name="standard">
      <style:graphic-properties draw:stroke="solid" svg:stroke-width="0.05cm" svg:stroke-color="#2a6099" draw:stroke-linejoin="round" draw:fill="solid" draw:fill-color="#dee6e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7" style:family="graphic" style:parent-style-name="standard">
      <style:graphic-properties draw:stroke="solid" svg:stroke-width="0.05cm" svg:stroke-color="#ff4000" draw:stroke-linejoin="round" draw:fill="solid" draw:fill-color="#ffd8ce" draw:textarea-horizontal-align="justify" draw:textarea-vertical-align="middle" draw:auto-grow-height="false" draw:fit-to-size="false" style:shrink-to-fit="false" fo:min-height="0.103cm" fo:min-width="0cm" fo:padding-top="0.125cm" fo:padding-bottom="0.125cm" fo:padding-left="0.25cm" fo:padding-right="0.25cm" fo:wrap-option="no-wrap" loext:decorative="false"/>
    </style:style>
    <style:style style:name="Mgr8" style:family="graphic" style:parent-style-name="standard">
      <style:graphic-properties draw:stroke="solid" svg:stroke-width="0.05cm" svg:stroke-color="#2a6099" draw:stroke-linejoin="round" draw:fill="solid" draw:fill-color="#dee6ef" draw:textarea-horizontal-align="justify" draw:textarea-vertical-align="middle" draw:auto-grow-height="false" draw:fit-to-size="false" style:shrink-to-fit="false" fo:min-height="0.103cm" fo:min-width="0cm" fo:padding-top="0.125cm" fo:padding-bottom="0.125cm" fo:padding-left="0.25cm" fo:padding-right="0.25cm" fo:wrap-option="no-wrap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itle_2c__20_Content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Title_2c__20_Content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/>
    </style:style>
    <style:style style:name="MP7" style:family="paragraph">
      <loext:graphic-properties draw:fill="solid" draw:fill-color="#ffd8c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8" style:family="paragraph">
      <loext:graphic-properties draw:fill="solid" draw:fill-color="#dee6e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onnector draw:style-name="Mgr3" draw:text-style-name="MP5" draw:layer="backgroundobjects" svg:x1="1.5cm" svg:y1="0.851cm" svg:x2="3.501cm" svg:y2="0.852cm" svg:d="M1500 851h1001v1h1000" svg:viewBox="0 0 2002 2">
        <text:p/>
      </draw:connector>
      <draw:connector draw:style-name="Mgr4" draw:text-style-name="MP5" draw:layer="backgroundobjects" draw:line-skew="-0.223cm" svg:x1="1.999cm" svg:y1="1.351cm" svg:x2="3cm" svg:y2="1.351cm" draw:start-shape="id1" draw:start-glue-point="10" draw:end-shape="id2" draw:end-glue-point="6" svg:d="M1999 1351h1001" svg:viewBox="0 0 1002 1">
        <text:p/>
      </draw:connector>
      <draw:connector draw:style-name="Mgr4" draw:text-style-name="MP5" draw:layer="backgroundobjects" draw:line-skew="0.178cm" svg:x1="2.399cm" svg:y1="1.951cm" svg:x2="2.6cm" svg:y2="1.951cm" draw:start-shape="id3" draw:start-glue-point="10" draw:end-shape="id4" draw:end-glue-point="6" svg:d="M2399 1951h201" svg:viewBox="0 0 202 1">
        <text:p/>
      </draw:connector>
      <draw:connector draw:style-name="Mgr4" draw:text-style-name="MP5" draw:layer="backgroundobjects" draw:line-skew="-0.223cm" svg:x1="1.999cm" svg:y1="0.351cm" svg:x2="3cm" svg:y2="0.351cm" draw:start-shape="id5" draw:start-glue-point="10" draw:end-shape="id6" draw:end-glue-point="6" svg:d="M1999 351h1001" svg:viewBox="0 0 1002 1">
        <text:p/>
      </draw:connector>
      <draw:connector draw:style-name="Mgr4" draw:text-style-name="MP5" draw:layer="backgroundobjects" draw:line-skew="0.178cm" svg:x1="2.399cm" svg:y1="2.651cm" svg:x2="2.6cm" svg:y2="2.651cm" draw:start-shape="id7" draw:start-glue-point="10" draw:end-shape="id8" draw:end-glue-point="6" svg:d="M2399 2651h201" svg:viewBox="0 0 202 1">
        <text:p/>
      </draw:connector>
      <draw:connector draw:style-name="Mgr4" draw:text-style-name="MP5" draw:layer="backgroundobjects" draw:line-skew="0.726cm" svg:x1="3.499cm" svg:y1="3.751cm" svg:x2="1.498cm" svg:y2="3.751cm" draw:start-shape="id9" draw:start-glue-point="10" draw:end-shape="id10" draw:end-glue-point="6" svg:d="M3499 3751h-2001" svg:viewBox="0 0 2002 1">
        <text:p/>
      </draw:connector>
      <draw:connector draw:style-name="Mgr4" draw:text-style-name="MP5" draw:layer="backgroundobjects" draw:line-skew="0.226cm" svg:x1="2.999cm" svg:y1="3.251cm" svg:x2="1.998cm" svg:y2="3.251cm" draw:start-shape="id11" draw:start-glue-point="10" draw:end-shape="id12" draw:end-glue-point="6" svg:d="M2999 3251h-1001" svg:viewBox="0 0 1002 1">
        <text:p/>
      </draw:connector>
      <draw:connector draw:style-name="Mgr4" draw:text-style-name="MP5" draw:layer="backgroundobjects" draw:line-skew="0.226cm" svg:x1="2.999cm" svg:y1="4.251cm" svg:x2="1.998cm" svg:y2="4.251cm" draw:start-shape="id13" draw:start-glue-point="10" draw:end-shape="id14" draw:end-glue-point="6" svg:d="M2999 4251h-1001" svg:viewBox="0 0 1002 1">
        <text:p/>
      </draw:connector>
      <draw:connector draw:style-name="Mgr4" draw:text-style-name="MP5" draw:layer="backgroundobjects" draw:line-skew="-0.175cm" svg:x1="2.599cm" svg:y1="4.851cm" svg:x2="2.398cm" svg:y2="4.851cm" draw:start-shape="id15" draw:start-glue-point="10" draw:end-shape="id16" draw:end-glue-point="6" svg:d="M2599 4851h-201" svg:viewBox="0 0 202 1">
        <text:p/>
      </draw:connector>
      <draw:connector draw:style-name="Mgr4" draw:text-style-name="MP5" draw:layer="backgroundobjects" draw:line-skew="-0.175cm" svg:x1="2.599cm" svg:y1="5.551cm" svg:x2="2.398cm" svg:y2="5.551cm" draw:start-shape="id17" draw:start-glue-point="10" draw:end-shape="id18" draw:end-glue-point="6" svg:d="M2599 5551h-201" svg:viewBox="0 0 202 1">
        <text:p/>
      </draw:connector>
      <draw:connector draw:style-name="Mgr4" draw:text-style-name="MP5" draw:layer="backgroundobjects" draw:line-skew="-0.723cm" svg:x1="1.499cm" svg:y1="6.651cm" svg:x2="3.5cm" svg:y2="6.651cm" draw:start-shape="id19" draw:start-glue-point="10" draw:end-shape="id20" draw:end-glue-point="6" svg:d="M1499 6651h2001" svg:viewBox="0 0 2002 1">
        <text:p/>
      </draw:connector>
      <draw:connector draw:style-name="Mgr4" draw:text-style-name="MP5" draw:layer="backgroundobjects" draw:line-skew="-0.223cm" svg:x1="1.999cm" svg:y1="6.151cm" svg:x2="3cm" svg:y2="6.151cm" draw:start-shape="id21" draw:start-glue-point="10" draw:end-shape="id22" draw:end-glue-point="6" svg:d="M1999 6151h1001" svg:viewBox="0 0 1002 1">
        <text:p/>
      </draw:connector>
      <draw:connector draw:style-name="Mgr4" draw:text-style-name="MP5" draw:layer="backgroundobjects" draw:line-skew="-0.223cm" svg:x1="1.999cm" svg:y1="7.177cm" svg:x2="3cm" svg:y2="7.177cm" draw:start-shape="id23" draw:start-glue-point="10" draw:end-shape="id24" draw:end-glue-point="6" svg:d="M1999 7177h1001" svg:viewBox="0 0 1002 1">
        <text:p/>
      </draw:connector>
      <draw:connector draw:style-name="Mgr4" draw:text-style-name="MP5" draw:layer="backgroundobjects" draw:line-skew="0.178cm" svg:x1="2.399cm" svg:y1="7.777cm" svg:x2="2.6cm" svg:y2="7.777cm" draw:start-shape="id25" draw:start-glue-point="10" draw:end-shape="id26" draw:end-glue-point="6" svg:d="M2399 7777h201" svg:viewBox="0 0 202 1">
        <text:p/>
      </draw:connector>
      <draw:connector draw:style-name="Mgr4" draw:text-style-name="MP5" draw:layer="backgroundobjects" draw:line-skew="0.178cm" svg:x1="2.399cm" svg:y1="8.477cm" svg:x2="2.6cm" svg:y2="8.477cm" draw:start-shape="id27" draw:start-glue-point="10" draw:end-shape="id28" draw:end-glue-point="6" svg:d="M2399 8477h201" svg:viewBox="0 0 202 1">
        <text:p/>
      </draw:connector>
      <draw:connector draw:style-name="Mgr4" draw:text-style-name="MP5" draw:layer="backgroundobjects" draw:line-skew="0.726cm" svg:x1="3.499cm" svg:y1="9.577cm" svg:x2="1.498cm" svg:y2="9.577cm" draw:start-shape="id29" draw:start-glue-point="10" draw:end-shape="id30" draw:end-glue-point="6" svg:d="M3499 9577h-2001" svg:viewBox="0 0 2002 1">
        <text:p/>
      </draw:connector>
      <draw:connector draw:style-name="Mgr4" draw:text-style-name="MP5" draw:layer="backgroundobjects" draw:line-skew="0.226cm" svg:x1="3.051cm" svg:y1="9.077cm" svg:x2="2.05cm" svg:y2="9.077cm" draw:start-shape="id31" draw:start-glue-point="10" draw:end-shape="id32" draw:end-glue-point="6" svg:d="M3051 9077h-1001" svg:viewBox="0 0 1002 1">
        <text:p/>
      </draw:connector>
      <draw:connector draw:style-name="Mgr4" draw:text-style-name="MP5" draw:layer="backgroundobjects" draw:line-skew="0.226cm" svg:x1="3.025cm" svg:y1="10.102cm" svg:x2="2.024cm" svg:y2="10.102cm" draw:start-shape="id33" draw:start-glue-point="10" draw:end-shape="id34" draw:end-glue-point="6" svg:d="M3025 10102h-1001" svg:viewBox="0 0 1002 1">
        <text:p/>
      </draw:connector>
      <draw:connector draw:style-name="Mgr4" draw:text-style-name="MP5" draw:layer="backgroundobjects" draw:line-skew="-0.175cm" svg:x1="2.625cm" svg:y1="10.702cm" svg:x2="2.424cm" svg:y2="10.702cm" draw:start-shape="id35" draw:start-glue-point="10" draw:end-shape="id36" draw:end-glue-point="6" svg:d="M2625 10702h-201" svg:viewBox="0 0 202 1">
        <text:p/>
      </draw:connector>
      <draw:connector draw:style-name="Mgr4" draw:text-style-name="MP5" draw:layer="backgroundobjects" draw:line-skew="-0.175cm" svg:x1="2.625cm" svg:y1="11.402cm" svg:x2="2.424cm" svg:y2="11.402cm" draw:start-shape="id37" draw:start-glue-point="10" draw:end-shape="id38" draw:end-glue-point="6" svg:d="M2625 11402h-201" svg:viewBox="0 0 202 1">
        <text:p/>
      </draw:connector>
      <draw:connector draw:style-name="Mgr4" draw:text-style-name="MP5" draw:layer="backgroundobjects" draw:line-skew="-0.723cm" svg:x1="1.525cm" svg:y1="12.502cm" svg:x2="3.526cm" svg:y2="12.502cm" draw:start-shape="id39" draw:start-glue-point="10" draw:end-shape="id40" draw:end-glue-point="6" svg:d="M1525 12502h2001" svg:viewBox="0 0 2002 1">
        <text:p/>
      </draw:connector>
      <draw:connector draw:style-name="Mgr4" draw:text-style-name="MP5" draw:layer="backgroundobjects" draw:line-skew="-0.223cm" svg:x1="2.025cm" svg:y1="12.002cm" svg:x2="3.026cm" svg:y2="12.002cm" draw:start-shape="id41" draw:start-glue-point="10" draw:end-shape="id42" draw:end-glue-point="6" svg:d="M2025 12002h1001" svg:viewBox="0 0 1002 1">
        <text:p/>
      </draw:connector>
      <draw:connector draw:style-name="Mgr4" draw:text-style-name="MP5" draw:layer="backgroundobjects" draw:line-skew="-0.223cm" svg:x1="2.025cm" svg:y1="13.002cm" svg:x2="3.026cm" svg:y2="13.002cm" draw:start-shape="id43" draw:start-glue-point="10" draw:end-shape="id44" draw:end-glue-point="6" svg:d="M2025 13002h1001" svg:viewBox="0 0 1002 1">
        <text:p/>
      </draw:connector>
      <draw:connector draw:style-name="Mgr4" draw:text-style-name="MP5" draw:layer="backgroundobjects" draw:line-skew="0.178cm" svg:x1="2.425cm" svg:y1="13.602cm" svg:x2="2.626cm" svg:y2="13.602cm" draw:start-shape="id45" draw:start-glue-point="10" draw:end-shape="id46" draw:end-glue-point="6" svg:d="M2425 13602h201" svg:viewBox="0 0 202 1">
        <text:p/>
      </draw:connector>
      <draw:connector draw:style-name="Mgr4" draw:text-style-name="MP5" draw:layer="backgroundobjects" draw:line-skew="0.178cm" svg:x1="2.425cm" svg:y1="14.302cm" svg:x2="2.626cm" svg:y2="14.302cm" draw:start-shape="id47" draw:start-glue-point="10" draw:end-shape="id48" draw:end-glue-point="6" svg:d="M2425 14302h201" svg:viewBox="0 0 202 1">
        <text:p/>
      </draw:connector>
      <draw:connector draw:style-name="Mgr4" draw:text-style-name="MP5" draw:layer="backgroundobjects" draw:line-skew="0.726cm" svg:x1="3.525cm" svg:y1="15.402cm" svg:x2="1.524cm" svg:y2="15.402cm" draw:start-shape="id49" draw:start-glue-point="10" draw:end-shape="id50" draw:end-glue-point="6" svg:d="M3525 15402h-2001" svg:viewBox="0 0 2002 1">
        <text:p/>
      </draw:connector>
      <draw:connector draw:style-name="Mgr4" draw:text-style-name="MP5" draw:layer="backgroundobjects" draw:line-skew="0.226cm" svg:x1="3.025cm" svg:y1="14.902cm" svg:x2="2.024cm" svg:y2="14.902cm" draw:start-shape="id51" draw:start-glue-point="10" draw:end-shape="id52" draw:end-glue-point="6" svg:d="M3025 14902h-1001" svg:viewBox="0 0 1002 1">
        <text:p/>
      </draw:connector>
      <draw:custom-shape draw:style-name="Mgr5" draw:text-style-name="MP7" draw:layer="backgroundobjects" svg:width="0.499cm" svg:height="0.499cm" svg:x="3.5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" draw:id="id2" draw:layer="backgroundobjects" svg:width="0.499cm" svg:height="0.499cm" svg:x="3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" draw:id="id6" draw:layer="backgroundobjects" svg:width="0.499cm" svg:height="0.499cm" svg:x="3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" draw:id="id4" draw:layer="backgroundobjects" svg:width="0.499cm" svg:height="0.499cm" svg:x="2.6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" draw:id="id8" draw:layer="backgroundobjects" svg:width="0.499cm" svg:height="0.499cm" svg:x="2.6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" draw:id="id9" draw:layer="backgroundobjects" svg:width="0.499cm" svg:height="0.499cm" svg:x="3.498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1" draw:id="id11" draw:layer="backgroundobjects" svg:width="0.499cm" svg:height="0.499cm" svg:x="2.998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3" draw:id="id13" draw:layer="backgroundobjects" svg:width="0.499cm" svg:height="0.499cm" svg:x="2.998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5" draw:id="id15" draw:layer="backgroundobjects" svg:width="0.499cm" svg:height="0.499cm" svg:x="2.598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7" draw:id="id17" draw:layer="backgroundobjects" svg:width="0.499cm" svg:height="0.499cm" svg:x="2.598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0" draw:id="id20" draw:layer="backgroundobjects" svg:width="0.499cm" svg:height="0.499cm" svg:x="3.5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2" draw:id="id22" draw:layer="backgroundobjects" svg:width="0.499cm" svg:height="0.499cm" svg:x="3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4" draw:id="id24" draw:layer="backgroundobjects" svg:width="0.499cm" svg:height="0.499cm" svg:x="3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6" draw:id="id26" draw:layer="backgroundobjects" svg:width="0.499cm" svg:height="0.499cm" svg:x="2.6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8" draw:id="id28" draw:layer="backgroundobjects" svg:width="0.499cm" svg:height="0.499cm" svg:x="2.6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9" draw:id="id29" draw:layer="backgroundobjects" svg:width="0.499cm" svg:height="0.499cm" svg:x="3.498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1" draw:id="id31" draw:layer="backgroundobjects" svg:width="0.499cm" svg:height="0.499cm" svg:x="3.05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3" draw:id="id33" draw:layer="backgroundobjects" svg:width="0.499cm" svg:height="0.499cm" svg:x="3.024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5" draw:id="id35" draw:layer="backgroundobjects" svg:width="0.499cm" svg:height="0.499cm" svg:x="2.624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7" draw:id="id37" draw:layer="backgroundobjects" svg:width="0.499cm" svg:height="0.499cm" svg:x="2.624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0" draw:id="id40" draw:layer="backgroundobjects" svg:width="0.499cm" svg:height="0.499cm" svg:x="3.5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2" draw:id="id42" draw:layer="backgroundobjects" svg:width="0.499cm" svg:height="0.499cm" svg:x="3.0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4" draw:id="id44" draw:layer="backgroundobjects" svg:width="0.499cm" svg:height="0.499cm" svg:x="3.0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6" draw:id="id46" draw:layer="backgroundobjects" svg:width="0.499cm" svg:height="0.499cm" svg:x="2.6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8" draw:id="id48" draw:layer="backgroundobjects" svg:width="0.499cm" svg:height="0.499cm" svg:x="2.6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0" draw:id="id50" draw:layer="backgroundobjects" svg:width="0.499cm" svg:height="0.499cm" svg:x="1.024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2" draw:id="id52" draw:layer="backgroundobjects" svg:width="0.499cm" svg:height="0.499cm" svg:x="1.524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0.499cm" svg:height="0.499cm" svg:x="1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" draw:id="id1" draw:layer="backgroundobjects" svg:width="0.499cm" svg:height="0.499cm" svg:x="1.5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" draw:id="id5" draw:layer="backgroundobjects" svg:width="0.499cm" svg:height="0.499cm" svg:x="1.5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" draw:id="id3" draw:layer="backgroundobjects" svg:width="0.499cm" svg:height="0.499cm" svg:x="1.9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" draw:id="id7" draw:layer="backgroundobjects" svg:width="0.499cm" svg:height="0.499cm" svg:x="1.9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" draw:id="id10" draw:layer="backgroundobjects" svg:width="0.499cm" svg:height="0.499cm" svg:x="0.998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2" draw:id="id12" draw:layer="backgroundobjects" svg:width="0.499cm" svg:height="0.499cm" svg:x="1.498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4" draw:id="id14" draw:layer="backgroundobjects" svg:width="0.499cm" svg:height="0.499cm" svg:x="1.498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6" draw:id="id16" draw:layer="backgroundobjects" svg:width="0.499cm" svg:height="0.499cm" svg:x="1.898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8" draw:id="id18" draw:layer="backgroundobjects" svg:width="0.499cm" svg:height="0.499cm" svg:x="1.898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9" draw:id="id19" draw:layer="backgroundobjects" svg:width="0.499cm" svg:height="0.499cm" svg:x="1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1" draw:id="id21" draw:layer="backgroundobjects" svg:width="0.499cm" svg:height="0.499cm" svg:x="1.5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3" draw:id="id23" draw:layer="backgroundobjects" svg:width="0.499cm" svg:height="0.499cm" svg:x="1.5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5" draw:id="id25" draw:layer="backgroundobjects" svg:width="0.499cm" svg:height="0.499cm" svg:x="1.9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7" draw:id="id27" draw:layer="backgroundobjects" svg:width="0.499cm" svg:height="0.499cm" svg:x="1.9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0" draw:id="id30" draw:layer="backgroundobjects" svg:width="0.499cm" svg:height="0.499cm" svg:x="0.998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2" draw:id="id32" draw:layer="backgroundobjects" svg:width="0.499cm" svg:height="0.499cm" svg:x="1.55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4" draw:id="id34" draw:layer="backgroundobjects" svg:width="0.499cm" svg:height="0.499cm" svg:x="1.524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6" draw:id="id36" draw:layer="backgroundobjects" svg:width="0.499cm" svg:height="0.499cm" svg:x="1.924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8" draw:id="id38" draw:layer="backgroundobjects" svg:width="0.499cm" svg:height="0.499cm" svg:x="1.924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9" draw:id="id39" draw:layer="backgroundobjects" svg:width="0.499cm" svg:height="0.499cm" svg:x="1.0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1" draw:id="id41" draw:layer="backgroundobjects" svg:width="0.499cm" svg:height="0.499cm" svg:x="1.5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3" draw:id="id43" draw:layer="backgroundobjects" svg:width="0.499cm" svg:height="0.499cm" svg:x="1.5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5" draw:id="id45" draw:layer="backgroundobjects" svg:width="0.499cm" svg:height="0.499cm" svg:x="1.9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7" draw:id="id47" draw:layer="backgroundobjects" svg:width="0.499cm" svg:height="0.499cm" svg:x="1.9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9" draw:id="id49" draw:layer="backgroundobjects" svg:width="0.499cm" svg:height="0.499cm" svg:x="3.524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1" draw:id="id51" draw:layer="backgroundobjects" svg:width="0.499cm" svg:height="0.499cm" svg:x="3.024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Title_20_Slide-title" draw:layer="backgroundobjects" svg:width="22.499cm" svg:height="2.599cm" svg:x="4.5cm" svg:y="0.6cm" presentation:class="title" presentation:placeholder="true" presentation:user-transformed="true">
        <draw:text-box/>
      </draw:frame>
      <draw:frame draw:name="PlaceHolder 3" presentation:style-name="Mpr1" draw:text-style-name="MP10" draw:layer="backgroundobjects" svg:width="8.874cm" svg:height="1.084cm" svg:x="11.075cm" svg:y="14.34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4" presentation:style-name="Mpr1" draw:text-style-name="MP10" draw:layer="backgroundobjects" svg:width="6.522cm" svg:height="1.084cm" svg:x="20.075cm" svg:y="14.3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5" presentation:style-name="Mpr1" draw:text-style-name="MP10" draw:layer="backgroundobjects" svg:width="6.522cm" svg:height="1.084cm" svg:x="4.4cm" svg:y="14.347cm" presentation:class="date-time" presentation:user-transformed="true">
        <draw:text-box>
          <text:p text:style-name="MP1"><presentation:date-time/></text:p>
        </draw:text-box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onnector draw:style-name="Mgr3" draw:text-style-name="MP5" draw:layer="backgroundobjects" svg:x1="1.5cm" svg:y1="0.851cm" svg:x2="3.501cm" svg:y2="0.852cm" svg:d="M1500 851h1001v1h1000" svg:viewBox="0 0 2002 2">
        <text:p/>
      </draw:connector>
      <draw:connector draw:style-name="Mgr4" draw:text-style-name="MP5" draw:layer="backgroundobjects" draw:line-skew="-0.223cm" svg:x1="1.999cm" svg:y1="1.351cm" svg:x2="3cm" svg:y2="1.351cm" draw:start-shape="id53" draw:start-glue-point="10" draw:end-shape="id54" draw:end-glue-point="6" svg:d="M1999 1351h1001" svg:viewBox="0 0 1002 1">
        <text:p/>
      </draw:connector>
      <draw:connector draw:style-name="Mgr4" draw:text-style-name="MP5" draw:layer="backgroundobjects" draw:line-skew="0.178cm" svg:x1="2.399cm" svg:y1="1.951cm" svg:x2="2.6cm" svg:y2="1.951cm" draw:start-shape="id55" draw:start-glue-point="10" draw:end-shape="id56" draw:end-glue-point="6" svg:d="M2399 1951h201" svg:viewBox="0 0 202 1">
        <text:p/>
      </draw:connector>
      <draw:connector draw:style-name="Mgr4" draw:text-style-name="MP5" draw:layer="backgroundobjects" draw:line-skew="-0.223cm" svg:x1="1.999cm" svg:y1="0.351cm" svg:x2="3cm" svg:y2="0.351cm" draw:start-shape="id57" draw:start-glue-point="10" draw:end-shape="id58" draw:end-glue-point="6" svg:d="M1999 351h1001" svg:viewBox="0 0 1002 1">
        <text:p/>
      </draw:connector>
      <draw:connector draw:style-name="Mgr4" draw:text-style-name="MP5" draw:layer="backgroundobjects" draw:line-skew="0.178cm" svg:x1="2.399cm" svg:y1="2.651cm" svg:x2="2.6cm" svg:y2="2.651cm" draw:start-shape="id59" draw:start-glue-point="10" draw:end-shape="id60" draw:end-glue-point="6" svg:d="M2399 2651h201" svg:viewBox="0 0 202 1">
        <text:p/>
      </draw:connector>
      <draw:connector draw:style-name="Mgr4" draw:text-style-name="MP5" draw:layer="backgroundobjects" draw:line-skew="0.726cm" svg:x1="3.499cm" svg:y1="3.751cm" svg:x2="1.498cm" svg:y2="3.751cm" draw:start-shape="id61" draw:start-glue-point="10" draw:end-shape="id62" draw:end-glue-point="6" svg:d="M3499 3751h-2001" svg:viewBox="0 0 2002 1">
        <text:p/>
      </draw:connector>
      <draw:connector draw:style-name="Mgr4" draw:text-style-name="MP5" draw:layer="backgroundobjects" draw:line-skew="0.226cm" svg:x1="2.999cm" svg:y1="3.251cm" svg:x2="1.998cm" svg:y2="3.251cm" draw:start-shape="id63" draw:start-glue-point="10" draw:end-shape="id64" draw:end-glue-point="6" svg:d="M2999 3251h-1001" svg:viewBox="0 0 1002 1">
        <text:p/>
      </draw:connector>
      <draw:connector draw:style-name="Mgr4" draw:text-style-name="MP5" draw:layer="backgroundobjects" draw:line-skew="0.226cm" svg:x1="2.999cm" svg:y1="4.251cm" svg:x2="1.998cm" svg:y2="4.251cm" draw:start-shape="id65" draw:start-glue-point="10" draw:end-shape="id66" draw:end-glue-point="6" svg:d="M2999 4251h-1001" svg:viewBox="0 0 1002 1">
        <text:p/>
      </draw:connector>
      <draw:connector draw:style-name="Mgr4" draw:text-style-name="MP5" draw:layer="backgroundobjects" draw:line-skew="-0.175cm" svg:x1="2.599cm" svg:y1="4.851cm" svg:x2="2.398cm" svg:y2="4.851cm" draw:start-shape="id67" draw:start-glue-point="10" draw:end-shape="id68" draw:end-glue-point="6" svg:d="M2599 4851h-201" svg:viewBox="0 0 202 1">
        <text:p/>
      </draw:connector>
      <draw:connector draw:style-name="Mgr4" draw:text-style-name="MP5" draw:layer="backgroundobjects" draw:line-skew="-0.175cm" svg:x1="2.599cm" svg:y1="5.551cm" svg:x2="2.398cm" svg:y2="5.551cm" draw:start-shape="id69" draw:start-glue-point="10" draw:end-shape="id70" draw:end-glue-point="6" svg:d="M2599 5551h-201" svg:viewBox="0 0 202 1">
        <text:p/>
      </draw:connector>
      <draw:connector draw:style-name="Mgr4" draw:text-style-name="MP5" draw:layer="backgroundobjects" draw:line-skew="-0.723cm" svg:x1="1.499cm" svg:y1="6.651cm" svg:x2="3.5cm" svg:y2="6.651cm" draw:start-shape="id71" draw:start-glue-point="10" draw:end-shape="id72" draw:end-glue-point="6" svg:d="M1499 6651h2001" svg:viewBox="0 0 2002 1">
        <text:p/>
      </draw:connector>
      <draw:connector draw:style-name="Mgr4" draw:text-style-name="MP5" draw:layer="backgroundobjects" draw:line-skew="-0.223cm" svg:x1="1.999cm" svg:y1="6.151cm" svg:x2="3cm" svg:y2="6.151cm" draw:start-shape="id73" draw:start-glue-point="10" draw:end-shape="id74" draw:end-glue-point="6" svg:d="M1999 6151h1001" svg:viewBox="0 0 1002 1">
        <text:p/>
      </draw:connector>
      <draw:connector draw:style-name="Mgr4" draw:text-style-name="MP5" draw:layer="backgroundobjects" draw:line-skew="-0.223cm" svg:x1="1.999cm" svg:y1="7.177cm" svg:x2="3cm" svg:y2="7.177cm" draw:start-shape="id75" draw:start-glue-point="10" draw:end-shape="id76" draw:end-glue-point="6" svg:d="M1999 7177h1001" svg:viewBox="0 0 1002 1">
        <text:p/>
      </draw:connector>
      <draw:connector draw:style-name="Mgr4" draw:text-style-name="MP5" draw:layer="backgroundobjects" draw:line-skew="0.178cm" svg:x1="2.399cm" svg:y1="7.777cm" svg:x2="2.6cm" svg:y2="7.777cm" draw:start-shape="id77" draw:start-glue-point="10" draw:end-shape="id78" draw:end-glue-point="6" svg:d="M2399 7777h201" svg:viewBox="0 0 202 1">
        <text:p/>
      </draw:connector>
      <draw:connector draw:style-name="Mgr4" draw:text-style-name="MP5" draw:layer="backgroundobjects" draw:line-skew="0.178cm" svg:x1="2.399cm" svg:y1="8.477cm" svg:x2="2.6cm" svg:y2="8.477cm" draw:start-shape="id79" draw:start-glue-point="10" draw:end-shape="id80" draw:end-glue-point="6" svg:d="M2399 8477h201" svg:viewBox="0 0 202 1">
        <text:p/>
      </draw:connector>
      <draw:connector draw:style-name="Mgr4" draw:text-style-name="MP5" draw:layer="backgroundobjects" draw:line-skew="0.726cm" svg:x1="3.499cm" svg:y1="9.577cm" svg:x2="1.498cm" svg:y2="9.577cm" draw:start-shape="id81" draw:start-glue-point="10" draw:end-shape="id82" draw:end-glue-point="6" svg:d="M3499 9577h-2001" svg:viewBox="0 0 2002 1">
        <text:p/>
      </draw:connector>
      <draw:connector draw:style-name="Mgr4" draw:text-style-name="MP5" draw:layer="backgroundobjects" draw:line-skew="0.226cm" svg:x1="3.051cm" svg:y1="9.077cm" svg:x2="2.05cm" svg:y2="9.077cm" draw:start-shape="id83" draw:start-glue-point="10" draw:end-shape="id84" draw:end-glue-point="6" svg:d="M3051 9077h-1001" svg:viewBox="0 0 1002 1">
        <text:p/>
      </draw:connector>
      <draw:connector draw:style-name="Mgr4" draw:text-style-name="MP5" draw:layer="backgroundobjects" draw:line-skew="0.226cm" svg:x1="3.025cm" svg:y1="10.102cm" svg:x2="2.024cm" svg:y2="10.102cm" draw:start-shape="id85" draw:start-glue-point="10" draw:end-shape="id86" draw:end-glue-point="6" svg:d="M3025 10102h-1001" svg:viewBox="0 0 1002 1">
        <text:p/>
      </draw:connector>
      <draw:connector draw:style-name="Mgr4" draw:text-style-name="MP5" draw:layer="backgroundobjects" draw:line-skew="-0.175cm" svg:x1="2.625cm" svg:y1="10.702cm" svg:x2="2.424cm" svg:y2="10.702cm" draw:start-shape="id87" draw:start-glue-point="10" draw:end-shape="id88" draw:end-glue-point="6" svg:d="M2625 10702h-201" svg:viewBox="0 0 202 1">
        <text:p/>
      </draw:connector>
      <draw:connector draw:style-name="Mgr4" draw:text-style-name="MP5" draw:layer="backgroundobjects" draw:line-skew="-0.175cm" svg:x1="2.625cm" svg:y1="11.402cm" svg:x2="2.424cm" svg:y2="11.402cm" draw:start-shape="id89" draw:start-glue-point="10" draw:end-shape="id90" draw:end-glue-point="6" svg:d="M2625 11402h-201" svg:viewBox="0 0 202 1">
        <text:p/>
      </draw:connector>
      <draw:connector draw:style-name="Mgr4" draw:text-style-name="MP5" draw:layer="backgroundobjects" draw:line-skew="-0.723cm" svg:x1="1.525cm" svg:y1="12.502cm" svg:x2="3.526cm" svg:y2="12.502cm" draw:start-shape="id91" draw:start-glue-point="10" draw:end-shape="id92" draw:end-glue-point="6" svg:d="M1525 12502h2001" svg:viewBox="0 0 2002 1">
        <text:p/>
      </draw:connector>
      <draw:connector draw:style-name="Mgr4" draw:text-style-name="MP5" draw:layer="backgroundobjects" draw:line-skew="-0.223cm" svg:x1="2.025cm" svg:y1="12.002cm" svg:x2="3.026cm" svg:y2="12.002cm" draw:start-shape="id93" draw:start-glue-point="10" draw:end-shape="id94" draw:end-glue-point="6" svg:d="M2025 12002h1001" svg:viewBox="0 0 1002 1">
        <text:p/>
      </draw:connector>
      <draw:connector draw:style-name="Mgr4" draw:text-style-name="MP5" draw:layer="backgroundobjects" draw:line-skew="-0.223cm" svg:x1="2.025cm" svg:y1="13.002cm" svg:x2="3.026cm" svg:y2="13.002cm" draw:start-shape="id95" draw:start-glue-point="10" draw:end-shape="id96" draw:end-glue-point="6" svg:d="M2025 13002h1001" svg:viewBox="0 0 1002 1">
        <text:p/>
      </draw:connector>
      <draw:connector draw:style-name="Mgr4" draw:text-style-name="MP5" draw:layer="backgroundobjects" draw:line-skew="0.178cm" svg:x1="2.425cm" svg:y1="13.602cm" svg:x2="2.626cm" svg:y2="13.602cm" draw:start-shape="id97" draw:start-glue-point="10" draw:end-shape="id98" draw:end-glue-point="6" svg:d="M2425 13602h201" svg:viewBox="0 0 202 1">
        <text:p/>
      </draw:connector>
      <draw:connector draw:style-name="Mgr4" draw:text-style-name="MP5" draw:layer="backgroundobjects" draw:line-skew="0.178cm" svg:x1="2.425cm" svg:y1="14.302cm" svg:x2="2.626cm" svg:y2="14.302cm" draw:start-shape="id99" draw:start-glue-point="10" draw:end-shape="id100" draw:end-glue-point="6" svg:d="M2425 14302h201" svg:viewBox="0 0 202 1">
        <text:p/>
      </draw:connector>
      <draw:connector draw:style-name="Mgr4" draw:text-style-name="MP5" draw:layer="backgroundobjects" draw:line-skew="0.726cm" svg:x1="3.525cm" svg:y1="15.402cm" svg:x2="1.524cm" svg:y2="15.402cm" draw:start-shape="id101" draw:start-glue-point="10" draw:end-shape="id102" draw:end-glue-point="6" svg:d="M3525 15402h-2001" svg:viewBox="0 0 2002 1">
        <text:p/>
      </draw:connector>
      <draw:connector draw:style-name="Mgr4" draw:text-style-name="MP5" draw:layer="backgroundobjects" draw:line-skew="0.226cm" svg:x1="3.025cm" svg:y1="14.902cm" svg:x2="2.024cm" svg:y2="14.902cm" draw:start-shape="id103" draw:start-glue-point="10" draw:end-shape="id104" draw:end-glue-point="6" svg:d="M3025 14902h-1001" svg:viewBox="0 0 1002 1">
        <text:p/>
      </draw:connector>
      <draw:custom-shape draw:style-name="Mgr5" draw:text-style-name="MP7" draw:layer="backgroundobjects" svg:width="0.499cm" svg:height="0.499cm" svg:x="3.5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4" draw:id="id54" draw:layer="backgroundobjects" svg:width="0.499cm" svg:height="0.499cm" svg:x="3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8" draw:id="id58" draw:layer="backgroundobjects" svg:width="0.499cm" svg:height="0.499cm" svg:x="3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6" draw:id="id56" draw:layer="backgroundobjects" svg:width="0.499cm" svg:height="0.499cm" svg:x="2.6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0" draw:id="id60" draw:layer="backgroundobjects" svg:width="0.499cm" svg:height="0.499cm" svg:x="2.6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1" draw:id="id61" draw:layer="backgroundobjects" svg:width="0.499cm" svg:height="0.499cm" svg:x="3.498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3" draw:id="id63" draw:layer="backgroundobjects" svg:width="0.499cm" svg:height="0.499cm" svg:x="2.998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5" draw:id="id65" draw:layer="backgroundobjects" svg:width="0.499cm" svg:height="0.499cm" svg:x="2.998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7" draw:id="id67" draw:layer="backgroundobjects" svg:width="0.499cm" svg:height="0.499cm" svg:x="2.598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9" draw:id="id69" draw:layer="backgroundobjects" svg:width="0.499cm" svg:height="0.499cm" svg:x="2.598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2" draw:id="id72" draw:layer="backgroundobjects" svg:width="0.499cm" svg:height="0.499cm" svg:x="3.5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4" draw:id="id74" draw:layer="backgroundobjects" svg:width="0.499cm" svg:height="0.499cm" svg:x="3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6" draw:id="id76" draw:layer="backgroundobjects" svg:width="0.499cm" svg:height="0.499cm" svg:x="3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8" draw:id="id78" draw:layer="backgroundobjects" svg:width="0.499cm" svg:height="0.499cm" svg:x="2.6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0" draw:id="id80" draw:layer="backgroundobjects" svg:width="0.499cm" svg:height="0.499cm" svg:x="2.6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1" draw:id="id81" draw:layer="backgroundobjects" svg:width="0.499cm" svg:height="0.499cm" svg:x="3.498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3" draw:id="id83" draw:layer="backgroundobjects" svg:width="0.499cm" svg:height="0.499cm" svg:x="3.05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5" draw:id="id85" draw:layer="backgroundobjects" svg:width="0.499cm" svg:height="0.499cm" svg:x="3.024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7" draw:id="id87" draw:layer="backgroundobjects" svg:width="0.499cm" svg:height="0.499cm" svg:x="2.624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9" draw:id="id89" draw:layer="backgroundobjects" svg:width="0.499cm" svg:height="0.499cm" svg:x="2.624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2" draw:id="id92" draw:layer="backgroundobjects" svg:width="0.499cm" svg:height="0.499cm" svg:x="3.5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4" draw:id="id94" draw:layer="backgroundobjects" svg:width="0.499cm" svg:height="0.499cm" svg:x="3.0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6" draw:id="id96" draw:layer="backgroundobjects" svg:width="0.499cm" svg:height="0.499cm" svg:x="3.0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8" draw:id="id98" draw:layer="backgroundobjects" svg:width="0.499cm" svg:height="0.499cm" svg:x="2.6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00" draw:id="id100" draw:layer="backgroundobjects" svg:width="0.499cm" svg:height="0.499cm" svg:x="2.6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2" draw:id="id102" draw:layer="backgroundobjects" svg:width="0.499cm" svg:height="0.499cm" svg:x="1.024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4" draw:id="id104" draw:layer="backgroundobjects" svg:width="0.499cm" svg:height="0.499cm" svg:x="1.524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0.499cm" svg:height="0.499cm" svg:x="1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3" draw:id="id53" draw:layer="backgroundobjects" svg:width="0.499cm" svg:height="0.499cm" svg:x="1.5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7" draw:id="id57" draw:layer="backgroundobjects" svg:width="0.499cm" svg:height="0.499cm" svg:x="1.5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5" draw:id="id55" draw:layer="backgroundobjects" svg:width="0.499cm" svg:height="0.499cm" svg:x="1.9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9" draw:id="id59" draw:layer="backgroundobjects" svg:width="0.499cm" svg:height="0.499cm" svg:x="1.9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2" draw:id="id62" draw:layer="backgroundobjects" svg:width="0.499cm" svg:height="0.499cm" svg:x="0.998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4" draw:id="id64" draw:layer="backgroundobjects" svg:width="0.499cm" svg:height="0.499cm" svg:x="1.498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6" draw:id="id66" draw:layer="backgroundobjects" svg:width="0.499cm" svg:height="0.499cm" svg:x="1.498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8" draw:id="id68" draw:layer="backgroundobjects" svg:width="0.499cm" svg:height="0.499cm" svg:x="1.898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0" draw:id="id70" draw:layer="backgroundobjects" svg:width="0.499cm" svg:height="0.499cm" svg:x="1.898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1" draw:id="id71" draw:layer="backgroundobjects" svg:width="0.499cm" svg:height="0.499cm" svg:x="1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3" draw:id="id73" draw:layer="backgroundobjects" svg:width="0.499cm" svg:height="0.499cm" svg:x="1.5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5" draw:id="id75" draw:layer="backgroundobjects" svg:width="0.499cm" svg:height="0.499cm" svg:x="1.5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7" draw:id="id77" draw:layer="backgroundobjects" svg:width="0.499cm" svg:height="0.499cm" svg:x="1.9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9" draw:id="id79" draw:layer="backgroundobjects" svg:width="0.499cm" svg:height="0.499cm" svg:x="1.9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2" draw:id="id82" draw:layer="backgroundobjects" svg:width="0.499cm" svg:height="0.499cm" svg:x="0.998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4" draw:id="id84" draw:layer="backgroundobjects" svg:width="0.499cm" svg:height="0.499cm" svg:x="1.55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6" draw:id="id86" draw:layer="backgroundobjects" svg:width="0.499cm" svg:height="0.499cm" svg:x="1.524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8" draw:id="id88" draw:layer="backgroundobjects" svg:width="0.499cm" svg:height="0.499cm" svg:x="1.924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0" draw:id="id90" draw:layer="backgroundobjects" svg:width="0.499cm" svg:height="0.499cm" svg:x="1.924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1" draw:id="id91" draw:layer="backgroundobjects" svg:width="0.499cm" svg:height="0.499cm" svg:x="1.0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3" draw:id="id93" draw:layer="backgroundobjects" svg:width="0.499cm" svg:height="0.499cm" svg:x="1.5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5" draw:id="id95" draw:layer="backgroundobjects" svg:width="0.499cm" svg:height="0.499cm" svg:x="1.5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7" draw:id="id97" draw:layer="backgroundobjects" svg:width="0.499cm" svg:height="0.499cm" svg:x="1.9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9" draw:id="id99" draw:layer="backgroundobjects" svg:width="0.499cm" svg:height="0.499cm" svg:x="1.9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01" draw:id="id101" draw:layer="backgroundobjects" svg:width="0.499cm" svg:height="0.499cm" svg:x="3.524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03" draw:id="id103" draw:layer="backgroundobjects" svg:width="0.499cm" svg:height="0.499cm" svg:x="3.024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Title_2c__20_Content-title" draw:layer="backgroundobjects" svg:width="22.499cm" svg:height="2.599cm" svg:x="4.5cm" svg:y="0.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499cm" svg:height="9.133cm" svg:x="4.5cm" svg:y="3.8cm" presentation:class="outline" presentation:placeholder="true" presentation:user-transformed="true">
        <draw:text-box/>
      </draw:frame>
      <draw:frame draw:name="PlaceHolder 3" presentation:style-name="Mpr4" draw:text-style-name="MP10" draw:layer="backgroundobjects" svg:width="8.874cm" svg:height="1.084cm" svg:x="11.075cm" svg:y="14.34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4" presentation:style-name="Mpr4" draw:text-style-name="MP10" draw:layer="backgroundobjects" svg:width="6.522cm" svg:height="1.084cm" svg:x="20.075cm" svg:y="14.3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5" presentation:style-name="Mpr4" draw:text-style-name="MP10" draw:layer="backgroundobjects" svg:width="6.522cm" svg:height="1.084cm" svg:x="4.4cm" svg:y="14.34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c__20_Content-title" draw:layer="backgroundobjects" svg:width="18.623cm" svg:height="10.476cm" svg:x="1.483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onnector draw:style-name="Mgr3" draw:text-style-name="MP5" draw:layer="backgroundobjects" svg:x1="1.5cm" svg:y1="0.851cm" svg:x2="3.501cm" svg:y2="0.852cm" svg:d="M1500 851h1001v1h1000" svg:viewBox="0 0 2002 2">
        <text:p/>
      </draw:connector>
      <draw:connector draw:style-name="Mgr4" draw:text-style-name="MP5" draw:layer="backgroundobjects" draw:line-skew="-0.223cm" svg:x1="1.999cm" svg:y1="1.351cm" svg:x2="3cm" svg:y2="1.351cm" draw:start-shape="id105" draw:start-glue-point="10" draw:end-shape="id106" draw:end-glue-point="6" svg:d="M1999 1351h1001" svg:viewBox="0 0 1002 1">
        <text:p/>
      </draw:connector>
      <draw:connector draw:style-name="Mgr4" draw:text-style-name="MP5" draw:layer="backgroundobjects" draw:line-skew="0.178cm" svg:x1="2.399cm" svg:y1="1.951cm" svg:x2="2.6cm" svg:y2="1.951cm" draw:start-shape="id107" draw:start-glue-point="10" draw:end-shape="id108" draw:end-glue-point="6" svg:d="M2399 1951h201" svg:viewBox="0 0 202 1">
        <text:p/>
      </draw:connector>
      <draw:connector draw:style-name="Mgr4" draw:text-style-name="MP5" draw:layer="backgroundobjects" draw:line-skew="-0.223cm" svg:x1="1.999cm" svg:y1="0.351cm" svg:x2="3cm" svg:y2="0.351cm" draw:start-shape="id109" draw:start-glue-point="10" draw:end-shape="id110" draw:end-glue-point="6" svg:d="M1999 351h1001" svg:viewBox="0 0 1002 1">
        <text:p/>
      </draw:connector>
      <draw:connector draw:style-name="Mgr4" draw:text-style-name="MP5" draw:layer="backgroundobjects" draw:line-skew="0.178cm" svg:x1="2.399cm" svg:y1="2.651cm" svg:x2="2.6cm" svg:y2="2.651cm" draw:start-shape="id111" draw:start-glue-point="10" draw:end-shape="id112" draw:end-glue-point="6" svg:d="M2399 2651h201" svg:viewBox="0 0 202 1">
        <text:p/>
      </draw:connector>
      <draw:connector draw:style-name="Mgr4" draw:text-style-name="MP5" draw:layer="backgroundobjects" draw:line-skew="0.726cm" svg:x1="3.499cm" svg:y1="3.751cm" svg:x2="1.498cm" svg:y2="3.751cm" draw:start-shape="id113" draw:start-glue-point="10" draw:end-shape="id114" draw:end-glue-point="6" svg:d="M3499 3751h-2001" svg:viewBox="0 0 2002 1">
        <text:p/>
      </draw:connector>
      <draw:connector draw:style-name="Mgr4" draw:text-style-name="MP5" draw:layer="backgroundobjects" draw:line-skew="0.226cm" svg:x1="2.999cm" svg:y1="3.251cm" svg:x2="1.998cm" svg:y2="3.251cm" draw:start-shape="id115" draw:start-glue-point="10" draw:end-shape="id116" draw:end-glue-point="6" svg:d="M2999 3251h-1001" svg:viewBox="0 0 1002 1">
        <text:p/>
      </draw:connector>
      <draw:connector draw:style-name="Mgr4" draw:text-style-name="MP5" draw:layer="backgroundobjects" draw:line-skew="0.226cm" svg:x1="2.999cm" svg:y1="4.251cm" svg:x2="1.998cm" svg:y2="4.251cm" draw:start-shape="id117" draw:start-glue-point="10" draw:end-shape="id118" draw:end-glue-point="6" svg:d="M2999 4251h-1001" svg:viewBox="0 0 1002 1">
        <text:p/>
      </draw:connector>
      <draw:connector draw:style-name="Mgr4" draw:text-style-name="MP5" draw:layer="backgroundobjects" draw:line-skew="-0.175cm" svg:x1="2.599cm" svg:y1="4.851cm" svg:x2="2.398cm" svg:y2="4.851cm" draw:start-shape="id119" draw:start-glue-point="10" draw:end-shape="id120" draw:end-glue-point="6" svg:d="M2599 4851h-201" svg:viewBox="0 0 202 1">
        <text:p/>
      </draw:connector>
      <draw:connector draw:style-name="Mgr4" draw:text-style-name="MP5" draw:layer="backgroundobjects" draw:line-skew="-0.175cm" svg:x1="2.599cm" svg:y1="5.551cm" svg:x2="2.398cm" svg:y2="5.551cm" draw:start-shape="id121" draw:start-glue-point="10" draw:end-shape="id122" draw:end-glue-point="6" svg:d="M2599 5551h-201" svg:viewBox="0 0 202 1">
        <text:p/>
      </draw:connector>
      <draw:connector draw:style-name="Mgr4" draw:text-style-name="MP5" draw:layer="backgroundobjects" draw:line-skew="-0.723cm" svg:x1="1.499cm" svg:y1="6.651cm" svg:x2="3.5cm" svg:y2="6.651cm" draw:start-shape="id123" draw:start-glue-point="10" draw:end-shape="id124" draw:end-glue-point="6" svg:d="M1499 6651h2001" svg:viewBox="0 0 2002 1">
        <text:p/>
      </draw:connector>
      <draw:connector draw:style-name="Mgr4" draw:text-style-name="MP5" draw:layer="backgroundobjects" draw:line-skew="-0.223cm" svg:x1="1.999cm" svg:y1="6.151cm" svg:x2="3cm" svg:y2="6.151cm" draw:start-shape="id125" draw:start-glue-point="10" draw:end-shape="id126" draw:end-glue-point="6" svg:d="M1999 6151h1001" svg:viewBox="0 0 1002 1">
        <text:p/>
      </draw:connector>
      <draw:connector draw:style-name="Mgr4" draw:text-style-name="MP5" draw:layer="backgroundobjects" draw:line-skew="-0.223cm" svg:x1="1.999cm" svg:y1="7.177cm" svg:x2="3cm" svg:y2="7.177cm" draw:start-shape="id127" draw:start-glue-point="10" draw:end-shape="id128" draw:end-glue-point="6" svg:d="M1999 7177h1001" svg:viewBox="0 0 1002 1">
        <text:p/>
      </draw:connector>
      <draw:connector draw:style-name="Mgr4" draw:text-style-name="MP5" draw:layer="backgroundobjects" draw:line-skew="0.178cm" svg:x1="2.399cm" svg:y1="7.777cm" svg:x2="2.6cm" svg:y2="7.777cm" draw:start-shape="id129" draw:start-glue-point="10" draw:end-shape="id130" draw:end-glue-point="6" svg:d="M2399 7777h201" svg:viewBox="0 0 202 1">
        <text:p/>
      </draw:connector>
      <draw:connector draw:style-name="Mgr4" draw:text-style-name="MP5" draw:layer="backgroundobjects" draw:line-skew="0.178cm" svg:x1="2.399cm" svg:y1="8.477cm" svg:x2="2.6cm" svg:y2="8.477cm" draw:start-shape="id131" draw:start-glue-point="10" draw:end-shape="id132" draw:end-glue-point="6" svg:d="M2399 8477h201" svg:viewBox="0 0 202 1">
        <text:p/>
      </draw:connector>
      <draw:connector draw:style-name="Mgr4" draw:text-style-name="MP5" draw:layer="backgroundobjects" draw:line-skew="0.726cm" svg:x1="3.499cm" svg:y1="9.577cm" svg:x2="1.498cm" svg:y2="9.577cm" draw:start-shape="id133" draw:start-glue-point="10" draw:end-shape="id134" draw:end-glue-point="6" svg:d="M3499 9577h-2001" svg:viewBox="0 0 2002 1">
        <text:p/>
      </draw:connector>
      <draw:connector draw:style-name="Mgr4" draw:text-style-name="MP5" draw:layer="backgroundobjects" draw:line-skew="0.226cm" svg:x1="3.051cm" svg:y1="9.077cm" svg:x2="2.05cm" svg:y2="9.077cm" draw:start-shape="id135" draw:start-glue-point="10" draw:end-shape="id136" draw:end-glue-point="6" svg:d="M3051 9077h-1001" svg:viewBox="0 0 1002 1">
        <text:p/>
      </draw:connector>
      <draw:connector draw:style-name="Mgr4" draw:text-style-name="MP5" draw:layer="backgroundobjects" draw:line-skew="0.226cm" svg:x1="3.025cm" svg:y1="10.102cm" svg:x2="2.024cm" svg:y2="10.102cm" draw:start-shape="id137" draw:start-glue-point="10" draw:end-shape="id138" draw:end-glue-point="6" svg:d="M3025 10102h-1001" svg:viewBox="0 0 1002 1">
        <text:p/>
      </draw:connector>
      <draw:connector draw:style-name="Mgr4" draw:text-style-name="MP5" draw:layer="backgroundobjects" draw:line-skew="-0.175cm" svg:x1="2.625cm" svg:y1="10.702cm" svg:x2="2.424cm" svg:y2="10.702cm" draw:start-shape="id139" draw:start-glue-point="10" draw:end-shape="id140" draw:end-glue-point="6" svg:d="M2625 10702h-201" svg:viewBox="0 0 202 1">
        <text:p/>
      </draw:connector>
      <draw:connector draw:style-name="Mgr4" draw:text-style-name="MP5" draw:layer="backgroundobjects" draw:line-skew="-0.175cm" svg:x1="2.625cm" svg:y1="11.402cm" svg:x2="2.424cm" svg:y2="11.402cm" draw:start-shape="id141" draw:start-glue-point="10" draw:end-shape="id142" draw:end-glue-point="6" svg:d="M2625 11402h-201" svg:viewBox="0 0 202 1">
        <text:p/>
      </draw:connector>
      <draw:connector draw:style-name="Mgr4" draw:text-style-name="MP5" draw:layer="backgroundobjects" draw:line-skew="-0.723cm" svg:x1="1.525cm" svg:y1="12.502cm" svg:x2="3.526cm" svg:y2="12.502cm" draw:start-shape="id143" draw:start-glue-point="10" draw:end-shape="id144" draw:end-glue-point="6" svg:d="M1525 12502h2001" svg:viewBox="0 0 2002 1">
        <text:p/>
      </draw:connector>
      <draw:connector draw:style-name="Mgr4" draw:text-style-name="MP5" draw:layer="backgroundobjects" draw:line-skew="-0.223cm" svg:x1="2.025cm" svg:y1="12.002cm" svg:x2="3.026cm" svg:y2="12.002cm" draw:start-shape="id145" draw:start-glue-point="10" draw:end-shape="id146" draw:end-glue-point="6" svg:d="M2025 12002h1001" svg:viewBox="0 0 1002 1">
        <text:p/>
      </draw:connector>
      <draw:connector draw:style-name="Mgr4" draw:text-style-name="MP5" draw:layer="backgroundobjects" draw:line-skew="-0.223cm" svg:x1="2.025cm" svg:y1="13.002cm" svg:x2="3.026cm" svg:y2="13.002cm" draw:start-shape="id147" draw:start-glue-point="10" draw:end-shape="id148" draw:end-glue-point="6" svg:d="M2025 13002h1001" svg:viewBox="0 0 1002 1">
        <text:p/>
      </draw:connector>
      <draw:connector draw:style-name="Mgr4" draw:text-style-name="MP5" draw:layer="backgroundobjects" draw:line-skew="0.178cm" svg:x1="2.425cm" svg:y1="13.602cm" svg:x2="2.626cm" svg:y2="13.602cm" draw:start-shape="id149" draw:start-glue-point="10" draw:end-shape="id150" draw:end-glue-point="6" svg:d="M2425 13602h201" svg:viewBox="0 0 202 1">
        <text:p/>
      </draw:connector>
      <draw:connector draw:style-name="Mgr4" draw:text-style-name="MP5" draw:layer="backgroundobjects" draw:line-skew="0.178cm" svg:x1="2.425cm" svg:y1="14.302cm" svg:x2="2.626cm" svg:y2="14.302cm" draw:start-shape="id151" draw:start-glue-point="10" draw:end-shape="id152" draw:end-glue-point="6" svg:d="M2425 14302h201" svg:viewBox="0 0 202 1">
        <text:p/>
      </draw:connector>
      <draw:connector draw:style-name="Mgr4" draw:text-style-name="MP5" draw:layer="backgroundobjects" draw:line-skew="0.726cm" svg:x1="3.525cm" svg:y1="15.402cm" svg:x2="1.524cm" svg:y2="15.402cm" draw:start-shape="id153" draw:start-glue-point="10" draw:end-shape="id154" draw:end-glue-point="6" svg:d="M3525 15402h-2001" svg:viewBox="0 0 2002 1">
        <text:p/>
      </draw:connector>
      <draw:connector draw:style-name="Mgr4" draw:text-style-name="MP5" draw:layer="backgroundobjects" draw:line-skew="0.226cm" svg:x1="3.025cm" svg:y1="14.902cm" svg:x2="2.024cm" svg:y2="14.902cm" draw:start-shape="id155" draw:start-glue-point="10" draw:end-shape="id156" draw:end-glue-point="6" svg:d="M3025 14902h-1001" svg:viewBox="0 0 1002 1">
        <text:p/>
      </draw:connector>
      <draw:custom-shape draw:style-name="Mgr7" draw:text-style-name="MP7" draw:layer="backgroundobjects" svg:width="0.499cm" svg:height="0.499cm" svg:x="3.5cm" svg:y="0.6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06" draw:id="id106" draw:layer="backgroundobjects" svg:width="0.499cm" svg:height="0.499cm" svg:x="3cm" svg:y="1.1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10" draw:id="id110" draw:layer="backgroundobjects" svg:width="0.499cm" svg:height="0.499cm" svg:x="3cm" svg:y="0.1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08" draw:id="id108" draw:layer="backgroundobjects" svg:width="0.499cm" svg:height="0.499cm" svg:x="2.6cm" svg:y="1.7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12" draw:id="id112" draw:layer="backgroundobjects" svg:width="0.499cm" svg:height="0.499cm" svg:x="2.6cm" svg:y="2.4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13" draw:id="id113" draw:layer="backgroundobjects" svg:width="0.499cm" svg:height="0.499cm" svg:x="3.498cm" svg:y="3.501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15" draw:id="id115" draw:layer="backgroundobjects" svg:width="0.499cm" svg:height="0.499cm" svg:x="2.998cm" svg:y="3.001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17" draw:id="id117" draw:layer="backgroundobjects" svg:width="0.499cm" svg:height="0.499cm" svg:x="2.998cm" svg:y="4.001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19" draw:id="id119" draw:layer="backgroundobjects" svg:width="0.499cm" svg:height="0.499cm" svg:x="2.598cm" svg:y="4.601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21" draw:id="id121" draw:layer="backgroundobjects" svg:width="0.499cm" svg:height="0.499cm" svg:x="2.598cm" svg:y="5.301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24" draw:id="id124" draw:layer="backgroundobjects" svg:width="0.499cm" svg:height="0.499cm" svg:x="3.5cm" svg:y="6.4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26" draw:id="id126" draw:layer="backgroundobjects" svg:width="0.499cm" svg:height="0.499cm" svg:x="3cm" svg:y="5.9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28" draw:id="id128" draw:layer="backgroundobjects" svg:width="0.499cm" svg:height="0.499cm" svg:x="3cm" svg:y="6.927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30" draw:id="id130" draw:layer="backgroundobjects" svg:width="0.499cm" svg:height="0.499cm" svg:x="2.6cm" svg:y="7.527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32" draw:id="id132" draw:layer="backgroundobjects" svg:width="0.499cm" svg:height="0.499cm" svg:x="2.6cm" svg:y="8.227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33" draw:id="id133" draw:layer="backgroundobjects" svg:width="0.499cm" svg:height="0.499cm" svg:x="3.498cm" svg:y="9.327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35" draw:id="id135" draw:layer="backgroundobjects" svg:width="0.499cm" svg:height="0.499cm" svg:x="3.05cm" svg:y="8.827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37" draw:id="id137" draw:layer="backgroundobjects" svg:width="0.499cm" svg:height="0.499cm" svg:x="3.024cm" svg:y="9.852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39" draw:id="id139" draw:layer="backgroundobjects" svg:width="0.499cm" svg:height="0.499cm" svg:x="2.624cm" svg:y="10.452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41" draw:id="id141" draw:layer="backgroundobjects" svg:width="0.499cm" svg:height="0.499cm" svg:x="2.624cm" svg:y="11.152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44" draw:id="id144" draw:layer="backgroundobjects" svg:width="0.499cm" svg:height="0.499cm" svg:x="3.526cm" svg:y="12.252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46" draw:id="id146" draw:layer="backgroundobjects" svg:width="0.499cm" svg:height="0.499cm" svg:x="3.026cm" svg:y="11.752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48" draw:id="id148" draw:layer="backgroundobjects" svg:width="0.499cm" svg:height="0.499cm" svg:x="3.026cm" svg:y="12.752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50" draw:id="id150" draw:layer="backgroundobjects" svg:width="0.499cm" svg:height="0.499cm" svg:x="2.626cm" svg:y="13.352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52" draw:id="id152" draw:layer="backgroundobjects" svg:width="0.499cm" svg:height="0.499cm" svg:x="2.626cm" svg:y="14.052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54" draw:id="id154" draw:layer="backgroundobjects" svg:width="0.499cm" svg:height="0.499cm" svg:x="1.024cm" svg:y="15.152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56" draw:id="id156" draw:layer="backgroundobjects" svg:width="0.499cm" svg:height="0.499cm" svg:x="1.524cm" svg:y="14.652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draw:layer="backgroundobjects" svg:width="0.499cm" svg:height="0.499cm" svg:x="1cm" svg:y="0.6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05" draw:id="id105" draw:layer="backgroundobjects" svg:width="0.499cm" svg:height="0.499cm" svg:x="1.5cm" svg:y="1.1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09" draw:id="id109" draw:layer="backgroundobjects" svg:width="0.499cm" svg:height="0.499cm" svg:x="1.5cm" svg:y="0.1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07" draw:id="id107" draw:layer="backgroundobjects" svg:width="0.499cm" svg:height="0.499cm" svg:x="1.9cm" svg:y="1.7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11" draw:id="id111" draw:layer="backgroundobjects" svg:width="0.499cm" svg:height="0.499cm" svg:x="1.9cm" svg:y="2.4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14" draw:id="id114" draw:layer="backgroundobjects" svg:width="0.499cm" svg:height="0.499cm" svg:x="0.998cm" svg:y="3.501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16" draw:id="id116" draw:layer="backgroundobjects" svg:width="0.499cm" svg:height="0.499cm" svg:x="1.498cm" svg:y="3.001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18" draw:id="id118" draw:layer="backgroundobjects" svg:width="0.499cm" svg:height="0.499cm" svg:x="1.498cm" svg:y="4.001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20" draw:id="id120" draw:layer="backgroundobjects" svg:width="0.499cm" svg:height="0.499cm" svg:x="1.898cm" svg:y="4.601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22" draw:id="id122" draw:layer="backgroundobjects" svg:width="0.499cm" svg:height="0.499cm" svg:x="1.898cm" svg:y="5.301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23" draw:id="id123" draw:layer="backgroundobjects" svg:width="0.499cm" svg:height="0.499cm" svg:x="1cm" svg:y="6.4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25" draw:id="id125" draw:layer="backgroundobjects" svg:width="0.499cm" svg:height="0.499cm" svg:x="1.5cm" svg:y="5.9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27" draw:id="id127" draw:layer="backgroundobjects" svg:width="0.499cm" svg:height="0.499cm" svg:x="1.5cm" svg:y="6.927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29" draw:id="id129" draw:layer="backgroundobjects" svg:width="0.499cm" svg:height="0.499cm" svg:x="1.9cm" svg:y="7.527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31" draw:id="id131" draw:layer="backgroundobjects" svg:width="0.499cm" svg:height="0.499cm" svg:x="1.9cm" svg:y="8.227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34" draw:id="id134" draw:layer="backgroundobjects" svg:width="0.499cm" svg:height="0.499cm" svg:x="0.998cm" svg:y="9.327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36" draw:id="id136" draw:layer="backgroundobjects" svg:width="0.499cm" svg:height="0.499cm" svg:x="1.55cm" svg:y="8.827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38" draw:id="id138" draw:layer="backgroundobjects" svg:width="0.499cm" svg:height="0.499cm" svg:x="1.524cm" svg:y="9.852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40" draw:id="id140" draw:layer="backgroundobjects" svg:width="0.499cm" svg:height="0.499cm" svg:x="1.924cm" svg:y="10.452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42" draw:id="id142" draw:layer="backgroundobjects" svg:width="0.499cm" svg:height="0.499cm" svg:x="1.924cm" svg:y="11.152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43" draw:id="id143" draw:layer="backgroundobjects" svg:width="0.499cm" svg:height="0.499cm" svg:x="1.026cm" svg:y="12.252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45" draw:id="id145" draw:layer="backgroundobjects" svg:width="0.499cm" svg:height="0.499cm" svg:x="1.526cm" svg:y="11.752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47" draw:id="id147" draw:layer="backgroundobjects" svg:width="0.499cm" svg:height="0.499cm" svg:x="1.526cm" svg:y="12.752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49" draw:id="id149" draw:layer="backgroundobjects" svg:width="0.499cm" svg:height="0.499cm" svg:x="1.926cm" svg:y="13.352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51" draw:id="id151" draw:layer="backgroundobjects" svg:width="0.499cm" svg:height="0.499cm" svg:x="1.926cm" svg:y="14.052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53" draw:id="id153" draw:layer="backgroundobjects" svg:width="0.499cm" svg:height="0.499cm" svg:x="3.524cm" svg:y="15.152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55" draw:id="id155" draw:layer="backgroundobjects" svg:width="0.499cm" svg:height="0.499cm" svg:x="3.024cm" svg:y="14.652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Title_2c__20_Content_5f_-title" draw:layer="backgroundobjects" svg:width="22.499cm" svg:height="2.599cm" svg:x="4.5cm" svg:y="0.6cm" presentation:class="title" presentation:placeholder="true" presentation:user-transformed="true">
        <draw:text-box/>
      </draw:frame>
      <draw:frame draw:name="PlaceHolder 2" presentation:style-name="Title_2c__20_Content_5f_-outline1" draw:layer="backgroundobjects" svg:width="22.499cm" svg:height="9.133cm" svg:x="4.5cm" svg:y="3.8cm" presentation:class="outline" presentation:placeholder="true" presentation:user-transformed="true">
        <draw:text-box/>
      </draw:frame>
      <draw:frame draw:name="PlaceHolder 3" presentation:style-name="Mpr7" draw:text-style-name="MP10" draw:layer="backgroundobjects" svg:width="8.874cm" svg:height="1.084cm" svg:x="11.075cm" svg:y="14.34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4" presentation:style-name="Mpr7" draw:text-style-name="MP10" draw:layer="backgroundobjects" svg:width="6.522cm" svg:height="1.084cm" svg:x="20.075cm" svg:y="14.3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5" presentation:style-name="Mpr7" draw:text-style-name="MP10" draw:layer="backgroundobjects" svg:width="6.522cm" svg:height="1.084cm" svg:x="4.4cm" svg:y="14.34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c__20_Content_5f_-title" draw:layer="backgroundobjects" svg:width="18.623cm" svg:height="10.476cm" svg:x="1.483cm" svg:y="2.123cm" presentation:class="page"/>
        <draw:frame presentation:style-name="Title_2c_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8T18:53:29</meta:creation-date>
    <dc:language>en-US</dc:language>
    <dc:date>2023-11-28T22:16:08.189000000</dc:date>
    <meta:editing-cycles>66</meta:editing-cycles>
    <dc:title>DNA</dc:title>
    <meta:editing-duration>PT4H48M15S</meta:editing-duration>
    <meta:generator>LibreOffice/7.6.2.1$Windows_X86_64 LibreOffice_project/56f7684011345957bbf33a7ee678afaf4d2ba333</meta:generator>
    <meta:document-statistic meta:object-count="1914"/>
    <meta:user-defined meta:name="AppVersion">15.0000</meta:user-defined>
  </office:meta>
</office:document-meta>
</file>